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5.2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font-name="Arial"/>
    </style:style>
    <style:style style:name="ce8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table:style-name="ce1" office:value-type="string" calcext:value-type="string">
            <text:p>x_num</text:p>
          </table:table-cell>
          <table:table-cell table:style-name="ce1" office:value-type="string" calcext:value-type="string">
            <text:p>y_num</text:p>
          </table:table-cell>
          <table:table-cell table:style-name="ce1" office:value-type="string" calcext:value-type="string">
            <text:p>ATAN2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float" office:value="0" calcext:value-type="float">
            <text:p>0.00000 </text:p>
          </table:table-cell>
          <table:table-cell table:style-name="ce6" table:formula="of:=ATAN2([.A2];[.B2])" office:value-type="float" office:value="0" calcext:value-type="float">
            <text:p>0.000000000000000000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1" calcext:value-type="float">
            <text:p>1.00000 </text:p>
          </table:table-cell>
          <table:table-cell table:style-name="ce6" table:formula="of:=ATAN2([.A3];[.B3])" office:value-type="float" office:value="0.785398163397448" calcext:value-type="float">
            <text:p>0.785398163397448000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-1" calcext:value-type="float">
            <text:p>-1.00000 </text:p>
          </table:table-cell>
          <table:table-cell table:style-name="ce6" table:formula="of:=ATAN2([.A4];[.B4])" office:value-type="float" office:value="-2.35619449019234" calcext:value-type="float">
            <text:p>-2.356194490192340000</text:p>
          </table:table-cell>
          <table:table-cell table:number-columns-repeated="1021"/>
        </table:table-row>
        <table:table-row table:style-name="ro2">
          <table:table-cell table:style-name="ce3" office:value-type="float" office:value="1.270367" calcext:value-type="float">
            <text:p>1.27037 </text:p>
          </table:table-cell>
          <table:table-cell table:style-name="ce3" office:value-type="float" office:value="1.362408" calcext:value-type="float">
            <text:p>1.36241 </text:p>
          </table:table-cell>
          <table:table-cell table:style-name="ce6" table:formula="of:=ATAN2([.A5];[.B5])" office:value-type="float" office:value="0.820343622308118" calcext:value-type="float">
            <text:p>0.820343622308118000</text:p>
          </table:table-cell>
          <table:table-cell table:number-columns-repeated="1021"/>
        </table:table-row>
        <table:table-row table:style-name="ro2">
          <table:table-cell table:style-name="ce3" office:value-type="float" office:value="0.91893" calcext:value-type="float">
            <text:p>0.91893 </text:p>
          </table:table-cell>
          <table:table-cell table:style-name="ce3" office:value-type="float" office:value="0.980579" calcext:value-type="float">
            <text:p>0.98058 </text:p>
          </table:table-cell>
          <table:table-cell table:style-name="ce6" table:formula="of:=ATAN2([.A6];[.B6])" office:value-type="float" office:value="0.81784200432949" calcext:value-type="float">
            <text:p>0.817842004329490000</text:p>
          </table:table-cell>
          <table:table-cell table:number-columns-repeated="1021"/>
        </table:table-row>
        <table:table-row table:style-name="ro2">
          <table:table-cell table:style-name="ce3" office:value-type="float" office:value="0.753783" calcext:value-type="float">
            <text:p>0.75378 </text:p>
          </table:table-cell>
          <table:table-cell table:style-name="ce3" office:value-type="float" office:value="0.267208" calcext:value-type="float">
            <text:p>0.26721 </text:p>
          </table:table-cell>
          <table:table-cell table:style-name="ce6" table:formula="of:=ATAN2([.A7];[.B7])" office:value-type="float" office:value="0.340668574662042" calcext:value-type="float">
            <text:p>0.340668574662042000</text:p>
          </table:table-cell>
          <table:table-cell table:number-columns-repeated="1021"/>
        </table:table-row>
        <table:table-row table:style-name="ro2">
          <table:table-cell table:style-name="ce3" office:value-type="float" office:value="0.550237" calcext:value-type="float">
            <text:p>0.55024 </text:p>
          </table:table-cell>
          <table:table-cell table:style-name="ce3" office:value-type="float" office:value="0.779286" calcext:value-type="float">
            <text:p>0.77929 </text:p>
          </table:table-cell>
          <table:table-cell table:style-name="ce6" table:formula="of:=ATAN2([.A8];[.B8])" office:value-type="float" office:value="0.956002548292297" calcext:value-type="float">
            <text:p>0.956002548292297000</text:p>
          </table:table-cell>
          <table:table-cell table:number-columns-repeated="1021"/>
        </table:table-row>
        <table:table-row table:style-name="ro2">
          <table:table-cell table:style-name="ce3" office:value-type="float" office:value="1.407374" calcext:value-type="float">
            <text:p>1.40737 </text:p>
          </table:table-cell>
          <table:table-cell table:style-name="ce3" office:value-type="float" office:value="1.392849" calcext:value-type="float">
            <text:p>1.39285 </text:p>
          </table:table-cell>
          <table:table-cell table:style-name="ce6" table:formula="of:=ATAN2([.A9];[.B9])" office:value-type="float" office:value="0.780211123032146" calcext:value-type="float">
            <text:p>0.780211123032146000</text:p>
          </table:table-cell>
          <table:table-cell table:number-columns-repeated="1021"/>
        </table:table-row>
        <table:table-row table:style-name="ro2">
          <table:table-cell table:style-name="ce3" office:value-type="float" office:value="1.292514" calcext:value-type="float">
            <text:p>1.29251 </text:p>
          </table:table-cell>
          <table:table-cell table:style-name="ce3" office:value-type="float" office:value="0.520659" calcext:value-type="float">
            <text:p>0.52066 </text:p>
          </table:table-cell>
          <table:table-cell table:style-name="ce6" table:formula="of:=ATAN2([.A10];[.B10])" office:value-type="float" office:value="0.382940710342912" calcext:value-type="float">
            <text:p>0.382940710342912000</text:p>
          </table:table-cell>
          <table:table-cell table:number-columns-repeated="1021"/>
        </table:table-row>
        <table:table-row table:style-name="ro2">
          <table:table-cell table:style-name="ce3" office:value-type="float" office:value="1.172764" calcext:value-type="float">
            <text:p>1.17276 </text:p>
          </table:table-cell>
          <table:table-cell table:style-name="ce3" office:value-type="float" office:value="0.755652" calcext:value-type="float">
            <text:p>0.75565 </text:p>
          </table:table-cell>
          <table:table-cell table:style-name="ce6" table:formula="of:=ATAN2([.A11];[.B11])" office:value-type="float" office:value="0.572381943510082" calcext:value-type="float">
            <text:p>0.572381943510082000</text:p>
          </table:table-cell>
          <table:table-cell table:number-columns-repeated="1021"/>
        </table:table-row>
        <table:table-row table:style-name="ro2">
          <table:table-cell table:style-name="ce3" office:value-type="float" office:value="0.273488" calcext:value-type="float">
            <text:p>0.27349 </text:p>
          </table:table-cell>
          <table:table-cell table:style-name="ce3" office:value-type="float" office:value="0.125982" calcext:value-type="float">
            <text:p>0.12598 </text:p>
          </table:table-cell>
          <table:table-cell table:style-name="ce6" table:formula="of:=ATAN2([.A12];[.B12])" office:value-type="float" office:value="0.431674343340655" calcext:value-type="float">
            <text:p>0.43167434334065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49225" calcext:value-type="float">
            <text:p>1.34923 </text:p>
          </table:table-cell>
          <table:table-cell table:style-name="ce4" office:value-type="float" office:value="0.220564" calcext:value-type="float">
            <text:p>0.22056 </text:p>
          </table:table-cell>
          <table:table-cell table:style-name="ce6" table:formula="of:=ATAN2([.A13];[.B13])" office:value-type="float" office:value="0.162041271923583" calcext:value-type="float">
            <text:p>0.16204127192358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16053" calcext:value-type="float">
            <text:p>1.11605 </text:p>
          </table:table-cell>
          <table:table-cell table:style-name="ce4" office:value-type="float" office:value="1.385898" calcext:value-type="float">
            <text:p>1.38590 </text:p>
          </table:table-cell>
          <table:table-cell table:style-name="ce6" table:formula="of:=ATAN2([.A14];[.B14])" office:value-type="float" office:value="0.892836687667063" calcext:value-type="float">
            <text:p>0.89283668766706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06659" calcext:value-type="float">
            <text:p>0.80666 </text:p>
          </table:table-cell>
          <table:table-cell table:style-name="ce4" office:value-type="float" office:value="1.417489" calcext:value-type="float">
            <text:p>1.41749 </text:p>
          </table:table-cell>
          <table:table-cell table:style-name="ce6" table:formula="of:=ATAN2([.A15];[.B15])" office:value-type="float" office:value="1.05342547079901" calcext:value-type="float">
            <text:p>1.0534254707990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77514" calcext:value-type="float">
            <text:p>0.47751 </text:p>
          </table:table-cell>
          <table:table-cell table:style-name="ce4" office:value-type="float" office:value="0.88825" calcext:value-type="float">
            <text:p>0.88825 </text:p>
          </table:table-cell>
          <table:table-cell table:style-name="ce6" table:formula="of:=ATAN2([.A16];[.B16])" office:value-type="float" office:value="1.07753112317033" calcext:value-type="float">
            <text:p>1.0775311231703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23538" calcext:value-type="float">
            <text:p>0.02354 </text:p>
          </table:table-cell>
          <table:table-cell table:style-name="ce4" office:value-type="float" office:value="0.823965" calcext:value-type="float">
            <text:p>0.82397 </text:p>
          </table:table-cell>
          <table:table-cell table:style-name="ce6" table:formula="of:=ATAN2([.A17];[.B17])" office:value-type="float" office:value="1.54223734633594" calcext:value-type="float">
            <text:p>1.5422373463359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43575" calcext:value-type="float">
            <text:p>0.14358 </text:p>
          </table:table-cell>
          <table:table-cell table:style-name="ce4" office:value-type="float" office:value="1.486808" calcext:value-type="float">
            <text:p>1.48681 </text:p>
          </table:table-cell>
          <table:table-cell table:style-name="ce6" table:formula="of:=ATAN2([.A18];[.B18])" office:value-type="float" office:value="1.47452888510402" calcext:value-type="float">
            <text:p>1.4745288851040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7248" calcext:value-type="float">
            <text:p>0.57248 </text:p>
          </table:table-cell>
          <table:table-cell table:style-name="ce4" office:value-type="float" office:value="1.336809" calcext:value-type="float">
            <text:p>1.33681 </text:p>
          </table:table-cell>
          <table:table-cell table:style-name="ce6" table:formula="of:=ATAN2([.A19];[.B19])" office:value-type="float" office:value="1.16618146794982" calcext:value-type="float">
            <text:p>1.1661814679498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31398" calcext:value-type="float">
            <text:p>0.23140 </text:p>
          </table:table-cell>
          <table:table-cell table:style-name="ce4" office:value-type="float" office:value="1.449273" calcext:value-type="float">
            <text:p>1.44927 </text:p>
          </table:table-cell>
          <table:table-cell table:style-name="ce6" table:formula="of:=ATAN2([.A20];[.B20])" office:value-type="float" office:value="1.41246783650353" calcext:value-type="float">
            <text:p>1.4124678365035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60593" calcext:value-type="float">
            <text:p>0.26059 </text:p>
          </table:table-cell>
          <table:table-cell table:style-name="ce4" office:value-type="float" office:value="1.513318" calcext:value-type="float">
            <text:p>1.51332 </text:p>
          </table:table-cell>
          <table:table-cell table:style-name="ce6" table:formula="of:=ATAN2([.A21];[.B21])" office:value-type="float" office:value="1.40026897477645" calcext:value-type="float">
            <text:p>1.40026897477645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52772" calcext:value-type="float">
            <text:p>1.55277 </text:p>
          </table:table-cell>
          <table:table-cell table:style-name="ce4" office:value-type="float" office:value="1.165238" calcext:value-type="float">
            <text:p>1.16524 </text:p>
          </table:table-cell>
          <table:table-cell table:style-name="ce6" table:formula="of:=ATAN2([.A22];[.B22])" office:value-type="float" office:value="0.643772670934472" calcext:value-type="float">
            <text:p>0.64377267093447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00092" calcext:value-type="float">
            <text:p>0.70009 </text:p>
          </table:table-cell>
          <table:table-cell table:style-name="ce4" office:value-type="float" office:value="0.316968" calcext:value-type="float">
            <text:p>0.31697 </text:p>
          </table:table-cell>
          <table:table-cell table:style-name="ce6" table:formula="of:=ATAN2([.A23];[.B23])" office:value-type="float" office:value="0.425140070129613" calcext:value-type="float">
            <text:p>0.42514007012961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87055" calcext:value-type="float">
            <text:p>0.18706 </text:p>
          </table:table-cell>
          <table:table-cell table:style-name="ce4" office:value-type="float" office:value="0.696449" calcext:value-type="float">
            <text:p>0.69645 </text:p>
          </table:table-cell>
          <table:table-cell table:style-name="ce6" table:formula="of:=ATAN2([.A24];[.B24])" office:value-type="float" office:value="1.30840482748708" calcext:value-type="float">
            <text:p>1.3084048274870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07335" calcext:value-type="float">
            <text:p>0.00734 </text:p>
          </table:table-cell>
          <table:table-cell table:style-name="ce4" office:value-type="float" office:value="0.521761" calcext:value-type="float">
            <text:p>0.52176 </text:p>
          </table:table-cell>
          <table:table-cell table:style-name="ce6" table:formula="of:=ATAN2([.A25];[.B25])" office:value-type="float" office:value="1.55673909206992" calcext:value-type="float">
            <text:p>1.5567390920699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13998" calcext:value-type="float">
            <text:p>0.01400 </text:p>
          </table:table-cell>
          <table:table-cell table:style-name="ce4" office:value-type="float" office:value="1.399896" calcext:value-type="float">
            <text:p>1.39990 </text:p>
          </table:table-cell>
          <table:table-cell table:style-name="ce6" table:formula="of:=ATAN2([.A26];[.B26])" office:value-type="float" office:value="1.56079734580489" calcext:value-type="float">
            <text:p>1.5607973458048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93573" calcext:value-type="float">
            <text:p>0.59357 </text:p>
          </table:table-cell>
          <table:table-cell table:style-name="ce4" office:value-type="float" office:value="1.319647" calcext:value-type="float">
            <text:p>1.31965 </text:p>
          </table:table-cell>
          <table:table-cell table:style-name="ce6" table:formula="of:=ATAN2([.A27];[.B27])" office:value-type="float" office:value="1.14811139336896" calcext:value-type="float">
            <text:p>1.1481113933689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35134" calcext:value-type="float">
            <text:p>0.83513 </text:p>
          </table:table-cell>
          <table:table-cell table:style-name="ce4" office:value-type="float" office:value="1.112937" calcext:value-type="float">
            <text:p>1.11294 </text:p>
          </table:table-cell>
          <table:table-cell table:style-name="ce6" table:formula="of:=ATAN2([.A28];[.B28])" office:value-type="float" office:value="0.927047271649349" calcext:value-type="float">
            <text:p>0.92704727164934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97214" calcext:value-type="float">
            <text:p>0.89721 </text:p>
          </table:table-cell>
          <table:table-cell table:style-name="ce4" office:value-type="float" office:value="1.065238" calcext:value-type="float">
            <text:p>1.06524 </text:p>
          </table:table-cell>
          <table:table-cell table:style-name="ce6" table:formula="of:=ATAN2([.A29];[.B29])" office:value-type="float" office:value="0.870809281470049" calcext:value-type="float">
            <text:p>0.87080928147004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45249" calcext:value-type="float">
            <text:p>0.94525 </text:p>
          </table:table-cell>
          <table:table-cell table:style-name="ce4" office:value-type="float" office:value="0.603352" calcext:value-type="float">
            <text:p>0.60335 </text:p>
          </table:table-cell>
          <table:table-cell table:style-name="ce6" table:formula="of:=ATAN2([.A30];[.B30])" office:value-type="float" office:value="0.568105915958182" calcext:value-type="float">
            <text:p>0.56810591595818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53734" calcext:value-type="float">
            <text:p>0.95373 </text:p>
          </table:table-cell>
          <table:table-cell table:style-name="ce4" office:value-type="float" office:value="1.419359" calcext:value-type="float">
            <text:p>1.41936 </text:p>
          </table:table-cell>
          <table:table-cell table:style-name="ce6" table:formula="of:=ATAN2([.A31];[.B31])" office:value-type="float" office:value="0.979147022050174" calcext:value-type="float">
            <text:p>0.97914702205017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6112" calcext:value-type="float">
            <text:p>0.26112 </text:p>
          </table:table-cell>
          <table:table-cell table:style-name="ce4" office:value-type="float" office:value="0.765432" calcext:value-type="float">
            <text:p>0.76543 </text:p>
          </table:table-cell>
          <table:table-cell table:style-name="ce6" table:formula="of:=ATAN2([.A32];[.B32])" office:value-type="float" office:value="1.24203568630722" calcext:value-type="float">
            <text:p>1.24203568630722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41509" calcext:value-type="float">
            <text:p>1.04151 </text:p>
          </table:table-cell>
          <table:table-cell table:style-name="ce4" office:value-type="float" office:value="1.016581" calcext:value-type="float">
            <text:p>1.01658 </text:p>
          </table:table-cell>
          <table:table-cell table:style-name="ce6" table:formula="of:=ATAN2([.A33];[.B33])" office:value-type="float" office:value="0.773286554535305" calcext:value-type="float">
            <text:p>0.77328655453530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08098" calcext:value-type="float">
            <text:p>0.70810 </text:p>
          </table:table-cell>
          <table:table-cell table:style-name="ce4" office:value-type="float" office:value="1.448649" calcext:value-type="float">
            <text:p>1.44865 </text:p>
          </table:table-cell>
          <table:table-cell table:style-name="ce6" table:formula="of:=ATAN2([.A34];[.B34])" office:value-type="float" office:value="1.11614970508426" calcext:value-type="float">
            <text:p>1.1161497050842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53113" calcext:value-type="float">
            <text:p>0.55311 </text:p>
          </table:table-cell>
          <table:table-cell table:style-name="ce4" office:value-type="float" office:value="1.365956" calcext:value-type="float">
            <text:p>1.36596 </text:p>
          </table:table-cell>
          <table:table-cell table:style-name="ce6" table:formula="of:=ATAN2([.A35];[.B35])" office:value-type="float" office:value="1.18604942891132" calcext:value-type="float">
            <text:p>1.1860494289113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89597" calcext:value-type="float">
            <text:p>0.08960 </text:p>
          </table:table-cell>
          <table:table-cell table:style-name="ce4" office:value-type="float" office:value="0.15695" calcext:value-type="float">
            <text:p>0.15695 </text:p>
          </table:table-cell>
          <table:table-cell table:style-name="ce6" table:formula="of:=ATAN2([.A36];[.B36])" office:value-type="float" office:value="1.05207641966336" calcext:value-type="float">
            <text:p>1.0520764196633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54549" calcext:value-type="float">
            <text:p>0.95455 </text:p>
          </table:table-cell>
          <table:table-cell table:style-name="ce4" office:value-type="float" office:value="0.818835" calcext:value-type="float">
            <text:p>0.81884 </text:p>
          </table:table-cell>
          <table:table-cell table:style-name="ce6" table:formula="of:=ATAN2([.A37];[.B37])" office:value-type="float" office:value="0.709018773849451" calcext:value-type="float">
            <text:p>0.70901877384945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30434" calcext:value-type="float">
            <text:p>1.23043 </text:p>
          </table:table-cell>
          <table:table-cell table:style-name="ce4" office:value-type="float" office:value="0.677609" calcext:value-type="float">
            <text:p>0.67761 </text:p>
          </table:table-cell>
          <table:table-cell table:style-name="ce6" table:formula="of:=ATAN2([.A38];[.B38])" office:value-type="float" office:value="0.503386090116272" calcext:value-type="float">
            <text:p>0.50338609011627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60731" calcext:value-type="float">
            <text:p>1.26073 </text:p>
          </table:table-cell>
          <table:table-cell table:style-name="ce4" office:value-type="float" office:value="0.227515" calcext:value-type="float">
            <text:p>0.22752 </text:p>
          </table:table-cell>
          <table:table-cell table:style-name="ce6" table:formula="of:=ATAN2([.A39];[.B39])" office:value-type="float" office:value="0.178541142323277" calcext:value-type="float">
            <text:p>0.17854114232327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1663" calcext:value-type="float">
            <text:p>0.81663 </text:p>
          </table:table-cell>
          <table:table-cell table:style-name="ce4" office:value-type="float" office:value="0.430582" calcext:value-type="float">
            <text:p>0.43058 </text:p>
          </table:table-cell>
          <table:table-cell table:style-name="ce6" table:formula="of:=ATAN2([.A40];[.B40])" office:value-type="float" office:value="0.485222463071188" calcext:value-type="float">
            <text:p>0.48522246307118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74302" calcext:value-type="float">
            <text:p>0.47430 </text:p>
          </table:table-cell>
          <table:table-cell table:style-name="ce4" office:value-type="float" office:value="1.215957" calcext:value-type="float">
            <text:p>1.21596 </text:p>
          </table:table-cell>
          <table:table-cell table:style-name="ce6" table:formula="of:=ATAN2([.A41];[.B41])" office:value-type="float" office:value="1.19888402620326" calcext:value-type="float">
            <text:p>1.1988840262032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75975" calcext:value-type="float">
            <text:p>1.37598 </text:p>
          </table:table-cell>
          <table:table-cell table:style-name="ce4" office:value-type="float" office:value="0.03231" calcext:value-type="float">
            <text:p>0.03231 </text:p>
          </table:table-cell>
          <table:table-cell table:style-name="ce6" table:formula="of:=ATAN2([.A42];[.B42])" office:value-type="float" office:value="0.0234772169380465" calcext:value-type="float">
            <text:p>0.023477216938046500</text:p>
          </table:table-cell>
          <table:table-cell table:number-columns-repeated="1021"/>
        </table:table-row>
        <table:table-row table:style-name="ro2">
          <table:table-cell table:style-name="ce4" office:value-type="float" office:value="1.14146" calcext:value-type="float">
            <text:p>1.14146 </text:p>
          </table:table-cell>
          <table:table-cell table:style-name="ce4" office:value-type="float" office:value="0.491656" calcext:value-type="float">
            <text:p>0.49166 </text:p>
          </table:table-cell>
          <table:table-cell table:style-name="ce6" table:formula="of:=ATAN2([.A43];[.B43])" office:value-type="float" office:value="0.406710237332013" calcext:value-type="float">
            <text:p>0.40671023733201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01525" calcext:value-type="float">
            <text:p>1.50153 </text:p>
          </table:table-cell>
          <table:table-cell table:style-name="ce4" office:value-type="float" office:value="0.042521" calcext:value-type="float">
            <text:p>0.04252 </text:p>
          </table:table-cell>
          <table:table-cell table:style-name="ce6" table:formula="of:=ATAN2([.A44];[.B44])" office:value-type="float" office:value="0.0283109765322726" calcext:value-type="float">
            <text:p>0.028310976532272600</text:p>
          </table:table-cell>
          <table:table-cell table:number-columns-repeated="1021"/>
        </table:table-row>
        <table:table-row table:style-name="ro2">
          <table:table-cell table:style-name="ce4" office:value-type="float" office:value="1.454114" calcext:value-type="float">
            <text:p>1.45411 </text:p>
          </table:table-cell>
          <table:table-cell table:style-name="ce4" office:value-type="float" office:value="0.863705" calcext:value-type="float">
            <text:p>0.86371 </text:p>
          </table:table-cell>
          <table:table-cell table:style-name="ce6" table:formula="of:=ATAN2([.A45];[.B45])" office:value-type="float" office:value="0.535976374003244" calcext:value-type="float">
            <text:p>0.53597637400324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47215" calcext:value-type="float">
            <text:p>0.84722 </text:p>
          </table:table-cell>
          <table:table-cell table:style-name="ce4" office:value-type="float" office:value="0.266441" calcext:value-type="float">
            <text:p>0.26644 </text:p>
          </table:table-cell>
          <table:table-cell table:style-name="ce6" table:formula="of:=ATAN2([.A46];[.B46])" office:value-type="float" office:value="0.304697174516118" calcext:value-type="float">
            <text:p>0.30469717451611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23585" calcext:value-type="float">
            <text:p>0.22359 </text:p>
          </table:table-cell>
          <table:table-cell table:style-name="ce4" office:value-type="float" office:value="1.094385" calcext:value-type="float">
            <text:p>1.09439 </text:p>
          </table:table-cell>
          <table:table-cell table:style-name="ce6" table:formula="of:=ATAN2([.A47];[.B47])" office:value-type="float" office:value="1.36926771021053" calcext:value-type="float">
            <text:p>1.3692677102105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25835" calcext:value-type="float">
            <text:p>0.72584 </text:p>
          </table:table-cell>
          <table:table-cell table:style-name="ce4" office:value-type="float" office:value="0.948796" calcext:value-type="float">
            <text:p>0.94880 </text:p>
          </table:table-cell>
          <table:table-cell table:style-name="ce6" table:formula="of:=ATAN2([.A48];[.B48])" office:value-type="float" office:value="0.917760103416801" calcext:value-type="float">
            <text:p>0.91776010341680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69653" calcext:value-type="float">
            <text:p>0.36965 </text:p>
          </table:table-cell>
          <table:table-cell table:style-name="ce4" office:value-type="float" office:value="1.527844" calcext:value-type="float">
            <text:p>1.52784 </text:p>
          </table:table-cell>
          <table:table-cell table:style-name="ce6" table:formula="of:=ATAN2([.A49];[.B49])" office:value-type="float" office:value="1.33341384215593" calcext:value-type="float">
            <text:p>1.3334138421559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54403" calcext:value-type="float">
            <text:p>1.35440 </text:p>
          </table:table-cell>
          <table:table-cell table:style-name="ce4" office:value-type="float" office:value="0.670082" calcext:value-type="float">
            <text:p>0.67008 </text:p>
          </table:table-cell>
          <table:table-cell table:style-name="ce6" table:formula="of:=ATAN2([.A50];[.B50])" office:value-type="float" office:value="0.459433525636058" calcext:value-type="float">
            <text:p>0.45943352563605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29241" calcext:value-type="float">
            <text:p>0.32924 </text:p>
          </table:table-cell>
          <table:table-cell table:style-name="ce4" office:value-type="float" office:value="0.613611" calcext:value-type="float">
            <text:p>0.61361 </text:p>
          </table:table-cell>
          <table:table-cell table:style-name="ce6" table:formula="of:=ATAN2([.A51];[.B51])" office:value-type="float" office:value="1.07832787501476" calcext:value-type="float">
            <text:p>1.0783278750147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24681" calcext:value-type="float">
            <text:p>1.22468 </text:p>
          </table:table-cell>
          <table:table-cell table:style-name="ce4" office:value-type="float" office:value="0.007478" calcext:value-type="float">
            <text:p>0.00748 </text:p>
          </table:table-cell>
          <table:table-cell table:style-name="ce6" table:formula="of:=ATAN2([.A52];[.B52])" office:value-type="float" office:value="0.00610600398386856" calcext:value-type="float">
            <text:p>0.006106003983868560</text:p>
          </table:table-cell>
          <table:table-cell table:number-columns-repeated="1021"/>
        </table:table-row>
        <table:table-row table:style-name="ro2">
          <table:table-cell table:style-name="ce4" office:value-type="float" office:value="1.325208" calcext:value-type="float">
            <text:p>1.32521 </text:p>
          </table:table-cell>
          <table:table-cell table:style-name="ce4" office:value-type="float" office:value="1.08705" calcext:value-type="float">
            <text:p>1.08705 </text:p>
          </table:table-cell>
          <table:table-cell table:style-name="ce6" table:formula="of:=ATAN2([.A53];[.B53])" office:value-type="float" office:value="0.686988831694626" calcext:value-type="float">
            <text:p>0.68698883169462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65763" calcext:value-type="float">
            <text:p>1.56576 </text:p>
          </table:table-cell>
          <table:table-cell table:style-name="ce4" office:value-type="float" office:value="0.62224" calcext:value-type="float">
            <text:p>0.62224 </text:p>
          </table:table-cell>
          <table:table-cell table:style-name="ce6" table:formula="of:=ATAN2([.A54];[.B54])" office:value-type="float" office:value="0.378266180359355" calcext:value-type="float">
            <text:p>0.37826618035935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70317" calcext:value-type="float">
            <text:p>1.57032 </text:p>
          </table:table-cell>
          <table:table-cell table:style-name="ce4" office:value-type="float" office:value="0.661454" calcext:value-type="float">
            <text:p>0.66145 </text:p>
          </table:table-cell>
          <table:table-cell table:style-name="ce6" table:formula="of:=ATAN2([.A55];[.B55])" office:value-type="float" office:value="0.398667345744845" calcext:value-type="float">
            <text:p>0.39866734574484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60541" calcext:value-type="float">
            <text:p>0.96054 </text:p>
          </table:table-cell>
          <table:table-cell table:style-name="ce4" office:value-type="float" office:value="0.203067" calcext:value-type="float">
            <text:p>0.20307 </text:p>
          </table:table-cell>
          <table:table-cell table:style-name="ce6" table:formula="of:=ATAN2([.A56];[.B56])" office:value-type="float" office:value="0.208341286445566" calcext:value-type="float">
            <text:p>0.20834128644556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16439" calcext:value-type="float">
            <text:p>0.61644 </text:p>
          </table:table-cell>
          <table:table-cell table:style-name="ce4" office:value-type="float" office:value="0.897023" calcext:value-type="float">
            <text:p>0.89702 </text:p>
          </table:table-cell>
          <table:table-cell table:style-name="ce6" table:formula="of:=ATAN2([.A57];[.B57])" office:value-type="float" office:value="0.968709092358297" calcext:value-type="float">
            <text:p>0.96870909235829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18166" calcext:value-type="float">
            <text:p>0.41817 </text:p>
          </table:table-cell>
          <table:table-cell table:style-name="ce4" office:value-type="float" office:value="0.47157" calcext:value-type="float">
            <text:p>0.47157 </text:p>
          </table:table-cell>
          <table:table-cell table:style-name="ce6" table:formula="of:=ATAN2([.A58];[.B58])" office:value-type="float" office:value="0.845348537250782" calcext:value-type="float">
            <text:p>0.84534853725078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66968" calcext:value-type="float">
            <text:p>0.46697 </text:p>
          </table:table-cell>
          <table:table-cell table:style-name="ce4" office:value-type="float" office:value="0.297122" calcext:value-type="float">
            <text:p>0.29712 </text:p>
          </table:table-cell>
          <table:table-cell table:style-name="ce6" table:formula="of:=ATAN2([.A59];[.B59])" office:value-type="float" office:value="0.566669077583203" calcext:value-type="float">
            <text:p>0.56666907758320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19695" calcext:value-type="float">
            <text:p>1.31970 </text:p>
          </table:table-cell>
          <table:table-cell table:style-name="ce4" office:value-type="float" office:value="0.115867" calcext:value-type="float">
            <text:p>0.11587 </text:p>
          </table:table-cell>
          <table:table-cell table:style-name="ce6" table:formula="of:=ATAN2([.A60];[.B60])" office:value-type="float" office:value="0.087573755671505" calcext:value-type="float">
            <text:p>0.08757375567150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37296" calcext:value-type="float">
            <text:p>0.03730 </text:p>
          </table:table-cell>
          <table:table-cell table:style-name="ce4" office:value-type="float" office:value="1.450088" calcext:value-type="float">
            <text:p>1.45009 </text:p>
          </table:table-cell>
          <table:table-cell table:style-name="ce6" table:formula="of:=ATAN2([.A61];[.B61])" office:value-type="float" office:value="1.54508217745916" calcext:value-type="float">
            <text:p>1.5450821774591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90409" calcext:value-type="float">
            <text:p>0.59041 </text:p>
          </table:table-cell>
          <table:table-cell table:style-name="ce4" office:value-type="float" office:value="1.401526" calcext:value-type="float">
            <text:p>1.40153 </text:p>
          </table:table-cell>
          <table:table-cell table:style-name="ce6" table:formula="of:=ATAN2([.A62];[.B62])" office:value-type="float" office:value="1.17209644578962" calcext:value-type="float">
            <text:p>1.1720964457896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45493" calcext:value-type="float">
            <text:p>0.14549 </text:p>
          </table:table-cell>
          <table:table-cell table:style-name="ce4" office:value-type="float" office:value="1.339925" calcext:value-type="float">
            <text:p>1.33993 </text:p>
          </table:table-cell>
          <table:table-cell table:style-name="ce6" table:formula="of:=ATAN2([.A63];[.B63])" office:value-type="float" office:value="1.46263713030139" calcext:value-type="float">
            <text:p>1.46263713030139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63752" calcext:value-type="float">
            <text:p>1.06375 </text:p>
          </table:table-cell>
          <table:table-cell table:style-name="ce4" office:value-type="float" office:value="0.955555" calcext:value-type="float">
            <text:p>0.95556 </text:p>
          </table:table-cell>
          <table:table-cell table:style-name="ce6" table:formula="of:=ATAN2([.A64];[.B64])" office:value-type="float" office:value="0.731868098259599" calcext:value-type="float">
            <text:p>0.73186809825959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88302" calcext:value-type="float">
            <text:p>0.08830 </text:p>
          </table:table-cell>
          <table:table-cell table:style-name="ce4" office:value-type="float" office:value="0.320851" calcext:value-type="float">
            <text:p>0.32085 </text:p>
          </table:table-cell>
          <table:table-cell table:style-name="ce6" table:formula="of:=ATAN2([.A65];[.B65])" office:value-type="float" office:value="1.30223316343205" calcext:value-type="float">
            <text:p>1.3022331634320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13806" calcext:value-type="float">
            <text:p>0.01381 </text:p>
          </table:table-cell>
          <table:table-cell table:style-name="ce4" office:value-type="float" office:value="0.009444" calcext:value-type="float">
            <text:p>0.00944 </text:p>
          </table:table-cell>
          <table:table-cell table:style-name="ce6" table:formula="of:=ATAN2([.A66];[.B66])" office:value-type="float" office:value="0.599941146856012" calcext:value-type="float">
            <text:p>0.59994114685601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43232" calcext:value-type="float">
            <text:p>1.44323 </text:p>
          </table:table-cell>
          <table:table-cell table:style-name="ce4" office:value-type="float" office:value="1.266244" calcext:value-type="float">
            <text:p>1.26624 </text:p>
          </table:table-cell>
          <table:table-cell table:style-name="ce6" table:formula="of:=ATAN2([.A67];[.B67])" office:value-type="float" office:value="0.720168978919183" calcext:value-type="float">
            <text:p>0.72016897891918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33363" calcext:value-type="float">
            <text:p>0.43336 </text:p>
          </table:table-cell>
          <table:table-cell table:style-name="ce4" office:value-type="float" office:value="0.577034" calcext:value-type="float">
            <text:p>0.57703 </text:p>
          </table:table-cell>
          <table:table-cell table:style-name="ce6" table:formula="of:=ATAN2([.A68];[.B68])" office:value-type="float" office:value="0.926643928332113" calcext:value-type="float">
            <text:p>0.92664392833211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28665" calcext:value-type="float">
            <text:p>0.42867 </text:p>
          </table:table-cell>
          <table:table-cell table:style-name="ce4" office:value-type="float" office:value="0.889305" calcext:value-type="float">
            <text:p>0.88931 </text:p>
          </table:table-cell>
          <table:table-cell table:style-name="ce6" table:formula="of:=ATAN2([.A69];[.B69])" office:value-type="float" office:value="1.12163389233474" calcext:value-type="float">
            <text:p>1.1216338923347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23485" calcext:value-type="float">
            <text:p>0.92349 </text:p>
          </table:table-cell>
          <table:table-cell table:style-name="ce4" office:value-type="float" office:value="0.818164" calcext:value-type="float">
            <text:p>0.81816 </text:p>
          </table:table-cell>
          <table:table-cell table:style-name="ce6" table:formula="of:=ATAN2([.A70];[.B70])" office:value-type="float" office:value="0.724999713730164" calcext:value-type="float">
            <text:p>0.72499971373016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85708" calcext:value-type="float">
            <text:p>1.08571 </text:p>
          </table:table-cell>
          <table:table-cell table:style-name="ce4" office:value-type="float" office:value="1.425303" calcext:value-type="float">
            <text:p>1.42530 </text:p>
          </table:table-cell>
          <table:table-cell table:style-name="ce6" table:formula="of:=ATAN2([.A71];[.B71])" office:value-type="float" office:value="0.919824884772714" calcext:value-type="float">
            <text:p>0.91982488477271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15716" calcext:value-type="float">
            <text:p>1.31572 </text:p>
          </table:table-cell>
          <table:table-cell table:style-name="ce4" office:value-type="float" office:value="1.232304" calcext:value-type="float">
            <text:p>1.23230 </text:p>
          </table:table-cell>
          <table:table-cell table:style-name="ce6" table:formula="of:=ATAN2([.A72];[.B72])" office:value-type="float" office:value="0.752673842907592" calcext:value-type="float">
            <text:p>0.75267384290759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41173" calcext:value-type="float">
            <text:p>1.14117 </text:p>
          </table:table-cell>
          <table:table-cell table:style-name="ce4" office:value-type="float" office:value="0.278474" calcext:value-type="float">
            <text:p>0.27847 </text:p>
          </table:table-cell>
          <table:table-cell table:style-name="ce6" table:formula="of:=ATAN2([.A73];[.B73])" office:value-type="float" office:value="0.239346662985676" calcext:value-type="float">
            <text:p>0.23934666298567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61741" calcext:value-type="float">
            <text:p>0.76174 </text:p>
          </table:table-cell>
          <table:table-cell table:style-name="ce4" office:value-type="float" office:value="0.03696" calcext:value-type="float">
            <text:p>0.03696 </text:p>
          </table:table-cell>
          <table:table-cell table:style-name="ce6" table:formula="of:=ATAN2([.A74];[.B74])" office:value-type="float" office:value="0.0484824064377112" calcext:value-type="float">
            <text:p>0.048482406437711200</text:p>
          </table:table-cell>
          <table:table-cell table:number-columns-repeated="1021"/>
        </table:table-row>
        <table:table-row table:style-name="ro2">
          <table:table-cell table:style-name="ce4" office:value-type="float" office:value="0.322577" calcext:value-type="float">
            <text:p>0.32258 </text:p>
          </table:table-cell>
          <table:table-cell table:style-name="ce4" office:value-type="float" office:value="0.972957" calcext:value-type="float">
            <text:p>0.97296 </text:p>
          </table:table-cell>
          <table:table-cell table:style-name="ce6" table:formula="of:=ATAN2([.A75];[.B75])" office:value-type="float" office:value="1.25065801343127" calcext:value-type="float">
            <text:p>1.2506580134312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68258" calcext:value-type="float">
            <text:p>1.16826 </text:p>
          </table:table-cell>
          <table:table-cell table:style-name="ce4" office:value-type="float" office:value="0.475213" calcext:value-type="float">
            <text:p>0.47521 </text:p>
          </table:table-cell>
          <table:table-cell table:style-name="ce6" table:formula="of:=ATAN2([.A76];[.B76])" office:value-type="float" office:value="0.386329434641543" calcext:value-type="float">
            <text:p>0.38632943464154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35854" calcext:value-type="float">
            <text:p>0.73585 </text:p>
          </table:table-cell>
          <table:table-cell table:style-name="ce4" office:value-type="float" office:value="1.127319" calcext:value-type="float">
            <text:p>1.12732 </text:p>
          </table:table-cell>
          <table:table-cell table:style-name="ce6" table:formula="of:=ATAN2([.A77];[.B77])" office:value-type="float" office:value="0.992492481589413" calcext:value-type="float">
            <text:p>0.99249248158941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19363" calcext:value-type="float">
            <text:p>0.71936 </text:p>
          </table:table-cell>
          <table:table-cell table:style-name="ce4" office:value-type="float" office:value="1.491267" calcext:value-type="float">
            <text:p>1.49127 </text:p>
          </table:table-cell>
          <table:table-cell table:style-name="ce6" table:formula="of:=ATAN2([.A78];[.B78])" office:value-type="float" office:value="1.12134075837618" calcext:value-type="float">
            <text:p>1.12134075837618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90931" calcext:value-type="float">
            <text:p>1.49093 </text:p>
          </table:table-cell>
          <table:table-cell table:style-name="ce4" office:value-type="float" office:value="1.117204" calcext:value-type="float">
            <text:p>1.11720 </text:p>
          </table:table-cell>
          <table:table-cell table:style-name="ce6" table:formula="of:=ATAN2([.A79];[.B79])" office:value-type="float" office:value="0.6430741784326" calcext:value-type="float">
            <text:p>0.6430741784326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6936" calcext:value-type="float">
            <text:p>1.16936 </text:p>
          </table:table-cell>
          <table:table-cell table:style-name="ce4" office:value-type="float" office:value="1.398218" calcext:value-type="float">
            <text:p>1.39822 </text:p>
          </table:table-cell>
          <table:table-cell table:style-name="ce6" table:formula="of:=ATAN2([.A80];[.B80])" office:value-type="float" office:value="0.874297037399602" calcext:value-type="float">
            <text:p>0.87429703739960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70085" calcext:value-type="float">
            <text:p>0.17009 </text:p>
          </table:table-cell>
          <table:table-cell table:style-name="ce4" office:value-type="float" office:value="1.497738" calcext:value-type="float">
            <text:p>1.49774 </text:p>
          </table:table-cell>
          <table:table-cell table:style-name="ce6" table:formula="of:=ATAN2([.A81];[.B81])" office:value-type="float" office:value="1.45771950151112" calcext:value-type="float">
            <text:p>1.4577195015111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40982" calcext:value-type="float">
            <text:p>0.94098 </text:p>
          </table:table-cell>
          <table:table-cell table:style-name="ce4" office:value-type="float" office:value="0.757618" calcext:value-type="float">
            <text:p>0.75762 </text:p>
          </table:table-cell>
          <table:table-cell table:style-name="ce6" table:formula="of:=ATAN2([.A82];[.B82])" office:value-type="float" office:value="0.677864501140246" calcext:value-type="float">
            <text:p>0.67786450114024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05126" calcext:value-type="float">
            <text:p>0.60513 </text:p>
          </table:table-cell>
          <table:table-cell table:style-name="ce4" office:value-type="float" office:value="1.071087" calcext:value-type="float">
            <text:p>1.07109 </text:p>
          </table:table-cell>
          <table:table-cell table:style-name="ce6" table:formula="of:=ATAN2([.A83];[.B83])" office:value-type="float" office:value="1.05653678867754" calcext:value-type="float">
            <text:p>1.0565367886775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54548" calcext:value-type="float">
            <text:p>1.15455 </text:p>
          </table:table-cell>
          <table:table-cell table:style-name="ce4" office:value-type="float" office:value="0.622815" calcext:value-type="float">
            <text:p>0.62282 </text:p>
          </table:table-cell>
          <table:table-cell table:style-name="ce6" table:formula="of:=ATAN2([.A84];[.B84])" office:value-type="float" office:value="0.494703366309482" calcext:value-type="float">
            <text:p>0.49470336630948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56562" calcext:value-type="float">
            <text:p>0.95656 </text:p>
          </table:table-cell>
          <table:table-cell table:style-name="ce4" office:value-type="float" office:value="1.254403" calcext:value-type="float">
            <text:p>1.25440 </text:p>
          </table:table-cell>
          <table:table-cell table:style-name="ce6" table:formula="of:=ATAN2([.A85];[.B85])" office:value-type="float" office:value="0.919302917247972" calcext:value-type="float">
            <text:p>0.91930291724797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99132" calcext:value-type="float">
            <text:p>0.89913 </text:p>
          </table:table-cell>
          <table:table-cell table:style-name="ce4" office:value-type="float" office:value="1.56605" calcext:value-type="float">
            <text:p>1.56605 </text:p>
          </table:table-cell>
          <table:table-cell table:style-name="ce6" table:formula="of:=ATAN2([.A86];[.B86])" office:value-type="float" office:value="1.04960857453886" calcext:value-type="float">
            <text:p>1.0496085745388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6759" calcext:value-type="float">
            <text:p>0.56759 </text:p>
          </table:table-cell>
          <table:table-cell table:style-name="ce4" office:value-type="float" office:value="0.880628" calcext:value-type="float">
            <text:p>0.88063 </text:p>
          </table:table-cell>
          <table:table-cell table:style-name="ce6" table:formula="of:=ATAN2([.A87];[.B87])" office:value-type="float" office:value="0.998276999748059" calcext:value-type="float">
            <text:p>0.99827699974805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38062" calcext:value-type="float">
            <text:p>0.23806 </text:p>
          </table:table-cell>
          <table:table-cell table:style-name="ce4" office:value-type="float" office:value="1.21773" calcext:value-type="float">
            <text:p>1.21773 </text:p>
          </table:table-cell>
          <table:table-cell table:style-name="ce6" table:formula="of:=ATAN2([.A88];[.B88])" office:value-type="float" office:value="1.3777347445814" calcext:value-type="float">
            <text:p>1.3777347445814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53593" calcext:value-type="float">
            <text:p>0.35359 </text:p>
          </table:table-cell>
          <table:table-cell table:style-name="ce4" office:value-type="float" office:value="1.206033" calcext:value-type="float">
            <text:p>1.20603 </text:p>
          </table:table-cell>
          <table:table-cell table:style-name="ce6" table:formula="of:=ATAN2([.A89];[.B89])" office:value-type="float" office:value="1.28560180221231" calcext:value-type="float">
            <text:p>1.2856018022123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67829" calcext:value-type="float">
            <text:p>0.66783 </text:p>
          </table:table-cell>
          <table:table-cell table:style-name="ce4" office:value-type="float" office:value="0.505798" calcext:value-type="float">
            <text:p>0.50580 </text:p>
          </table:table-cell>
          <table:table-cell table:style-name="ce6" table:formula="of:=ATAN2([.A90];[.B90])" office:value-type="float" office:value="0.648205386396908" calcext:value-type="float">
            <text:p>0.64820538639690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61162" calcext:value-type="float">
            <text:p>1.26116 </text:p>
          </table:table-cell>
          <table:table-cell table:style-name="ce4" office:value-type="float" office:value="0.378282" calcext:value-type="float">
            <text:p>0.37828 </text:p>
          </table:table-cell>
          <table:table-cell table:style-name="ce6" table:formula="of:=ATAN2([.A91];[.B91])" office:value-type="float" office:value="0.291408345662042" calcext:value-type="float">
            <text:p>0.29140834566204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12268" calcext:value-type="float">
            <text:p>0.81227 </text:p>
          </table:table-cell>
          <table:table-cell table:style-name="ce4" office:value-type="float" office:value="1.112458" calcext:value-type="float">
            <text:p>1.11246 </text:p>
          </table:table-cell>
          <table:table-cell table:style-name="ce6" table:formula="of:=ATAN2([.A92];[.B92])" office:value-type="float" office:value="0.940116740911933" calcext:value-type="float">
            <text:p>0.94011674091193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55073" calcext:value-type="float">
            <text:p>1.55507 </text:p>
          </table:table-cell>
          <table:table-cell table:style-name="ce4" office:value-type="float" office:value="0.36112" calcext:value-type="float">
            <text:p>0.36112 </text:p>
          </table:table-cell>
          <table:table-cell table:style-name="ce6" table:formula="of:=ATAN2([.A93];[.B93])" office:value-type="float" office:value="0.228176403609339" calcext:value-type="float">
            <text:p>0.22817640360933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8053" calcext:value-type="float">
            <text:p>1.18053 </text:p>
          </table:table-cell>
          <table:table-cell table:style-name="ce4" office:value-type="float" office:value="0.954501" calcext:value-type="float">
            <text:p>0.95450 </text:p>
          </table:table-cell>
          <table:table-cell table:style-name="ce6" table:formula="of:=ATAN2([.A94];[.B94])" office:value-type="float" office:value="0.679924189028132" calcext:value-type="float">
            <text:p>0.67992418902813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42806" calcext:value-type="float">
            <text:p>0.54281 </text:p>
          </table:table-cell>
          <table:table-cell table:style-name="ce4" office:value-type="float" office:value="0.004314" calcext:value-type="float">
            <text:p>0.00431 </text:p>
          </table:table-cell>
          <table:table-cell table:style-name="ce6" table:formula="of:=ATAN2([.A95];[.B95])" office:value-type="float" office:value="0.00794742352391475" calcext:value-type="float">
            <text:p>0.007947423523914750</text:p>
          </table:table-cell>
          <table:table-cell table:number-columns-repeated="1021"/>
        </table:table-row>
        <table:table-row table:style-name="ro2">
          <table:table-cell table:style-name="ce4" office:value-type="float" office:value="0.265435" calcext:value-type="float">
            <text:p>0.26544 </text:p>
          </table:table-cell>
          <table:table-cell table:style-name="ce4" office:value-type="float" office:value="1.039256" calcext:value-type="float">
            <text:p>1.03926 </text:p>
          </table:table-cell>
          <table:table-cell table:style-name="ce6" table:formula="of:=ATAN2([.A96];[.B96])" office:value-type="float" office:value="1.32073365807653" calcext:value-type="float">
            <text:p>1.3207336580765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32496" calcext:value-type="float">
            <text:p>1.03250 </text:p>
          </table:table-cell>
          <table:table-cell table:style-name="ce4" office:value-type="float" office:value="0.573343" calcext:value-type="float">
            <text:p>0.57334 </text:p>
          </table:table-cell>
          <table:table-cell table:style-name="ce6" table:formula="of:=ATAN2([.A97];[.B97])" office:value-type="float" office:value="0.506901698344074" calcext:value-type="float">
            <text:p>0.50690169834407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72671" calcext:value-type="float">
            <text:p>0.77267 </text:p>
          </table:table-cell>
          <table:table-cell table:style-name="ce4" office:value-type="float" office:value="0.122003" calcext:value-type="float">
            <text:p>0.12200 </text:p>
          </table:table-cell>
          <table:table-cell table:style-name="ce6" table:formula="of:=ATAN2([.A98];[.B98])" office:value-type="float" office:value="0.156604801199976" calcext:value-type="float">
            <text:p>0.15660480119997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99808" calcext:value-type="float">
            <text:p>0.09981 </text:p>
          </table:table-cell>
          <table:table-cell table:style-name="ce4" office:value-type="float" office:value="0.600907" calcext:value-type="float">
            <text:p>0.60091 </text:p>
          </table:table-cell>
          <table:table-cell table:style-name="ce6" table:formula="of:=ATAN2([.A99];[.B99])" office:value-type="float" office:value="1.40620334731916" calcext:value-type="float">
            <text:p>1.4062033473191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99179" calcext:value-type="float">
            <text:p>1.09918 </text:p>
          </table:table-cell>
          <table:table-cell table:style-name="ce4" office:value-type="float" office:value="1.420797" calcext:value-type="float">
            <text:p>1.42080 </text:p>
          </table:table-cell>
          <table:table-cell table:style-name="ce6" table:formula="of:=ATAN2([.A100];[.B100])" office:value-type="float" office:value="0.912339300233047" calcext:value-type="float">
            <text:p>0.91233930023304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92948" calcext:value-type="float">
            <text:p>0.79295 </text:p>
          </table:table-cell>
          <table:table-cell table:style-name="ce4" office:value-type="float" office:value="0.366968" calcext:value-type="float">
            <text:p>0.36697 </text:p>
          </table:table-cell>
          <table:table-cell table:style-name="ce6" table:formula="of:=ATAN2([.A101];[.B101])" office:value-type="float" office:value="0.433438619644131" calcext:value-type="float">
            <text:p>0.43343861964413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31686" calcext:value-type="float">
            <text:p>0.23169 </text:p>
          </table:table-cell>
          <table:table-cell table:style-name="ce4" office:value-type="float" office:value="0.703064" calcext:value-type="float">
            <text:p>0.70306 </text:p>
          </table:table-cell>
          <table:table-cell table:style-name="ce6" table:formula="of:=ATAN2([.A102];[.B102])" office:value-type="float" office:value="1.25246584332245" calcext:value-type="float">
            <text:p>1.25246584332245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91602" calcext:value-type="float">
            <text:p>1.49160 </text:p>
          </table:table-cell>
          <table:table-cell table:style-name="ce4" office:value-type="float" office:value="0.067353" calcext:value-type="float">
            <text:p>0.06735 </text:p>
          </table:table-cell>
          <table:table-cell table:style-name="ce6" table:formula="of:=ATAN2([.A103];[.B103])" office:value-type="float" office:value="0.0451241546381349" calcext:value-type="float">
            <text:p>0.045124154638134900</text:p>
          </table:table-cell>
          <table:table-cell table:number-columns-repeated="1021"/>
        </table:table-row>
        <table:table-row table:style-name="ro2">
          <table:table-cell table:style-name="ce4" office:value-type="float" office:value="0.222386" calcext:value-type="float">
            <text:p>0.22239 </text:p>
          </table:table-cell>
          <table:table-cell table:style-name="ce4" office:value-type="float" office:value="0.819362" calcext:value-type="float">
            <text:p>0.81936 </text:p>
          </table:table-cell>
          <table:table-cell table:style-name="ce6" table:formula="of:=ATAN2([.A104];[.B104])" office:value-type="float" office:value="1.3057673998401" calcext:value-type="float">
            <text:p>1.3057673998401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21756" calcext:value-type="float">
            <text:p>1.42176 </text:p>
          </table:table-cell>
          <table:table-cell table:style-name="ce4" office:value-type="float" office:value="1.355889" calcext:value-type="float">
            <text:p>1.35589 </text:p>
          </table:table-cell>
          <table:table-cell table:style-name="ce6" table:formula="of:=ATAN2([.A105];[.B105])" office:value-type="float" office:value="0.761689353204416" calcext:value-type="float">
            <text:p>0.76168935320441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88393" calcext:value-type="float">
            <text:p>1.08839 </text:p>
          </table:table-cell>
          <table:table-cell table:style-name="ce4" office:value-type="float" office:value="0.455271" calcext:value-type="float">
            <text:p>0.45527 </text:p>
          </table:table-cell>
          <table:table-cell table:style-name="ce6" table:formula="of:=ATAN2([.A106];[.B106])" office:value-type="float" office:value="0.396179063090713" calcext:value-type="float">
            <text:p>0.39617906309071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76028" calcext:value-type="float">
            <text:p>0.47603 </text:p>
          </table:table-cell>
          <table:table-cell table:style-name="ce4" office:value-type="float" office:value="1.25958" calcext:value-type="float">
            <text:p>1.25958 </text:p>
          </table:table-cell>
          <table:table-cell table:style-name="ce6" table:formula="of:=ATAN2([.A107];[.B107])" office:value-type="float" office:value="1.20946288879067" calcext:value-type="float">
            <text:p>1.2094628887906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70034" calcext:value-type="float">
            <text:p>0.67003 </text:p>
          </table:table-cell>
          <table:table-cell table:style-name="ce4" office:value-type="float" office:value="1.494958" calcext:value-type="float">
            <text:p>1.49496 </text:p>
          </table:table-cell>
          <table:table-cell table:style-name="ce6" table:formula="of:=ATAN2([.A108];[.B108])" office:value-type="float" office:value="1.14944372994616" calcext:value-type="float">
            <text:p>1.1494437299461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10546" calcext:value-type="float">
            <text:p>0.11055 </text:p>
          </table:table-cell>
          <table:table-cell table:style-name="ce4" office:value-type="float" office:value="1.191268" calcext:value-type="float">
            <text:p>1.19127 </text:p>
          </table:table-cell>
          <table:table-cell table:style-name="ce6" table:formula="of:=ATAN2([.A109];[.B109])" office:value-type="float" office:value="1.47826440642347" calcext:value-type="float">
            <text:p>1.4782644064234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18352" calcext:value-type="float">
            <text:p>1.51835 </text:p>
          </table:table-cell>
          <table:table-cell table:style-name="ce4" office:value-type="float" office:value="0.20091" calcext:value-type="float">
            <text:p>0.20091 </text:p>
          </table:table-cell>
          <table:table-cell table:style-name="ce6" table:formula="of:=ATAN2([.A110];[.B110])" office:value-type="float" office:value="0.131556843901804" calcext:value-type="float">
            <text:p>0.13155684390180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73148" calcext:value-type="float">
            <text:p>1.07315 </text:p>
          </table:table-cell>
          <table:table-cell table:style-name="ce4" office:value-type="float" office:value="0.748462" calcext:value-type="float">
            <text:p>0.74846 </text:p>
          </table:table-cell>
          <table:table-cell table:style-name="ce6" table:formula="of:=ATAN2([.A111];[.B111])" office:value-type="float" office:value="0.609009323976659" calcext:value-type="float">
            <text:p>0.60900932397665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40699" calcext:value-type="float">
            <text:p>0.24070 </text:p>
          </table:table-cell>
          <table:table-cell table:style-name="ce4" office:value-type="float" office:value="0.129098" calcext:value-type="float">
            <text:p>0.12910 </text:p>
          </table:table-cell>
          <table:table-cell table:style-name="ce6" table:formula="of:=ATAN2([.A112];[.B112])" office:value-type="float" office:value="0.492300067994281" calcext:value-type="float">
            <text:p>0.49230006799428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77988" calcext:value-type="float">
            <text:p>1.37799 </text:p>
          </table:table-cell>
          <table:table-cell table:style-name="ce4" office:value-type="float" office:value="1.165094" calcext:value-type="float">
            <text:p>1.16509 </text:p>
          </table:table-cell>
          <table:table-cell table:style-name="ce6" table:formula="of:=ATAN2([.A113];[.B113])" office:value-type="float" office:value="0.701877951825377" calcext:value-type="float">
            <text:p>0.70187795182537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90692" calcext:value-type="float">
            <text:p>1.29069 </text:p>
          </table:table-cell>
          <table:table-cell table:style-name="ce4" office:value-type="float" office:value="0.847742" calcext:value-type="float">
            <text:p>0.84774 </text:p>
          </table:table-cell>
          <table:table-cell table:style-name="ce6" table:formula="of:=ATAN2([.A114];[.B114])" office:value-type="float" office:value="0.581149080179864" calcext:value-type="float">
            <text:p>0.58114908017986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1428" calcext:value-type="float">
            <text:p>0.91428 </text:p>
          </table:table-cell>
          <table:table-cell table:style-name="ce4" office:value-type="float" office:value="1.094289" calcext:value-type="float">
            <text:p>1.09429 </text:p>
          </table:table-cell>
          <table:table-cell table:style-name="ce6" table:formula="of:=ATAN2([.A115];[.B115])" office:value-type="float" office:value="0.874779894813395" calcext:value-type="float">
            <text:p>0.87477989481339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00574" calcext:value-type="float">
            <text:p>0.30057 </text:p>
          </table:table-cell>
          <table:table-cell table:style-name="ce4" office:value-type="float" office:value="0.678711" calcext:value-type="float">
            <text:p>0.67871 </text:p>
          </table:table-cell>
          <table:table-cell table:style-name="ce6" table:formula="of:=ATAN2([.A116];[.B116])" office:value-type="float" office:value="1.1538958103889" calcext:value-type="float">
            <text:p>1.1538958103889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79433" calcext:value-type="float">
            <text:p>0.27943 </text:p>
          </table:table-cell>
          <table:table-cell table:style-name="ce4" office:value-type="float" office:value="0.832881" calcext:value-type="float">
            <text:p>0.83288 </text:p>
          </table:table-cell>
          <table:table-cell table:style-name="ce6" table:formula="of:=ATAN2([.A117];[.B117])" office:value-type="float" office:value="1.24709550425196" calcext:value-type="float">
            <text:p>1.2470955042519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83646" calcext:value-type="float">
            <text:p>1.28365 </text:p>
          </table:table-cell>
          <table:table-cell table:style-name="ce4" office:value-type="float" office:value="0.082262" calcext:value-type="float">
            <text:p>0.08226 </text:p>
          </table:table-cell>
          <table:table-cell table:style-name="ce6" table:formula="of:=ATAN2([.A118];[.B118])" office:value-type="float" office:value="0.063997133426482" calcext:value-type="float">
            <text:p>0.06399713342648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46544" calcext:value-type="float">
            <text:p>0.74654 </text:p>
          </table:table-cell>
          <table:table-cell table:style-name="ce4" office:value-type="float" office:value="0.543861" calcext:value-type="float">
            <text:p>0.54386 </text:p>
          </table:table-cell>
          <table:table-cell table:style-name="ce6" table:formula="of:=ATAN2([.A119];[.B119])" office:value-type="float" office:value="0.629601754927065" calcext:value-type="float">
            <text:p>0.62960175492706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44342" calcext:value-type="float">
            <text:p>0.24434 </text:p>
          </table:table-cell>
          <table:table-cell table:style-name="ce4" office:value-type="float" office:value="0.712652" calcext:value-type="float">
            <text:p>0.71265 </text:p>
          </table:table-cell>
          <table:table-cell table:style-name="ce6" table:formula="of:=ATAN2([.A120];[.B120])" office:value-type="float" office:value="1.2404937342832" calcext:value-type="float">
            <text:p>1.2404937342832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91558" calcext:value-type="float">
            <text:p>0.79156 </text:p>
          </table:table-cell>
          <table:table-cell table:style-name="ce4" office:value-type="float" office:value="1.499895" calcext:value-type="float">
            <text:p>1.49990 </text:p>
          </table:table-cell>
          <table:table-cell table:style-name="ce6" table:formula="of:=ATAN2([.A121];[.B121])" office:value-type="float" office:value="1.08520200169" calcext:value-type="float">
            <text:p>1.0852020016900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4985" calcext:value-type="float">
            <text:p>1.14985 </text:p>
          </table:table-cell>
          <table:table-cell table:style-name="ce4" office:value-type="float" office:value="0.171523" calcext:value-type="float">
            <text:p>0.17152 </text:p>
          </table:table-cell>
          <table:table-cell table:style-name="ce6" table:formula="of:=ATAN2([.A122];[.B122])" office:value-type="float" office:value="0.148078007079072" calcext:value-type="float">
            <text:p>0.14807800707907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37101" calcext:value-type="float">
            <text:p>0.63710 </text:p>
          </table:table-cell>
          <table:table-cell table:style-name="ce4" office:value-type="float" office:value="1.236762" calcext:value-type="float">
            <text:p>1.23676 </text:p>
          </table:table-cell>
          <table:table-cell table:style-name="ce6" table:formula="of:=ATAN2([.A123];[.B123])" office:value-type="float" office:value="1.09511313260196" calcext:value-type="float">
            <text:p>1.0951131326019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39163" calcext:value-type="float">
            <text:p>0.43916 </text:p>
          </table:table-cell>
          <table:table-cell table:style-name="ce4" office:value-type="float" office:value="0.761884" calcext:value-type="float">
            <text:p>0.76188 </text:p>
          </table:table-cell>
          <table:table-cell table:style-name="ce6" table:formula="of:=ATAN2([.A124];[.B124])" office:value-type="float" office:value="1.04789767721327" calcext:value-type="float">
            <text:p>1.0478976772132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93379" calcext:value-type="float">
            <text:p>0.89338 </text:p>
          </table:table-cell>
          <table:table-cell table:style-name="ce4" office:value-type="float" office:value="0.358962" calcext:value-type="float">
            <text:p>0.35896 </text:p>
          </table:table-cell>
          <table:table-cell table:style-name="ce6" table:formula="of:=ATAN2([.A125];[.B125])" office:value-type="float" office:value="0.382059371252903" calcext:value-type="float">
            <text:p>0.38205937125290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71662" calcext:value-type="float">
            <text:p>1.07166 </text:p>
          </table:table-cell>
          <table:table-cell table:style-name="ce4" office:value-type="float" office:value="1.398026" calcext:value-type="float">
            <text:p>1.39803 </text:p>
          </table:table-cell>
          <table:table-cell table:style-name="ce6" table:formula="of:=ATAN2([.A126];[.B126])" office:value-type="float" office:value="0.916784755267125" calcext:value-type="float">
            <text:p>0.91678475526712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87289" calcext:value-type="float">
            <text:p>1.18729 </text:p>
          </table:table-cell>
          <table:table-cell table:style-name="ce4" office:value-type="float" office:value="0.823054" calcext:value-type="float">
            <text:p>0.82305 </text:p>
          </table:table-cell>
          <table:table-cell table:style-name="ce6" table:formula="of:=ATAN2([.A127];[.B127])" office:value-type="float" office:value="0.606161984688927" calcext:value-type="float">
            <text:p>0.60616198468892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33982" calcext:value-type="float">
            <text:p>1.13398 </text:p>
          </table:table-cell>
          <table:table-cell table:style-name="ce4" office:value-type="float" office:value="0.602681" calcext:value-type="float">
            <text:p>0.60268 </text:p>
          </table:table-cell>
          <table:table-cell table:style-name="ce6" table:formula="of:=ATAN2([.A128];[.B128])" office:value-type="float" office:value="0.488507978085486" calcext:value-type="float">
            <text:p>0.48850797808548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46592" calcext:value-type="float">
            <text:p>0.74659 </text:p>
          </table:table-cell>
          <table:table-cell table:style-name="ce4" office:value-type="float" office:value="0.266537" calcext:value-type="float">
            <text:p>0.26654 </text:p>
          </table:table-cell>
          <table:table-cell table:style-name="ce6" table:formula="of:=ATAN2([.A129];[.B129])" office:value-type="float" office:value="0.342901581210139" calcext:value-type="float">
            <text:p>0.34290158121013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9324" calcext:value-type="float">
            <text:p>0.19324 </text:p>
          </table:table-cell>
          <table:table-cell table:style-name="ce4" office:value-type="float" office:value="0.418358" calcext:value-type="float">
            <text:p>0.41836 </text:p>
          </table:table-cell>
          <table:table-cell table:style-name="ce6" table:formula="of:=ATAN2([.A130];[.B130])" office:value-type="float" office:value="1.13808967704323" calcext:value-type="float">
            <text:p>1.1380896770432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77753" calcext:value-type="float">
            <text:p>0.57775 </text:p>
          </table:table-cell>
          <table:table-cell table:style-name="ce4" office:value-type="float" office:value="0.724876" calcext:value-type="float">
            <text:p>0.72488 </text:p>
          </table:table-cell>
          <table:table-cell table:style-name="ce6" table:formula="of:=ATAN2([.A131];[.B131])" office:value-type="float" office:value="0.897864698645551" calcext:value-type="float">
            <text:p>0.89786469864555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11114" calcext:value-type="float">
            <text:p>1.31111 </text:p>
          </table:table-cell>
          <table:table-cell table:style-name="ce4" office:value-type="float" office:value="0.586909" calcext:value-type="float">
            <text:p>0.58691 </text:p>
          </table:table-cell>
          <table:table-cell table:style-name="ce6" table:formula="of:=ATAN2([.A132];[.B132])" office:value-type="float" office:value="0.420890841585814" calcext:value-type="float">
            <text:p>0.42089084158581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55129" calcext:value-type="float">
            <text:p>0.05513 </text:p>
          </table:table-cell>
          <table:table-cell table:style-name="ce4" office:value-type="float" office:value="1.235707" calcext:value-type="float">
            <text:p>1.23571 </text:p>
          </table:table-cell>
          <table:table-cell table:style-name="ce6" table:formula="of:=ATAN2([.A133];[.B133])" office:value-type="float" office:value="1.52621256357148" calcext:value-type="float">
            <text:p>1.5262125635714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12124" calcext:value-type="float">
            <text:p>0.81212 </text:p>
          </table:table-cell>
          <table:table-cell table:style-name="ce4" office:value-type="float" office:value="1.056753" calcext:value-type="float">
            <text:p>1.05675 </text:p>
          </table:table-cell>
          <table:table-cell table:style-name="ce6" table:formula="of:=ATAN2([.A134];[.B134])" office:value-type="float" office:value="0.915554426074261" calcext:value-type="float">
            <text:p>0.91555442607426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41413" calcext:value-type="float">
            <text:p>1.04141 </text:p>
          </table:table-cell>
          <table:table-cell table:style-name="ce4" office:value-type="float" office:value="0.656324" calcext:value-type="float">
            <text:p>0.65632 </text:p>
          </table:table-cell>
          <table:table-cell table:style-name="ce6" table:formula="of:=ATAN2([.A135];[.B135])" office:value-type="float" office:value="0.562347449419872" calcext:value-type="float">
            <text:p>0.56234744941987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69507" calcext:value-type="float">
            <text:p>0.66951 </text:p>
          </table:table-cell>
          <table:table-cell table:style-name="ce4" office:value-type="float" office:value="0.213805" calcext:value-type="float">
            <text:p>0.21381 </text:p>
          </table:table-cell>
          <table:table-cell table:style-name="ce6" table:formula="of:=ATAN2([.A136];[.B136])" office:value-type="float" office:value="0.309110417949861" calcext:value-type="float">
            <text:p>0.30911041794986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64429" calcext:value-type="float">
            <text:p>0.16443 </text:p>
          </table:table-cell>
          <table:table-cell table:style-name="ce4" office:value-type="float" office:value="0.20393" calcext:value-type="float">
            <text:p>0.20393 </text:p>
          </table:table-cell>
          <table:table-cell table:style-name="ce6" table:formula="of:=ATAN2([.A137];[.B137])" office:value-type="float" office:value="0.892224993006443" calcext:value-type="float">
            <text:p>0.89222499300644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91219" calcext:value-type="float">
            <text:p>1.49122 </text:p>
          </table:table-cell>
          <table:table-cell table:style-name="ce4" office:value-type="float" office:value="0.275118" calcext:value-type="float">
            <text:p>0.27512 </text:p>
          </table:table-cell>
          <table:table-cell table:style-name="ce6" table:formula="of:=ATAN2([.A138];[.B138])" office:value-type="float" office:value="0.182440548309238" calcext:value-type="float">
            <text:p>0.18244054830923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47307" calcext:value-type="float">
            <text:p>1.44731 </text:p>
          </table:table-cell>
          <table:table-cell table:style-name="ce4" office:value-type="float" office:value="0.067977" calcext:value-type="float">
            <text:p>0.06798 </text:p>
          </table:table-cell>
          <table:table-cell table:style-name="ce6" table:formula="of:=ATAN2([.A139];[.B139])" office:value-type="float" office:value="0.0469334292100159" calcext:value-type="float">
            <text:p>0.046933429210015900</text:p>
          </table:table-cell>
          <table:table-cell table:number-columns-repeated="1021"/>
        </table:table-row>
        <table:table-row table:style-name="ro2">
          <table:table-cell table:style-name="ce4" office:value-type="float" office:value="0.863226" calcext:value-type="float">
            <text:p>0.86323 </text:p>
          </table:table-cell>
          <table:table-cell table:style-name="ce4" office:value-type="float" office:value="1.061979" calcext:value-type="float">
            <text:p>1.06198 </text:p>
          </table:table-cell>
          <table:table-cell table:style-name="ce6" table:formula="of:=ATAN2([.A140];[.B140])" office:value-type="float" office:value="0.888271042814433" calcext:value-type="float">
            <text:p>0.88827104281443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43477" calcext:value-type="float">
            <text:p>0.54348 </text:p>
          </table:table-cell>
          <table:table-cell table:style-name="ce4" office:value-type="float" office:value="1.284556" calcext:value-type="float">
            <text:p>1.28456 </text:p>
          </table:table-cell>
          <table:table-cell table:style-name="ce6" table:formula="of:=ATAN2([.A141];[.B141])" office:value-type="float" office:value="1.170548406583" calcext:value-type="float">
            <text:p>1.1705484065830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40983" calcext:value-type="float">
            <text:p>0.74098 </text:p>
          </table:table-cell>
          <table:table-cell table:style-name="ce4" office:value-type="float" office:value="0.813754" calcext:value-type="float">
            <text:p>0.81375 </text:p>
          </table:table-cell>
          <table:table-cell table:style-name="ce6" table:formula="of:=ATAN2([.A142];[.B142])" office:value-type="float" office:value="0.832170014520349" calcext:value-type="float">
            <text:p>0.83217001452034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89019" calcext:value-type="float">
            <text:p>0.58902 </text:p>
          </table:table-cell>
          <table:table-cell table:style-name="ce4" office:value-type="float" office:value="1.26332" calcext:value-type="float">
            <text:p>1.26332 </text:p>
          </table:table-cell>
          <table:table-cell table:style-name="ce6" table:formula="of:=ATAN2([.A143];[.B143])" office:value-type="float" office:value="1.13451394324733" calcext:value-type="float">
            <text:p>1.1345139432473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30433" calcext:value-type="float">
            <text:p>1.33043 </text:p>
          </table:table-cell>
          <table:table-cell table:style-name="ce4" office:value-type="float" office:value="1.562982" calcext:value-type="float">
            <text:p>1.56298 </text:p>
          </table:table-cell>
          <table:table-cell table:style-name="ce6" table:formula="of:=ATAN2([.A144];[.B144])" office:value-type="float" office:value="0.865597583505757" calcext:value-type="float">
            <text:p>0.86559758350575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97744" calcext:value-type="float">
            <text:p>0.49774 </text:p>
          </table:table-cell>
          <table:table-cell table:style-name="ce4" office:value-type="float" office:value="0.225023" calcext:value-type="float">
            <text:p>0.22502 </text:p>
          </table:table-cell>
          <table:table-cell table:style-name="ce6" table:formula="of:=ATAN2([.A145];[.B145])" office:value-type="float" office:value="0.424587133847396" calcext:value-type="float">
            <text:p>0.42458713384739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16439" calcext:value-type="float">
            <text:p>0.71644 </text:p>
          </table:table-cell>
          <table:table-cell table:style-name="ce4" office:value-type="float" office:value="0.677033" calcext:value-type="float">
            <text:p>0.67703 </text:p>
          </table:table-cell>
          <table:table-cell table:style-name="ce6" table:formula="of:=ATAN2([.A146];[.B146])" office:value-type="float" office:value="0.757126694229605" calcext:value-type="float">
            <text:p>0.75712669422960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27083" calcext:value-type="float">
            <text:p>0.42708 </text:p>
          </table:table-cell>
          <table:table-cell table:style-name="ce4" office:value-type="float" office:value="0.29554" calcext:value-type="float">
            <text:p>0.29554 </text:p>
          </table:table-cell>
          <table:table-cell table:style-name="ce6" table:formula="of:=ATAN2([.A147];[.B147])" office:value-type="float" office:value="0.605334360048826" calcext:value-type="float">
            <text:p>0.60533436004882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44047" calcext:value-type="float">
            <text:p>1.54405 </text:p>
          </table:table-cell>
          <table:table-cell table:style-name="ce4" office:value-type="float" office:value="0.160114" calcext:value-type="float">
            <text:p>0.16011 </text:p>
          </table:table-cell>
          <table:table-cell table:style-name="ce6" table:formula="of:=ATAN2([.A148];[.B148])" office:value-type="float" office:value="0.103328306842323" calcext:value-type="float">
            <text:p>0.10332830684232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67783" calcext:value-type="float">
            <text:p>0.46778 </text:p>
          </table:table-cell>
          <table:table-cell table:style-name="ce4" office:value-type="float" office:value="0.260161" calcext:value-type="float">
            <text:p>0.26016 </text:p>
          </table:table-cell>
          <table:table-cell table:style-name="ce6" table:formula="of:=ATAN2([.A149];[.B149])" office:value-type="float" office:value="0.507558324365983" calcext:value-type="float">
            <text:p>0.50755832436598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61115" calcext:value-type="float">
            <text:p>1.16112 </text:p>
          </table:table-cell>
          <table:table-cell table:style-name="ce4" office:value-type="float" office:value="1.534171" calcext:value-type="float">
            <text:p>1.53417 </text:p>
          </table:table-cell>
          <table:table-cell table:style-name="ce6" table:formula="of:=ATAN2([.A150];[.B150])" office:value-type="float" office:value="0.922934863770049" calcext:value-type="float">
            <text:p>0.92293486377004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91078" calcext:value-type="float">
            <text:p>0.89108 </text:p>
          </table:table-cell>
          <table:table-cell table:style-name="ce4" office:value-type="float" office:value="1.233023" calcext:value-type="float">
            <text:p>1.23302 </text:p>
          </table:table-cell>
          <table:table-cell table:style-name="ce6" table:formula="of:=ATAN2([.A151];[.B151])" office:value-type="float" office:value="0.945012131139123" calcext:value-type="float">
            <text:p>0.94501213113912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0786" calcext:value-type="float">
            <text:p>0.30786 </text:p>
          </table:table-cell>
          <table:table-cell table:style-name="ce4" office:value-type="float" office:value="0.617973" calcext:value-type="float">
            <text:p>0.61797 </text:p>
          </table:table-cell>
          <table:table-cell table:style-name="ce6" table:formula="of:=ATAN2([.A152];[.B152])" office:value-type="float" office:value="1.10860809701695" calcext:value-type="float">
            <text:p>1.10860809701695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9587" calcext:value-type="float">
            <text:p>1.19587 </text:p>
          </table:table-cell>
          <table:table-cell table:style-name="ce4" office:value-type="float" office:value="1.093138" calcext:value-type="float">
            <text:p>1.09314 </text:p>
          </table:table-cell>
          <table:table-cell table:style-name="ce6" table:formula="of:=ATAN2([.A153];[.B153])" office:value-type="float" office:value="0.740547683752658" calcext:value-type="float">
            <text:p>0.74054768375265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18593" calcext:value-type="float">
            <text:p>1.31859 </text:p>
          </table:table-cell>
          <table:table-cell table:style-name="ce4" office:value-type="float" office:value="0.346546" calcext:value-type="float">
            <text:p>0.34655 </text:p>
          </table:table-cell>
          <table:table-cell table:style-name="ce6" table:formula="of:=ATAN2([.A154];[.B154])" office:value-type="float" office:value="0.257002987700589" calcext:value-type="float">
            <text:p>0.25700298770058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24637" calcext:value-type="float">
            <text:p>0.62464 </text:p>
          </table:table-cell>
          <table:table-cell table:style-name="ce4" office:value-type="float" office:value="0.631684" calcext:value-type="float">
            <text:p>0.63168 </text:p>
          </table:table-cell>
          <table:table-cell table:style-name="ce6" table:formula="of:=ATAN2([.A155];[.B155])" office:value-type="float" office:value="0.791007339789141" calcext:value-type="float">
            <text:p>0.79100733978914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86812" calcext:value-type="float">
            <text:p>0.78681 </text:p>
          </table:table-cell>
          <table:table-cell table:style-name="ce4" office:value-type="float" office:value="1.466866" calcext:value-type="float">
            <text:p>1.46687 </text:p>
          </table:table-cell>
          <table:table-cell table:style-name="ce6" table:formula="of:=ATAN2([.A156];[.B156])" office:value-type="float" office:value="1.07846239813269" calcext:value-type="float">
            <text:p>1.07846239813269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98266" calcext:value-type="float">
            <text:p>1.39827 </text:p>
          </table:table-cell>
          <table:table-cell table:style-name="ce4" office:value-type="float" office:value="0.91174" calcext:value-type="float">
            <text:p>0.91174 </text:p>
          </table:table-cell>
          <table:table-cell table:style-name="ce6" table:formula="of:=ATAN2([.A157];[.B157])" office:value-type="float" office:value="0.577815324231892" calcext:value-type="float">
            <text:p>0.57781532423189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43145" calcext:value-type="float">
            <text:p>0.04315 </text:p>
          </table:table-cell>
          <table:table-cell table:style-name="ce4" office:value-type="float" office:value="0.008102" calcext:value-type="float">
            <text:p>0.00810 </text:p>
          </table:table-cell>
          <table:table-cell table:style-name="ce6" table:formula="of:=ATAN2([.A158];[.B158])" office:value-type="float" office:value="0.185623618660157" calcext:value-type="float">
            <text:p>0.18562361866015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62359" calcext:value-type="float">
            <text:p>1.56236 </text:p>
          </table:table-cell>
          <table:table-cell table:style-name="ce4" office:value-type="float" office:value="1.365093" calcext:value-type="float">
            <text:p>1.36509 </text:p>
          </table:table-cell>
          <table:table-cell table:style-name="ce6" table:formula="of:=ATAN2([.A159];[.B159])" office:value-type="float" office:value="0.718114999015498" calcext:value-type="float">
            <text:p>0.71811499901549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9942" calcext:value-type="float">
            <text:p>0.89942 </text:p>
          </table:table-cell>
          <table:table-cell table:style-name="ce4" office:value-type="float" office:value="1.048364" calcext:value-type="float">
            <text:p>1.04836 </text:p>
          </table:table-cell>
          <table:table-cell table:style-name="ce6" table:formula="of:=ATAN2([.A160];[.B160])" office:value-type="float" office:value="0.861718074386631" calcext:value-type="float">
            <text:p>0.86171807438663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79338" calcext:value-type="float">
            <text:p>0.07934 </text:p>
          </table:table-cell>
          <table:table-cell table:style-name="ce4" office:value-type="float" office:value="0.298225" calcext:value-type="float">
            <text:p>0.29823 </text:p>
          </table:table-cell>
          <table:table-cell table:style-name="ce6" table:formula="of:=ATAN2([.A161];[.B161])" office:value-type="float" office:value="1.31078465951815" calcext:value-type="float">
            <text:p>1.3107846595181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34607" calcext:value-type="float">
            <text:p>0.83461 </text:p>
          </table:table-cell>
          <table:table-cell table:style-name="ce4" office:value-type="float" office:value="0.168743" calcext:value-type="float">
            <text:p>0.16874 </text:p>
          </table:table-cell>
          <table:table-cell table:style-name="ce6" table:formula="of:=ATAN2([.A162];[.B162])" office:value-type="float" office:value="0.199493314880158" calcext:value-type="float">
            <text:p>0.19949331488015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0484" calcext:value-type="float">
            <text:p>0.30484 </text:p>
          </table:table-cell>
          <table:table-cell table:style-name="ce4" office:value-type="float" office:value="1.078613" calcext:value-type="float">
            <text:p>1.07861 </text:p>
          </table:table-cell>
          <table:table-cell table:style-name="ce6" table:formula="of:=ATAN2([.A163];[.B163])" office:value-type="float" office:value="1.29535769956311" calcext:value-type="float">
            <text:p>1.29535769956311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24249" calcext:value-type="float">
            <text:p>1.32425 </text:p>
          </table:table-cell>
          <table:table-cell table:style-name="ce4" office:value-type="float" office:value="0.146691" calcext:value-type="float">
            <text:p>0.14669 </text:p>
          </table:table-cell>
          <table:table-cell table:style-name="ce6" table:formula="of:=ATAN2([.A164];[.B164])" office:value-type="float" office:value="0.110323195267233" calcext:value-type="float">
            <text:p>0.11032319526723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8451" calcext:value-type="float">
            <text:p>0.98451 </text:p>
          </table:table-cell>
          <table:table-cell table:style-name="ce4" office:value-type="float" office:value="0.815911" calcext:value-type="float">
            <text:p>0.81591 </text:p>
          </table:table-cell>
          <table:table-cell table:style-name="ce6" table:formula="of:=ATAN2([.A165];[.B165])" office:value-type="float" office:value="0.692026252793539" calcext:value-type="float">
            <text:p>0.69202625279353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32976" calcext:value-type="float">
            <text:p>1.03298 </text:p>
          </table:table-cell>
          <table:table-cell table:style-name="ce4" office:value-type="float" office:value="0.885565" calcext:value-type="float">
            <text:p>0.88557 </text:p>
          </table:table-cell>
          <table:table-cell table:style-name="ce6" table:formula="of:=ATAN2([.A166];[.B166])" office:value-type="float" office:value="0.708713882184092" calcext:value-type="float">
            <text:p>0.70871388218409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10784" calcext:value-type="float">
            <text:p>0.31078 </text:p>
          </table:table-cell>
          <table:table-cell table:style-name="ce4" office:value-type="float" office:value="0.282597" calcext:value-type="float">
            <text:p>0.28260 </text:p>
          </table:table-cell>
          <table:table-cell table:style-name="ce6" table:formula="of:=ATAN2([.A167];[.B167])" office:value-type="float" office:value="0.737931480819187" calcext:value-type="float">
            <text:p>0.73793148081918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22859" calcext:value-type="float">
            <text:p>1.32286 </text:p>
          </table:table-cell>
          <table:table-cell table:style-name="ce4" office:value-type="float" office:value="0.683074" calcext:value-type="float">
            <text:p>0.68307 </text:p>
          </table:table-cell>
          <table:table-cell table:style-name="ce6" table:formula="of:=ATAN2([.A168];[.B168])" office:value-type="float" office:value="0.476651293213103" calcext:value-type="float">
            <text:p>0.47665129321310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93719" calcext:value-type="float">
            <text:p>0.19372 </text:p>
          </table:table-cell>
          <table:table-cell table:style-name="ce4" office:value-type="float" office:value="1.267011" calcext:value-type="float">
            <text:p>1.26701 </text:p>
          </table:table-cell>
          <table:table-cell table:style-name="ce6" table:formula="of:=ATAN2([.A169];[.B169])" office:value-type="float" office:value="1.41907679168905" calcext:value-type="float">
            <text:p>1.4190767916890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72674" calcext:value-type="float">
            <text:p>0.17267 </text:p>
          </table:table-cell>
          <table:table-cell table:style-name="ce4" office:value-type="float" office:value="0.693476" calcext:value-type="float">
            <text:p>0.69348 </text:p>
          </table:table-cell>
          <table:table-cell table:style-name="ce6" table:formula="of:=ATAN2([.A170];[.B170])" office:value-type="float" office:value="1.32676113069152" calcext:value-type="float">
            <text:p>1.32676113069152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67299" calcext:value-type="float">
            <text:p>1.16730 </text:p>
          </table:table-cell>
          <table:table-cell table:style-name="ce4" office:value-type="float" office:value="0.483363" calcext:value-type="float">
            <text:p>0.48336 </text:p>
          </table:table-cell>
          <table:table-cell table:style-name="ce6" table:formula="of:=ATAN2([.A171];[.B171])" office:value-type="float" office:value="0.392590799744219" calcext:value-type="float">
            <text:p>0.39259079974421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93334" calcext:value-type="float">
            <text:p>0.49333 </text:p>
          </table:table-cell>
          <table:table-cell table:style-name="ce4" office:value-type="float" office:value="1.308861" calcext:value-type="float">
            <text:p>1.30886 </text:p>
          </table:table-cell>
          <table:table-cell table:style-name="ce6" table:formula="of:=ATAN2([.A172];[.B172])" office:value-type="float" office:value="1.21034469543451" calcext:value-type="float">
            <text:p>1.21034469543451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78227" calcext:value-type="float">
            <text:p>1.47823 </text:p>
          </table:table-cell>
          <table:table-cell table:style-name="ce4" office:value-type="float" office:value="0.114381" calcext:value-type="float">
            <text:p>0.11438 </text:p>
          </table:table-cell>
          <table:table-cell table:style-name="ce6" table:formula="of:=ATAN2([.A173];[.B173])" office:value-type="float" office:value="0.0772232827935151" calcext:value-type="float">
            <text:p>0.077223282793515100</text:p>
          </table:table-cell>
          <table:table-cell table:number-columns-repeated="1021"/>
        </table:table-row>
        <table:table-row table:style-name="ro2">
          <table:table-cell table:style-name="ce4" office:value-type="float" office:value="0.449374" calcext:value-type="float">
            <text:p>0.44937 </text:p>
          </table:table-cell>
          <table:table-cell table:style-name="ce4" office:value-type="float" office:value="1.317538" calcext:value-type="float">
            <text:p>1.31754 </text:p>
          </table:table-cell>
          <table:table-cell table:style-name="ce6" table:formula="of:=ATAN2([.A174];[.B174])" office:value-type="float" office:value="1.24209811422601" calcext:value-type="float">
            <text:p>1.2420981142260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28281" calcext:value-type="float">
            <text:p>0.52828 </text:p>
          </table:table-cell>
          <table:table-cell table:style-name="ce4" office:value-type="float" office:value="1.237049" calcext:value-type="float">
            <text:p>1.23705 </text:p>
          </table:table-cell>
          <table:table-cell table:style-name="ce6" table:formula="of:=ATAN2([.A175];[.B175])" office:value-type="float" office:value="1.16719112323369" calcext:value-type="float">
            <text:p>1.1671911232336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20325" calcext:value-type="float">
            <text:p>0.22033 </text:p>
          </table:table-cell>
          <table:table-cell table:style-name="ce4" office:value-type="float" office:value="0.941605" calcext:value-type="float">
            <text:p>0.94161 </text:p>
          </table:table-cell>
          <table:table-cell table:style-name="ce6" table:formula="of:=ATAN2([.A176];[.B176])" office:value-type="float" office:value="1.34094288517701" calcext:value-type="float">
            <text:p>1.34094288517701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51527" calcext:value-type="float">
            <text:p>1.15153 </text:p>
          </table:table-cell>
          <table:table-cell table:style-name="ce4" office:value-type="float" office:value="0.777944" calcext:value-type="float">
            <text:p>0.77794 </text:p>
          </table:table-cell>
          <table:table-cell table:style-name="ce6" table:formula="of:=ATAN2([.A177];[.B177])" office:value-type="float" office:value="0.594145264621997" calcext:value-type="float">
            <text:p>0.59414526462199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11018" calcext:value-type="float">
            <text:p>1.31102 </text:p>
          </table:table-cell>
          <table:table-cell table:style-name="ce4" office:value-type="float" office:value="0.620083" calcext:value-type="float">
            <text:p>0.62008 </text:p>
          </table:table-cell>
          <table:table-cell table:style-name="ce6" table:formula="of:=ATAN2([.A178];[.B178])" office:value-type="float" office:value="0.441797478249952" calcext:value-type="float">
            <text:p>0.44179747824995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12122" calcext:value-type="float">
            <text:p>1.11212 </text:p>
          </table:table-cell>
          <table:table-cell table:style-name="ce4" office:value-type="float" office:value="1.085085" calcext:value-type="float">
            <text:p>1.08509 </text:p>
          </table:table-cell>
          <table:table-cell table:style-name="ce6" table:formula="of:=ATAN2([.A179];[.B179])" office:value-type="float" office:value="0.773093616988222" calcext:value-type="float">
            <text:p>0.77309361698822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42852" calcext:value-type="float">
            <text:p>0.94285 </text:p>
          </table:table-cell>
          <table:table-cell table:style-name="ce4" office:value-type="float" office:value="0.083029" calcext:value-type="float">
            <text:p>0.08303 </text:p>
          </table:table-cell>
          <table:table-cell table:style-name="ce6" table:formula="of:=ATAN2([.A180];[.B180])" office:value-type="float" office:value="0.0878349600298746" calcext:value-type="float">
            <text:p>0.087834960029874600</text:p>
          </table:table-cell>
          <table:table-cell table:number-columns-repeated="1021"/>
        </table:table-row>
        <table:table-row table:style-name="ro2">
          <table:table-cell table:style-name="ce4" office:value-type="float" office:value="1.173723" calcext:value-type="float">
            <text:p>1.17372 </text:p>
          </table:table-cell>
          <table:table-cell table:style-name="ce4" office:value-type="float" office:value="0.022915" calcext:value-type="float">
            <text:p>0.02292 </text:p>
          </table:table-cell>
          <table:table-cell table:style-name="ce6" table:formula="of:=ATAN2([.A181];[.B181])" office:value-type="float" office:value="0.0195208658522024" calcext:value-type="float">
            <text:p>0.019520865852202400</text:p>
          </table:table-cell>
          <table:table-cell table:number-columns-repeated="1021"/>
        </table:table-row>
        <table:table-row table:style-name="ro2">
          <table:table-cell table:style-name="ce4" office:value-type="float" office:value="0.396978" calcext:value-type="float">
            <text:p>0.39698 </text:p>
          </table:table-cell>
          <table:table-cell table:style-name="ce4" office:value-type="float" office:value="0.141945" calcext:value-type="float">
            <text:p>0.14195 </text:p>
          </table:table-cell>
          <table:table-cell table:style-name="ce6" table:formula="of:=ATAN2([.A182];[.B182])" office:value-type="float" office:value="0.343397299954826" calcext:value-type="float">
            <text:p>0.34339729995482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2694" calcext:value-type="float">
            <text:p>0.22694 </text:p>
          </table:table-cell>
          <table:table-cell table:style-name="ce4" office:value-type="float" office:value="0.259394" calcext:value-type="float">
            <text:p>0.25939 </text:p>
          </table:table-cell>
          <table:table-cell table:style-name="ce6" table:formula="of:=ATAN2([.A183];[.B183])" office:value-type="float" office:value="0.852031288256579" calcext:value-type="float">
            <text:p>0.85203128825657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02541" calcext:value-type="float">
            <text:p>0.00254 </text:p>
          </table:table-cell>
          <table:table-cell table:style-name="ce4" office:value-type="float" office:value="1.538582" calcext:value-type="float">
            <text:p>1.53858 </text:p>
          </table:table-cell>
          <table:table-cell table:style-name="ce6" table:formula="of:=ATAN2([.A184];[.B184])" office:value-type="float" office:value="1.56914480761048" calcext:value-type="float">
            <text:p>1.5691448076104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95829" calcext:value-type="float">
            <text:p>0.09583 </text:p>
          </table:table-cell>
          <table:table-cell table:style-name="ce4" office:value-type="float" office:value="0.13509" calcext:value-type="float">
            <text:p>0.13509 </text:p>
          </table:table-cell>
          <table:table-cell table:style-name="ce6" table:formula="of:=ATAN2([.A185];[.B185])" office:value-type="float" office:value="0.953808396862762" calcext:value-type="float">
            <text:p>0.95380839686276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66436" calcext:value-type="float">
            <text:p>1.26644 </text:p>
          </table:table-cell>
          <table:table-cell table:style-name="ce4" office:value-type="float" office:value="0.976073" calcext:value-type="float">
            <text:p>0.97607 </text:p>
          </table:table-cell>
          <table:table-cell table:style-name="ce6" table:formula="of:=ATAN2([.A186];[.B186])" office:value-type="float" office:value="0.656633264268311" calcext:value-type="float">
            <text:p>0.65663326426831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39302" calcext:value-type="float">
            <text:p>1.33930 </text:p>
          </table:table-cell>
          <table:table-cell table:style-name="ce4" office:value-type="float" office:value="0.691223" calcext:value-type="float">
            <text:p>0.69122 </text:p>
          </table:table-cell>
          <table:table-cell table:style-name="ce6" table:formula="of:=ATAN2([.A187];[.B187])" office:value-type="float" office:value="0.476449940657026" calcext:value-type="float">
            <text:p>0.47644994065702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30775" calcext:value-type="float">
            <text:p>0.33078 </text:p>
          </table:table-cell>
          <table:table-cell table:style-name="ce4" office:value-type="float" office:value="0.377515" calcext:value-type="float">
            <text:p>0.37752 </text:p>
          </table:table-cell>
          <table:table-cell table:style-name="ce6" table:formula="of:=ATAN2([.A188];[.B188])" office:value-type="float" office:value="0.85129254418466" calcext:value-type="float">
            <text:p>0.8512925441846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81591" calcext:value-type="float">
            <text:p>0.18159 </text:p>
          </table:table-cell>
          <table:table-cell table:style-name="ce4" office:value-type="float" office:value="1.536616" calcext:value-type="float">
            <text:p>1.53662 </text:p>
          </table:table-cell>
          <table:table-cell table:style-name="ce6" table:formula="of:=ATAN2([.A189];[.B189])" office:value-type="float" office:value="1.45316597914634" calcext:value-type="float">
            <text:p>1.4531659791463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68979" calcext:value-type="float">
            <text:p>0.86898 </text:p>
          </table:table-cell>
          <table:table-cell table:style-name="ce4" office:value-type="float" office:value="0.196739" calcext:value-type="float">
            <text:p>0.19674 </text:p>
          </table:table-cell>
          <table:table-cell table:style-name="ce6" table:formula="of:=ATAN2([.A190];[.B190])" office:value-type="float" office:value="0.222648940658259" calcext:value-type="float">
            <text:p>0.22264894065825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22387" calcext:value-type="float">
            <text:p>0.02239 </text:p>
          </table:table-cell>
          <table:table-cell table:style-name="ce4" office:value-type="float" office:value="1.212026" calcext:value-type="float">
            <text:p>1.21203 </text:p>
          </table:table-cell>
          <table:table-cell table:style-name="ce6" table:formula="of:=ATAN2([.A191];[.B191])" office:value-type="float" office:value="1.55232770102795" calcext:value-type="float">
            <text:p>1.5523277010279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78714" calcext:value-type="float">
            <text:p>0.17871 </text:p>
          </table:table-cell>
          <table:table-cell table:style-name="ce4" office:value-type="float" office:value="0.882593" calcext:value-type="float">
            <text:p>0.88259 </text:p>
          </table:table-cell>
          <table:table-cell table:style-name="ce6" table:formula="of:=ATAN2([.A192];[.B192])" office:value-type="float" office:value="1.37101014271181" calcext:value-type="float">
            <text:p>1.3710101427118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13946" calcext:value-type="float">
            <text:p>0.71395 </text:p>
          </table:table-cell>
          <table:table-cell table:style-name="ce4" office:value-type="float" office:value="0.829813" calcext:value-type="float">
            <text:p>0.82981 </text:p>
          </table:table-cell>
          <table:table-cell table:style-name="ce6" table:formula="of:=ATAN2([.A193];[.B193])" office:value-type="float" office:value="0.860312811619243" calcext:value-type="float">
            <text:p>0.86031281161924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81585" calcext:value-type="float">
            <text:p>1.18159 </text:p>
          </table:table-cell>
          <table:table-cell table:style-name="ce4" office:value-type="float" office:value="0.852296" calcext:value-type="float">
            <text:p>0.85230 </text:p>
          </table:table-cell>
          <table:table-cell table:style-name="ce6" table:formula="of:=ATAN2([.A194];[.B194])" office:value-type="float" office:value="0.624889121713789" calcext:value-type="float">
            <text:p>0.62488912171378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77798" calcext:value-type="float">
            <text:p>1.07780 </text:p>
          </table:table-cell>
          <table:table-cell table:style-name="ce4" office:value-type="float" office:value="0.75896" calcext:value-type="float">
            <text:p>0.75896 </text:p>
          </table:table-cell>
          <table:table-cell table:style-name="ce6" table:formula="of:=ATAN2([.A195];[.B195])" office:value-type="float" office:value="0.613523473669261" calcext:value-type="float">
            <text:p>0.61352347366926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53638" calcext:value-type="float">
            <text:p>0.85364 </text:p>
          </table:table-cell>
          <table:table-cell table:style-name="ce4" office:value-type="float" office:value="0.060738" calcext:value-type="float">
            <text:p>0.06074 </text:p>
          </table:table-cell>
          <table:table-cell table:style-name="ce6" table:formula="of:=ATAN2([.A196];[.B196])" office:value-type="float" office:value="0.0710322324556875" calcext:value-type="float">
            <text:p>0.071032232455687500</text:p>
          </table:table-cell>
          <table:table-cell table:number-columns-repeated="1021"/>
        </table:table-row>
        <table:table-row table:style-name="ro2">
          <table:table-cell table:style-name="ce4" office:value-type="float" office:value="0.116059" calcext:value-type="float">
            <text:p>0.11606 </text:p>
          </table:table-cell>
          <table:table-cell table:style-name="ce4" office:value-type="float" office:value="1.189638" calcext:value-type="float">
            <text:p>1.18964 </text:p>
          </table:table-cell>
          <table:table-cell table:style-name="ce6" table:formula="of:=ATAN2([.A197];[.B197])" office:value-type="float" office:value="1.47354582963263" calcext:value-type="float">
            <text:p>1.4735458296326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85998" calcext:value-type="float">
            <text:p>0.68600 </text:p>
          </table:table-cell>
          <table:table-cell table:style-name="ce4" office:value-type="float" office:value="0.61946" calcext:value-type="float">
            <text:p>0.61946 </text:p>
          </table:table-cell>
          <table:table-cell table:style-name="ce6" table:formula="of:=ATAN2([.A198];[.B198])" office:value-type="float" office:value="0.734473146188673" calcext:value-type="float">
            <text:p>0.73447314618867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17208" calcext:value-type="float">
            <text:p>0.31721 </text:p>
          </table:table-cell>
          <table:table-cell table:style-name="ce4" office:value-type="float" office:value="1.190885" calcext:value-type="float">
            <text:p>1.19089 </text:p>
          </table:table-cell>
          <table:table-cell table:style-name="ce6" table:formula="of:=ATAN2([.A199];[.B199])" office:value-type="float" office:value="1.31047722845873" calcext:value-type="float">
            <text:p>1.3104772284587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93618" calcext:value-type="float">
            <text:p>1.09362 </text:p>
          </table:table-cell>
          <table:table-cell table:style-name="ce4" office:value-type="float" office:value="0.59851" calcext:value-type="float">
            <text:p>0.59851 </text:p>
          </table:table-cell>
          <table:table-cell table:style-name="ce6" table:formula="of:=ATAN2([.A200];[.B200])" office:value-type="float" office:value="0.500748820441143" calcext:value-type="float">
            <text:p>0.50074882044114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56086" calcext:value-type="float">
            <text:p>0.45609 </text:p>
          </table:table-cell>
          <table:table-cell table:style-name="ce4" office:value-type="float" office:value="0.399039" calcext:value-type="float">
            <text:p>0.39904 </text:p>
          </table:table-cell>
          <table:table-cell table:style-name="ce6" table:formula="of:=ATAN2([.A201];[.B201])" office:value-type="float" office:value="0.718784982273677" calcext:value-type="float">
            <text:p>0.71878498227367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8595" calcext:value-type="float">
            <text:p>0.68595 </text:p>
          </table:table-cell>
          <table:table-cell table:style-name="ce4" office:value-type="float" office:value="0.403641" calcext:value-type="float">
            <text:p>0.40364 </text:p>
          </table:table-cell>
          <table:table-cell table:style-name="ce6" table:formula="of:=ATAN2([.A202];[.B202])" office:value-type="float" office:value="0.531876766148402" calcext:value-type="float">
            <text:p>0.53187676614840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65099" calcext:value-type="float">
            <text:p>0.36510 </text:p>
          </table:table-cell>
          <table:table-cell table:style-name="ce4" office:value-type="float" office:value="0.534944" calcext:value-type="float">
            <text:p>0.53494 </text:p>
          </table:table-cell>
          <table:table-cell table:style-name="ce6" table:formula="of:=ATAN2([.A203];[.B203])" office:value-type="float" office:value="0.971912493809687" calcext:value-type="float">
            <text:p>0.97191249380968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07713" calcext:value-type="float">
            <text:p>0.90771 </text:p>
          </table:table-cell>
          <table:table-cell table:style-name="ce4" office:value-type="float" office:value="0.686669" calcext:value-type="float">
            <text:p>0.68667 </text:p>
          </table:table-cell>
          <table:table-cell table:style-name="ce6" table:formula="of:=ATAN2([.A204];[.B204])" office:value-type="float" office:value="0.647637016183362" calcext:value-type="float">
            <text:p>0.64763701618336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36572" calcext:value-type="float">
            <text:p>0.83657 </text:p>
          </table:table-cell>
          <table:table-cell table:style-name="ce4" office:value-type="float" office:value="1.149514" calcext:value-type="float">
            <text:p>1.14951 </text:p>
          </table:table-cell>
          <table:table-cell table:style-name="ce6" table:formula="of:=ATAN2([.A205];[.B205])" office:value-type="float" office:value="0.941680449631999" calcext:value-type="float">
            <text:p>0.94168044963199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8753" calcext:value-type="float">
            <text:p>0.98753 </text:p>
          </table:table-cell>
          <table:table-cell table:style-name="ce4" office:value-type="float" office:value="1.123627" calcext:value-type="float">
            <text:p>1.12363 </text:p>
          </table:table-cell>
          <table:table-cell table:style-name="ce6" table:formula="of:=ATAN2([.A206];[.B206])" office:value-type="float" office:value="0.849774681800944" calcext:value-type="float">
            <text:p>0.84977468180094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51628" calcext:value-type="float">
            <text:p>0.25163 </text:p>
          </table:table-cell>
          <table:table-cell table:style-name="ce4" office:value-type="float" office:value="1.257567" calcext:value-type="float">
            <text:p>1.25757 </text:p>
          </table:table-cell>
          <table:table-cell table:style-name="ce6" table:formula="of:=ATAN2([.A207];[.B207])" office:value-type="float" office:value="1.3733131450717" calcext:value-type="float">
            <text:p>1.3733131450717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91894" calcext:value-type="float">
            <text:p>0.79189 </text:p>
          </table:table-cell>
          <table:table-cell table:style-name="ce4" office:value-type="float" office:value="0.035666" calcext:value-type="float">
            <text:p>0.03567 </text:p>
          </table:table-cell>
          <table:table-cell table:style-name="ce6" table:formula="of:=ATAN2([.A208];[.B208])" office:value-type="float" office:value="0.0450084394703812" calcext:value-type="float">
            <text:p>0.045008439470381200</text:p>
          </table:table-cell>
          <table:table-cell table:number-columns-repeated="1021"/>
        </table:table-row>
        <table:table-row table:style-name="ro2">
          <table:table-cell table:style-name="ce4" office:value-type="float" office:value="1.512743" calcext:value-type="float">
            <text:p>1.51274 </text:p>
          </table:table-cell>
          <table:table-cell table:style-name="ce4" office:value-type="float" office:value="1.046303" calcext:value-type="float">
            <text:p>1.04630 </text:p>
          </table:table-cell>
          <table:table-cell table:style-name="ce6" table:formula="of:=ATAN2([.A209];[.B209])" office:value-type="float" office:value="0.605106322707372" calcext:value-type="float">
            <text:p>0.60510632270737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92899" calcext:value-type="float">
            <text:p>1.09290 </text:p>
          </table:table-cell>
          <table:table-cell table:style-name="ce4" office:value-type="float" office:value="0.118983" calcext:value-type="float">
            <text:p>0.11898 </text:p>
          </table:table-cell>
          <table:table-cell table:style-name="ce6" table:formula="of:=ATAN2([.A210];[.B210])" office:value-type="float" office:value="0.108442073006123" calcext:value-type="float">
            <text:p>0.10844207300612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52676" calcext:value-type="float">
            <text:p>1.45268 </text:p>
          </table:table-cell>
          <table:table-cell table:style-name="ce4" office:value-type="float" office:value="0.817157" calcext:value-type="float">
            <text:p>0.81716 </text:p>
          </table:table-cell>
          <table:table-cell table:style-name="ce6" table:formula="of:=ATAN2([.A211];[.B211])" office:value-type="float" office:value="0.51240344850555" calcext:value-type="float">
            <text:p>0.5124034485055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98368" calcext:value-type="float">
            <text:p>0.29837 </text:p>
          </table:table-cell>
          <table:table-cell table:style-name="ce4" office:value-type="float" office:value="0.923293" calcext:value-type="float">
            <text:p>0.92329 </text:p>
          </table:table-cell>
          <table:table-cell table:style-name="ce6" table:formula="of:=ATAN2([.A212];[.B212])" office:value-type="float" office:value="1.25823284466572" calcext:value-type="float">
            <text:p>1.2582328446657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27705" calcext:value-type="float">
            <text:p>0.52771 </text:p>
          </table:table-cell>
          <table:table-cell table:style-name="ce4" office:value-type="float" office:value="0.656899" calcext:value-type="float">
            <text:p>0.65690 </text:p>
          </table:table-cell>
          <table:table-cell table:style-name="ce6" table:formula="of:=ATAN2([.A213];[.B213])" office:value-type="float" office:value="0.894029741017275" calcext:value-type="float">
            <text:p>0.89402974101727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80152" calcext:value-type="float">
            <text:p>0.28015 </text:p>
          </table:table-cell>
          <table:table-cell table:style-name="ce4" office:value-type="float" office:value="0.974395" calcext:value-type="float">
            <text:p>0.97440 </text:p>
          </table:table-cell>
          <table:table-cell table:style-name="ce6" table:formula="of:=ATAN2([.A214];[.B214])" office:value-type="float" office:value="1.29083376656417" calcext:value-type="float">
            <text:p>1.2908337665641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63222" calcext:value-type="float">
            <text:p>1.56322 </text:p>
          </table:table-cell>
          <table:table-cell table:style-name="ce4" office:value-type="float" office:value="0.08859" calcext:value-type="float">
            <text:p>0.08859 </text:p>
          </table:table-cell>
          <table:table-cell table:style-name="ce6" table:formula="of:=ATAN2([.A215];[.B215])" office:value-type="float" office:value="0.0566108603512922" calcext:value-type="float">
            <text:p>0.056610860351292200</text:p>
          </table:table-cell>
          <table:table-cell table:number-columns-repeated="1021"/>
        </table:table-row>
        <table:table-row table:style-name="ro2">
          <table:table-cell table:style-name="ce4" office:value-type="float" office:value="0.718548" calcext:value-type="float">
            <text:p>0.71855 </text:p>
          </table:table-cell>
          <table:table-cell table:style-name="ce4" office:value-type="float" office:value="1.182927" calcext:value-type="float">
            <text:p>1.18293 </text:p>
          </table:table-cell>
          <table:table-cell table:style-name="ce6" table:formula="of:=ATAN2([.A216];[.B216])" office:value-type="float" office:value="1.0249298568158" calcext:value-type="float">
            <text:p>1.0249298568158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6768" calcext:value-type="float">
            <text:p>1.56768 </text:p>
          </table:table-cell>
          <table:table-cell table:style-name="ce4" office:value-type="float" office:value="1.180195" calcext:value-type="float">
            <text:p>1.18020 </text:p>
          </table:table-cell>
          <table:table-cell table:style-name="ce6" table:formula="of:=ATAN2([.A217];[.B217])" office:value-type="float" office:value="0.645309225110902" calcext:value-type="float">
            <text:p>0.64530922511090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53163" calcext:value-type="float">
            <text:p>0.15316 </text:p>
          </table:table-cell>
          <table:table-cell table:style-name="ce4" office:value-type="float" office:value="1.072525" calcext:value-type="float">
            <text:p>1.07253 </text:p>
          </table:table-cell>
          <table:table-cell table:style-name="ce6" table:formula="of:=ATAN2([.A218];[.B218])" office:value-type="float" office:value="1.42894939725534" calcext:value-type="float">
            <text:p>1.4289493972553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82017" calcext:value-type="float">
            <text:p>0.98202 </text:p>
          </table:table-cell>
          <table:table-cell table:style-name="ce4" office:value-type="float" office:value="0.058101" calcext:value-type="float">
            <text:p>0.05810 </text:p>
          </table:table-cell>
          <table:table-cell table:style-name="ce6" table:formula="of:=ATAN2([.A219];[.B219])" office:value-type="float" office:value="0.0590960726609566" calcext:value-type="float">
            <text:p>0.059096072660956600</text:p>
          </table:table-cell>
          <table:table-cell table:number-columns-repeated="1021"/>
        </table:table-row>
        <table:table-row table:style-name="ro2">
          <table:table-cell table:style-name="ce4" office:value-type="float" office:value="0.148273" calcext:value-type="float">
            <text:p>0.14827 </text:p>
          </table:table-cell>
          <table:table-cell table:style-name="ce4" office:value-type="float" office:value="0.387486" calcext:value-type="float">
            <text:p>0.38749 </text:p>
          </table:table-cell>
          <table:table-cell table:style-name="ce6" table:formula="of:=ATAN2([.A220];[.B220])" office:value-type="float" office:value="1.20533239649104" calcext:value-type="float">
            <text:p>1.2053323964910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8758" calcext:value-type="float">
            <text:p>0.68758 </text:p>
          </table:table-cell>
          <table:table-cell table:style-name="ce4" office:value-type="float" office:value="0.228954" calcext:value-type="float">
            <text:p>0.22895 </text:p>
          </table:table-cell>
          <table:table-cell table:style-name="ce6" table:formula="of:=ATAN2([.A221];[.B221])" office:value-type="float" office:value="0.321437249052863" calcext:value-type="float">
            <text:p>0.32143724905286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63223" calcext:value-type="float">
            <text:p>1.46322 </text:p>
          </table:table-cell>
          <table:table-cell table:style-name="ce4" office:value-type="float" office:value="0.516248" calcext:value-type="float">
            <text:p>0.51625 </text:p>
          </table:table-cell>
          <table:table-cell table:style-name="ce6" table:formula="of:=ATAN2([.A222];[.B222])" office:value-type="float" office:value="0.339181003956129" calcext:value-type="float">
            <text:p>0.33918100395612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76078" calcext:value-type="float">
            <text:p>0.07608 </text:p>
          </table:table-cell>
          <table:table-cell table:style-name="ce4" office:value-type="float" office:value="0.387246" calcext:value-type="float">
            <text:p>0.38725 </text:p>
          </table:table-cell>
          <table:table-cell table:style-name="ce6" table:formula="of:=ATAN2([.A223];[.B223])" office:value-type="float" office:value="1.37680778688049" calcext:value-type="float">
            <text:p>1.37680778688049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05265" calcext:value-type="float">
            <text:p>1.40527 </text:p>
          </table:table-cell>
          <table:table-cell table:style-name="ce4" office:value-type="float" office:value="0.427754" calcext:value-type="float">
            <text:p>0.42775 </text:p>
          </table:table-cell>
          <table:table-cell table:style-name="ce6" table:formula="of:=ATAN2([.A224];[.B224])" office:value-type="float" office:value="0.295482943452469" calcext:value-type="float">
            <text:p>0.29548294345246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55558" calcext:value-type="float">
            <text:p>0.45556 </text:p>
          </table:table-cell>
          <table:table-cell table:style-name="ce4" office:value-type="float" office:value="1.286474" calcext:value-type="float">
            <text:p>1.28647 </text:p>
          </table:table-cell>
          <table:table-cell table:style-name="ce6" table:formula="of:=ATAN2([.A225];[.B225])" office:value-type="float" office:value="1.23046149929458" calcext:value-type="float">
            <text:p>1.2304614992945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57045" calcext:value-type="float">
            <text:p>0.35705 </text:p>
          </table:table-cell>
          <table:table-cell table:style-name="ce4" office:value-type="float" office:value="1.44467" calcext:value-type="float">
            <text:p>1.44467 </text:p>
          </table:table-cell>
          <table:table-cell table:style-name="ce6" table:formula="of:=ATAN2([.A226];[.B226])" office:value-type="float" office:value="1.32850519615987" calcext:value-type="float">
            <text:p>1.3285051961598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08047" calcext:value-type="float">
            <text:p>1.20805 </text:p>
          </table:table-cell>
          <table:table-cell table:style-name="ce4" office:value-type="float" office:value="0.08998" calcext:value-type="float">
            <text:p>0.08998 </text:p>
          </table:table-cell>
          <table:table-cell table:style-name="ce6" table:formula="of:=ATAN2([.A227];[.B227])" office:value-type="float" office:value="0.074346572064583" calcext:value-type="float">
            <text:p>0.07434657206458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45154" calcext:value-type="float">
            <text:p>0.64515 </text:p>
          </table:table-cell>
          <table:table-cell table:style-name="ce4" office:value-type="float" office:value="1.320366" calcext:value-type="float">
            <text:p>1.32037 </text:p>
          </table:table-cell>
          <table:table-cell table:style-name="ce6" table:formula="of:=ATAN2([.A228];[.B228])" office:value-type="float" office:value="1.11629607154794" calcext:value-type="float">
            <text:p>1.1162960715479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17256" calcext:value-type="float">
            <text:p>0.31726 </text:p>
          </table:table-cell>
          <table:table-cell table:style-name="ce4" office:value-type="float" office:value="1.346397" calcext:value-type="float">
            <text:p>1.34640 </text:p>
          </table:table-cell>
          <table:table-cell table:style-name="ce6" table:formula="of:=ATAN2([.A229];[.B229])" office:value-type="float" office:value="1.33938427236961" calcext:value-type="float">
            <text:p>1.3393842723696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86572" calcext:value-type="float">
            <text:p>0.98657 </text:p>
          </table:table-cell>
          <table:table-cell table:style-name="ce4" office:value-type="float" office:value="0.541032" calcext:value-type="float">
            <text:p>0.54103 </text:p>
          </table:table-cell>
          <table:table-cell table:style-name="ce6" table:formula="of:=ATAN2([.A230];[.B230])" office:value-type="float" office:value="0.501610791026823" calcext:value-type="float">
            <text:p>0.50161079102682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48988" calcext:value-type="float">
            <text:p>0.94899 </text:p>
          </table:table-cell>
          <table:table-cell table:style-name="ce4" office:value-type="float" office:value="1.355026" calcext:value-type="float">
            <text:p>1.35503 </text:p>
          </table:table-cell>
          <table:table-cell table:style-name="ce6" table:formula="of:=ATAN2([.A231];[.B231])" office:value-type="float" office:value="0.959837709557259" calcext:value-type="float">
            <text:p>0.95983770955725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09392" calcext:value-type="float">
            <text:p>0.70939 </text:p>
          </table:table-cell>
          <table:table-cell table:style-name="ce4" office:value-type="float" office:value="0.147554" calcext:value-type="float">
            <text:p>0.14755 </text:p>
          </table:table-cell>
          <table:table-cell table:style-name="ce6" table:formula="of:=ATAN2([.A232];[.B232])" office:value-type="float" office:value="0.205076527339256" calcext:value-type="float">
            <text:p>0.20507652733925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32546" calcext:value-type="float">
            <text:p>0.73255 </text:p>
          </table:table-cell>
          <table:table-cell table:style-name="ce4" office:value-type="float" office:value="0.571857" calcext:value-type="float">
            <text:p>0.57186 </text:p>
          </table:table-cell>
          <table:table-cell table:style-name="ce6" table:formula="of:=ATAN2([.A233];[.B233])" office:value-type="float" office:value="0.662826024182221" calcext:value-type="float">
            <text:p>0.66282602418222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39065" calcext:value-type="float">
            <text:p>0.93907 </text:p>
          </table:table-cell>
          <table:table-cell table:style-name="ce4" office:value-type="float" office:value="0.3081" calcext:value-type="float">
            <text:p>0.30810 </text:p>
          </table:table-cell>
          <table:table-cell table:style-name="ce6" table:formula="of:=ATAN2([.A234];[.B234])" office:value-type="float" office:value="0.317026235523631" calcext:value-type="float">
            <text:p>0.31702623552363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97022" calcext:value-type="float">
            <text:p>0.99702 </text:p>
          </table:table-cell>
          <table:table-cell table:style-name="ce4" office:value-type="float" office:value="1.049994" calcext:value-type="float">
            <text:p>1.04999 </text:p>
          </table:table-cell>
          <table:table-cell table:style-name="ce6" table:formula="of:=ATAN2([.A235];[.B235])" office:value-type="float" office:value="0.811270057144355" calcext:value-type="float">
            <text:p>0.81127005714435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42706" calcext:value-type="float">
            <text:p>1.34271 </text:p>
          </table:table-cell>
          <table:table-cell table:style-name="ce4" office:value-type="float" office:value="0.248129" calcext:value-type="float">
            <text:p>0.24813 </text:p>
          </table:table-cell>
          <table:table-cell table:style-name="ce6" table:formula="of:=ATAN2([.A236];[.B236])" office:value-type="float" office:value="0.182736167742159" calcext:value-type="float">
            <text:p>0.18273616774215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01862" calcext:value-type="float">
            <text:p>1.30186 </text:p>
          </table:table-cell>
          <table:table-cell table:style-name="ce4" office:value-type="float" office:value="0.053691" calcext:value-type="float">
            <text:p>0.05369 </text:p>
          </table:table-cell>
          <table:table-cell table:style-name="ce6" table:formula="of:=ATAN2([.A237];[.B237])" office:value-type="float" office:value="0.0412183399006602" calcext:value-type="float">
            <text:p>0.041218339900660200</text:p>
          </table:table-cell>
          <table:table-cell table:number-columns-repeated="1021"/>
        </table:table-row>
        <table:table-row table:style-name="ro2">
          <table:table-cell table:style-name="ce4" office:value-type="float" office:value="0.981394" calcext:value-type="float">
            <text:p>0.98139 </text:p>
          </table:table-cell>
          <table:table-cell table:style-name="ce4" office:value-type="float" office:value="1.066868" calcext:value-type="float">
            <text:p>1.06687 </text:p>
          </table:table-cell>
          <table:table-cell table:style-name="ce6" table:formula="of:=ATAN2([.A238];[.B238])" office:value-type="float" office:value="0.827103978931869" calcext:value-type="float">
            <text:p>0.82710397893186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324" calcext:value-type="float">
            <text:p>1.13240 </text:p>
          </table:table-cell>
          <table:table-cell table:style-name="ce4" office:value-type="float" office:value="0.783792" calcext:value-type="float">
            <text:p>0.78379 </text:p>
          </table:table-cell>
          <table:table-cell table:style-name="ce6" table:formula="of:=ATAN2([.A239];[.B239])" office:value-type="float" office:value="0.605438855784697" calcext:value-type="float">
            <text:p>0.60543885578469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88681" calcext:value-type="float">
            <text:p>0.88868 </text:p>
          </table:table-cell>
          <table:table-cell table:style-name="ce4" office:value-type="float" office:value="0.861261" calcext:value-type="float">
            <text:p>0.86126 </text:p>
          </table:table-cell>
          <table:table-cell table:style-name="ce6" table:formula="of:=ATAN2([.A240];[.B240])" office:value-type="float" office:value="0.769730354822068" calcext:value-type="float">
            <text:p>0.76973035482206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89258" calcext:value-type="float">
            <text:p>0.58926 </text:p>
          </table:table-cell>
          <table:table-cell table:style-name="ce4" office:value-type="float" office:value="0.087104" calcext:value-type="float">
            <text:p>0.08710 </text:p>
          </table:table-cell>
          <table:table-cell table:style-name="ce6" table:formula="of:=ATAN2([.A241];[.B241])" office:value-type="float" office:value="0.146757044213636" calcext:value-type="float">
            <text:p>0.14675704421363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89452" calcext:value-type="float">
            <text:p>0.28945 </text:p>
          </table:table-cell>
          <table:table-cell table:style-name="ce4" office:value-type="float" office:value="0.824732" calcext:value-type="float">
            <text:p>0.82473 </text:p>
          </table:table-cell>
          <table:table-cell table:style-name="ce6" table:formula="of:=ATAN2([.A242];[.B242])" office:value-type="float" office:value="1.23326214967823" calcext:value-type="float">
            <text:p>1.2332621496782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59102" calcext:value-type="float">
            <text:p>1.15910 </text:p>
          </table:table-cell>
          <table:table-cell table:style-name="ce4" office:value-type="float" office:value="1.214902" calcext:value-type="float">
            <text:p>1.21490 </text:p>
          </table:table-cell>
          <table:table-cell table:style-name="ce6" table:formula="of:=ATAN2([.A243];[.B243])" office:value-type="float" office:value="0.808898430262413" calcext:value-type="float">
            <text:p>0.80889843026241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71999" calcext:value-type="float">
            <text:p>0.87200 </text:p>
          </table:table-cell>
          <table:table-cell table:style-name="ce4" office:value-type="float" office:value="1.046063" calcext:value-type="float">
            <text:p>1.04606 </text:p>
          </table:table-cell>
          <table:table-cell table:style-name="ce6" table:formula="of:=ATAN2([.A244];[.B244])" office:value-type="float" office:value="0.875900196037616" calcext:value-type="float">
            <text:p>0.87590019603761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21708" calcext:value-type="float">
            <text:p>1.42171 </text:p>
          </table:table-cell>
          <table:table-cell table:style-name="ce4" office:value-type="float" office:value="1.176072" calcext:value-type="float">
            <text:p>1.17607 </text:p>
          </table:table-cell>
          <table:table-cell table:style-name="ce6" table:formula="of:=ATAN2([.A245];[.B245])" office:value-type="float" office:value="0.691122344592954" calcext:value-type="float">
            <text:p>0.69112234459295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81493" calcext:value-type="float">
            <text:p>0.38149 </text:p>
          </table:table-cell>
          <table:table-cell table:style-name="ce4" office:value-type="float" office:value="1.098891" calcext:value-type="float">
            <text:p>1.09889 </text:p>
          </table:table-cell>
          <table:table-cell table:style-name="ce6" table:formula="of:=ATAN2([.A246];[.B246])" office:value-type="float" office:value="1.23665218661236" calcext:value-type="float">
            <text:p>1.2366521866123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96786" calcext:value-type="float">
            <text:p>0.29679 </text:p>
          </table:table-cell>
          <table:table-cell table:style-name="ce4" office:value-type="float" office:value="0.486191" calcext:value-type="float">
            <text:p>0.48619 </text:p>
          </table:table-cell>
          <table:table-cell table:style-name="ce6" table:formula="of:=ATAN2([.A247];[.B247])" office:value-type="float" office:value="1.02274234361016" calcext:value-type="float">
            <text:p>1.0227423436101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49899" calcext:value-type="float">
            <text:p>0.94990 </text:p>
          </table:table-cell>
          <table:table-cell table:style-name="ce4" office:value-type="float" office:value="0.646736" calcext:value-type="float">
            <text:p>0.64674 </text:p>
          </table:table-cell>
          <table:table-cell table:style-name="ce6" table:formula="of:=ATAN2([.A248];[.B248])" office:value-type="float" office:value="0.597755698023574" calcext:value-type="float">
            <text:p>0.59775569802357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97213" calcext:value-type="float">
            <text:p>1.09721 </text:p>
          </table:table-cell>
          <table:table-cell table:style-name="ce4" office:value-type="float" office:value="1.334125" calcext:value-type="float">
            <text:p>1.33413 </text:p>
          </table:table-cell>
          <table:table-cell table:style-name="ce6" table:formula="of:=ATAN2([.A249];[.B249])" office:value-type="float" office:value="0.88253251337206" calcext:value-type="float">
            <text:p>0.8825325133720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18307" calcext:value-type="float">
            <text:p>0.91831 </text:p>
          </table:table-cell>
          <table:table-cell table:style-name="ce4" office:value-type="float" office:value="0.286528" calcext:value-type="float">
            <text:p>0.28653 </text:p>
          </table:table-cell>
          <table:table-cell table:style-name="ce6" table:formula="of:=ATAN2([.A250];[.B250])" office:value-type="float" office:value="0.302445379572125" calcext:value-type="float">
            <text:p>0.30244537957212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51818" calcext:value-type="float">
            <text:p>0.55182 </text:p>
          </table:table-cell>
          <table:table-cell table:style-name="ce4" office:value-type="float" office:value="0.173153" calcext:value-type="float">
            <text:p>0.17315 </text:p>
          </table:table-cell>
          <table:table-cell table:style-name="ce6" table:formula="of:=ATAN2([.A251];[.B251])" office:value-type="float" office:value="0.304056417319923" calcext:value-type="float">
            <text:p>0.30405641731992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76697" calcext:value-type="float">
            <text:p>0.77670 </text:p>
          </table:table-cell>
          <table:table-cell table:style-name="ce4" office:value-type="float" office:value="0.708577" calcext:value-type="float">
            <text:p>0.70858 </text:p>
          </table:table-cell>
          <table:table-cell table:style-name="ce6" table:formula="of:=ATAN2([.A252];[.B252])" office:value-type="float" office:value="0.739566688921975" calcext:value-type="float">
            <text:p>0.73956668892197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2627" calcext:value-type="float">
            <text:p>0.12627 </text:p>
          </table:table-cell>
          <table:table-cell table:style-name="ce4" office:value-type="float" office:value="1.316627" calcext:value-type="float">
            <text:p>1.31663 </text:p>
          </table:table-cell>
          <table:table-cell table:style-name="ce6" table:formula="of:=ATAN2([.A253];[.B253])" office:value-type="float" office:value="1.47518458924596" calcext:value-type="float">
            <text:p>1.4751845892459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6356" calcext:value-type="float">
            <text:p>1.16356 </text:p>
          </table:table-cell>
          <table:table-cell table:style-name="ce4" office:value-type="float" office:value="0.94242" calcext:value-type="float">
            <text:p>0.94242 </text:p>
          </table:table-cell>
          <table:table-cell table:style-name="ce6" table:formula="of:=ATAN2([.A254];[.B254])" office:value-type="float" office:value="0.680775822878537" calcext:value-type="float">
            <text:p>0.68077582287853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61404" calcext:value-type="float">
            <text:p>0.96140 </text:p>
          </table:table-cell>
          <table:table-cell table:style-name="ce4" office:value-type="float" office:value="0.926792" calcext:value-type="float">
            <text:p>0.92679 </text:p>
          </table:table-cell>
          <table:table-cell table:style-name="ce6" table:formula="of:=ATAN2([.A255];[.B255])" office:value-type="float" office:value="0.767069491978182" calcext:value-type="float">
            <text:p>0.76706949197818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74491" calcext:value-type="float">
            <text:p>0.97449 </text:p>
          </table:table-cell>
          <table:table-cell table:style-name="ce4" office:value-type="float" office:value="0.251964" calcext:value-type="float">
            <text:p>0.25196 </text:p>
          </table:table-cell>
          <table:table-cell table:style-name="ce6" table:formula="of:=ATAN2([.A256];[.B256])" office:value-type="float" office:value="0.253018388424195" calcext:value-type="float">
            <text:p>0.25301838842419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85612" calcext:value-type="float">
            <text:p>1.08561 </text:p>
          </table:table-cell>
          <table:table-cell table:style-name="ce4" office:value-type="float" office:value="0.356949" calcext:value-type="float">
            <text:p>0.35695 </text:p>
          </table:table-cell>
          <table:table-cell table:style-name="ce6" table:formula="of:=ATAN2([.A257];[.B257])" office:value-type="float" office:value="0.317664833236709" calcext:value-type="float">
            <text:p>0.31766483323670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63751" calcext:value-type="float">
            <text:p>1.26375 </text:p>
          </table:table-cell>
          <table:table-cell table:style-name="ce4" office:value-type="float" office:value="1.559675" calcext:value-type="float">
            <text:p>1.55968 </text:p>
          </table:table-cell>
          <table:table-cell table:style-name="ce6" table:formula="of:=ATAN2([.A258];[.B258])" office:value-type="float" office:value="0.889827141798819" calcext:value-type="float">
            <text:p>0.88982714179881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34227" calcext:value-type="float">
            <text:p>0.23423 </text:p>
          </table:table-cell>
          <table:table-cell table:style-name="ce4" office:value-type="float" office:value="0.622959" calcext:value-type="float">
            <text:p>0.62296 </text:p>
          </table:table-cell>
          <table:table-cell table:style-name="ce6" table:formula="of:=ATAN2([.A259];[.B259])" office:value-type="float" office:value="1.2111570859734" calcext:value-type="float">
            <text:p>1.2111570859734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04837" calcext:value-type="float">
            <text:p>0.90484 </text:p>
          </table:table-cell>
          <table:table-cell table:style-name="ce4" office:value-type="float" office:value="1.235228" calcext:value-type="float">
            <text:p>1.23523 </text:p>
          </table:table-cell>
          <table:table-cell table:style-name="ce6" table:formula="of:=ATAN2([.A260];[.B260])" office:value-type="float" office:value="0.938572496864445" calcext:value-type="float">
            <text:p>0.93857249686444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63031" calcext:value-type="float">
            <text:p>1.36303 </text:p>
          </table:table-cell>
          <table:table-cell table:style-name="ce4" office:value-type="float" office:value="0.324734" calcext:value-type="float">
            <text:p>0.32473 </text:p>
          </table:table-cell>
          <table:table-cell table:style-name="ce6" table:formula="of:=ATAN2([.A261];[.B261])" office:value-type="float" office:value="0.233883986726447" calcext:value-type="float">
            <text:p>0.23388398672644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31871" calcext:value-type="float">
            <text:p>1.43187 </text:p>
          </table:table-cell>
          <table:table-cell table:style-name="ce4" office:value-type="float" office:value="0.785662" calcext:value-type="float">
            <text:p>0.78566 </text:p>
          </table:table-cell>
          <table:table-cell table:style-name="ce6" table:formula="of:=ATAN2([.A262];[.B262])" office:value-type="float" office:value="0.501841566990041" calcext:value-type="float">
            <text:p>0.50184156699004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65574" calcext:value-type="float">
            <text:p>0.96557 </text:p>
          </table:table-cell>
          <table:table-cell table:style-name="ce4" office:value-type="float" office:value="0.761693" calcext:value-type="float">
            <text:p>0.76169 </text:p>
          </table:table-cell>
          <table:table-cell table:style-name="ce6" table:formula="of:=ATAN2([.A263];[.B263])" office:value-type="float" office:value="0.667905055398281" calcext:value-type="float">
            <text:p>0.66790505539828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43042" calcext:value-type="float">
            <text:p>1.14304 </text:p>
          </table:table-cell>
          <table:table-cell table:style-name="ce4" office:value-type="float" office:value="1.334077" calcext:value-type="float">
            <text:p>1.33408 </text:p>
          </table:table-cell>
          <table:table-cell table:style-name="ce6" table:formula="of:=ATAN2([.A264];[.B264])" office:value-type="float" office:value="0.862365648964862" calcext:value-type="float">
            <text:p>0.86236564896486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67881" calcext:value-type="float">
            <text:p>0.06788 </text:p>
          </table:table-cell>
          <table:table-cell table:style-name="ce4" office:value-type="float" office:value="0.879238" calcext:value-type="float">
            <text:p>0.87924 </text:p>
          </table:table-cell>
          <table:table-cell table:style-name="ce6" table:formula="of:=ATAN2([.A265];[.B265])" office:value-type="float" office:value="1.49374482107856" calcext:value-type="float">
            <text:p>1.4937448210785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48939" calcext:value-type="float">
            <text:p>1.04894 </text:p>
          </table:table-cell>
          <table:table-cell table:style-name="ce4" office:value-type="float" office:value="0.376556" calcext:value-type="float">
            <text:p>0.37656 </text:p>
          </table:table-cell>
          <table:table-cell table:style-name="ce6" table:formula="of:=ATAN2([.A266];[.B266])" office:value-type="float" office:value="0.344658965580818" calcext:value-type="float">
            <text:p>0.34465896558081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33932" calcext:value-type="float">
            <text:p>1.53393 </text:p>
          </table:table-cell>
          <table:table-cell table:style-name="ce4" office:value-type="float" office:value="0.941222" calcext:value-type="float">
            <text:p>0.94122 </text:p>
          </table:table-cell>
          <table:table-cell table:style-name="ce6" table:formula="of:=ATAN2([.A267];[.B267])" office:value-type="float" office:value="0.550360158169678" calcext:value-type="float">
            <text:p>0.55036015816967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9482" calcext:value-type="float">
            <text:p>0.49482 </text:p>
          </table:table-cell>
          <table:table-cell table:style-name="ce4" office:value-type="float" office:value="0.505989" calcext:value-type="float">
            <text:p>0.50599 </text:p>
          </table:table-cell>
          <table:table-cell table:style-name="ce6" table:formula="of:=ATAN2([.A268];[.B268])" office:value-type="float" office:value="0.796557671708963" calcext:value-type="float">
            <text:p>0.79655767170896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94098" calcext:value-type="float">
            <text:p>0.89410 </text:p>
          </table:table-cell>
          <table:table-cell table:style-name="ce4" office:value-type="float" office:value="0.393862" calcext:value-type="float">
            <text:p>0.39386 </text:p>
          </table:table-cell>
          <table:table-cell table:style-name="ce6" table:formula="of:=ATAN2([.A269];[.B269])" office:value-type="float" office:value="0.414936780094504" calcext:value-type="float">
            <text:p>0.41493678009450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8039" calcext:value-type="float">
            <text:p>0.48039 </text:p>
          </table:table-cell>
          <table:table-cell table:style-name="ce4" office:value-type="float" office:value="0.264045" calcext:value-type="float">
            <text:p>0.26405 </text:p>
          </table:table-cell>
          <table:table-cell table:style-name="ce6" table:formula="of:=ATAN2([.A270];[.B270])" office:value-type="float" office:value="0.50257227742469" calcext:value-type="float">
            <text:p>0.5025722774246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73201" calcext:value-type="float">
            <text:p>0.27320 </text:p>
          </table:table-cell>
          <table:table-cell table:style-name="ce4" office:value-type="float" office:value="1.287145" calcext:value-type="float">
            <text:p>1.28715 </text:p>
          </table:table-cell>
          <table:table-cell table:style-name="ce6" table:formula="of:=ATAN2([.A271];[.B271])" office:value-type="float" office:value="1.36164681879828" calcext:value-type="float">
            <text:p>1.3616468187982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70517" calcext:value-type="float">
            <text:p>0.17052 </text:p>
          </table:table-cell>
          <table:table-cell table:style-name="ce4" office:value-type="float" office:value="0.967348" calcext:value-type="float">
            <text:p>0.96735 </text:p>
          </table:table-cell>
          <table:table-cell table:style-name="ce6" table:formula="of:=ATAN2([.A272];[.B272])" office:value-type="float" office:value="1.39631608994245" calcext:value-type="float">
            <text:p>1.39631608994245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65093" calcext:value-type="float">
            <text:p>1.36509 </text:p>
          </table:table-cell>
          <table:table-cell table:style-name="ce4" office:value-type="float" office:value="0.933504" calcext:value-type="float">
            <text:p>0.93350 </text:p>
          </table:table-cell>
          <table:table-cell table:style-name="ce6" table:formula="of:=ATAN2([.A273];[.B273])" office:value-type="float" office:value="0.599797194934598" calcext:value-type="float">
            <text:p>0.59979719493459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37097" calcext:value-type="float">
            <text:p>1.33710 </text:p>
          </table:table-cell>
          <table:table-cell table:style-name="ce4" office:value-type="float" office:value="0.313852" calcext:value-type="float">
            <text:p>0.31385 </text:p>
          </table:table-cell>
          <table:table-cell table:style-name="ce6" table:formula="of:=ATAN2([.A274];[.B274])" office:value-type="float" office:value="0.230552688037626" calcext:value-type="float">
            <text:p>0.23055268803762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69169" calcext:value-type="float">
            <text:p>1.16917 </text:p>
          </table:table-cell>
          <table:table-cell table:style-name="ce4" office:value-type="float" office:value="0.516056" calcext:value-type="float">
            <text:p>0.51606 </text:p>
          </table:table-cell>
          <table:table-cell table:style-name="ce6" table:formula="of:=ATAN2([.A275];[.B275])" office:value-type="float" office:value="0.415668312917439" calcext:value-type="float">
            <text:p>0.41566831291743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43287" calcext:value-type="float">
            <text:p>0.24329 </text:p>
          </table:table-cell>
          <table:table-cell table:style-name="ce4" office:value-type="float" office:value="1.418113" calcext:value-type="float">
            <text:p>1.41811 </text:p>
          </table:table-cell>
          <table:table-cell table:style-name="ce6" table:formula="of:=ATAN2([.A276];[.B276])" office:value-type="float" office:value="1.40089343858188" calcext:value-type="float">
            <text:p>1.4008934385818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13516" calcext:value-type="float">
            <text:p>0.51352 </text:p>
          </table:table-cell>
          <table:table-cell table:style-name="ce4" office:value-type="float" office:value="0.643525" calcext:value-type="float">
            <text:p>0.64353 </text:p>
          </table:table-cell>
          <table:table-cell table:style-name="ce6" table:formula="of:=ATAN2([.A277];[.B277])" office:value-type="float" office:value="0.897292179206903" calcext:value-type="float">
            <text:p>0.89729217920690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2464" calcext:value-type="float">
            <text:p>0.12464 </text:p>
          </table:table-cell>
          <table:table-cell table:style-name="ce4" office:value-type="float" office:value="0.57713" calcext:value-type="float">
            <text:p>0.57713 </text:p>
          </table:table-cell>
          <table:table-cell table:style-name="ce6" table:formula="of:=ATAN2([.A278];[.B278])" office:value-type="float" office:value="1.35809778826127" calcext:value-type="float">
            <text:p>1.3580977882612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20325" calcext:value-type="float">
            <text:p>0.12033 </text:p>
          </table:table-cell>
          <table:table-cell table:style-name="ce4" office:value-type="float" office:value="0.088926" calcext:value-type="float">
            <text:p>0.08893 </text:p>
          </table:table-cell>
          <table:table-cell table:style-name="ce6" table:formula="of:=ATAN2([.A279];[.B279])" office:value-type="float" office:value="0.636455168700181" calcext:value-type="float">
            <text:p>0.63645516870018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06849" calcext:value-type="float">
            <text:p>1.00685 </text:p>
          </table:table-cell>
          <table:table-cell table:style-name="ce4" office:value-type="float" office:value="1.271134" calcext:value-type="float">
            <text:p>1.27113 </text:p>
          </table:table-cell>
          <table:table-cell table:style-name="ce6" table:formula="of:=ATAN2([.A280];[.B280])" office:value-type="float" office:value="0.90089890639127" calcext:value-type="float">
            <text:p>0.9008989063912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88056" calcext:value-type="float">
            <text:p>1.28806 </text:p>
          </table:table-cell>
          <table:table-cell table:style-name="ce4" office:value-type="float" office:value="0.107957" calcext:value-type="float">
            <text:p>0.10796 </text:p>
          </table:table-cell>
          <table:table-cell table:style-name="ce6" table:formula="of:=ATAN2([.A281];[.B281])" office:value-type="float" office:value="0.0836184677696229" calcext:value-type="float">
            <text:p>0.083618467769622900</text:p>
          </table:table-cell>
          <table:table-cell table:number-columns-repeated="1021"/>
        </table:table-row>
        <table:table-row table:style-name="ro2">
          <table:table-cell table:style-name="ce4" office:value-type="float" office:value="0.856227" calcext:value-type="float">
            <text:p>0.85623 </text:p>
          </table:table-cell>
          <table:table-cell table:style-name="ce4" office:value-type="float" office:value="0.477706" calcext:value-type="float">
            <text:p>0.47771 </text:p>
          </table:table-cell>
          <table:table-cell table:style-name="ce6" table:formula="of:=ATAN2([.A282];[.B282])" office:value-type="float" office:value="0.50890333360282" calcext:value-type="float">
            <text:p>0.5089033336028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04119" calcext:value-type="float">
            <text:p>0.70412 </text:p>
          </table:table-cell>
          <table:table-cell table:style-name="ce4" office:value-type="float" office:value="0.562796" calcext:value-type="float">
            <text:p>0.56280 </text:p>
          </table:table-cell>
          <table:table-cell table:style-name="ce6" table:formula="of:=ATAN2([.A283];[.B283])" office:value-type="float" office:value="0.674308493260346" calcext:value-type="float">
            <text:p>0.67430849326034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42422" calcext:value-type="float">
            <text:p>0.64242 </text:p>
          </table:table-cell>
          <table:table-cell table:style-name="ce4" office:value-type="float" office:value="0.012752" calcext:value-type="float">
            <text:p>0.01275 </text:p>
          </table:table-cell>
          <table:table-cell table:style-name="ce6" table:formula="of:=ATAN2([.A284];[.B284])" office:value-type="float" office:value="0.0198472741557403" calcext:value-type="float">
            <text:p>0.019847274155740300</text:p>
          </table:table-cell>
          <table:table-cell table:number-columns-repeated="1021"/>
        </table:table-row>
        <table:table-row table:style-name="ro2">
          <table:table-cell table:style-name="ce4" office:value-type="float" office:value="0.469269" calcext:value-type="float">
            <text:p>0.46927 </text:p>
          </table:table-cell>
          <table:table-cell table:style-name="ce4" office:value-type="float" office:value="1.322428" calcext:value-type="float">
            <text:p>1.32243 </text:p>
          </table:table-cell>
          <table:table-cell table:style-name="ce6" table:formula="of:=ATAN2([.A285];[.B285])" office:value-type="float" office:value="1.22980370263328" calcext:value-type="float">
            <text:p>1.2298037026332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313" calcext:value-type="float">
            <text:p>0.73130 </text:p>
          </table:table-cell>
          <table:table-cell table:style-name="ce4" office:value-type="float" office:value="1.303828" calcext:value-type="float">
            <text:p>1.30383 </text:p>
          </table:table-cell>
          <table:table-cell table:style-name="ce6" table:formula="of:=ATAN2([.A286];[.B286])" office:value-type="float" office:value="1.0596331189674" calcext:value-type="float">
            <text:p>1.0596331189674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87292" calcext:value-type="float">
            <text:p>0.78729 </text:p>
          </table:table-cell>
          <table:table-cell table:style-name="ce4" office:value-type="float" office:value="0.596018" calcext:value-type="float">
            <text:p>0.59602 </text:p>
          </table:table-cell>
          <table:table-cell table:style-name="ce6" table:formula="of:=ATAN2([.A287];[.B287])" office:value-type="float" office:value="0.647996724033723" calcext:value-type="float">
            <text:p>0.64799672403372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39788" calcext:value-type="float">
            <text:p>0.23979 </text:p>
          </table:table-cell>
          <table:table-cell table:style-name="ce4" office:value-type="float" office:value="1.168593" calcext:value-type="float">
            <text:p>1.16859 </text:p>
          </table:table-cell>
          <table:table-cell table:style-name="ce6" table:formula="of:=ATAN2([.A288];[.B288])" office:value-type="float" office:value="1.36841178445285" calcext:value-type="float">
            <text:p>1.3684117844528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07428" calcext:value-type="float">
            <text:p>0.50743 </text:p>
          </table:table-cell>
          <table:table-cell table:style-name="ce4" office:value-type="float" office:value="0.706276" calcext:value-type="float">
            <text:p>0.70628 </text:p>
          </table:table-cell>
          <table:table-cell table:style-name="ce6" table:formula="of:=ATAN2([.A289];[.B289])" office:value-type="float" office:value="0.947791092997724" calcext:value-type="float">
            <text:p>0.94779109299772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59245" calcext:value-type="float">
            <text:p>1.15925 </text:p>
          </table:table-cell>
          <table:table-cell table:style-name="ce4" office:value-type="float" office:value="1.449321" calcext:value-type="float">
            <text:p>1.44932 </text:p>
          </table:table-cell>
          <table:table-cell table:style-name="ce6" table:formula="of:=ATAN2([.A290];[.B290])" office:value-type="float" office:value="0.896144499093367" calcext:value-type="float">
            <text:p>0.89614449909336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93046" calcext:value-type="float">
            <text:p>0.49305 </text:p>
          </table:table-cell>
          <table:table-cell table:style-name="ce4" office:value-type="float" office:value="0.423871" calcext:value-type="float">
            <text:p>0.42387 </text:p>
          </table:table-cell>
          <table:table-cell table:style-name="ce6" table:formula="of:=ATAN2([.A291];[.B291])" office:value-type="float" office:value="0.710097774838673" calcext:value-type="float">
            <text:p>0.71009777483867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98554" calcext:value-type="float">
            <text:p>1.29855 </text:p>
          </table:table-cell>
          <table:table-cell table:style-name="ce4" office:value-type="float" office:value="1.287624" calcext:value-type="float">
            <text:p>1.28762 </text:p>
          </table:table-cell>
          <table:table-cell table:style-name="ce6" table:formula="of:=ATAN2([.A292];[.B292])" office:value-type="float" office:value="0.781171874671589" calcext:value-type="float">
            <text:p>0.78117187467158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06511" calcext:value-type="float">
            <text:p>1.50651 </text:p>
          </table:table-cell>
          <table:table-cell table:style-name="ce4" office:value-type="float" office:value="0.353929" calcext:value-type="float">
            <text:p>0.35393 </text:p>
          </table:table-cell>
          <table:table-cell table:style-name="ce6" table:formula="of:=ATAN2([.A293];[.B293])" office:value-type="float" office:value="0.230748372306018" calcext:value-type="float">
            <text:p>0.23074837230601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71852" calcext:value-type="float">
            <text:p>1.37185 </text:p>
          </table:table-cell>
          <table:table-cell table:style-name="ce4" office:value-type="float" office:value="1.341507" calcext:value-type="float">
            <text:p>1.34151 </text:p>
          </table:table-cell>
          <table:table-cell table:style-name="ce6" table:formula="of:=ATAN2([.A294];[.B294])" office:value-type="float" office:value="0.774215074468706" calcext:value-type="float">
            <text:p>0.77421507446870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38872" calcext:value-type="float">
            <text:p>1.13887 </text:p>
          </table:table-cell>
          <table:table-cell table:style-name="ce4" office:value-type="float" office:value="1.410011" calcext:value-type="float">
            <text:p>1.41001 </text:p>
          </table:table-cell>
          <table:table-cell table:style-name="ce6" table:formula="of:=ATAN2([.A295];[.B295])" office:value-type="float" office:value="0.891375241347981" calcext:value-type="float">
            <text:p>0.89137524134798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7133" calcext:value-type="float">
            <text:p>0.47133 </text:p>
          </table:table-cell>
          <table:table-cell table:style-name="ce4" office:value-type="float" office:value="0.123921" calcext:value-type="float">
            <text:p>0.12392 </text:p>
          </table:table-cell>
          <table:table-cell table:style-name="ce6" table:formula="of:=ATAN2([.A296];[.B296])" office:value-type="float" office:value="0.257099064522512" calcext:value-type="float">
            <text:p>0.25709906452251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82829" calcext:value-type="float">
            <text:p>1.48283 </text:p>
          </table:table-cell>
          <table:table-cell table:style-name="ce4" office:value-type="float" office:value="1.249418" calcext:value-type="float">
            <text:p>1.24942 </text:p>
          </table:table-cell>
          <table:table-cell table:style-name="ce6" table:formula="of:=ATAN2([.A297];[.B297])" office:value-type="float" office:value="0.70017685516403" calcext:value-type="float">
            <text:p>0.7001768551640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99855" calcext:value-type="float">
            <text:p>0.19986 </text:p>
          </table:table-cell>
          <table:table-cell table:style-name="ce4" office:value-type="float" office:value="1.216772" calcext:value-type="float">
            <text:p>1.21677 </text:p>
          </table:table-cell>
          <table:table-cell table:style-name="ce6" table:formula="of:=ATAN2([.A298];[.B298])" office:value-type="float" office:value="1.40799975897871" calcext:value-type="float">
            <text:p>1.4079997589787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03259" calcext:value-type="float">
            <text:p>0.10326 </text:p>
          </table:table-cell>
          <table:table-cell table:style-name="ce4" office:value-type="float" office:value="0.34856" calcext:value-type="float">
            <text:p>0.34856 </text:p>
          </table:table-cell>
          <table:table-cell table:style-name="ce6" table:formula="of:=ATAN2([.A299];[.B299])" office:value-type="float" office:value="1.28278845138302" calcext:value-type="float">
            <text:p>1.28278845138302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33023" calcext:value-type="float">
            <text:p>1.23302 </text:p>
          </table:table-cell>
          <table:table-cell table:style-name="ce4" office:value-type="float" office:value="1.432974" calcext:value-type="float">
            <text:p>1.43297 </text:p>
          </table:table-cell>
          <table:table-cell table:style-name="ce6" table:formula="of:=ATAN2([.A300];[.B300])" office:value-type="float" office:value="0.860258468028413" calcext:value-type="float">
            <text:p>0.86025846802841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24013" calcext:value-type="float">
            <text:p>0.82401 </text:p>
          </table:table-cell>
          <table:table-cell table:style-name="ce4" office:value-type="float" office:value="1.073628" calcext:value-type="float">
            <text:p>1.07363 </text:p>
          </table:table-cell>
          <table:table-cell table:style-name="ce6" table:formula="of:=ATAN2([.A301];[.B301])" office:value-type="float" office:value="0.916186913607865" calcext:value-type="float">
            <text:p>0.91618691360786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57617" calcext:value-type="float">
            <text:p>0.95762 </text:p>
          </table:table-cell>
          <table:table-cell table:style-name="ce4" office:value-type="float" office:value="0.826409" calcext:value-type="float">
            <text:p>0.82641 </text:p>
          </table:table-cell>
          <table:table-cell table:style-name="ce6" table:formula="of:=ATAN2([.A302];[.B302])" office:value-type="float" office:value="0.711984325212733" calcext:value-type="float">
            <text:p>0.71198432521273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01861" calcext:value-type="float">
            <text:p>1.50186 </text:p>
          </table:table-cell>
          <table:table-cell table:style-name="ce4" office:value-type="float" office:value="1.539301" calcext:value-type="float">
            <text:p>1.53930 </text:p>
          </table:table-cell>
          <table:table-cell table:style-name="ce6" table:formula="of:=ATAN2([.A303];[.B303])" office:value-type="float" office:value="0.797708625210553" calcext:value-type="float">
            <text:p>0.79770862521055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13518" calcext:value-type="float">
            <text:p>0.11352 </text:p>
          </table:table-cell>
          <table:table-cell table:style-name="ce4" office:value-type="float" office:value="1.290165" calcext:value-type="float">
            <text:p>1.29017 </text:p>
          </table:table-cell>
          <table:table-cell table:style-name="ce6" table:formula="of:=ATAN2([.A304];[.B304])" office:value-type="float" office:value="1.48303514064908" calcext:value-type="float">
            <text:p>1.48303514064908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75447" calcext:value-type="float">
            <text:p>1.37545 </text:p>
          </table:table-cell>
          <table:table-cell table:style-name="ce4" office:value-type="float" office:value="1.169744" calcext:value-type="float">
            <text:p>1.16974 </text:p>
          </table:table-cell>
          <table:table-cell table:style-name="ce6" table:formula="of:=ATAN2([.A305];[.B305])" office:value-type="float" office:value="0.704753186649298" calcext:value-type="float">
            <text:p>0.70475318664929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27079" calcext:value-type="float">
            <text:p>1.02708 </text:p>
          </table:table-cell>
          <table:table-cell table:style-name="ce4" office:value-type="float" office:value="1.51375" calcext:value-type="float">
            <text:p>1.51375 </text:p>
          </table:table-cell>
          <table:table-cell table:style-name="ce6" table:formula="of:=ATAN2([.A306];[.B306])" office:value-type="float" office:value="0.974646265052962" calcext:value-type="float">
            <text:p>0.97464626505296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05989" calcext:value-type="float">
            <text:p>0.50599 </text:p>
          </table:table-cell>
          <table:table-cell table:style-name="ce4" office:value-type="float" office:value="1.327269" calcext:value-type="float">
            <text:p>1.32727 </text:p>
          </table:table-cell>
          <table:table-cell table:style-name="ce6" table:formula="of:=ATAN2([.A307];[.B307])" office:value-type="float" office:value="1.20657874666409" calcext:value-type="float">
            <text:p>1.2065787466640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6462" calcext:value-type="float">
            <text:p>0.16462 </text:p>
          </table:table-cell>
          <table:table-cell table:style-name="ce4" office:value-type="float" office:value="0.895537" calcext:value-type="float">
            <text:p>0.89554 </text:p>
          </table:table-cell>
          <table:table-cell table:style-name="ce6" table:formula="of:=ATAN2([.A308];[.B308])" office:value-type="float" office:value="1.38900317178557" calcext:value-type="float">
            <text:p>1.3890031717855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93332" calcext:value-type="float">
            <text:p>0.79333 </text:p>
          </table:table-cell>
          <table:table-cell table:style-name="ce4" office:value-type="float" office:value="1.313176" calcext:value-type="float">
            <text:p>1.31318 </text:p>
          </table:table-cell>
          <table:table-cell table:style-name="ce6" table:formula="of:=ATAN2([.A309];[.B309])" office:value-type="float" office:value="1.02734392993497" calcext:value-type="float">
            <text:p>1.0273439299349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56709" calcext:value-type="float">
            <text:p>0.35671 </text:p>
          </table:table-cell>
          <table:table-cell table:style-name="ce4" office:value-type="float" office:value="0.894434" calcext:value-type="float">
            <text:p>0.89443 </text:p>
          </table:table-cell>
          <table:table-cell table:style-name="ce6" table:formula="of:=ATAN2([.A310];[.B310])" office:value-type="float" office:value="1.19131644814913" calcext:value-type="float">
            <text:p>1.1913164481491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5599" calcext:value-type="float">
            <text:p>0.45599 </text:p>
          </table:table-cell>
          <table:table-cell table:style-name="ce4" office:value-type="float" office:value="1.11682" calcext:value-type="float">
            <text:p>1.11682 </text:p>
          </table:table-cell>
          <table:table-cell table:style-name="ce6" table:formula="of:=ATAN2([.A311];[.B311])" office:value-type="float" office:value="1.18316115577751" calcext:value-type="float">
            <text:p>1.18316115577751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45102" calcext:value-type="float">
            <text:p>1.44510 </text:p>
          </table:table-cell>
          <table:table-cell table:style-name="ce4" office:value-type="float" office:value="1.50095" calcext:value-type="float">
            <text:p>1.50095 </text:p>
          </table:table-cell>
          <table:table-cell table:style-name="ce6" table:formula="of:=ATAN2([.A312];[.B312])" office:value-type="float" office:value="0.804352788612467" calcext:value-type="float">
            <text:p>0.80435278861246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65767" calcext:value-type="float">
            <text:p>0.86577 </text:p>
          </table:table-cell>
          <table:table-cell table:style-name="ce4" office:value-type="float" office:value="0.98892" calcext:value-type="float">
            <text:p>0.98892 </text:p>
          </table:table-cell>
          <table:table-cell table:style-name="ce6" table:formula="of:=ATAN2([.A313];[.B313])" office:value-type="float" office:value="0.851701792990439" calcext:value-type="float">
            <text:p>0.85170179299043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41125" calcext:value-type="float">
            <text:p>1.04113 </text:p>
          </table:table-cell>
          <table:table-cell table:style-name="ce4" office:value-type="float" office:value="1.002199" calcext:value-type="float">
            <text:p>1.00220 </text:p>
          </table:table-cell>
          <table:table-cell table:style-name="ce6" table:formula="of:=ATAN2([.A314];[.B314])" office:value-type="float" office:value="0.766350135732619" calcext:value-type="float">
            <text:p>0.76635013573261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79913" calcext:value-type="float">
            <text:p>0.17991 </text:p>
          </table:table-cell>
          <table:table-cell table:style-name="ce4" office:value-type="float" office:value="0.409681" calcext:value-type="float">
            <text:p>0.40968 </text:p>
          </table:table-cell>
          <table:table-cell table:style-name="ce6" table:formula="of:=ATAN2([.A315];[.B315])" office:value-type="float" office:value="1.15699855542003" calcext:value-type="float">
            <text:p>1.1569985554200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73677" calcext:value-type="float">
            <text:p>0.77368 </text:p>
          </table:table-cell>
          <table:table-cell table:style-name="ce4" office:value-type="float" office:value="1.14448" calcext:value-type="float">
            <text:p>1.14448 </text:p>
          </table:table-cell>
          <table:table-cell table:style-name="ce6" table:formula="of:=ATAN2([.A316];[.B316])" office:value-type="float" office:value="0.97635487900055" calcext:value-type="float">
            <text:p>0.9763548790005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95538" calcext:value-type="float">
            <text:p>0.59554 </text:p>
          </table:table-cell>
          <table:table-cell table:style-name="ce4" office:value-type="float" office:value="1.53072" calcext:value-type="float">
            <text:p>1.53072 </text:p>
          </table:table-cell>
          <table:table-cell table:style-name="ce6" table:formula="of:=ATAN2([.A317];[.B317])" office:value-type="float" office:value="1.19975863989637" calcext:value-type="float">
            <text:p>1.1997586398963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80389" calcext:value-type="float">
            <text:p>0.78039 </text:p>
          </table:table-cell>
          <table:table-cell table:style-name="ce4" office:value-type="float" office:value="1.281776" calcext:value-type="float">
            <text:p>1.28178 </text:p>
          </table:table-cell>
          <table:table-cell table:style-name="ce6" table:formula="of:=ATAN2([.A318];[.B318])" office:value-type="float" office:value="1.02390643729213" calcext:value-type="float">
            <text:p>1.0239064372921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46206" calcext:value-type="float">
            <text:p>1.24621 </text:p>
          </table:table-cell>
          <table:table-cell table:style-name="ce4" office:value-type="float" office:value="0.74362" calcext:value-type="float">
            <text:p>0.74362 </text:p>
          </table:table-cell>
          <table:table-cell table:style-name="ce6" table:formula="of:=ATAN2([.A319];[.B319])" office:value-type="float" office:value="0.53799475121467" calcext:value-type="float">
            <text:p>0.5379947512146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99947" calcext:value-type="float">
            <text:p>0.79995 </text:p>
          </table:table-cell>
          <table:table-cell table:style-name="ce4" office:value-type="float" office:value="1.094768" calcext:value-type="float">
            <text:p>1.09477 </text:p>
          </table:table-cell>
          <table:table-cell table:style-name="ce6" table:formula="of:=ATAN2([.A320];[.B320])" office:value-type="float" office:value="0.939762057656212" calcext:value-type="float">
            <text:p>0.93976205765621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0062" calcext:value-type="float">
            <text:p>0.60062 </text:p>
          </table:table-cell>
          <table:table-cell table:style-name="ce4" office:value-type="float" office:value="1.121422" calcext:value-type="float">
            <text:p>1.12142 </text:p>
          </table:table-cell>
          <table:table-cell table:style-name="ce6" table:formula="of:=ATAN2([.A321];[.B321])" office:value-type="float" office:value="1.07908539596423" calcext:value-type="float">
            <text:p>1.0790853959642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80962" calcext:value-type="float">
            <text:p>1.08096 </text:p>
          </table:table-cell>
          <table:table-cell table:style-name="ce4" office:value-type="float" office:value="0.432835" calcext:value-type="float">
            <text:p>0.43284 </text:p>
          </table:table-cell>
          <table:table-cell table:style-name="ce6" table:formula="of:=ATAN2([.A322];[.B322])" office:value-type="float" office:value="0.380865360779214" calcext:value-type="float">
            <text:p>0.38086536077921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35901" calcext:value-type="float">
            <text:p>0.83590 </text:p>
          </table:table-cell>
          <table:table-cell table:style-name="ce4" office:value-type="float" office:value="0.356757" calcext:value-type="float">
            <text:p>0.35676 </text:p>
          </table:table-cell>
          <table:table-cell table:style-name="ce6" table:formula="of:=ATAN2([.A323];[.B323])" office:value-type="float" office:value="0.403388661973769" calcext:value-type="float">
            <text:p>0.40338866197376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52344" calcext:value-type="float">
            <text:p>0.95234 </text:p>
          </table:table-cell>
          <table:table-cell table:style-name="ce4" office:value-type="float" office:value="0.848988" calcext:value-type="float">
            <text:p>0.84899 </text:p>
          </table:table-cell>
          <table:table-cell table:style-name="ce6" table:formula="of:=ATAN2([.A324];[.B324])" office:value-type="float" office:value="0.728083464464381" calcext:value-type="float">
            <text:p>0.72808346446438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20754" calcext:value-type="float">
            <text:p>0.62075 </text:p>
          </table:table-cell>
          <table:table-cell table:style-name="ce4" office:value-type="float" office:value="0.570754" calcext:value-type="float">
            <text:p>0.57075 </text:p>
          </table:table-cell>
          <table:table-cell table:style-name="ce6" table:formula="of:=ATAN2([.A325];[.B325])" office:value-type="float" office:value="0.743459140019242" calcext:value-type="float">
            <text:p>0.74345914001924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09252" calcext:value-type="float">
            <text:p>0.00925 </text:p>
          </table:table-cell>
          <table:table-cell table:style-name="ce4" office:value-type="float" office:value="0.478521" calcext:value-type="float">
            <text:p>0.47852 </text:p>
          </table:table-cell>
          <table:table-cell table:style-name="ce6" table:formula="of:=ATAN2([.A326];[.B326])" office:value-type="float" office:value="1.55146416085062" calcext:value-type="float">
            <text:p>1.55146416085062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1193" calcext:value-type="float">
            <text:p>1.11193 </text:p>
          </table:table-cell>
          <table:table-cell table:style-name="ce4" office:value-type="float" office:value="1.028566" calcext:value-type="float">
            <text:p>1.02857 </text:p>
          </table:table-cell>
          <table:table-cell table:style-name="ce6" table:formula="of:=ATAN2([.A327];[.B327])" office:value-type="float" office:value="0.746471723223855" calcext:value-type="float">
            <text:p>0.74647172322385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58053" calcext:value-type="float">
            <text:p>0.15805 </text:p>
          </table:table-cell>
          <table:table-cell table:style-name="ce4" office:value-type="float" office:value="0.582739" calcext:value-type="float">
            <text:p>0.58274 </text:p>
          </table:table-cell>
          <table:table-cell table:style-name="ce6" table:formula="of:=ATAN2([.A328];[.B328])" office:value-type="float" office:value="1.3059436952324" calcext:value-type="float">
            <text:p>1.3059436952324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7871" calcext:value-type="float">
            <text:p>0.97871 </text:p>
          </table:table-cell>
          <table:table-cell table:style-name="ce4" office:value-type="float" office:value="0.874396" calcext:value-type="float">
            <text:p>0.87440 </text:p>
          </table:table-cell>
          <table:table-cell table:style-name="ce6" table:formula="of:=ATAN2([.A329];[.B329])" office:value-type="float" office:value="0.729166070801449" calcext:value-type="float">
            <text:p>0.72916607080144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55985" calcext:value-type="float">
            <text:p>1.35599 </text:p>
          </table:table-cell>
          <table:table-cell table:style-name="ce4" office:value-type="float" office:value="0.933168" calcext:value-type="float">
            <text:p>0.93317 </text:p>
          </table:table-cell>
          <table:table-cell table:style-name="ce6" table:formula="of:=ATAN2([.A330];[.B330])" office:value-type="float" office:value="0.602752074432083" calcext:value-type="float">
            <text:p>0.60275207443208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72047" calcext:value-type="float">
            <text:p>0.77205 </text:p>
          </table:table-cell>
          <table:table-cell table:style-name="ce4" office:value-type="float" office:value="0.639306" calcext:value-type="float">
            <text:p>0.63931 </text:p>
          </table:table-cell>
          <table:table-cell table:style-name="ce6" table:formula="of:=ATAN2([.A331];[.B331])" office:value-type="float" office:value="0.691621721474885" calcext:value-type="float">
            <text:p>0.69162172147488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73915" calcext:value-type="float">
            <text:p>1.17392 </text:p>
          </table:table-cell>
          <table:table-cell table:style-name="ce4" office:value-type="float" office:value="0.891126" calcext:value-type="float">
            <text:p>0.89113 </text:p>
          </table:table-cell>
          <table:table-cell table:style-name="ce6" table:formula="of:=ATAN2([.A332];[.B332])" office:value-type="float" office:value="0.64930356497845" calcext:value-type="float">
            <text:p>0.6493035649784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80532" calcext:value-type="float">
            <text:p>0.78053 </text:p>
          </table:table-cell>
          <table:table-cell table:style-name="ce4" office:value-type="float" office:value="1.045632" calcext:value-type="float">
            <text:p>1.04563 </text:p>
          </table:table-cell>
          <table:table-cell table:style-name="ce6" table:formula="of:=ATAN2([.A333];[.B333])" office:value-type="float" office:value="0.929558813049304" calcext:value-type="float">
            <text:p>0.92955881304930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97072" calcext:value-type="float">
            <text:p>0.59707 </text:p>
          </table:table-cell>
          <table:table-cell table:style-name="ce4" office:value-type="float" office:value="0.005321" calcext:value-type="float">
            <text:p>0.00532 </text:p>
          </table:table-cell>
          <table:table-cell table:style-name="ce6" table:formula="of:=ATAN2([.A334];[.B334])" office:value-type="float" office:value="0.00891158711354674" calcext:value-type="float">
            <text:p>0.008911587113546740</text:p>
          </table:table-cell>
          <table:table-cell table:number-columns-repeated="1021"/>
        </table:table-row>
        <table:table-row table:style-name="ro2">
          <table:table-cell table:style-name="ce4" office:value-type="float" office:value="1.233646" calcext:value-type="float">
            <text:p>1.23365 </text:p>
          </table:table-cell>
          <table:table-cell table:style-name="ce4" office:value-type="float" office:value="0.753735" calcext:value-type="float">
            <text:p>0.75374 </text:p>
          </table:table-cell>
          <table:table-cell table:style-name="ce6" table:formula="of:=ATAN2([.A335];[.B335])" office:value-type="float" office:value="0.548455097205518" calcext:value-type="float">
            <text:p>0.54845509720551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68355" calcext:value-type="float">
            <text:p>0.86836 </text:p>
          </table:table-cell>
          <table:table-cell table:style-name="ce4" office:value-type="float" office:value="1.440356" calcext:value-type="float">
            <text:p>1.44036 </text:p>
          </table:table-cell>
          <table:table-cell table:style-name="ce6" table:formula="of:=ATAN2([.A336];[.B336])" office:value-type="float" office:value="1.02826534528575" calcext:value-type="float">
            <text:p>1.0282653452857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60927" calcext:value-type="float">
            <text:p>0.56093 </text:p>
          </table:table-cell>
          <table:table-cell table:style-name="ce4" office:value-type="float" office:value="0.785518" calcext:value-type="float">
            <text:p>0.78552 </text:p>
          </table:table-cell>
          <table:table-cell table:style-name="ce6" table:formula="of:=ATAN2([.A337];[.B337])" office:value-type="float" office:value="0.950679439316873" calcext:value-type="float">
            <text:p>0.95067943931687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01238" calcext:value-type="float">
            <text:p>1.50124 </text:p>
          </table:table-cell>
          <table:table-cell table:style-name="ce4" office:value-type="float" office:value="0.135618" calcext:value-type="float">
            <text:p>0.13562 </text:p>
          </table:table-cell>
          <table:table-cell table:style-name="ce6" table:formula="of:=ATAN2([.A338];[.B338])" office:value-type="float" office:value="0.0900928942775619" calcext:value-type="float">
            <text:p>0.090092894277561900</text:p>
          </table:table-cell>
          <table:table-cell table:number-columns-repeated="1021"/>
        </table:table-row>
        <table:table-row table:style-name="ro2">
          <table:table-cell table:style-name="ce4" office:value-type="float" office:value="0.990934" calcext:value-type="float">
            <text:p>0.99093 </text:p>
          </table:table-cell>
          <table:table-cell table:style-name="ce4" office:value-type="float" office:value="1.199178" calcext:value-type="float">
            <text:p>1.19918 </text:p>
          </table:table-cell>
          <table:table-cell table:style-name="ce6" table:formula="of:=ATAN2([.A339];[.B339])" office:value-type="float" office:value="0.880196881646889" calcext:value-type="float">
            <text:p>0.88019688164688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77371" calcext:value-type="float">
            <text:p>0.27737 </text:p>
          </table:table-cell>
          <table:table-cell table:style-name="ce4" office:value-type="float" office:value="0.935949" calcext:value-type="float">
            <text:p>0.93595 </text:p>
          </table:table-cell>
          <table:table-cell table:style-name="ce6" table:formula="of:=ATAN2([.A340];[.B340])" office:value-type="float" office:value="1.28268904194142" calcext:value-type="float">
            <text:p>1.2826890419414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87868" calcext:value-type="float">
            <text:p>0.58787 </text:p>
          </table:table-cell>
          <table:table-cell table:style-name="ce4" office:value-type="float" office:value="0.775451" calcext:value-type="float">
            <text:p>0.77545 </text:p>
          </table:table-cell>
          <table:table-cell table:style-name="ce6" table:formula="of:=ATAN2([.A341];[.B341])" office:value-type="float" office:value="0.92213249026579" calcext:value-type="float">
            <text:p>0.9221324902657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06758" calcext:value-type="float">
            <text:p>0.20676 </text:p>
          </table:table-cell>
          <table:table-cell table:style-name="ce4" office:value-type="float" office:value="0.24717" calcext:value-type="float">
            <text:p>0.24717 </text:p>
          </table:table-cell>
          <table:table-cell table:style-name="ce6" table:formula="of:=ATAN2([.A342];[.B342])" office:value-type="float" office:value="0.874191404111777" calcext:value-type="float">
            <text:p>0.87419140411177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67539" calcext:value-type="float">
            <text:p>1.16754 </text:p>
          </table:table-cell>
          <table:table-cell table:style-name="ce4" office:value-type="float" office:value="1.519358" calcext:value-type="float">
            <text:p>1.51936 </text:p>
          </table:table-cell>
          <table:table-cell table:style-name="ce6" table:formula="of:=ATAN2([.A343];[.B343])" office:value-type="float" office:value="0.915596229140947" calcext:value-type="float">
            <text:p>0.91559622914094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94958" calcext:value-type="float">
            <text:p>1.49496 </text:p>
          </table:table-cell>
          <table:table-cell table:style-name="ce4" office:value-type="float" office:value="0.026606" calcext:value-type="float">
            <text:p>0.02661 </text:p>
          </table:table-cell>
          <table:table-cell table:style-name="ce6" table:formula="of:=ATAN2([.A344];[.B344])" office:value-type="float" office:value="0.017795276846158" calcext:value-type="float">
            <text:p>0.01779527684615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61308" calcext:value-type="float">
            <text:p>0.96131 </text:p>
          </table:table-cell>
          <table:table-cell table:style-name="ce4" office:value-type="float" office:value="0.444484" calcext:value-type="float">
            <text:p>0.44448 </text:p>
          </table:table-cell>
          <table:table-cell table:style-name="ce6" table:formula="of:=ATAN2([.A345];[.B345])" office:value-type="float" office:value="0.433096516121363" calcext:value-type="float">
            <text:p>0.43309651612136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4372" calcext:value-type="float">
            <text:p>0.04372 </text:p>
          </table:table-cell>
          <table:table-cell table:style-name="ce4" office:value-type="float" office:value="0.283364" calcext:value-type="float">
            <text:p>0.28336 </text:p>
          </table:table-cell>
          <table:table-cell table:style-name="ce6" table:formula="of:=ATAN2([.A346];[.B346])" office:value-type="float" office:value="1.41771424171335" calcext:value-type="float">
            <text:p>1.4177142417133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18118" calcext:value-type="float">
            <text:p>0.51812 </text:p>
          </table:table-cell>
          <table:table-cell table:style-name="ce4" office:value-type="float" office:value="0.123825" calcext:value-type="float">
            <text:p>0.12383 </text:p>
          </table:table-cell>
          <table:table-cell table:style-name="ce6" table:formula="of:=ATAN2([.A347];[.B347])" office:value-type="float" office:value="0.234589731630217" calcext:value-type="float">
            <text:p>0.23458973163021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87823" calcext:value-type="float">
            <text:p>0.08782 </text:p>
          </table:table-cell>
          <table:table-cell table:style-name="ce4" office:value-type="float" office:value="0.124879" calcext:value-type="float">
            <text:p>0.12488 </text:p>
          </table:table-cell>
          <table:table-cell table:style-name="ce6" table:formula="of:=ATAN2([.A348];[.B348])" office:value-type="float" office:value="0.957882607149485" calcext:value-type="float">
            <text:p>0.95788260714948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04069" calcext:value-type="float">
            <text:p>1.00407 </text:p>
          </table:table-cell>
          <table:table-cell table:style-name="ce4" office:value-type="float" office:value="0.133221" calcext:value-type="float">
            <text:p>0.13322 </text:p>
          </table:table-cell>
          <table:table-cell table:style-name="ce6" table:formula="of:=ATAN2([.A349];[.B349])" office:value-type="float" office:value="0.131910657177099" calcext:value-type="float">
            <text:p>0.13191065717709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06758" calcext:value-type="float">
            <text:p>0.20676 </text:p>
          </table:table-cell>
          <table:table-cell table:style-name="ce4" office:value-type="float" office:value="0.410352" calcext:value-type="float">
            <text:p>0.41035 </text:p>
          </table:table-cell>
          <table:table-cell table:style-name="ce6" table:formula="of:=ATAN2([.A350];[.B350])" office:value-type="float" office:value="1.10406929490667" calcext:value-type="float">
            <text:p>1.1040692949066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30577" calcext:value-type="float">
            <text:p>1.33058 </text:p>
          </table:table-cell>
          <table:table-cell table:style-name="ce4" office:value-type="float" office:value="0.018552" calcext:value-type="float">
            <text:p>0.01855 </text:p>
          </table:table-cell>
          <table:table-cell table:style-name="ce6" table:formula="of:=ATAN2([.A351];[.B351])" office:value-type="float" office:value="0.0139419199011016" calcext:value-type="float">
            <text:p>0.013941919901101600</text:p>
          </table:table-cell>
          <table:table-cell table:number-columns-repeated="1021"/>
        </table:table-row>
        <table:table-row table:style-name="ro2">
          <table:table-cell table:style-name="ce4" office:value-type="float" office:value="1.357662" calcext:value-type="float">
            <text:p>1.35766 </text:p>
          </table:table-cell>
          <table:table-cell table:style-name="ce4" office:value-type="float" office:value="1.334844" calcext:value-type="float">
            <text:p>1.33484 </text:p>
          </table:table-cell>
          <table:table-cell table:style-name="ce6" table:formula="of:=ATAN2([.A352];[.B352])" office:value-type="float" office:value="0.776923733344124" calcext:value-type="float">
            <text:p>0.77692373334412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37578" calcext:value-type="float">
            <text:p>0.93758 </text:p>
          </table:table-cell>
          <table:table-cell table:style-name="ce4" office:value-type="float" office:value="1.223818" calcext:value-type="float">
            <text:p>1.22382 </text:p>
          </table:table-cell>
          <table:table-cell table:style-name="ce6" table:formula="of:=ATAN2([.A353];[.B353])" office:value-type="float" office:value="0.917064913444133" calcext:value-type="float">
            <text:p>0.91706491344413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33551" calcext:value-type="float">
            <text:p>1.13355 </text:p>
          </table:table-cell>
          <table:table-cell table:style-name="ce4" office:value-type="float" office:value="0.038495" calcext:value-type="float">
            <text:p>0.03850 </text:p>
          </table:table-cell>
          <table:table-cell table:style-name="ce6" table:formula="of:=ATAN2([.A354];[.B354])" office:value-type="float" office:value="0.0339466084962803" calcext:value-type="float">
            <text:p>0.033946608496280300</text:p>
          </table:table-cell>
          <table:table-cell table:number-columns-repeated="1021"/>
        </table:table-row>
        <table:table-row table:style-name="ro2">
          <table:table-cell table:style-name="ce4" office:value-type="float" office:value="1.341411" calcext:value-type="float">
            <text:p>1.34141 </text:p>
          </table:table-cell>
          <table:table-cell table:style-name="ce4" office:value-type="float" office:value="0.942037" calcext:value-type="float">
            <text:p>0.94204 </text:p>
          </table:table-cell>
          <table:table-cell table:style-name="ce6" table:formula="of:=ATAN2([.A355];[.B355])" office:value-type="float" office:value="0.612249975486376" calcext:value-type="float">
            <text:p>0.61224997548637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23058" calcext:value-type="float">
            <text:p>0.02306 </text:p>
          </table:table-cell>
          <table:table-cell table:style-name="ce4" office:value-type="float" office:value="0.321571" calcext:value-type="float">
            <text:p>0.32157 </text:p>
          </table:table-cell>
          <table:table-cell table:style-name="ce6" table:formula="of:=ATAN2([.A356];[.B356])" office:value-type="float" office:value="1.49921461102445" calcext:value-type="float">
            <text:p>1.4992146110244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98657" calcext:value-type="float">
            <text:p>0.19866 </text:p>
          </table:table-cell>
          <table:table-cell table:style-name="ce4" office:value-type="float" office:value="0.161025" calcext:value-type="float">
            <text:p>0.16103 </text:p>
          </table:table-cell>
          <table:table-cell table:style-name="ce6" table:formula="of:=ATAN2([.A357];[.B357])" office:value-type="float" office:value="0.681151686305711" calcext:value-type="float">
            <text:p>0.68115168630571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11978" calcext:value-type="float">
            <text:p>1.11198 </text:p>
          </table:table-cell>
          <table:table-cell table:style-name="ce4" office:value-type="float" office:value="1.031969" calcext:value-type="float">
            <text:p>1.03197 </text:p>
          </table:table-cell>
          <table:table-cell table:style-name="ce6" table:formula="of:=ATAN2([.A358];[.B358])" office:value-type="float" office:value="0.748096920016376" calcext:value-type="float">
            <text:p>0.74809692001637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6941" calcext:value-type="float">
            <text:p>0.96941 </text:p>
          </table:table-cell>
          <table:table-cell table:style-name="ce4" office:value-type="float" office:value="0.929285" calcext:value-type="float">
            <text:p>0.92929 </text:p>
          </table:table-cell>
          <table:table-cell table:style-name="ce6" table:formula="of:=ATAN2([.A359];[.B359])" office:value-type="float" office:value="0.76426837250849" calcext:value-type="float">
            <text:p>0.7642683725084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41753" calcext:value-type="float">
            <text:p>0.34175 </text:p>
          </table:table-cell>
          <table:table-cell table:style-name="ce4" office:value-type="float" office:value="0.738059" calcext:value-type="float">
            <text:p>0.73806 </text:p>
          </table:table-cell>
          <table:table-cell table:style-name="ce6" table:formula="of:=ATAN2([.A360];[.B360])" office:value-type="float" office:value="1.13714899439025" calcext:value-type="float">
            <text:p>1.1371489943902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03595" calcext:value-type="float">
            <text:p>0.10360 </text:p>
          </table:table-cell>
          <table:table-cell table:style-name="ce4" office:value-type="float" office:value="1.351478" calcext:value-type="float">
            <text:p>1.35148 </text:p>
          </table:table-cell>
          <table:table-cell table:style-name="ce6" table:formula="of:=ATAN2([.A361];[.B361])" office:value-type="float" office:value="1.49429281390719" calcext:value-type="float">
            <text:p>1.4942928139071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65339" calcext:value-type="float">
            <text:p>0.26534 </text:p>
          </table:table-cell>
          <table:table-cell table:style-name="ce4" office:value-type="float" office:value="1.409867" calcext:value-type="float">
            <text:p>1.40987 </text:p>
          </table:table-cell>
          <table:table-cell table:style-name="ce6" table:formula="of:=ATAN2([.A362];[.B362])" office:value-type="float" office:value="1.38477084520783" calcext:value-type="float">
            <text:p>1.3847708452078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8034" calcext:value-type="float">
            <text:p>0.98034 </text:p>
          </table:table-cell>
          <table:table-cell table:style-name="ce4" office:value-type="float" office:value="1.266148" calcext:value-type="float">
            <text:p>1.26615 </text:p>
          </table:table-cell>
          <table:table-cell table:style-name="ce6" table:formula="of:=ATAN2([.A363];[.B363])" office:value-type="float" office:value="0.911942694952865" calcext:value-type="float">
            <text:p>0.91194269495286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35615" calcext:value-type="float">
            <text:p>0.53562 </text:p>
          </table:table-cell>
          <table:table-cell table:style-name="ce4" office:value-type="float" office:value="0.914856" calcext:value-type="float">
            <text:p>0.91486 </text:p>
          </table:table-cell>
          <table:table-cell table:style-name="ce6" table:formula="of:=ATAN2([.A364];[.B364])" office:value-type="float" office:value="1.04113383843912" calcext:value-type="float">
            <text:p>1.0411338384391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01723" calcext:value-type="float">
            <text:p>0.50172 </text:p>
          </table:table-cell>
          <table:table-cell table:style-name="ce4" office:value-type="float" office:value="0.882401" calcext:value-type="float">
            <text:p>0.88240 </text:p>
          </table:table-cell>
          <table:table-cell table:style-name="ce6" table:formula="of:=ATAN2([.A365];[.B365])" office:value-type="float" office:value="1.05379386093141" calcext:value-type="float">
            <text:p>1.0537938609314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7737" calcext:value-type="float">
            <text:p>0.57737 </text:p>
          </table:table-cell>
          <table:table-cell table:style-name="ce4" office:value-type="float" office:value="1.188344" calcext:value-type="float">
            <text:p>1.18834 </text:p>
          </table:table-cell>
          <table:table-cell table:style-name="ce6" table:formula="of:=ATAN2([.A366];[.B366])" office:value-type="float" office:value="1.11852376548368" calcext:value-type="float">
            <text:p>1.11852376548368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38297" calcext:value-type="float">
            <text:p>1.03830 </text:p>
          </table:table-cell>
          <table:table-cell table:style-name="ce4" office:value-type="float" office:value="0.156423" calcext:value-type="float">
            <text:p>0.15642 </text:p>
          </table:table-cell>
          <table:table-cell table:style-name="ce6" table:formula="of:=ATAN2([.A367];[.B367])" office:value-type="float" office:value="0.149528933463286" calcext:value-type="float">
            <text:p>0.14952893346328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60395" calcext:value-type="float">
            <text:p>1.26040 </text:p>
          </table:table-cell>
          <table:table-cell table:style-name="ce4" office:value-type="float" office:value="1.274154" calcext:value-type="float">
            <text:p>1.27415 </text:p>
          </table:table-cell>
          <table:table-cell table:style-name="ce6" table:formula="of:=ATAN2([.A368];[.B368])" office:value-type="float" office:value="0.790826689279397" calcext:value-type="float">
            <text:p>0.79082668927939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67442" calcext:value-type="float">
            <text:p>1.26744 </text:p>
          </table:table-cell>
          <table:table-cell table:style-name="ce4" office:value-type="float" office:value="0.604934" calcext:value-type="float">
            <text:p>0.60493 </text:p>
          </table:table-cell>
          <table:table-cell table:style-name="ce6" table:formula="of:=ATAN2([.A369];[.B369])" office:value-type="float" office:value="0.445312932121579" calcext:value-type="float">
            <text:p>0.44531293212157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27081" calcext:value-type="float">
            <text:p>0.82708 </text:p>
          </table:table-cell>
          <table:table-cell table:style-name="ce4" office:value-type="float" office:value="0.383123" calcext:value-type="float">
            <text:p>0.38312 </text:p>
          </table:table-cell>
          <table:table-cell table:style-name="ce6" table:formula="of:=ATAN2([.A370];[.B370])" office:value-type="float" office:value="0.433795659904147" calcext:value-type="float">
            <text:p>0.43379565990414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59918" calcext:value-type="float">
            <text:p>0.95992 </text:p>
          </table:table-cell>
          <table:table-cell table:style-name="ce4" office:value-type="float" office:value="0.480342" calcext:value-type="float">
            <text:p>0.48034 </text:p>
          </table:table-cell>
          <table:table-cell table:style-name="ce6" table:formula="of:=ATAN2([.A371];[.B371])" office:value-type="float" office:value="0.463966751986865" calcext:value-type="float">
            <text:p>0.46396675198686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5378" calcext:value-type="float">
            <text:p>1.25378 </text:p>
          </table:table-cell>
          <table:table-cell table:style-name="ce4" office:value-type="float" office:value="0.886284" calcext:value-type="float">
            <text:p>0.88628 </text:p>
          </table:table-cell>
          <table:table-cell table:style-name="ce6" table:formula="of:=ATAN2([.A372];[.B372])" office:value-type="float" office:value="0.615334883685873" calcext:value-type="float">
            <text:p>0.61533488368587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14661" calcext:value-type="float">
            <text:p>1.41466 </text:p>
          </table:table-cell>
          <table:table-cell table:style-name="ce4" office:value-type="float" office:value="1.382351" calcext:value-type="float">
            <text:p>1.38235 </text:p>
          </table:table-cell>
          <table:table-cell table:style-name="ce6" table:formula="of:=ATAN2([.A373];[.B373])" office:value-type="float" office:value="0.773847064235621" calcext:value-type="float">
            <text:p>0.77384706423562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27468" calcext:value-type="float">
            <text:p>0.22747 </text:p>
          </table:table-cell>
          <table:table-cell table:style-name="ce4" office:value-type="float" office:value="1.39702" calcext:value-type="float">
            <text:p>1.39702 </text:p>
          </table:table-cell>
          <table:table-cell table:style-name="ce6" table:formula="of:=ATAN2([.A374];[.B374])" office:value-type="float" office:value="1.40938904208088" calcext:value-type="float">
            <text:p>1.4093890420808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89879" calcext:value-type="float">
            <text:p>0.98988 </text:p>
          </table:table-cell>
          <table:table-cell table:style-name="ce4" office:value-type="float" office:value="1.258526" calcext:value-type="float">
            <text:p>1.25853 </text:p>
          </table:table-cell>
          <table:table-cell table:style-name="ce6" table:formula="of:=ATAN2([.A375];[.B375])" office:value-type="float" office:value="0.90431775933523" calcext:value-type="float">
            <text:p>0.9043177593352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32115" calcext:value-type="float">
            <text:p>0.63212 </text:p>
          </table:table-cell>
          <table:table-cell table:style-name="ce4" office:value-type="float" office:value="0.496306" calcext:value-type="float">
            <text:p>0.49631 </text:p>
          </table:table-cell>
          <table:table-cell table:style-name="ce6" table:formula="of:=ATAN2([.A376];[.B376])" office:value-type="float" office:value="0.665621134216535" calcext:value-type="float">
            <text:p>0.66562113421653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98512" calcext:value-type="float">
            <text:p>0.39851 </text:p>
          </table:table-cell>
          <table:table-cell table:style-name="ce4" office:value-type="float" office:value="0.489211" calcext:value-type="float">
            <text:p>0.48921 </text:p>
          </table:table-cell>
          <table:table-cell table:style-name="ce6" table:formula="of:=ATAN2([.A377];[.B377])" office:value-type="float" office:value="0.887215246184623" calcext:value-type="float">
            <text:p>0.88721524618462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14476" calcext:value-type="float">
            <text:p>0.21448 </text:p>
          </table:table-cell>
          <table:table-cell table:style-name="ce4" office:value-type="float" office:value="0.524494" calcext:value-type="float">
            <text:p>0.52449 </text:p>
          </table:table-cell>
          <table:table-cell table:style-name="ce6" table:formula="of:=ATAN2([.A378];[.B378])" office:value-type="float" office:value="1.18262416573203" calcext:value-type="float">
            <text:p>1.1826241657320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43329" calcext:value-type="float">
            <text:p>1.34333 </text:p>
          </table:table-cell>
          <table:table-cell table:style-name="ce4" office:value-type="float" office:value="1.342418" calcext:value-type="float">
            <text:p>1.34242 </text:p>
          </table:table-cell>
          <table:table-cell table:style-name="ce6" table:formula="of:=ATAN2([.A379];[.B379])" office:value-type="float" office:value="0.785058965414518" calcext:value-type="float">
            <text:p>0.78505896541451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0393" calcext:value-type="float">
            <text:p>0.10393 </text:p>
          </table:table-cell>
          <table:table-cell table:style-name="ce4" office:value-type="float" office:value="0.28926" calcext:value-type="float">
            <text:p>0.28926 </text:p>
          </table:table-cell>
          <table:table-cell table:style-name="ce6" table:formula="of:=ATAN2([.A380];[.B380])" office:value-type="float" office:value="1.22586399592096" calcext:value-type="float">
            <text:p>1.2258639959209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72" calcext:value-type="float">
            <text:p>0.67200 </text:p>
          </table:table-cell>
          <table:table-cell table:style-name="ce4" office:value-type="float" office:value="0.083365" calcext:value-type="float">
            <text:p>0.08337 </text:p>
          </table:table-cell>
          <table:table-cell table:style-name="ce6" table:formula="of:=ATAN2([.A381];[.B381])" office:value-type="float" office:value="0.123424483666132" calcext:value-type="float">
            <text:p>0.12342448366613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00618" calcext:value-type="float">
            <text:p>0.90062 </text:p>
          </table:table-cell>
          <table:table-cell table:style-name="ce4" office:value-type="float" office:value="1.21797" calcext:value-type="float">
            <text:p>1.21797 </text:p>
          </table:table-cell>
          <table:table-cell table:style-name="ce6" table:formula="of:=ATAN2([.A382];[.B382])" office:value-type="float" office:value="0.934086743706289" calcext:value-type="float">
            <text:p>0.93408674370628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74829" calcext:value-type="float">
            <text:p>0.47483 </text:p>
          </table:table-cell>
          <table:table-cell table:style-name="ce4" office:value-type="float" office:value="0.653256" calcext:value-type="float">
            <text:p>0.65326 </text:p>
          </table:table-cell>
          <table:table-cell table:style-name="ce6" table:formula="of:=ATAN2([.A383];[.B383])" office:value-type="float" office:value="0.942266690094641" calcext:value-type="float">
            <text:p>0.94226669009464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60877" calcext:value-type="float">
            <text:p>0.86088 </text:p>
          </table:table-cell>
          <table:table-cell table:style-name="ce4" office:value-type="float" office:value="0.296882" calcext:value-type="float">
            <text:p>0.29688 </text:p>
          </table:table-cell>
          <table:table-cell table:style-name="ce6" table:formula="of:=ATAN2([.A384];[.B384])" office:value-type="float" office:value="0.332088392604879" calcext:value-type="float">
            <text:p>0.33208839260487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54312" calcext:value-type="float">
            <text:p>0.35431 </text:p>
          </table:table-cell>
          <table:table-cell table:style-name="ce4" office:value-type="float" office:value="1.469455" calcext:value-type="float">
            <text:p>1.46946 </text:p>
          </table:table-cell>
          <table:table-cell table:style-name="ce6" table:formula="of:=ATAN2([.A385];[.B385])" office:value-type="float" office:value="1.334194536757" calcext:value-type="float">
            <text:p>1.3341945367570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89067" calcext:value-type="float">
            <text:p>0.48907 </text:p>
          </table:table-cell>
          <table:table-cell table:style-name="ce4" office:value-type="float" office:value="0.861932" calcext:value-type="float">
            <text:p>0.86193 </text:p>
          </table:table-cell>
          <table:table-cell table:style-name="ce6" table:formula="of:=ATAN2([.A386];[.B386])" office:value-type="float" office:value="1.05468645247227" calcext:value-type="float">
            <text:p>1.0546864524722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73777" calcext:value-type="float">
            <text:p>0.17378 </text:p>
          </table:table-cell>
          <table:table-cell table:style-name="ce4" office:value-type="float" office:value="0.78571" calcext:value-type="float">
            <text:p>0.78571 </text:p>
          </table:table-cell>
          <table:table-cell table:style-name="ce6" table:formula="of:=ATAN2([.A387];[.B387])" office:value-type="float" office:value="1.35312846645536" calcext:value-type="float">
            <text:p>1.3531284664553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69264" calcext:value-type="float">
            <text:p>1.26926 </text:p>
          </table:table-cell>
          <table:table-cell table:style-name="ce4" office:value-type="float" office:value="1.138632" calcext:value-type="float">
            <text:p>1.13863 </text:p>
          </table:table-cell>
          <table:table-cell table:style-name="ce6" table:formula="of:=ATAN2([.A388];[.B388])" office:value-type="float" office:value="0.731199781910939" calcext:value-type="float">
            <text:p>0.73119978191093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116" calcext:value-type="float">
            <text:p>0.21160 </text:p>
          </table:table-cell>
          <table:table-cell table:style-name="ce4" office:value-type="float" office:value="1.501286" calcext:value-type="float">
            <text:p>1.50129 </text:p>
          </table:table-cell>
          <table:table-cell table:style-name="ce6" table:formula="of:=ATAN2([.A389];[.B389])" office:value-type="float" office:value="1.43077285881368" calcext:value-type="float">
            <text:p>1.4307728588136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46498" calcext:value-type="float">
            <text:p>0.44650 </text:p>
          </table:table-cell>
          <table:table-cell table:style-name="ce4" office:value-type="float" office:value="0.977367" calcext:value-type="float">
            <text:p>0.97737 </text:p>
          </table:table-cell>
          <table:table-cell table:style-name="ce6" table:formula="of:=ATAN2([.A390];[.B390])" office:value-type="float" office:value="1.14227081547866" calcext:value-type="float">
            <text:p>1.1422708154786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3796" calcext:value-type="float">
            <text:p>1.23796 </text:p>
          </table:table-cell>
          <table:table-cell table:style-name="ce4" office:value-type="float" office:value="1.295055" calcext:value-type="float">
            <text:p>1.29506 </text:p>
          </table:table-cell>
          <table:table-cell table:style-name="ce6" table:formula="of:=ATAN2([.A391];[.B391])" office:value-type="float" office:value="0.807934679601528" calcext:value-type="float">
            <text:p>0.80793467960152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06224" calcext:value-type="float">
            <text:p>1.40622 </text:p>
          </table:table-cell>
          <table:table-cell table:style-name="ce4" office:value-type="float" office:value="0.433842" calcext:value-type="float">
            <text:p>0.43384 </text:p>
          </table:table-cell>
          <table:table-cell table:style-name="ce6" table:formula="of:=ATAN2([.A392];[.B392])" office:value-type="float" office:value="0.299250819407688" calcext:value-type="float">
            <text:p>0.29925081940768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40357" calcext:value-type="float">
            <text:p>1.24036 </text:p>
          </table:table-cell>
          <table:table-cell table:style-name="ce4" office:value-type="float" office:value="0.399902" calcext:value-type="float">
            <text:p>0.39990 </text:p>
          </table:table-cell>
          <table:table-cell table:style-name="ce6" table:formula="of:=ATAN2([.A393];[.B393])" office:value-type="float" office:value="0.311886456394011" calcext:value-type="float">
            <text:p>0.31188645639401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68354" calcext:value-type="float">
            <text:p>1.16835 </text:p>
          </table:table-cell>
          <table:table-cell table:style-name="ce4" office:value-type="float" office:value="0.456709" calcext:value-type="float">
            <text:p>0.45671 </text:p>
          </table:table-cell>
          <table:table-cell table:style-name="ce6" table:formula="of:=ATAN2([.A394];[.B394])" office:value-type="float" office:value="0.372636588370647" calcext:value-type="float">
            <text:p>0.37263658837064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66389" calcext:value-type="float">
            <text:p>0.96639 </text:p>
          </table:table-cell>
          <table:table-cell table:style-name="ce4" office:value-type="float" office:value="1.338199" calcext:value-type="float">
            <text:p>1.33820 </text:p>
          </table:table-cell>
          <table:table-cell table:style-name="ce6" table:formula="of:=ATAN2([.A395];[.B395])" office:value-type="float" office:value="0.945354532732058" calcext:value-type="float">
            <text:p>0.94535453273205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67255" calcext:value-type="float">
            <text:p>0.56726 </text:p>
          </table:table-cell>
          <table:table-cell table:style-name="ce4" office:value-type="float" office:value="1.427892" calcext:value-type="float">
            <text:p>1.42789 </text:p>
          </table:table-cell>
          <table:table-cell table:style-name="ce6" table:formula="of:=ATAN2([.A396];[.B396])" office:value-type="float" office:value="1.19264782188247" calcext:value-type="float">
            <text:p>1.1926478218824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4563" calcext:value-type="float">
            <text:p>1.34563 </text:p>
          </table:table-cell>
          <table:table-cell table:style-name="ce4" office:value-type="float" office:value="1.205602" calcext:value-type="float">
            <text:p>1.20560 </text:p>
          </table:table-cell>
          <table:table-cell table:style-name="ce6" table:formula="of:=ATAN2([.A397];[.B397])" office:value-type="float" office:value="0.730566755962375" calcext:value-type="float">
            <text:p>0.73056675596237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58915" calcext:value-type="float">
            <text:p>0.35892 </text:p>
          </table:table-cell>
          <table:table-cell table:style-name="ce4" office:value-type="float" office:value="1.332255" calcext:value-type="float">
            <text:p>1.33226 </text:p>
          </table:table-cell>
          <table:table-cell table:style-name="ce6" table:formula="of:=ATAN2([.A398];[.B398])" office:value-type="float" office:value="1.30763995762669" calcext:value-type="float">
            <text:p>1.30763995762669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56512" calcext:value-type="float">
            <text:p>1.35651 </text:p>
          </table:table-cell>
          <table:table-cell table:style-name="ce4" office:value-type="float" office:value="1.415332" calcext:value-type="float">
            <text:p>1.41533 </text:p>
          </table:table-cell>
          <table:table-cell table:style-name="ce6" table:formula="of:=ATAN2([.A399];[.B399])" office:value-type="float" office:value="0.806615509427303" calcext:value-type="float">
            <text:p>0.80661550942730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60401" calcext:value-type="float">
            <text:p>0.36040 </text:p>
          </table:table-cell>
          <table:table-cell table:style-name="ce4" office:value-type="float" office:value="0.893188" calcext:value-type="float">
            <text:p>0.89319 </text:p>
          </table:table-cell>
          <table:table-cell table:style-name="ce6" table:formula="of:=ATAN2([.A400];[.B400])" office:value-type="float" office:value="1.1872766992263" calcext:value-type="float">
            <text:p>1.1872766992263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91992" calcext:value-type="float">
            <text:p>0.39199 </text:p>
          </table:table-cell>
          <table:table-cell table:style-name="ce4" office:value-type="float" office:value="0.715864" calcext:value-type="float">
            <text:p>0.71586 </text:p>
          </table:table-cell>
          <table:table-cell table:style-name="ce6" table:formula="of:=ATAN2([.A401];[.B401])" office:value-type="float" office:value="1.06981384927909" calcext:value-type="float">
            <text:p>1.0698138492790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52009" calcext:value-type="float">
            <text:p>0.85201 </text:p>
          </table:table-cell>
          <table:table-cell table:style-name="ce4" office:value-type="float" office:value="0.814617" calcext:value-type="float">
            <text:p>0.81462 </text:p>
          </table:table-cell>
          <table:table-cell table:style-name="ce6" table:formula="of:=ATAN2([.A402];[.B402])" office:value-type="float" office:value="0.76296617926863" calcext:value-type="float">
            <text:p>0.7629661792686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46971" calcext:value-type="float">
            <text:p>1.54697 </text:p>
          </table:table-cell>
          <table:table-cell table:style-name="ce4" office:value-type="float" office:value="0.746592" calcext:value-type="float">
            <text:p>0.74659 </text:p>
          </table:table-cell>
          <table:table-cell table:style-name="ce6" table:formula="of:=ATAN2([.A403];[.B403])" office:value-type="float" office:value="0.449643440888436" calcext:value-type="float">
            <text:p>0.44964344088843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84515" calcext:value-type="float">
            <text:p>0.08452 </text:p>
          </table:table-cell>
          <table:table-cell table:style-name="ce4" office:value-type="float" office:value="1.124298" calcext:value-type="float">
            <text:p>1.12430 </text:p>
          </table:table-cell>
          <table:table-cell table:style-name="ce6" table:formula="of:=ATAN2([.A404];[.B404])" office:value-type="float" office:value="1.49576608835569" calcext:value-type="float">
            <text:p>1.4957660883556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279" calcext:value-type="float">
            <text:p>0.12790 </text:p>
          </table:table-cell>
          <table:table-cell table:style-name="ce4" office:value-type="float" office:value="0.822526" calcext:value-type="float">
            <text:p>0.82253 </text:p>
          </table:table-cell>
          <table:table-cell table:style-name="ce6" table:formula="of:=ATAN2([.A405];[.B405])" office:value-type="float" office:value="1.41653510980529" calcext:value-type="float">
            <text:p>1.4165351098052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24156" calcext:value-type="float">
            <text:p>0.82416 </text:p>
          </table:table-cell>
          <table:table-cell table:style-name="ce4" office:value-type="float" office:value="0.674972" calcext:value-type="float">
            <text:p>0.67497 </text:p>
          </table:table-cell>
          <table:table-cell table:style-name="ce6" table:formula="of:=ATAN2([.A406];[.B406])" office:value-type="float" office:value="0.686210869960877" calcext:value-type="float">
            <text:p>0.68621086996087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70418" calcext:value-type="float">
            <text:p>0.67042 </text:p>
          </table:table-cell>
          <table:table-cell table:style-name="ce4" office:value-type="float" office:value="0.738155" calcext:value-type="float">
            <text:p>0.73816 </text:p>
          </table:table-cell>
          <table:table-cell table:style-name="ce6" table:formula="of:=ATAN2([.A407];[.B407])" office:value-type="float" office:value="0.833450239517269" calcext:value-type="float">
            <text:p>0.83345023951726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48705" calcext:value-type="float">
            <text:p>0.14871 </text:p>
          </table:table-cell>
          <table:table-cell table:style-name="ce4" office:value-type="float" office:value="0.520467" calcext:value-type="float">
            <text:p>0.52047 </text:p>
          </table:table-cell>
          <table:table-cell table:style-name="ce6" table:formula="of:=ATAN2([.A408];[.B408])" office:value-type="float" office:value="1.29249641402641" calcext:value-type="float">
            <text:p>1.2924964140264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06517" calcext:value-type="float">
            <text:p>0.40652 </text:p>
          </table:table-cell>
          <table:table-cell table:style-name="ce4" office:value-type="float" office:value="0.83058" calcext:value-type="float">
            <text:p>0.83058 </text:p>
          </table:table-cell>
          <table:table-cell table:style-name="ce6" table:formula="of:=ATAN2([.A409];[.B409])" office:value-type="float" office:value="1.11563436562864" calcext:value-type="float">
            <text:p>1.1156343656286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00423" calcext:value-type="float">
            <text:p>1.40042 </text:p>
          </table:table-cell>
          <table:table-cell table:style-name="ce4" office:value-type="float" office:value="1.425208" calcext:value-type="float">
            <text:p>1.42521 </text:p>
          </table:table-cell>
          <table:table-cell table:style-name="ce6" table:formula="of:=ATAN2([.A410];[.B410])" office:value-type="float" office:value="0.794169430553125" calcext:value-type="float">
            <text:p>0.79416943055312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65626" calcext:value-type="float">
            <text:p>0.36563 </text:p>
          </table:table-cell>
          <table:table-cell table:style-name="ce4" office:value-type="float" office:value="0.646545" calcext:value-type="float">
            <text:p>0.64655 </text:p>
          </table:table-cell>
          <table:table-cell table:style-name="ce6" table:formula="of:=ATAN2([.A411];[.B411])" office:value-type="float" office:value="1.05612522817735" calcext:value-type="float">
            <text:p>1.0561252281773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302" calcext:value-type="float">
            <text:p>0.23020 </text:p>
          </table:table-cell>
          <table:table-cell table:style-name="ce4" office:value-type="float" office:value="1.291412" calcext:value-type="float">
            <text:p>1.29141 </text:p>
          </table:table-cell>
          <table:table-cell table:style-name="ce6" table:formula="of:=ATAN2([.A412];[.B412])" office:value-type="float" office:value="1.394394622561" calcext:value-type="float">
            <text:p>1.3943946225610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96499" calcext:value-type="float">
            <text:p>0.19650 </text:p>
          </table:table-cell>
          <table:table-cell table:style-name="ce4" office:value-type="float" office:value="1.241939" calcext:value-type="float">
            <text:p>1.24194 </text:p>
          </table:table-cell>
          <table:table-cell table:style-name="ce6" table:formula="of:=ATAN2([.A413];[.B413])" office:value-type="float" office:value="1.41387757671934" calcext:value-type="float">
            <text:p>1.4138775767193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63414" calcext:value-type="float">
            <text:p>1.46341 </text:p>
          </table:table-cell>
          <table:table-cell table:style-name="ce4" office:value-type="float" office:value="1.37329" calcext:value-type="float">
            <text:p>1.37329 </text:p>
          </table:table-cell>
          <table:table-cell table:style-name="ce6" table:formula="of:=ATAN2([.A414];[.B414])" office:value-type="float" office:value="0.753638171746166" calcext:value-type="float">
            <text:p>0.75363817174616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25838" calcext:value-type="float">
            <text:p>0.12584 </text:p>
          </table:table-cell>
          <table:table-cell table:style-name="ce4" office:value-type="float" office:value="0.609345" calcext:value-type="float">
            <text:p>0.60935 </text:p>
          </table:table-cell>
          <table:table-cell table:style-name="ce6" table:formula="of:=ATAN2([.A415];[.B415])" office:value-type="float" office:value="1.36714565359411" calcext:value-type="float">
            <text:p>1.3671456535941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73969" calcext:value-type="float">
            <text:p>0.07397 </text:p>
          </table:table-cell>
          <table:table-cell table:style-name="ce4" office:value-type="float" office:value="1.346924" calcext:value-type="float">
            <text:p>1.34692 </text:p>
          </table:table-cell>
          <table:table-cell table:style-name="ce6" table:formula="of:=ATAN2([.A416];[.B416])" office:value-type="float" office:value="1.51593445347996" calcext:value-type="float">
            <text:p>1.5159344534799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92233" calcext:value-type="float">
            <text:p>0.09223 </text:p>
          </table:table-cell>
          <table:table-cell table:style-name="ce4" office:value-type="float" office:value="0.007239" calcext:value-type="float">
            <text:p>0.00724 </text:p>
          </table:table-cell>
          <table:table-cell table:style-name="ce6" table:formula="of:=ATAN2([.A417];[.B417])" office:value-type="float" office:value="0.0783254419669319" calcext:value-type="float">
            <text:p>0.078325441966931900</text:p>
          </table:table-cell>
          <table:table-cell table:number-columns-repeated="1021"/>
        </table:table-row>
        <table:table-row table:style-name="ro2">
          <table:table-cell table:style-name="ce4" office:value-type="float" office:value="0.528425" calcext:value-type="float">
            <text:p>0.52843 </text:p>
          </table:table-cell>
          <table:table-cell table:style-name="ce4" office:value-type="float" office:value="0.995152" calcext:value-type="float">
            <text:p>0.99515 </text:p>
          </table:table-cell>
          <table:table-cell table:style-name="ce6" table:formula="of:=ATAN2([.A418];[.B418])" office:value-type="float" office:value="1.08265792738183" calcext:value-type="float">
            <text:p>1.0826579273818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36809" calcext:value-type="float">
            <text:p>1.43681 </text:p>
          </table:table-cell>
          <table:table-cell table:style-name="ce4" office:value-type="float" office:value="1.291699" calcext:value-type="float">
            <text:p>1.29170 </text:p>
          </table:table-cell>
          <table:table-cell table:style-name="ce6" table:formula="of:=ATAN2([.A419];[.B419])" office:value-type="float" office:value="0.732265308030932" calcext:value-type="float">
            <text:p>0.73226530803093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26123" calcext:value-type="float">
            <text:p>0.62612 </text:p>
          </table:table-cell>
          <table:table-cell table:style-name="ce4" office:value-type="float" office:value="1.051576" calcext:value-type="float">
            <text:p>1.05158 </text:p>
          </table:table-cell>
          <table:table-cell table:style-name="ce6" table:formula="of:=ATAN2([.A420];[.B420])" office:value-type="float" office:value="1.03375575966305" calcext:value-type="float">
            <text:p>1.0337557596630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79814" calcext:value-type="float">
            <text:p>0.67981 </text:p>
          </table:table-cell>
          <table:table-cell table:style-name="ce4" office:value-type="float" office:value="0.73384" calcext:value-type="float">
            <text:p>0.73384 </text:p>
          </table:table-cell>
          <table:table-cell table:style-name="ce6" table:formula="of:=ATAN2([.A421];[.B421])" office:value-type="float" office:value="0.823596845882307" calcext:value-type="float">
            <text:p>0.82359684588230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86233" calcext:value-type="float">
            <text:p>1.48623 </text:p>
          </table:table-cell>
          <table:table-cell table:style-name="ce4" office:value-type="float" office:value="1.284508" calcext:value-type="float">
            <text:p>1.28451 </text:p>
          </table:table-cell>
          <table:table-cell table:style-name="ce6" table:formula="of:=ATAN2([.A422];[.B422])" office:value-type="float" office:value="0.712720960435244" calcext:value-type="float">
            <text:p>0.71272096043524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15045" calcext:value-type="float">
            <text:p>1.31505 </text:p>
          </table:table-cell>
          <table:table-cell table:style-name="ce4" office:value-type="float" office:value="1.179859" calcext:value-type="float">
            <text:p>1.17986 </text:p>
          </table:table-cell>
          <table:table-cell table:style-name="ce6" table:formula="of:=ATAN2([.A423];[.B423])" office:value-type="float" office:value="0.73126624864929" calcext:value-type="float">
            <text:p>0.7312662486492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39161" calcext:value-type="float">
            <text:p>0.83916 </text:p>
          </table:table-cell>
          <table:table-cell table:style-name="ce4" office:value-type="float" office:value="1.33029" calcext:value-type="float">
            <text:p>1.33029 </text:p>
          </table:table-cell>
          <table:table-cell table:style-name="ce6" table:formula="of:=ATAN2([.A424];[.B424])" office:value-type="float" office:value="1.00802952789122" calcext:value-type="float">
            <text:p>1.00802952789122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22763" calcext:value-type="float">
            <text:p>1.32276 </text:p>
          </table:table-cell>
          <table:table-cell table:style-name="ce4" office:value-type="float" office:value="1.285995" calcext:value-type="float">
            <text:p>1.28600 </text:p>
          </table:table-cell>
          <table:table-cell table:style-name="ce6" table:formula="of:=ATAN2([.A425];[.B425])" office:value-type="float" office:value="0.771305033361538" calcext:value-type="float">
            <text:p>0.77130503336153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89399" calcext:value-type="float">
            <text:p>1.08940 </text:p>
          </table:table-cell>
          <table:table-cell table:style-name="ce4" office:value-type="float" office:value="1.234125" calcext:value-type="float">
            <text:p>1.23413 </text:p>
          </table:table-cell>
          <table:table-cell table:style-name="ce6" table:formula="of:=ATAN2([.A426];[.B426])" office:value-type="float" office:value="0.847605082592686" calcext:value-type="float">
            <text:p>0.84760508259268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24685" calcext:value-type="float">
            <text:p>0.62469 </text:p>
          </table:table-cell>
          <table:table-cell table:style-name="ce4" office:value-type="float" office:value="1.191796" calcext:value-type="float">
            <text:p>1.19180 </text:p>
          </table:table-cell>
          <table:table-cell table:style-name="ce6" table:formula="of:=ATAN2([.A427];[.B427])" office:value-type="float" office:value="1.0880125238602" calcext:value-type="float">
            <text:p>1.0880125238602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07093" calcext:value-type="float">
            <text:p>0.40709 </text:p>
          </table:table-cell>
          <table:table-cell table:style-name="ce4" office:value-type="float" office:value="0.243095" calcext:value-type="float">
            <text:p>0.24310 </text:p>
          </table:table-cell>
          <table:table-cell table:style-name="ce6" table:formula="of:=ATAN2([.A428];[.B428])" office:value-type="float" office:value="0.53832021770473" calcext:value-type="float">
            <text:p>0.5383202177047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06807" calcext:value-type="float">
            <text:p>0.00681 </text:p>
          </table:table-cell>
          <table:table-cell table:style-name="ce4" office:value-type="float" office:value="1.115238" calcext:value-type="float">
            <text:p>1.11524 </text:p>
          </table:table-cell>
          <table:table-cell table:style-name="ce6" table:formula="of:=ATAN2([.A429];[.B429])" office:value-type="float" office:value="1.56469277269085" calcext:value-type="float">
            <text:p>1.5646927726908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25594" calcext:value-type="float">
            <text:p>0.82559 </text:p>
          </table:table-cell>
          <table:table-cell table:style-name="ce4" office:value-type="float" office:value="0.388445" calcext:value-type="float">
            <text:p>0.38845 </text:p>
          </table:table-cell>
          <table:table-cell table:style-name="ce6" table:formula="of:=ATAN2([.A430];[.B430])" office:value-type="float" office:value="0.439773340344813" calcext:value-type="float">
            <text:p>0.43977334034481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998" calcext:value-type="float">
            <text:p>1.49980 </text:p>
          </table:table-cell>
          <table:table-cell table:style-name="ce4" office:value-type="float" office:value="0.356661" calcext:value-type="float">
            <text:p>0.35666 </text:p>
          </table:table-cell>
          <table:table-cell table:style-name="ce6" table:formula="of:=ATAN2([.A431];[.B431])" office:value-type="float" office:value="0.233469165093184" calcext:value-type="float">
            <text:p>0.23346916509318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26267" calcext:value-type="float">
            <text:p>0.62627 </text:p>
          </table:table-cell>
          <table:table-cell table:style-name="ce4" office:value-type="float" office:value="0.644531" calcext:value-type="float">
            <text:p>0.64453 </text:p>
          </table:table-cell>
          <table:table-cell table:style-name="ce6" table:formula="of:=ATAN2([.A432];[.B432])" office:value-type="float" office:value="0.799769245693915" calcext:value-type="float">
            <text:p>0.79976924569391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78713" calcext:value-type="float">
            <text:p>0.37871 </text:p>
          </table:table-cell>
          <table:table-cell table:style-name="ce4" office:value-type="float" office:value="0.469748" calcext:value-type="float">
            <text:p>0.46975 </text:p>
          </table:table-cell>
          <table:table-cell table:style-name="ce6" table:formula="of:=ATAN2([.A433];[.B433])" office:value-type="float" office:value="0.892283523854624" calcext:value-type="float">
            <text:p>0.89228352385462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19793" calcext:value-type="float">
            <text:p>0.91979 </text:p>
          </table:table-cell>
          <table:table-cell table:style-name="ce4" office:value-type="float" office:value="0.62665" calcext:value-type="float">
            <text:p>0.62665 </text:p>
          </table:table-cell>
          <table:table-cell table:style-name="ce6" table:formula="of:=ATAN2([.A434];[.B434])" office:value-type="float" office:value="0.598061379408153" calcext:value-type="float">
            <text:p>0.59806137940815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00765" calcext:value-type="float">
            <text:p>0.40077 </text:p>
          </table:table-cell>
          <table:table-cell table:style-name="ce4" office:value-type="float" office:value="0.088446" calcext:value-type="float">
            <text:p>0.08845 </text:p>
          </table:table-cell>
          <table:table-cell table:style-name="ce6" table:formula="of:=ATAN2([.A435];[.B435])" office:value-type="float" office:value="0.217211144293011" calcext:value-type="float">
            <text:p>0.21721114429301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74443" calcext:value-type="float">
            <text:p>1.07444 </text:p>
          </table:table-cell>
          <table:table-cell table:style-name="ce4" office:value-type="float" office:value="1.487767" calcext:value-type="float">
            <text:p>1.48777 </text:p>
          </table:table-cell>
          <table:table-cell table:style-name="ce6" table:formula="of:=ATAN2([.A436];[.B436])" office:value-type="float" office:value="0.94533575427539" calcext:value-type="float">
            <text:p>0.94533575427539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84843" calcext:value-type="float">
            <text:p>1.48484 </text:p>
          </table:table-cell>
          <table:table-cell table:style-name="ce4" office:value-type="float" office:value="1.546156" calcext:value-type="float">
            <text:p>1.54616 </text:p>
          </table:table-cell>
          <table:table-cell table:style-name="ce6" table:formula="of:=ATAN2([.A437];[.B437])" office:value-type="float" office:value="0.805624048988144" calcext:value-type="float">
            <text:p>0.80562404898814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8408" calcext:value-type="float">
            <text:p>0.68408 </text:p>
          </table:table-cell>
          <table:table-cell table:style-name="ce4" office:value-type="float" office:value="0.548031" calcext:value-type="float">
            <text:p>0.54803 </text:p>
          </table:table-cell>
          <table:table-cell table:style-name="ce6" table:formula="of:=ATAN2([.A438];[.B438])" office:value-type="float" office:value="0.675424235409142" calcext:value-type="float">
            <text:p>0.67542423540914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98362" calcext:value-type="float">
            <text:p>1.39836 </text:p>
          </table:table-cell>
          <table:table-cell table:style-name="ce4" office:value-type="float" office:value="0.80383" calcext:value-type="float">
            <text:p>0.80383 </text:p>
          </table:table-cell>
          <table:table-cell table:style-name="ce6" table:formula="of:=ATAN2([.A439];[.B439])" office:value-type="float" office:value="0.521711655723973" calcext:value-type="float">
            <text:p>0.52171165572397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11266" calcext:value-type="float">
            <text:p>0.01127 </text:p>
          </table:table-cell>
          <table:table-cell table:style-name="ce4" office:value-type="float" office:value="1.09659" calcext:value-type="float">
            <text:p>1.09659 </text:p>
          </table:table-cell>
          <table:table-cell table:style-name="ce6" table:formula="of:=ATAN2([.A440];[.B440])" office:value-type="float" office:value="1.56052302167964" calcext:value-type="float">
            <text:p>1.5605230216796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78084" calcext:value-type="float">
            <text:p>1.47808 </text:p>
          </table:table-cell>
          <table:table-cell table:style-name="ce4" office:value-type="float" office:value="0.439499" calcext:value-type="float">
            <text:p>0.43950 </text:p>
          </table:table-cell>
          <table:table-cell table:style-name="ce6" table:formula="of:=ATAN2([.A441];[.B441])" office:value-type="float" office:value="0.289018065344837" calcext:value-type="float">
            <text:p>0.28901806534483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44913" calcext:value-type="float">
            <text:p>0.94491 </text:p>
          </table:table-cell>
          <table:table-cell table:style-name="ce4" office:value-type="float" office:value="0.181782" calcext:value-type="float">
            <text:p>0.18178 </text:p>
          </table:table-cell>
          <table:table-cell table:style-name="ce6" table:formula="of:=ATAN2([.A442];[.B442])" office:value-type="float" office:value="0.190057645551524" calcext:value-type="float">
            <text:p>0.19005764555152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34892" calcext:value-type="float">
            <text:p>1.23489 </text:p>
          </table:table-cell>
          <table:table-cell table:style-name="ce4" office:value-type="float" office:value="0.5569" calcext:value-type="float">
            <text:p>0.55690 </text:p>
          </table:table-cell>
          <table:table-cell table:style-name="ce6" table:formula="of:=ATAN2([.A443];[.B443])" office:value-type="float" office:value="0.423660793962286" calcext:value-type="float">
            <text:p>0.42366079396228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05843" calcext:value-type="float">
            <text:p>0.90584 </text:p>
          </table:table-cell>
          <table:table-cell table:style-name="ce4" office:value-type="float" office:value="0.674109" calcext:value-type="float">
            <text:p>0.67411 </text:p>
          </table:table-cell>
          <table:table-cell table:style-name="ce6" table:formula="of:=ATAN2([.A444];[.B444])" office:value-type="float" office:value="0.639765007761678" calcext:value-type="float">
            <text:p>0.63976500776167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23728" calcext:value-type="float">
            <text:p>0.22373 </text:p>
          </table:table-cell>
          <table:table-cell table:style-name="ce4" office:value-type="float" office:value="0.377035" calcext:value-type="float">
            <text:p>0.37704 </text:p>
          </table:table-cell>
          <table:table-cell table:style-name="ce6" table:formula="of:=ATAN2([.A445];[.B445])" office:value-type="float" office:value="1.03525286358001" calcext:value-type="float">
            <text:p>1.0352528635800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49231" calcext:value-type="float">
            <text:p>0.34923 </text:p>
          </table:table-cell>
          <table:table-cell table:style-name="ce4" office:value-type="float" office:value="1.539445" calcext:value-type="float">
            <text:p>1.53945 </text:p>
          </table:table-cell>
          <table:table-cell table:style-name="ce6" table:formula="of:=ATAN2([.A446];[.B446])" office:value-type="float" office:value="1.34771684535714" calcext:value-type="float">
            <text:p>1.3477168453571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01626" calcext:value-type="float">
            <text:p>0.60163 </text:p>
          </table:table-cell>
          <table:table-cell table:style-name="ce4" office:value-type="float" office:value="1.431919" calcext:value-type="float">
            <text:p>1.43192 </text:p>
          </table:table-cell>
          <table:table-cell table:style-name="ce6" table:formula="of:=ATAN2([.A447];[.B447])" office:value-type="float" office:value="1.17303772875016" calcext:value-type="float">
            <text:p>1.1730377287501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06711" calcext:value-type="float">
            <text:p>0.00671 </text:p>
          </table:table-cell>
          <table:table-cell table:style-name="ce4" office:value-type="float" office:value="0.242233" calcext:value-type="float">
            <text:p>0.24223 </text:p>
          </table:table-cell>
          <table:table-cell table:style-name="ce6" table:formula="of:=ATAN2([.A448];[.B448])" office:value-type="float" office:value="1.54309868123766" calcext:value-type="float">
            <text:p>1.5430986812376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56468" calcext:value-type="float">
            <text:p>0.65647 </text:p>
          </table:table-cell>
          <table:table-cell table:style-name="ce4" office:value-type="float" office:value="0.532883" calcext:value-type="float">
            <text:p>0.53288 </text:p>
          </table:table-cell>
          <table:table-cell table:style-name="ce6" table:formula="of:=ATAN2([.A449];[.B449])" office:value-type="float" office:value="0.681860125839714" calcext:value-type="float">
            <text:p>0.68186012583971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29194" calcext:value-type="float">
            <text:p>0.12919 </text:p>
          </table:table-cell>
          <table:table-cell table:style-name="ce4" office:value-type="float" office:value="0.739257" calcext:value-type="float">
            <text:p>0.73926 </text:p>
          </table:table-cell>
          <table:table-cell table:style-name="ce6" table:formula="of:=ATAN2([.A450];[.B450])" office:value-type="float" office:value="1.39778163929214" calcext:value-type="float">
            <text:p>1.3977816392921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36619" calcext:value-type="float">
            <text:p>1.03662 </text:p>
          </table:table-cell>
          <table:table-cell table:style-name="ce4" office:value-type="float" office:value="0.378809" calcext:value-type="float">
            <text:p>0.37881 </text:p>
          </table:table-cell>
          <table:table-cell table:style-name="ce6" table:formula="of:=ATAN2([.A451];[.B451])" office:value-type="float" office:value="0.350351969046139" calcext:value-type="float">
            <text:p>0.35035196904613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43185" calcext:value-type="float">
            <text:p>1.34319 </text:p>
          </table:table-cell>
          <table:table-cell table:style-name="ce4" office:value-type="float" office:value="0.41366" calcext:value-type="float">
            <text:p>0.41366 </text:p>
          </table:table-cell>
          <table:table-cell table:style-name="ce6" table:formula="of:=ATAN2([.A452];[.B452])" office:value-type="float" office:value="0.298752122028898" calcext:value-type="float">
            <text:p>0.29875212202889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01869" calcext:value-type="float">
            <text:p>0.10187 </text:p>
          </table:table-cell>
          <table:table-cell table:style-name="ce4" office:value-type="float" office:value="0.333507" calcext:value-type="float">
            <text:p>0.33351 </text:p>
          </table:table-cell>
          <table:table-cell table:style-name="ce6" table:formula="of:=ATAN2([.A453];[.B453])" office:value-type="float" office:value="1.27434901841937" calcext:value-type="float">
            <text:p>1.2743490184193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7401" calcext:value-type="float">
            <text:p>1.27401 </text:p>
          </table:table-cell>
          <table:table-cell table:style-name="ce4" office:value-type="float" office:value="1.205314" calcext:value-type="float">
            <text:p>1.20531 </text:p>
          </table:table-cell>
          <table:table-cell table:style-name="ce6" table:formula="of:=ATAN2([.A454];[.B454])" office:value-type="float" office:value="0.757697698031559" calcext:value-type="float">
            <text:p>0.75769769803155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39975" calcext:value-type="float">
            <text:p>1.03998 </text:p>
          </table:table-cell>
          <table:table-cell table:style-name="ce4" office:value-type="float" office:value="0.079338" calcext:value-type="float">
            <text:p>0.07934 </text:p>
          </table:table-cell>
          <table:table-cell table:style-name="ce6" table:formula="of:=ATAN2([.A455];[.B455])" office:value-type="float" office:value="0.0761408896771536" calcext:value-type="float">
            <text:p>0.076140889677153600</text:p>
          </table:table-cell>
          <table:table-cell table:number-columns-repeated="1021"/>
        </table:table-row>
        <table:table-row table:style-name="ro2">
          <table:table-cell table:style-name="ce4" office:value-type="float" office:value="1.086187" calcext:value-type="float">
            <text:p>1.08619 </text:p>
          </table:table-cell>
          <table:table-cell table:style-name="ce4" office:value-type="float" office:value="0.620514" calcext:value-type="float">
            <text:p>0.62051 </text:p>
          </table:table-cell>
          <table:table-cell table:style-name="ce6" table:formula="of:=ATAN2([.A456];[.B456])" office:value-type="float" office:value="0.519032087635189" calcext:value-type="float">
            <text:p>0.51903208763518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60875" calcext:value-type="float">
            <text:p>1.26088 </text:p>
          </table:table-cell>
          <table:table-cell table:style-name="ce4" office:value-type="float" office:value="0.256422" calcext:value-type="float">
            <text:p>0.25642 </text:p>
          </table:table-cell>
          <table:table-cell table:style-name="ce6" table:formula="of:=ATAN2([.A457];[.B457])" office:value-type="float" office:value="0.200632197997434" calcext:value-type="float">
            <text:p>0.20063219799743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32737" calcext:value-type="float">
            <text:p>0.83274 </text:p>
          </table:table-cell>
          <table:table-cell table:style-name="ce4" office:value-type="float" office:value="1.257375" calcext:value-type="float">
            <text:p>1.25738 </text:p>
          </table:table-cell>
          <table:table-cell table:style-name="ce6" table:formula="of:=ATAN2([.A458];[.B458])" office:value-type="float" office:value="0.985835313662088" calcext:value-type="float">
            <text:p>0.98583531366208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76983" calcext:value-type="float">
            <text:p>1.07698 </text:p>
          </table:table-cell>
          <table:table-cell table:style-name="ce4" office:value-type="float" office:value="0.819602" calcext:value-type="float">
            <text:p>0.81960 </text:p>
          </table:table-cell>
          <table:table-cell table:style-name="ce6" table:formula="of:=ATAN2([.A459];[.B459])" office:value-type="float" office:value="0.650514565181083" calcext:value-type="float">
            <text:p>0.65051456518108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24256" calcext:value-type="float">
            <text:p>0.22426 </text:p>
          </table:table-cell>
          <table:table-cell table:style-name="ce4" office:value-type="float" office:value="0.916677" calcext:value-type="float">
            <text:p>0.91668 </text:p>
          </table:table-cell>
          <table:table-cell table:style-name="ce6" table:formula="of:=ATAN2([.A460];[.B460])" office:value-type="float" office:value="1.33086855410904" calcext:value-type="float">
            <text:p>1.3308685541090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83071" calcext:value-type="float">
            <text:p>1.08307 </text:p>
          </table:table-cell>
          <table:table-cell table:style-name="ce4" office:value-type="float" office:value="1.331009" calcext:value-type="float">
            <text:p>1.33101 </text:p>
          </table:table-cell>
          <table:table-cell table:style-name="ce6" table:formula="of:=ATAN2([.A461];[.B461])" office:value-type="float" office:value="0.887744274802612" calcext:value-type="float">
            <text:p>0.88774427480261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43378" calcext:value-type="float">
            <text:p>1.14338 </text:p>
          </table:table-cell>
          <table:table-cell table:style-name="ce4" office:value-type="float" office:value="1.302581" calcext:value-type="float">
            <text:p>1.30258 </text:p>
          </table:table-cell>
          <table:table-cell table:style-name="ce6" table:formula="of:=ATAN2([.A462];[.B462])" office:value-type="float" office:value="0.850394653590707" calcext:value-type="float">
            <text:p>0.85039465359070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21661" calcext:value-type="float">
            <text:p>1.22166 </text:p>
          </table:table-cell>
          <table:table-cell table:style-name="ce4" office:value-type="float" office:value="1.102822" calcext:value-type="float">
            <text:p>1.10282 </text:p>
          </table:table-cell>
          <table:table-cell table:style-name="ce6" table:formula="of:=ATAN2([.A463];[.B463])" office:value-type="float" office:value="0.73431771956894" calcext:value-type="float">
            <text:p>0.7343177195689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48801" calcext:value-type="float">
            <text:p>0.04880 </text:p>
          </table:table-cell>
          <table:table-cell table:style-name="ce4" office:value-type="float" office:value="1.120655" calcext:value-type="float">
            <text:p>1.12066 </text:p>
          </table:table-cell>
          <table:table-cell table:style-name="ce6" table:formula="of:=ATAN2([.A464];[.B464])" office:value-type="float" office:value="1.52727696760336" calcext:value-type="float">
            <text:p>1.5272769676033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64518" calcext:value-type="float">
            <text:p>1.36452 </text:p>
          </table:table-cell>
          <table:table-cell table:style-name="ce4" office:value-type="float" office:value="0.052636" calcext:value-type="float">
            <text:p>0.05264 </text:p>
          </table:table-cell>
          <table:table-cell table:style-name="ce6" table:formula="of:=ATAN2([.A465];[.B465])" office:value-type="float" office:value="0.0385556772213513" calcext:value-type="float">
            <text:p>0.038555677221351300</text:p>
          </table:table-cell>
          <table:table-cell table:number-columns-repeated="1021"/>
        </table:table-row>
        <table:table-row table:style-name="ro2">
          <table:table-cell table:style-name="ce4" office:value-type="float" office:value="1.01241" calcext:value-type="float">
            <text:p>1.01241 </text:p>
          </table:table-cell>
          <table:table-cell table:style-name="ce4" office:value-type="float" office:value="1.224825" calcext:value-type="float">
            <text:p>1.22483 </text:p>
          </table:table-cell>
          <table:table-cell table:style-name="ce6" table:formula="of:=ATAN2([.A466];[.B466])" office:value-type="float" office:value="0.880059721285358" calcext:value-type="float">
            <text:p>0.88005972128535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09869" calcext:value-type="float">
            <text:p>1.10987 </text:p>
          </table:table-cell>
          <table:table-cell table:style-name="ce4" office:value-type="float" office:value="0.965335" calcext:value-type="float">
            <text:p>0.96534 </text:p>
          </table:table-cell>
          <table:table-cell table:style-name="ce6" table:formula="of:=ATAN2([.A467];[.B467])" office:value-type="float" office:value="0.71586236196559" calcext:value-type="float">
            <text:p>0.7158623619655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34227" calcext:value-type="float">
            <text:p>0.13423 </text:p>
          </table:table-cell>
          <table:table-cell table:style-name="ce4" office:value-type="float" office:value="1.274441" calcext:value-type="float">
            <text:p>1.27444 </text:p>
          </table:table-cell>
          <table:table-cell table:style-name="ce6" table:formula="of:=ATAN2([.A468];[.B468])" office:value-type="float" office:value="1.46586093894652" calcext:value-type="float">
            <text:p>1.4658609389465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67061" calcext:value-type="float">
            <text:p>0.86706 </text:p>
          </table:table-cell>
          <table:table-cell table:style-name="ce4" office:value-type="float" office:value="1.340069" calcext:value-type="float">
            <text:p>1.34007 </text:p>
          </table:table-cell>
          <table:table-cell table:style-name="ce6" table:formula="of:=ATAN2([.A469];[.B469])" office:value-type="float" office:value="0.996513836528141" calcext:value-type="float">
            <text:p>0.99651383652814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88966" calcext:value-type="float">
            <text:p>1.48897 </text:p>
          </table:table-cell>
          <table:table-cell table:style-name="ce4" office:value-type="float" office:value="0.194438" calcext:value-type="float">
            <text:p>0.19444 </text:p>
          </table:table-cell>
          <table:table-cell table:style-name="ce6" table:formula="of:=ATAN2([.A470];[.B470])" office:value-type="float" office:value="0.129851146673889" calcext:value-type="float">
            <text:p>0.12985114667388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92329" calcext:value-type="float">
            <text:p>0.09233 </text:p>
          </table:table-cell>
          <table:table-cell table:style-name="ce4" office:value-type="float" office:value="1.172237" calcext:value-type="float">
            <text:p>1.17224 </text:p>
          </table:table-cell>
          <table:table-cell table:style-name="ce6" table:formula="of:=ATAN2([.A471];[.B471])" office:value-type="float" office:value="1.49219551250135" calcext:value-type="float">
            <text:p>1.4921955125013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31925" calcext:value-type="float">
            <text:p>0.43193 </text:p>
          </table:table-cell>
          <table:table-cell table:style-name="ce4" office:value-type="float" office:value="0.325933" calcext:value-type="float">
            <text:p>0.32593 </text:p>
          </table:table-cell>
          <table:table-cell table:style-name="ce6" table:formula="of:=ATAN2([.A472];[.B472])" office:value-type="float" office:value="0.646442147417981" calcext:value-type="float">
            <text:p>0.64644214741798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28043" calcext:value-type="float">
            <text:p>0.22804 </text:p>
          </table:table-cell>
          <table:table-cell table:style-name="ce4" office:value-type="float" office:value="0.692518" calcext:value-type="float">
            <text:p>0.69252 </text:p>
          </table:table-cell>
          <table:table-cell table:style-name="ce6" table:formula="of:=ATAN2([.A473];[.B473])" office:value-type="float" office:value="1.25268429334523" calcext:value-type="float">
            <text:p>1.2526842933452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42177" calcext:value-type="float">
            <text:p>1.54218 </text:p>
          </table:table-cell>
          <table:table-cell table:style-name="ce4" office:value-type="float" office:value="0.911931" calcext:value-type="float">
            <text:p>0.91193 </text:p>
          </table:table-cell>
          <table:table-cell table:style-name="ce6" table:formula="of:=ATAN2([.A474];[.B474])" office:value-type="float" office:value="0.534017935441016" calcext:value-type="float">
            <text:p>0.53401793544101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73868" calcext:value-type="float">
            <text:p>0.97387 </text:p>
          </table:table-cell>
          <table:table-cell table:style-name="ce4" office:value-type="float" office:value="0.10906" calcext:value-type="float">
            <text:p>0.10906 </text:p>
          </table:table-cell>
          <table:table-cell table:style-name="ce6" table:formula="of:=ATAN2([.A475];[.B475])" office:value-type="float" office:value="0.111521781547145" calcext:value-type="float">
            <text:p>0.11152178154714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59058" calcext:value-type="float">
            <text:p>0.45906 </text:p>
          </table:table-cell>
          <table:table-cell table:style-name="ce4" office:value-type="float" office:value="0.152827" calcext:value-type="float">
            <text:p>0.15283 </text:p>
          </table:table-cell>
          <table:table-cell table:style-name="ce6" table:formula="of:=ATAN2([.A476];[.B476])" office:value-type="float" office:value="0.321373430478" calcext:value-type="float">
            <text:p>0.3213734304780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49033" calcext:value-type="float">
            <text:p>1.44903 </text:p>
          </table:table-cell>
          <table:table-cell table:style-name="ce4" office:value-type="float" office:value="0.58945" calcext:value-type="float">
            <text:p>0.58945 </text:p>
          </table:table-cell>
          <table:table-cell table:style-name="ce6" table:formula="of:=ATAN2([.A477];[.B477])" office:value-type="float" office:value="0.386344822227222" calcext:value-type="float">
            <text:p>0.38634482222722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77322" calcext:value-type="float">
            <text:p>0.57732 </text:p>
          </table:table-cell>
          <table:table-cell table:style-name="ce4" office:value-type="float" office:value="0.661358" calcext:value-type="float">
            <text:p>0.66136 </text:p>
          </table:table-cell>
          <table:table-cell table:style-name="ce6" table:formula="of:=ATAN2([.A478];[.B478])" office:value-type="float" office:value="0.853137550576384" calcext:value-type="float">
            <text:p>0.85313755057638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90981" calcext:value-type="float">
            <text:p>1.09098 </text:p>
          </table:table-cell>
          <table:table-cell table:style-name="ce4" office:value-type="float" office:value="0.395491" calcext:value-type="float">
            <text:p>0.39549 </text:p>
          </table:table-cell>
          <table:table-cell table:style-name="ce6" table:formula="of:=ATAN2([.A479];[.B479])" office:value-type="float" office:value="0.347775403241273" calcext:value-type="float">
            <text:p>0.34777540324127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4343" calcext:value-type="float">
            <text:p>0.34343 </text:p>
          </table:table-cell>
          <table:table-cell table:style-name="ce4" office:value-type="float" office:value="0.839688" calcext:value-type="float">
            <text:p>0.83969 </text:p>
          </table:table-cell>
          <table:table-cell table:style-name="ce6" table:formula="of:=ATAN2([.A480];[.B480])" office:value-type="float" office:value="1.18255792765018" calcext:value-type="float">
            <text:p>1.1825579276501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44917" calcext:value-type="float">
            <text:p>0.24492 </text:p>
          </table:table-cell>
          <table:table-cell table:style-name="ce4" office:value-type="float" office:value="1.293521" calcext:value-type="float">
            <text:p>1.29352 </text:p>
          </table:table-cell>
          <table:table-cell table:style-name="ce6" table:formula="of:=ATAN2([.A481];[.B481])" office:value-type="float" office:value="1.3836701674236" calcext:value-type="float">
            <text:p>1.3836701674236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7785" calcext:value-type="float">
            <text:p>0.37785 </text:p>
          </table:table-cell>
          <table:table-cell table:style-name="ce4" office:value-type="float" office:value="1.033359" calcext:value-type="float">
            <text:p>1.03336 </text:p>
          </table:table-cell>
          <table:table-cell table:style-name="ce6" table:formula="of:=ATAN2([.A482];[.B482])" office:value-type="float" office:value="1.22024605974952" calcext:value-type="float">
            <text:p>1.2202460597495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19075" calcext:value-type="float">
            <text:p>0.81908 </text:p>
          </table:table-cell>
          <table:table-cell table:style-name="ce4" office:value-type="float" office:value="0.334562" calcext:value-type="float">
            <text:p>0.33456 </text:p>
          </table:table-cell>
          <table:table-cell table:style-name="ce6" table:formula="of:=ATAN2([.A483];[.B483])" office:value-type="float" office:value="0.387780885641608" calcext:value-type="float">
            <text:p>0.38778088564160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17298" calcext:value-type="float">
            <text:p>1.41730 </text:p>
          </table:table-cell>
          <table:table-cell table:style-name="ce4" office:value-type="float" office:value="0.608961" calcext:value-type="float">
            <text:p>0.60896 </text:p>
          </table:table-cell>
          <table:table-cell table:style-name="ce6" table:formula="of:=ATAN2([.A484];[.B484])" office:value-type="float" office:value="0.40581390285941" calcext:value-type="float">
            <text:p>0.4058139028594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67161" calcext:value-type="float">
            <text:p>0.16716 </text:p>
          </table:table-cell>
          <table:table-cell table:style-name="ce4" office:value-type="float" office:value="1.253301" calcext:value-type="float">
            <text:p>1.25330 </text:p>
          </table:table-cell>
          <table:table-cell table:style-name="ce6" table:formula="of:=ATAN2([.A485];[.B485])" office:value-type="float" office:value="1.43820230432756" calcext:value-type="float">
            <text:p>1.4382023043275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17873" calcext:value-type="float">
            <text:p>1.41787 </text:p>
          </table:table-cell>
          <table:table-cell table:style-name="ce4" office:value-type="float" office:value="1.414997" calcext:value-type="float">
            <text:p>1.41500 </text:p>
          </table:table-cell>
          <table:table-cell table:style-name="ce6" table:formula="of:=ATAN2([.A486];[.B486])" office:value-type="float" office:value="0.784382938903589" calcext:value-type="float">
            <text:p>0.78438293890358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9386" calcext:value-type="float">
            <text:p>0.69386 </text:p>
          </table:table-cell>
          <table:table-cell table:style-name="ce4" office:value-type="float" office:value="1.072669" calcext:value-type="float">
            <text:p>1.07267 </text:p>
          </table:table-cell>
          <table:table-cell table:style-name="ce6" table:formula="of:=ATAN2([.A487];[.B487])" office:value-type="float" office:value="0.996636039070811" calcext:value-type="float">
            <text:p>0.99663603907081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25838" calcext:value-type="float">
            <text:p>0.12584 </text:p>
          </table:table-cell>
          <table:table-cell table:style-name="ce4" office:value-type="float" office:value="0.455606" calcext:value-type="float">
            <text:p>0.45561 </text:p>
          </table:table-cell>
          <table:table-cell table:style-name="ce6" table:formula="of:=ATAN2([.A488];[.B488])" office:value-type="float" office:value="1.30131559729955" calcext:value-type="float">
            <text:p>1.30131559729955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28516" calcext:value-type="float">
            <text:p>1.22852 </text:p>
          </table:table-cell>
          <table:table-cell table:style-name="ce4" office:value-type="float" office:value="0.675691" calcext:value-type="float">
            <text:p>0.67569 </text:p>
          </table:table-cell>
          <table:table-cell table:style-name="ce6" table:formula="of:=ATAN2([.A489];[.B489])" office:value-type="float" office:value="0.502847710517133" calcext:value-type="float">
            <text:p>0.50284771051713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69845" calcext:value-type="float">
            <text:p>0.26985 </text:p>
          </table:table-cell>
          <table:table-cell table:style-name="ce4" office:value-type="float" office:value="0.250718" calcext:value-type="float">
            <text:p>0.25072 </text:p>
          </table:table-cell>
          <table:table-cell table:style-name="ce6" table:formula="of:=ATAN2([.A490];[.B490])" office:value-type="float" office:value="0.748671773794578" calcext:value-type="float">
            <text:p>0.74867177379457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30576" calcext:value-type="float">
            <text:p>1.53058 </text:p>
          </table:table-cell>
          <table:table-cell table:style-name="ce4" office:value-type="float" office:value="1.441698" calcext:value-type="float">
            <text:p>1.44170 </text:p>
          </table:table-cell>
          <table:table-cell table:style-name="ce6" table:formula="of:=ATAN2([.A491];[.B491])" office:value-type="float" office:value="0.755504713437782" calcext:value-type="float">
            <text:p>0.75550471343778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18737" calcext:value-type="float">
            <text:p>1.21874 </text:p>
          </table:table-cell>
          <table:table-cell table:style-name="ce4" office:value-type="float" office:value="0.181638" calcext:value-type="float">
            <text:p>0.18164 </text:p>
          </table:table-cell>
          <table:table-cell table:style-name="ce6" table:formula="of:=ATAN2([.A492];[.B492])" office:value-type="float" office:value="0.147948883456791" calcext:value-type="float">
            <text:p>0.14794888345679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67202" calcext:value-type="float">
            <text:p>1.36720 </text:p>
          </table:table-cell>
          <table:table-cell table:style-name="ce4" office:value-type="float" office:value="1.051144" calcext:value-type="float">
            <text:p>1.05114 </text:p>
          </table:table-cell>
          <table:table-cell table:style-name="ce6" table:formula="of:=ATAN2([.A493];[.B493])" office:value-type="float" office:value="0.655442913384234" calcext:value-type="float">
            <text:p>0.65544291338423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30871" calcext:value-type="float">
            <text:p>0.33087 </text:p>
          </table:table-cell>
          <table:table-cell table:style-name="ce4" office:value-type="float" office:value="0.589786" calcext:value-type="float">
            <text:p>0.58979 </text:p>
          </table:table-cell>
          <table:table-cell table:style-name="ce6" table:formula="of:=ATAN2([.A494];[.B494])" office:value-type="float" office:value="1.05954570338368" calcext:value-type="float">
            <text:p>1.0595457033836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17254" calcext:value-type="float">
            <text:p>0.71725 </text:p>
          </table:table-cell>
          <table:table-cell table:style-name="ce4" office:value-type="float" office:value="0.36366" calcext:value-type="float">
            <text:p>0.36366 </text:p>
          </table:table-cell>
          <table:table-cell table:style-name="ce6" table:formula="of:=ATAN2([.A495];[.B495])" office:value-type="float" office:value="0.469245470188908" calcext:value-type="float">
            <text:p>0.46924547018890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05896" calcext:value-type="float">
            <text:p>0.00590 </text:p>
          </table:table-cell>
          <table:table-cell table:style-name="ce4" office:value-type="float" office:value="0.017929" calcext:value-type="float">
            <text:p>0.01793 </text:p>
          </table:table-cell>
          <table:table-cell table:style-name="ce6" table:formula="of:=ATAN2([.A496];[.B496])" office:value-type="float" office:value="1.25308375122207" calcext:value-type="float">
            <text:p>1.2530837512220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79092" calcext:value-type="float">
            <text:p>1.17909 </text:p>
          </table:table-cell>
          <table:table-cell table:style-name="ce4" office:value-type="float" office:value="0.48504" calcext:value-type="float">
            <text:p>0.48504 </text:p>
          </table:table-cell>
          <table:table-cell table:style-name="ce6" table:formula="of:=ATAN2([.A497];[.B497])" office:value-type="float" office:value="0.390267280357387" calcext:value-type="float">
            <text:p>0.39026728035738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79146" calcext:value-type="float">
            <text:p>0.17915 </text:p>
          </table:table-cell>
          <table:table-cell table:style-name="ce4" office:value-type="float" office:value="1.511065" calcext:value-type="float">
            <text:p>1.51107 </text:p>
          </table:table-cell>
          <table:table-cell table:style-name="ce6" table:formula="of:=ATAN2([.A498];[.B498])" office:value-type="float" office:value="1.45279102852261" calcext:value-type="float">
            <text:p>1.4527910285226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35711" calcext:value-type="float">
            <text:p>0.63571 </text:p>
          </table:table-cell>
          <table:table-cell table:style-name="ce4" office:value-type="float" office:value="0.780532" calcext:value-type="float">
            <text:p>0.78053 </text:p>
          </table:table-cell>
          <table:table-cell table:style-name="ce6" table:formula="of:=ATAN2([.A499];[.B499])" office:value-type="float" office:value="0.887301133774346" calcext:value-type="float">
            <text:p>0.88730113377434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88732" calcext:value-type="float">
            <text:p>0.48873 </text:p>
          </table:table-cell>
          <table:table-cell table:style-name="ce4" office:value-type="float" office:value="0.813083" calcext:value-type="float">
            <text:p>0.81308 </text:p>
          </table:table-cell>
          <table:table-cell table:style-name="ce6" table:formula="of:=ATAN2([.A500];[.B500])" office:value-type="float" office:value="1.02957940981062" calcext:value-type="float">
            <text:p>1.02957940981062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59195" calcext:value-type="float">
            <text:p>1.55920 </text:p>
          </table:table-cell>
          <table:table-cell table:style-name="ce4" office:value-type="float" office:value="1.181777" calcext:value-type="float">
            <text:p>1.18178 </text:p>
          </table:table-cell>
          <table:table-cell table:style-name="ce6" table:formula="of:=ATAN2([.A501];[.B501])" office:value-type="float" office:value="0.648563674216525" calcext:value-type="float">
            <text:p>0.64856367421652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60594" calcext:value-type="float">
            <text:p>0.06059 </text:p>
          </table:table-cell>
          <table:table-cell table:style-name="ce4" office:value-type="float" office:value="0.215866" calcext:value-type="float">
            <text:p>0.21587 </text:p>
          </table:table-cell>
          <table:table-cell table:style-name="ce6" table:formula="of:=ATAN2([.A502];[.B502])" office:value-type="float" office:value="1.2971368550408" calcext:value-type="float">
            <text:p>1.2971368550408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95971" calcext:value-type="float">
            <text:p>0.39597 </text:p>
          </table:table-cell>
          <table:table-cell table:style-name="ce4" office:value-type="float" office:value="0.43087" calcext:value-type="float">
            <text:p>0.43087 </text:p>
          </table:table-cell>
          <table:table-cell table:style-name="ce6" table:formula="of:=ATAN2([.A503];[.B503])" office:value-type="float" office:value="0.827580757292318" calcext:value-type="float">
            <text:p>0.82758075729231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97314" calcext:value-type="float">
            <text:p>0.29731 </text:p>
          </table:table-cell>
          <table:table-cell table:style-name="ce4" office:value-type="float" office:value="1.267682" calcext:value-type="float">
            <text:p>1.26768 </text:p>
          </table:table-cell>
          <table:table-cell table:style-name="ce6" table:formula="of:=ATAN2([.A504];[.B504])" office:value-type="float" office:value="1.34042642060498" calcext:value-type="float">
            <text:p>1.3404264206049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89068" calcext:value-type="float">
            <text:p>0.38907 </text:p>
          </table:table-cell>
          <table:table-cell table:style-name="ce4" office:value-type="float" office:value="0.658769" calcext:value-type="float">
            <text:p>0.65877 </text:p>
          </table:table-cell>
          <table:table-cell table:style-name="ce6" table:formula="of:=ATAN2([.A505];[.B505])" office:value-type="float" office:value="1.03731835588625" calcext:value-type="float">
            <text:p>1.0373183558862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4113" calcext:value-type="float">
            <text:p>0.24113 </text:p>
          </table:table-cell>
          <table:table-cell table:style-name="ce4" office:value-type="float" office:value="0.517207" calcext:value-type="float">
            <text:p>0.51721 </text:p>
          </table:table-cell>
          <table:table-cell table:style-name="ce6" table:formula="of:=ATAN2([.A506];[.B506])" office:value-type="float" office:value="1.13453958771856" calcext:value-type="float">
            <text:p>1.1345395877185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74395" calcext:value-type="float">
            <text:p>0.97440 </text:p>
          </table:table-cell>
          <table:table-cell table:style-name="ce4" office:value-type="float" office:value="1.136475" calcext:value-type="float">
            <text:p>1.13648 </text:p>
          </table:table-cell>
          <table:table-cell table:style-name="ce6" table:formula="of:=ATAN2([.A507];[.B507])" office:value-type="float" office:value="0.862031303594426" calcext:value-type="float">
            <text:p>0.86203130359442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9074" calcext:value-type="float">
            <text:p>1.39074 </text:p>
          </table:table-cell>
          <table:table-cell table:style-name="ce4" office:value-type="float" office:value="0.903015" calcext:value-type="float">
            <text:p>0.90302 </text:p>
          </table:table-cell>
          <table:table-cell table:style-name="ce6" table:formula="of:=ATAN2([.A508];[.B508])" office:value-type="float" office:value="0.575886774393434" calcext:value-type="float">
            <text:p>0.57588677439343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75111" calcext:value-type="float">
            <text:p>1.47511 </text:p>
          </table:table-cell>
          <table:table-cell table:style-name="ce4" office:value-type="float" office:value="0.316297" calcext:value-type="float">
            <text:p>0.31630 </text:p>
          </table:table-cell>
          <table:table-cell table:style-name="ce6" table:formula="of:=ATAN2([.A509];[.B509])" office:value-type="float" office:value="0.211224117564638" calcext:value-type="float">
            <text:p>0.21122411756463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07333" calcext:value-type="float">
            <text:p>0.30733 </text:p>
          </table:table-cell>
          <table:table-cell table:style-name="ce4" office:value-type="float" office:value="0.678424" calcext:value-type="float">
            <text:p>0.67842 </text:p>
          </table:table-cell>
          <table:table-cell table:style-name="ce6" table:formula="of:=ATAN2([.A510];[.B510])" office:value-type="float" office:value="1.14544192789652" calcext:value-type="float">
            <text:p>1.14544192789652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24681" calcext:value-type="float">
            <text:p>1.22468 </text:p>
          </table:table-cell>
          <table:table-cell table:style-name="ce4" office:value-type="float" office:value="1.499608" calcext:value-type="float">
            <text:p>1.49961 </text:p>
          </table:table-cell>
          <table:table-cell table:style-name="ce6" table:formula="of:=ATAN2([.A511];[.B511])" office:value-type="float" office:value="0.885974627476191" calcext:value-type="float">
            <text:p>0.88597462747619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1404" calcext:value-type="float">
            <text:p>1.01404 </text:p>
          </table:table-cell>
          <table:table-cell table:style-name="ce4" office:value-type="float" office:value="0.958336" calcext:value-type="float">
            <text:p>0.95834 </text:p>
          </table:table-cell>
          <table:table-cell table:style-name="ce6" table:formula="of:=ATAN2([.A512];[.B512])" office:value-type="float" office:value="0.757163588971889" calcext:value-type="float">
            <text:p>0.75716358897188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31634" calcext:value-type="float">
            <text:p>1.03163 </text:p>
          </table:table-cell>
          <table:table-cell table:style-name="ce4" office:value-type="float" office:value="1.37051" calcext:value-type="float">
            <text:p>1.37051 </text:p>
          </table:table-cell>
          <table:table-cell table:style-name="ce6" table:formula="of:=ATAN2([.A513];[.B513])" office:value-type="float" office:value="0.925545645171476" calcext:value-type="float">
            <text:p>0.92554564517147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28084" calcext:value-type="float">
            <text:p>1.42808 </text:p>
          </table:table-cell>
          <table:table-cell table:style-name="ce4" office:value-type="float" office:value="0.313229" calcext:value-type="float">
            <text:p>0.31323 </text:p>
          </table:table-cell>
          <table:table-cell table:style-name="ce6" table:formula="of:=ATAN2([.A514];[.B514])" office:value-type="float" office:value="0.215916047503005" calcext:value-type="float">
            <text:p>0.21591604750300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15432" calcext:value-type="float">
            <text:p>0.71543 </text:p>
          </table:table-cell>
          <table:table-cell table:style-name="ce4" office:value-type="float" office:value="1.532206" calcext:value-type="float">
            <text:p>1.53221 </text:p>
          </table:table-cell>
          <table:table-cell table:style-name="ce6" table:formula="of:=ATAN2([.A515];[.B515])" office:value-type="float" office:value="1.13395345567003" calcext:value-type="float">
            <text:p>1.1339534556700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47163" calcext:value-type="float">
            <text:p>1.44716 </text:p>
          </table:table-cell>
          <table:table-cell table:style-name="ce4" office:value-type="float" office:value="0.910733" calcext:value-type="float">
            <text:p>0.91073 </text:p>
          </table:table-cell>
          <table:table-cell table:style-name="ce6" table:formula="of:=ATAN2([.A516];[.B516])" office:value-type="float" office:value="0.561701970825789" calcext:value-type="float">
            <text:p>0.56170197082578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43283" calcext:value-type="float">
            <text:p>1.04328 </text:p>
          </table:table-cell>
          <table:table-cell table:style-name="ce4" office:value-type="float" office:value="1.353588" calcext:value-type="float">
            <text:p>1.35359 </text:p>
          </table:table-cell>
          <table:table-cell table:style-name="ce6" table:formula="of:=ATAN2([.A517];[.B517])" office:value-type="float" office:value="0.914144600134419" calcext:value-type="float">
            <text:p>0.91414460013441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36816" calcext:value-type="float">
            <text:p>0.23682 </text:p>
          </table:table-cell>
          <table:table-cell table:style-name="ce4" office:value-type="float" office:value="0.870896" calcext:value-type="float">
            <text:p>0.87090 </text:p>
          </table:table-cell>
          <table:table-cell table:style-name="ce6" table:formula="of:=ATAN2([.A518];[.B518])" office:value-type="float" office:value="1.30529372086316" calcext:value-type="float">
            <text:p>1.3052937208631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99563" calcext:value-type="float">
            <text:p>0.99956 </text:p>
          </table:table-cell>
          <table:table-cell table:style-name="ce4" office:value-type="float" office:value="1.397451" calcext:value-type="float">
            <text:p>1.39745 </text:p>
          </table:table-cell>
          <table:table-cell table:style-name="ce6" table:formula="of:=ATAN2([.A519];[.B519])" office:value-type="float" office:value="0.949891494603479" calcext:value-type="float">
            <text:p>0.94989149460347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94626" calcext:value-type="float">
            <text:p>0.89463 </text:p>
          </table:table-cell>
          <table:table-cell table:style-name="ce4" office:value-type="float" office:value="0.090364" calcext:value-type="float">
            <text:p>0.09036 </text:p>
          </table:table-cell>
          <table:table-cell table:style-name="ce6" table:formula="of:=ATAN2([.A520];[.B520])" office:value-type="float" office:value="0.10066614857049" calcext:value-type="float">
            <text:p>0.1006661485704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6294" calcext:value-type="float">
            <text:p>0.66294 </text:p>
          </table:table-cell>
          <table:table-cell table:style-name="ce4" office:value-type="float" office:value="0.459393" calcext:value-type="float">
            <text:p>0.45939 </text:p>
          </table:table-cell>
          <table:table-cell table:style-name="ce6" table:formula="of:=ATAN2([.A521];[.B521])" office:value-type="float" office:value="0.605987626615284" calcext:value-type="float">
            <text:p>0.60598762661528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81295" calcext:value-type="float">
            <text:p>1.48130 </text:p>
          </table:table-cell>
          <table:table-cell table:style-name="ce4" office:value-type="float" office:value="0.147458" calcext:value-type="float">
            <text:p>0.14746 </text:p>
          </table:table-cell>
          <table:table-cell table:style-name="ce6" table:formula="of:=ATAN2([.A522];[.B522])" office:value-type="float" office:value="0.0992198011263431" calcext:value-type="float">
            <text:p>0.099219801126343100</text:p>
          </table:table-cell>
          <table:table-cell table:number-columns-repeated="1021"/>
        </table:table-row>
        <table:table-row table:style-name="ro2">
          <table:table-cell table:style-name="ce4" office:value-type="float" office:value="0.849132" calcext:value-type="float">
            <text:p>0.84913 </text:p>
          </table:table-cell>
          <table:table-cell table:style-name="ce4" office:value-type="float" office:value="0.792565" calcext:value-type="float">
            <text:p>0.79257 </text:p>
          </table:table-cell>
          <table:table-cell table:style-name="ce6" table:formula="of:=ATAN2([.A523];[.B523])" office:value-type="float" office:value="0.750955370579611" calcext:value-type="float">
            <text:p>0.75095537057961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08815" calcext:value-type="float">
            <text:p>0.90882 </text:p>
          </table:table-cell>
          <table:table-cell table:style-name="ce4" office:value-type="float" office:value="0.514187" calcext:value-type="float">
            <text:p>0.51419 </text:p>
          </table:table-cell>
          <table:table-cell table:style-name="ce6" table:formula="of:=ATAN2([.A524];[.B524])" office:value-type="float" office:value="0.514875640626932" calcext:value-type="float">
            <text:p>0.51487564062693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42661" calcext:value-type="float">
            <text:p>0.84266 </text:p>
          </table:table-cell>
          <table:table-cell table:style-name="ce4" office:value-type="float" office:value="1.093522" calcext:value-type="float">
            <text:p>1.09352 </text:p>
          </table:table-cell>
          <table:table-cell table:style-name="ce6" table:formula="of:=ATAN2([.A525];[.B525])" office:value-type="float" office:value="0.914245093431545" calcext:value-type="float">
            <text:p>0.91424509343154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01004" calcext:value-type="float">
            <text:p>0.40100 </text:p>
          </table:table-cell>
          <table:table-cell table:style-name="ce4" office:value-type="float" office:value="0.901193" calcext:value-type="float">
            <text:p>0.90119 </text:p>
          </table:table-cell>
          <table:table-cell table:style-name="ce6" table:formula="of:=ATAN2([.A526];[.B526])" office:value-type="float" office:value="1.15213307718073" calcext:value-type="float">
            <text:p>1.1521330771807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23534" calcext:value-type="float">
            <text:p>0.62353 </text:p>
          </table:table-cell>
          <table:table-cell table:style-name="ce4" office:value-type="float" office:value="0.003404" calcext:value-type="float">
            <text:p>0.00340 </text:p>
          </table:table-cell>
          <table:table-cell table:style-name="ce6" table:formula="of:=ATAN2([.A527];[.B527])" office:value-type="float" office:value="0.00545915087906077" calcext:value-type="float">
            <text:p>0.005459150879060770</text:p>
          </table:table-cell>
          <table:table-cell table:number-columns-repeated="1021"/>
        </table:table-row>
        <table:table-row table:style-name="ro2">
          <table:table-cell table:style-name="ce4" office:value-type="float" office:value="0.550189" calcext:value-type="float">
            <text:p>0.55019 </text:p>
          </table:table-cell>
          <table:table-cell table:style-name="ce4" office:value-type="float" office:value="1.561352" calcext:value-type="float">
            <text:p>1.56135 </text:p>
          </table:table-cell>
          <table:table-cell table:style-name="ce6" table:formula="of:=ATAN2([.A528];[.B528])" office:value-type="float" office:value="1.23200293965131" calcext:value-type="float">
            <text:p>1.2320029396513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57526" calcext:value-type="float">
            <text:p>0.05753 </text:p>
          </table:table-cell>
          <table:table-cell table:style-name="ce4" office:value-type="float" office:value="0.480247" calcext:value-type="float">
            <text:p>0.48025 </text:p>
          </table:table-cell>
          <table:table-cell table:style-name="ce6" table:formula="of:=ATAN2([.A529];[.B529])" office:value-type="float" office:value="1.45158014833461" calcext:value-type="float">
            <text:p>1.45158014833461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49178" calcext:value-type="float">
            <text:p>1.24918 </text:p>
          </table:table-cell>
          <table:table-cell table:style-name="ce4" office:value-type="float" office:value="1.025689" calcext:value-type="float">
            <text:p>1.02569 </text:p>
          </table:table-cell>
          <table:table-cell table:style-name="ce6" table:formula="of:=ATAN2([.A530];[.B530])" office:value-type="float" office:value="0.687469746103348" calcext:value-type="float">
            <text:p>0.68746974610334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08675" calcext:value-type="float">
            <text:p>0.30868 </text:p>
          </table:table-cell>
          <table:table-cell table:style-name="ce4" office:value-type="float" office:value="1.306225" calcext:value-type="float">
            <text:p>1.30623 </text:p>
          </table:table-cell>
          <table:table-cell table:style-name="ce6" table:formula="of:=ATAN2([.A531];[.B531])" office:value-type="float" office:value="1.33874258419773" calcext:value-type="float">
            <text:p>1.3387425841977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10402" calcext:value-type="float">
            <text:p>0.11040 </text:p>
          </table:table-cell>
          <table:table-cell table:style-name="ce4" office:value-type="float" office:value="1.463127" calcext:value-type="float">
            <text:p>1.46313 </text:p>
          </table:table-cell>
          <table:table-cell table:style-name="ce6" table:formula="of:=ATAN2([.A532];[.B532])" office:value-type="float" office:value="1.49548284872477" calcext:value-type="float">
            <text:p>1.4954828487247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11694" calcext:value-type="float">
            <text:p>0.61169 </text:p>
          </table:table-cell>
          <table:table-cell table:style-name="ce4" office:value-type="float" office:value="0.52713" calcext:value-type="float">
            <text:p>0.52713 </text:p>
          </table:table-cell>
          <table:table-cell table:style-name="ce6" table:formula="of:=ATAN2([.A533];[.B533])" office:value-type="float" office:value="0.711278644707113" calcext:value-type="float">
            <text:p>0.71127864470711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27943" calcext:value-type="float">
            <text:p>0.92794 </text:p>
          </table:table-cell>
          <table:table-cell table:style-name="ce4" office:value-type="float" office:value="1.06682" calcext:value-type="float">
            <text:p>1.06682 </text:p>
          </table:table-cell>
          <table:table-cell table:style-name="ce6" table:formula="of:=ATAN2([.A534];[.B534])" office:value-type="float" office:value="0.854906806162214" calcext:value-type="float">
            <text:p>0.85490680616221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11409" calcext:value-type="float">
            <text:p>0.11141 </text:p>
          </table:table-cell>
          <table:table-cell table:style-name="ce4" office:value-type="float" office:value="0.750763" calcext:value-type="float">
            <text:p>0.75076 </text:p>
          </table:table-cell>
          <table:table-cell table:style-name="ce6" table:formula="of:=ATAN2([.A535];[.B535])" office:value-type="float" office:value="1.42347704927843" calcext:value-type="float">
            <text:p>1.4234770492784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10497" calcext:value-type="float">
            <text:p>0.31050 </text:p>
          </table:table-cell>
          <table:table-cell table:style-name="ce4" office:value-type="float" office:value="0.943235" calcext:value-type="float">
            <text:p>0.94324 </text:p>
          </table:table-cell>
          <table:table-cell table:style-name="ce6" table:formula="of:=ATAN2([.A536];[.B536])" office:value-type="float" office:value="1.2527856417592" calcext:value-type="float">
            <text:p>1.2527856417592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44869" calcext:value-type="float">
            <text:p>0.24487 </text:p>
          </table:table-cell>
          <table:table-cell table:style-name="ce4" office:value-type="float" office:value="0.241993" calcext:value-type="float">
            <text:p>0.24199 </text:p>
          </table:table-cell>
          <table:table-cell table:style-name="ce6" table:formula="of:=ATAN2([.A537];[.B537])" office:value-type="float" office:value="0.779491014045453" calcext:value-type="float">
            <text:p>0.77949101404545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12123" calcext:value-type="float">
            <text:p>1.01212 </text:p>
          </table:table-cell>
          <table:table-cell table:style-name="ce4" office:value-type="float" office:value="1.250041" calcext:value-type="float">
            <text:p>1.25004 </text:p>
          </table:table-cell>
          <table:table-cell table:style-name="ce6" table:formula="of:=ATAN2([.A538];[.B538])" office:value-type="float" office:value="0.890185680301926" calcext:value-type="float">
            <text:p>0.89018568030192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13658" calcext:value-type="float">
            <text:p>0.71366 </text:p>
          </table:table-cell>
          <table:table-cell table:style-name="ce4" office:value-type="float" office:value="0.416632" calcext:value-type="float">
            <text:p>0.41663 </text:p>
          </table:table-cell>
          <table:table-cell table:style-name="ce6" table:formula="of:=ATAN2([.A539];[.B539])" office:value-type="float" office:value="0.52842095443323" calcext:value-type="float">
            <text:p>0.5284209544332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49228" calcext:value-type="float">
            <text:p>0.94923 </text:p>
          </table:table-cell>
          <table:table-cell table:style-name="ce4" office:value-type="float" office:value="0.418406" calcext:value-type="float">
            <text:p>0.41841 </text:p>
          </table:table-cell>
          <table:table-cell table:style-name="ce6" table:formula="of:=ATAN2([.A540];[.B540])" office:value-type="float" office:value="0.415164831316833" calcext:value-type="float">
            <text:p>0.41516483131683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95392" calcext:value-type="float">
            <text:p>1.09539 </text:p>
          </table:table-cell>
          <table:table-cell table:style-name="ce4" office:value-type="float" office:value="1.185612" calcext:value-type="float">
            <text:p>1.18561 </text:p>
          </table:table-cell>
          <table:table-cell table:style-name="ce6" table:formula="of:=ATAN2([.A541];[.B541])" office:value-type="float" office:value="0.824930315365111" calcext:value-type="float">
            <text:p>0.82493031536511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93189" calcext:value-type="float">
            <text:p>0.69319 </text:p>
          </table:table-cell>
          <table:table-cell table:style-name="ce4" office:value-type="float" office:value="0.241082" calcext:value-type="float">
            <text:p>0.24108 </text:p>
          </table:table-cell>
          <table:table-cell table:style-name="ce6" table:formula="of:=ATAN2([.A542];[.B542])" office:value-type="float" office:value="0.334701810465054" calcext:value-type="float">
            <text:p>0.33470181046505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75162" calcext:value-type="float">
            <text:p>1.07516 </text:p>
          </table:table-cell>
          <table:table-cell table:style-name="ce4" office:value-type="float" office:value="1.331392" calcext:value-type="float">
            <text:p>1.33139 </text:p>
          </table:table-cell>
          <table:table-cell table:style-name="ce6" table:formula="of:=ATAN2([.A543];[.B543])" office:value-type="float" office:value="0.891470291919821" calcext:value-type="float">
            <text:p>0.89147029191982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22863" calcext:value-type="float">
            <text:p>0.62286 </text:p>
          </table:table-cell>
          <table:table-cell table:style-name="ce4" office:value-type="float" office:value="0.23346" calcext:value-type="float">
            <text:p>0.23346 </text:p>
          </table:table-cell>
          <table:table-cell table:style-name="ce6" table:formula="of:=ATAN2([.A544];[.B544])" office:value-type="float" office:value="0.358610727534603" calcext:value-type="float">
            <text:p>0.35861072753460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12744" calcext:value-type="float">
            <text:p>1.31274 </text:p>
          </table:table-cell>
          <table:table-cell table:style-name="ce4" office:value-type="float" office:value="0.680006" calcext:value-type="float">
            <text:p>0.68001 </text:p>
          </table:table-cell>
          <table:table-cell table:style-name="ce6" table:formula="of:=ATAN2([.A545];[.B545])" office:value-type="float" office:value="0.477946463734081" calcext:value-type="float">
            <text:p>0.47794646373408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30244" calcext:value-type="float">
            <text:p>0.93024 </text:p>
          </table:table-cell>
          <table:table-cell table:style-name="ce4" office:value-type="float" office:value="0.794339" calcext:value-type="float">
            <text:p>0.79434 </text:p>
          </table:table-cell>
          <table:table-cell table:style-name="ce6" table:formula="of:=ATAN2([.A546];[.B546])" office:value-type="float" office:value="0.706756130443999" calcext:value-type="float">
            <text:p>0.70675613044399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13517" calcext:value-type="float">
            <text:p>0.31352 </text:p>
          </table:table-cell>
          <table:table-cell table:style-name="ce4" office:value-type="float" office:value="0.859487" calcext:value-type="float">
            <text:p>0.85949 </text:p>
          </table:table-cell>
          <table:table-cell table:style-name="ce6" table:formula="of:=ATAN2([.A547];[.B547])" office:value-type="float" office:value="1.22102246831871" calcext:value-type="float">
            <text:p>1.22102246831871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9141" calcext:value-type="float">
            <text:p>1.49141 </text:p>
          </table:table-cell>
          <table:table-cell table:style-name="ce4" office:value-type="float" office:value="0.052253" calcext:value-type="float">
            <text:p>0.05225 </text:p>
          </table:table-cell>
          <table:table-cell table:style-name="ce6" table:formula="of:=ATAN2([.A548];[.B548])" office:value-type="float" office:value="0.0350216474408822" calcext:value-type="float">
            <text:p>0.035021647440882200</text:p>
          </table:table-cell>
          <table:table-cell table:number-columns-repeated="1021"/>
        </table:table-row>
        <table:table-row table:style-name="ro2">
          <table:table-cell table:style-name="ce4" office:value-type="float" office:value="1.376023" calcext:value-type="float">
            <text:p>1.37602 </text:p>
          </table:table-cell>
          <table:table-cell table:style-name="ce4" office:value-type="float" office:value="0.114764" calcext:value-type="float">
            <text:p>0.11476 </text:p>
          </table:table-cell>
          <table:table-cell table:style-name="ce6" table:formula="of:=ATAN2([.A549];[.B549])" office:value-type="float" office:value="0.0832100956187378" calcext:value-type="float">
            <text:p>0.083210095618737800</text:p>
          </table:table-cell>
          <table:table-cell table:number-columns-repeated="1021"/>
        </table:table-row>
        <table:table-row table:style-name="ro2">
          <table:table-cell table:style-name="ce4" office:value-type="float" office:value="0.615289" calcext:value-type="float">
            <text:p>0.61529 </text:p>
          </table:table-cell>
          <table:table-cell table:style-name="ce4" office:value-type="float" office:value="1.524632" calcext:value-type="float">
            <text:p>1.52463 </text:p>
          </table:table-cell>
          <table:table-cell table:style-name="ce6" table:formula="of:=ATAN2([.A550];[.B550])" office:value-type="float" office:value="1.1872199565782" calcext:value-type="float">
            <text:p>1.1872199565782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51094" calcext:value-type="float">
            <text:p>1.55109 </text:p>
          </table:table-cell>
          <table:table-cell table:style-name="ce4" office:value-type="float" office:value="0.303929" calcext:value-type="float">
            <text:p>0.30393 </text:p>
          </table:table-cell>
          <table:table-cell table:style-name="ce6" table:formula="of:=ATAN2([.A551];[.B551])" office:value-type="float" office:value="0.193493427646349" calcext:value-type="float">
            <text:p>0.19349342764634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91082" calcext:value-type="float">
            <text:p>0.29108 </text:p>
          </table:table-cell>
          <table:table-cell table:style-name="ce4" office:value-type="float" office:value="0.596018" calcext:value-type="float">
            <text:p>0.59602 </text:p>
          </table:table-cell>
          <table:table-cell table:style-name="ce6" table:formula="of:=ATAN2([.A552];[.B552])" office:value-type="float" office:value="1.1164895774354" calcext:value-type="float">
            <text:p>1.1164895774354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06991" calcext:value-type="float">
            <text:p>1.40699 </text:p>
          </table:table-cell>
          <table:table-cell table:style-name="ce4" office:value-type="float" office:value="1.499416" calcext:value-type="float">
            <text:p>1.49942 </text:p>
          </table:table-cell>
          <table:table-cell table:style-name="ce6" table:formula="of:=ATAN2([.A553];[.B553])" office:value-type="float" office:value="0.817187882945865" calcext:value-type="float">
            <text:p>0.81718788294586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02344" calcext:value-type="float">
            <text:p>0.90234 </text:p>
          </table:table-cell>
          <table:table-cell table:style-name="ce4" office:value-type="float" office:value="0.377275" calcext:value-type="float">
            <text:p>0.37728 </text:p>
          </table:table-cell>
          <table:table-cell table:style-name="ce6" table:formula="of:=ATAN2([.A554];[.B554])" office:value-type="float" office:value="0.3960164914034" calcext:value-type="float">
            <text:p>0.3960164914034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94387" calcext:value-type="float">
            <text:p>0.69439 </text:p>
          </table:table-cell>
          <table:table-cell table:style-name="ce4" office:value-type="float" office:value="0.975785" calcext:value-type="float">
            <text:p>0.97579 </text:p>
          </table:table-cell>
          <table:table-cell table:style-name="ce6" table:formula="of:=ATAN2([.A555];[.B555])" office:value-type="float" office:value="0.952314965518316" calcext:value-type="float">
            <text:p>0.95231496551831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85421" calcext:value-type="float">
            <text:p>0.98542 </text:p>
          </table:table-cell>
          <table:table-cell table:style-name="ce4" office:value-type="float" office:value="0.709008" calcext:value-type="float">
            <text:p>0.70901 </text:p>
          </table:table-cell>
          <table:table-cell table:style-name="ce6" table:formula="of:=ATAN2([.A556];[.B556])" office:value-type="float" office:value="0.623692069793072" calcext:value-type="float">
            <text:p>0.62369206979307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12937" calcext:value-type="float">
            <text:p>1.11294 </text:p>
          </table:table-cell>
          <table:table-cell table:style-name="ce4" office:value-type="float" office:value="0.75455" calcext:value-type="float">
            <text:p>0.75455 </text:p>
          </table:table-cell>
          <table:table-cell table:style-name="ce6" table:formula="of:=ATAN2([.A557];[.B557])" office:value-type="float" office:value="0.595794668100245" calcext:value-type="float">
            <text:p>0.59579466810024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77948" calcext:value-type="float">
            <text:p>0.07795 </text:p>
          </table:table-cell>
          <table:table-cell table:style-name="ce4" office:value-type="float" office:value="0.028188" calcext:value-type="float">
            <text:p>0.02819 </text:p>
          </table:table-cell>
          <table:table-cell table:style-name="ce6" table:formula="of:=ATAN2([.A558];[.B558])" office:value-type="float" office:value="0.346994015617362" calcext:value-type="float">
            <text:p>0.34699401561736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48559" calcext:value-type="float">
            <text:p>0.44856 </text:p>
          </table:table-cell>
          <table:table-cell table:style-name="ce4" office:value-type="float" office:value="0.757186" calcext:value-type="float">
            <text:p>0.75719 </text:p>
          </table:table-cell>
          <table:table-cell table:style-name="ce6" table:formula="of:=ATAN2([.A559];[.B559])" office:value-type="float" office:value="1.03598183462258" calcext:value-type="float">
            <text:p>1.0359818346225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08722" calcext:value-type="float">
            <text:p>0.40872 </text:p>
          </table:table-cell>
          <table:table-cell table:style-name="ce4" office:value-type="float" office:value="0.796448" calcext:value-type="float">
            <text:p>0.79645 </text:p>
          </table:table-cell>
          <table:table-cell table:style-name="ce6" table:formula="of:=ATAN2([.A560];[.B560])" office:value-type="float" office:value="1.09665958850558" calcext:value-type="float">
            <text:p>1.0966595885055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40313" calcext:value-type="float">
            <text:p>0.64031 </text:p>
          </table:table-cell>
          <table:table-cell table:style-name="ce4" office:value-type="float" office:value="1.156992" calcext:value-type="float">
            <text:p>1.15699 </text:p>
          </table:table-cell>
          <table:table-cell table:style-name="ce6" table:formula="of:=ATAN2([.A561];[.B561])" office:value-type="float" office:value="1.06532424951044" calcext:value-type="float">
            <text:p>1.0653242495104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06368" calcext:value-type="float">
            <text:p>1.40637 </text:p>
          </table:table-cell>
          <table:table-cell table:style-name="ce4" office:value-type="float" office:value="1.517729" calcext:value-type="float">
            <text:p>1.51773 </text:p>
          </table:table-cell>
          <table:table-cell table:style-name="ce6" table:formula="of:=ATAN2([.A562];[.B562])" office:value-type="float" office:value="0.823463661260202" calcext:value-type="float">
            <text:p>0.82346366126020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15574" calcext:value-type="float">
            <text:p>1.11557 </text:p>
          </table:table-cell>
          <table:table-cell table:style-name="ce4" office:value-type="float" office:value="0.829286" calcext:value-type="float">
            <text:p>0.82929 </text:p>
          </table:table-cell>
          <table:table-cell table:style-name="ce6" table:formula="of:=ATAN2([.A563];[.B563])" office:value-type="float" office:value="0.639245401446806" calcext:value-type="float">
            <text:p>0.63924540144680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44241" calcext:value-type="float">
            <text:p>1.14424 </text:p>
          </table:table-cell>
          <table:table-cell table:style-name="ce4" office:value-type="float" office:value="0.902488" calcext:value-type="float">
            <text:p>0.90249 </text:p>
          </table:table-cell>
          <table:table-cell table:style-name="ce6" table:formula="of:=ATAN2([.A564];[.B564])" office:value-type="float" office:value="0.667826154313872" calcext:value-type="float">
            <text:p>0.66782615431387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07518" calcext:value-type="float">
            <text:p>1.40752 </text:p>
          </table:table-cell>
          <table:table-cell table:style-name="ce4" office:value-type="float" office:value="0.451867" calcext:value-type="float">
            <text:p>0.45187 </text:p>
          </table:table-cell>
          <table:table-cell table:style-name="ce6" table:formula="of:=ATAN2([.A565];[.B565])" office:value-type="float" office:value="0.310644394856414" calcext:value-type="float">
            <text:p>0.31064439485641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18213" calcext:value-type="float">
            <text:p>0.61821 </text:p>
          </table:table-cell>
          <table:table-cell table:style-name="ce4" office:value-type="float" office:value="1.483549" calcext:value-type="float">
            <text:p>1.48355 </text:p>
          </table:table-cell>
          <table:table-cell table:style-name="ce6" table:formula="of:=ATAN2([.A566];[.B566])" office:value-type="float" office:value="1.17596639147971" calcext:value-type="float">
            <text:p>1.1759663914797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24253" calcext:value-type="float">
            <text:p>0.62425 </text:p>
          </table:table-cell>
          <table:table-cell table:style-name="ce4" office:value-type="float" office:value="0.032263" calcext:value-type="float">
            <text:p>0.03226 </text:p>
          </table:table-cell>
          <table:table-cell table:style-name="ce6" table:formula="of:=ATAN2([.A567];[.B567])" office:value-type="float" office:value="0.0516366283822465" calcext:value-type="float">
            <text:p>0.051636628382246500</text:p>
          </table:table-cell>
          <table:table-cell table:number-columns-repeated="1021"/>
        </table:table-row>
        <table:table-row table:style-name="ro2">
          <table:table-cell table:style-name="ce4" office:value-type="float" office:value="1.41979" calcext:value-type="float">
            <text:p>1.41979 </text:p>
          </table:table-cell>
          <table:table-cell table:style-name="ce4" office:value-type="float" office:value="1.331776" calcext:value-type="float">
            <text:p>1.33178 </text:p>
          </table:table-cell>
          <table:table-cell table:style-name="ce6" table:formula="of:=ATAN2([.A568];[.B568])" office:value-type="float" office:value="0.753422190100988" calcext:value-type="float">
            <text:p>0.75342219010098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84753" calcext:value-type="float">
            <text:p>0.48475 </text:p>
          </table:table-cell>
          <table:table-cell table:style-name="ce4" office:value-type="float" office:value="0.180488" calcext:value-type="float">
            <text:p>0.18049 </text:p>
          </table:table-cell>
          <table:table-cell table:style-name="ce6" table:formula="of:=ATAN2([.A569];[.B569])" office:value-type="float" office:value="0.356427642967158" calcext:value-type="float">
            <text:p>0.35642764296715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09632" calcext:value-type="float">
            <text:p>0.60963 </text:p>
          </table:table-cell>
          <table:table-cell table:style-name="ce4" office:value-type="float" office:value="1.288391" calcext:value-type="float">
            <text:p>1.28839 </text:p>
          </table:table-cell>
          <table:table-cell table:style-name="ce6" table:formula="of:=ATAN2([.A570];[.B570])" office:value-type="float" office:value="1.12883960867115" calcext:value-type="float">
            <text:p>1.1288396086711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96256" calcext:value-type="float">
            <text:p>0.89626 </text:p>
          </table:table-cell>
          <table:table-cell table:style-name="ce4" office:value-type="float" office:value="0.666583" calcext:value-type="float">
            <text:p>0.66658 </text:p>
          </table:table-cell>
          <table:table-cell table:style-name="ce6" table:formula="of:=ATAN2([.A571];[.B571])" office:value-type="float" office:value="0.639483778222806" calcext:value-type="float">
            <text:p>0.63948377822280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55366" calcext:value-type="float">
            <text:p>0.55537 </text:p>
          </table:table-cell>
          <table:table-cell table:style-name="ce4" office:value-type="float" office:value="0.365434" calcext:value-type="float">
            <text:p>0.36543 </text:p>
          </table:table-cell>
          <table:table-cell table:style-name="ce6" table:formula="of:=ATAN2([.A572];[.B572])" office:value-type="float" office:value="0.581982565849464" calcext:value-type="float">
            <text:p>0.58198256584946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52486" calcext:value-type="float">
            <text:p>1.15249 </text:p>
          </table:table-cell>
          <table:table-cell table:style-name="ce4" office:value-type="float" office:value="0.161888" calcext:value-type="float">
            <text:p>0.16189 </text:p>
          </table:table-cell>
          <table:table-cell table:style-name="ce6" table:formula="of:=ATAN2([.A573];[.B573])" office:value-type="float" office:value="0.139555423092901" calcext:value-type="float">
            <text:p>0.13955542309290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70799" calcext:value-type="float">
            <text:p>1.17080 </text:p>
          </table:table-cell>
          <table:table-cell table:style-name="ce4" office:value-type="float" office:value="0.994242" calcext:value-type="float">
            <text:p>0.99424 </text:p>
          </table:table-cell>
          <table:table-cell table:style-name="ce6" table:formula="of:=ATAN2([.A574];[.B574])" office:value-type="float" office:value="0.704029186149275" calcext:value-type="float">
            <text:p>0.70402918614927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56705" calcext:value-type="float">
            <text:p>1.15671 </text:p>
          </table:table-cell>
          <table:table-cell table:style-name="ce4" office:value-type="float" office:value="0.061601" calcext:value-type="float">
            <text:p>0.06160 </text:p>
          </table:table-cell>
          <table:table-cell table:style-name="ce6" table:formula="of:=ATAN2([.A575];[.B575])" office:value-type="float" office:value="0.0532053221817019" calcext:value-type="float">
            <text:p>0.053205322181701900</text:p>
          </table:table-cell>
          <table:table-cell table:number-columns-repeated="1021"/>
        </table:table-row>
        <table:table-row table:style-name="ro2">
          <table:table-cell table:style-name="ce4" office:value-type="float" office:value="1.161499" calcext:value-type="float">
            <text:p>1.16150 </text:p>
          </table:table-cell>
          <table:table-cell table:style-name="ce4" office:value-type="float" office:value="0.116634" calcext:value-type="float">
            <text:p>0.11663 </text:p>
          </table:table-cell>
          <table:table-cell table:style-name="ce6" table:formula="of:=ATAN2([.A576];[.B576])" office:value-type="float" office:value="0.100081297809937" calcext:value-type="float">
            <text:p>0.10008129780993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18839" calcext:value-type="float">
            <text:p>0.21884 </text:p>
          </table:table-cell>
          <table:table-cell table:style-name="ce4" office:value-type="float" office:value="1.54328" calcext:value-type="float">
            <text:p>1.54328 </text:p>
          </table:table-cell>
          <table:table-cell table:style-name="ce6" table:formula="of:=ATAN2([.A577];[.B577])" office:value-type="float" office:value="1.42993422083453" calcext:value-type="float">
            <text:p>1.4299342208345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14428" calcext:value-type="float">
            <text:p>0.31443 </text:p>
          </table:table-cell>
          <table:table-cell table:style-name="ce4" office:value-type="float" office:value="0.617878" calcext:value-type="float">
            <text:p>0.61788 </text:p>
          </table:table-cell>
          <table:table-cell table:style-name="ce6" table:formula="of:=ATAN2([.A578];[.B578])" office:value-type="float" office:value="1.10006709620198" calcext:value-type="float">
            <text:p>1.1000670962019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28185" calcext:value-type="float">
            <text:p>0.42819 </text:p>
          </table:table-cell>
          <table:table-cell table:style-name="ce4" office:value-type="float" office:value="1.144097" calcext:value-type="float">
            <text:p>1.14410 </text:p>
          </table:table-cell>
          <table:table-cell table:style-name="ce6" table:formula="of:=ATAN2([.A579];[.B579])" office:value-type="float" office:value="1.21267821789593" calcext:value-type="float">
            <text:p>1.2126782178959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68834" calcext:value-type="float">
            <text:p>1.06883 </text:p>
          </table:table-cell>
          <table:table-cell table:style-name="ce4" office:value-type="float" office:value="0.939304" calcext:value-type="float">
            <text:p>0.93930 </text:p>
          </table:table-cell>
          <table:table-cell table:style-name="ce6" table:formula="of:=ATAN2([.A580];[.B580])" office:value-type="float" office:value="0.720984857516801" calcext:value-type="float">
            <text:p>0.72098485751680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312" calcext:value-type="float">
            <text:p>1.43120 </text:p>
          </table:table-cell>
          <table:table-cell table:style-name="ce4" office:value-type="float" office:value="0.207909" calcext:value-type="float">
            <text:p>0.20791 </text:p>
          </table:table-cell>
          <table:table-cell table:style-name="ce6" table:formula="of:=ATAN2([.A581];[.B581])" office:value-type="float" office:value="0.144259877303262" calcext:value-type="float">
            <text:p>0.14425987730326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77801" calcext:value-type="float">
            <text:p>0.57780 </text:p>
          </table:table-cell>
          <table:table-cell table:style-name="ce4" office:value-type="float" office:value="0.468118" calcext:value-type="float">
            <text:p>0.46812 </text:p>
          </table:table-cell>
          <table:table-cell table:style-name="ce6" table:formula="of:=ATAN2([.A582];[.B582])" office:value-type="float" office:value="0.680912478264952" calcext:value-type="float">
            <text:p>0.68091247826495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13131" calcext:value-type="float">
            <text:p>0.81313 </text:p>
          </table:table-cell>
          <table:table-cell table:style-name="ce4" office:value-type="float" office:value="0.625835" calcext:value-type="float">
            <text:p>0.62584 </text:p>
          </table:table-cell>
          <table:table-cell table:style-name="ce6" table:formula="of:=ATAN2([.A583];[.B583])" office:value-type="float" office:value="0.655965694907284" calcext:value-type="float">
            <text:p>0.65596569490728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71811" calcext:value-type="float">
            <text:p>0.17181 </text:p>
          </table:table-cell>
          <table:table-cell table:style-name="ce4" office:value-type="float" office:value="0.147363" calcext:value-type="float">
            <text:p>0.14736 </text:p>
          </table:table-cell>
          <table:table-cell table:style-name="ce6" table:formula="of:=ATAN2([.A584];[.B584])" office:value-type="float" office:value="0.708949725351042" calcext:value-type="float">
            <text:p>0.70894972535104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25399" calcext:value-type="float">
            <text:p>1.42540 </text:p>
          </table:table-cell>
          <table:table-cell table:style-name="ce4" office:value-type="float" office:value="0.238685" calcext:value-type="float">
            <text:p>0.23869 </text:p>
          </table:table-cell>
          <table:table-cell table:style-name="ce6" table:formula="of:=ATAN2([.A585];[.B585])" office:value-type="float" office:value="0.165912064786799" calcext:value-type="float">
            <text:p>0.16591206478679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18982" calcext:value-type="float">
            <text:p>0.31898 </text:p>
          </table:table-cell>
          <table:table-cell table:style-name="ce4" office:value-type="float" office:value="1.008096" calcext:value-type="float">
            <text:p>1.00810 </text:p>
          </table:table-cell>
          <table:table-cell table:style-name="ce6" table:formula="of:=ATAN2([.A586];[.B586])" office:value-type="float" office:value="1.26434397136" calcext:value-type="float">
            <text:p>1.2643439713600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1361" calcext:value-type="float">
            <text:p>0.81361 </text:p>
          </table:table-cell>
          <table:table-cell table:style-name="ce4" office:value-type="float" office:value="0.609584" calcext:value-type="float">
            <text:p>0.60958 </text:p>
          </table:table-cell>
          <table:table-cell table:style-name="ce6" table:formula="of:=ATAN2([.A587];[.B587])" office:value-type="float" office:value="0.643010472240528" calcext:value-type="float">
            <text:p>0.64301047224052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28613" calcext:value-type="float">
            <text:p>1.02861 </text:p>
          </table:table-cell>
          <table:table-cell table:style-name="ce4" office:value-type="float" office:value="0.591607" calcext:value-type="float">
            <text:p>0.59161 </text:p>
          </table:table-cell>
          <table:table-cell table:style-name="ce6" table:formula="of:=ATAN2([.A588];[.B588])" office:value-type="float" office:value="0.521947171737348" calcext:value-type="float">
            <text:p>0.52194717173734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88826" calcext:value-type="float">
            <text:p>0.68883 </text:p>
          </table:table-cell>
          <table:table-cell table:style-name="ce4" office:value-type="float" office:value="0.95033" calcext:value-type="float">
            <text:p>0.95033 </text:p>
          </table:table-cell>
          <table:table-cell table:style-name="ce6" table:formula="of:=ATAN2([.A589];[.B589])" office:value-type="float" office:value="0.943600741783113" calcext:value-type="float">
            <text:p>0.94360074178311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80147" calcext:value-type="float">
            <text:p>1.08015 </text:p>
          </table:table-cell>
          <table:table-cell table:style-name="ce4" office:value-type="float" office:value="0.327467" calcext:value-type="float">
            <text:p>0.32747 </text:p>
          </table:table-cell>
          <table:table-cell table:style-name="ce6" table:formula="of:=ATAN2([.A590];[.B590])" office:value-type="float" office:value="0.294361519396505" calcext:value-type="float">
            <text:p>0.29436151939650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42041" calcext:value-type="float">
            <text:p>0.14204 </text:p>
          </table:table-cell>
          <table:table-cell table:style-name="ce4" office:value-type="float" office:value="0.660399" calcext:value-type="float">
            <text:p>0.66040 </text:p>
          </table:table-cell>
          <table:table-cell table:style-name="ce6" table:formula="of:=ATAN2([.A591];[.B591])" office:value-type="float" office:value="1.35894025365003" calcext:value-type="float">
            <text:p>1.3589402536500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24975" calcext:value-type="float">
            <text:p>0.12498 </text:p>
          </table:table-cell>
          <table:table-cell table:style-name="ce4" office:value-type="float" office:value="0.868308" calcext:value-type="float">
            <text:p>0.86831 </text:p>
          </table:table-cell>
          <table:table-cell table:style-name="ce6" table:formula="of:=ATAN2([.A592];[.B592])" office:value-type="float" office:value="1.42784867409724" calcext:value-type="float">
            <text:p>1.4278486740972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19031" calcext:value-type="float">
            <text:p>0.11903 </text:p>
          </table:table-cell>
          <table:table-cell table:style-name="ce4" office:value-type="float" office:value="1.326742" calcext:value-type="float">
            <text:p>1.32674 </text:p>
          </table:table-cell>
          <table:table-cell table:style-name="ce6" table:formula="of:=ATAN2([.A593];[.B593])" office:value-type="float" office:value="1.48131911910409" calcext:value-type="float">
            <text:p>1.4813191191040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43672" calcext:value-type="float">
            <text:p>0.04367 </text:p>
          </table:table-cell>
          <table:table-cell table:style-name="ce4" office:value-type="float" office:value="0.662077" calcext:value-type="float">
            <text:p>0.66208 </text:p>
          </table:table-cell>
          <table:table-cell table:style-name="ce6" table:formula="of:=ATAN2([.A594];[.B594])" office:value-type="float" office:value="1.50492962870388" calcext:value-type="float">
            <text:p>1.5049296287038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57763" calcext:value-type="float">
            <text:p>0.55776 </text:p>
          </table:table-cell>
          <table:table-cell table:style-name="ce4" office:value-type="float" office:value="0.434657" calcext:value-type="float">
            <text:p>0.43466 </text:p>
          </table:table-cell>
          <table:table-cell table:style-name="ce6" table:formula="of:=ATAN2([.A595];[.B595])" office:value-type="float" office:value="0.661982335325776" calcext:value-type="float">
            <text:p>0.66198233532577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82595" calcext:value-type="float">
            <text:p>0.48260 </text:p>
          </table:table-cell>
          <table:table-cell table:style-name="ce4" office:value-type="float" office:value="0.981586" calcext:value-type="float">
            <text:p>0.98159 </text:p>
          </table:table-cell>
          <table:table-cell table:style-name="ce6" table:formula="of:=ATAN2([.A596];[.B596])" office:value-type="float" office:value="1.11385244484063" calcext:value-type="float">
            <text:p>1.1138524448406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95296" calcext:value-type="float">
            <text:p>1.09530 </text:p>
          </table:table-cell>
          <table:table-cell table:style-name="ce4" office:value-type="float" office:value="0.50992" calcext:value-type="float">
            <text:p>0.50992 </text:p>
          </table:table-cell>
          <table:table-cell table:style-name="ce6" table:formula="of:=ATAN2([.A597];[.B597])" office:value-type="float" office:value="0.435713508903302" calcext:value-type="float">
            <text:p>0.43571350890330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24112" calcext:value-type="float">
            <text:p>0.22411 </text:p>
          </table:table-cell>
          <table:table-cell table:style-name="ce4" office:value-type="float" office:value="0.055273" calcext:value-type="float">
            <text:p>0.05527 </text:p>
          </table:table-cell>
          <table:table-cell table:style-name="ce6" table:formula="of:=ATAN2([.A598];[.B598])" office:value-type="float" office:value="0.241805474909159" calcext:value-type="float">
            <text:p>0.24180547490915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20227" calcext:value-type="float">
            <text:p>0.62023 </text:p>
          </table:table-cell>
          <table:table-cell table:style-name="ce4" office:value-type="float" office:value="1.329906" calcext:value-type="float">
            <text:p>1.32991 </text:p>
          </table:table-cell>
          <table:table-cell table:style-name="ce6" table:formula="of:=ATAN2([.A599];[.B599])" office:value-type="float" office:value="1.13441358674795" calcext:value-type="float">
            <text:p>1.1344135867479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06567" calcext:value-type="float">
            <text:p>0.10657 </text:p>
          </table:table-cell>
          <table:table-cell table:style-name="ce4" office:value-type="float" office:value="1.516386" calcext:value-type="float">
            <text:p>1.51639 </text:p>
          </table:table-cell>
          <table:table-cell table:style-name="ce6" table:formula="of:=ATAN2([.A600];[.B600])" office:value-type="float" office:value="1.50063471983347" calcext:value-type="float">
            <text:p>1.5006347198334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61451" calcext:value-type="float">
            <text:p>1.06145 </text:p>
          </table:table-cell>
          <table:table-cell table:style-name="ce4" office:value-type="float" office:value="0.476172" calcext:value-type="float">
            <text:p>0.47617 </text:p>
          </table:table-cell>
          <table:table-cell table:style-name="ce6" table:formula="of:=ATAN2([.A601];[.B601])" office:value-type="float" office:value="0.421693060438681" calcext:value-type="float">
            <text:p>0.42169306043868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38728" calcext:value-type="float">
            <text:p>1.13873 </text:p>
          </table:table-cell>
          <table:table-cell table:style-name="ce4" office:value-type="float" office:value="1.019122" calcext:value-type="float">
            <text:p>1.01912 </text:p>
          </table:table-cell>
          <table:table-cell table:style-name="ce6" table:formula="of:=ATAN2([.A602];[.B602])" office:value-type="float" office:value="0.730026503250598" calcext:value-type="float">
            <text:p>0.73002650325059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12127" calcext:value-type="float">
            <text:p>0.31213 </text:p>
          </table:table-cell>
          <table:table-cell table:style-name="ce4" office:value-type="float" office:value="1.118258" calcext:value-type="float">
            <text:p>1.11826 </text:p>
          </table:table-cell>
          <table:table-cell table:style-name="ce6" table:formula="of:=ATAN2([.A603];[.B603])" office:value-type="float" office:value="1.29860480686376" calcext:value-type="float">
            <text:p>1.2986048068637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90166" calcext:value-type="float">
            <text:p>1.09017 </text:p>
          </table:table-cell>
          <table:table-cell table:style-name="ce4" office:value-type="float" office:value="0.299519" calcext:value-type="float">
            <text:p>0.29952 </text:p>
          </table:table-cell>
          <table:table-cell table:style-name="ce6" table:formula="of:=ATAN2([.A604];[.B604])" office:value-type="float" office:value="0.268130268869471" calcext:value-type="float">
            <text:p>0.26813026886947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67156" calcext:value-type="float">
            <text:p>0.96716 </text:p>
          </table:table-cell>
          <table:table-cell table:style-name="ce4" office:value-type="float" office:value="0.542183" calcext:value-type="float">
            <text:p>0.54218 </text:p>
          </table:table-cell>
          <table:table-cell table:style-name="ce6" table:formula="of:=ATAN2([.A605];[.B605])" office:value-type="float" office:value="0.51094130406094" calcext:value-type="float">
            <text:p>0.5109413040609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28709" calcext:value-type="float">
            <text:p>1.02871 </text:p>
          </table:table-cell>
          <table:table-cell table:style-name="ce4" office:value-type="float" office:value="1.293761" calcext:value-type="float">
            <text:p>1.29376 </text:p>
          </table:table-cell>
          <table:table-cell table:style-name="ce6" table:formula="of:=ATAN2([.A606];[.B606])" office:value-type="float" office:value="0.899031572727867" calcext:value-type="float">
            <text:p>0.89903157272786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54501" calcext:value-type="float">
            <text:p>0.85450 </text:p>
          </table:table-cell>
          <table:table-cell table:style-name="ce4" office:value-type="float" office:value="1.444335" calcext:value-type="float">
            <text:p>1.44434 </text:p>
          </table:table-cell>
          <table:table-cell table:style-name="ce6" table:formula="of:=ATAN2([.A607];[.B607])" office:value-type="float" office:value="1.03655956833045" calcext:value-type="float">
            <text:p>1.0365595683304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54409" calcext:value-type="float">
            <text:p>0.15441 </text:p>
          </table:table-cell>
          <table:table-cell table:style-name="ce4" office:value-type="float" office:value="0.734032" calcext:value-type="float">
            <text:p>0.73403 </text:p>
          </table:table-cell>
          <table:table-cell table:style-name="ce6" table:formula="of:=ATAN2([.A608];[.B608])" office:value-type="float" office:value="1.36346193505427" calcext:value-type="float">
            <text:p>1.3634619350542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56659" calcext:value-type="float">
            <text:p>0.85666 </text:p>
          </table:table-cell>
          <table:table-cell table:style-name="ce4" office:value-type="float" office:value="0.832833" calcext:value-type="float">
            <text:p>0.83283 </text:p>
          </table:table-cell>
          <table:table-cell table:style-name="ce6" table:formula="of:=ATAN2([.A609];[.B609])" office:value-type="float" office:value="0.771296634246941" calcext:value-type="float">
            <text:p>0.77129663424694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77948" calcext:value-type="float">
            <text:p>0.07795 </text:p>
          </table:table-cell>
          <table:table-cell table:style-name="ce4" office:value-type="float" office:value="0.13394" calcext:value-type="float">
            <text:p>0.13394 </text:p>
          </table:table-cell>
          <table:table-cell table:style-name="ce6" table:formula="of:=ATAN2([.A610];[.B610])" office:value-type="float" office:value="1.04374560582937" calcext:value-type="float">
            <text:p>1.0437456058293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30864" calcext:value-type="float">
            <text:p>1.53086 </text:p>
          </table:table-cell>
          <table:table-cell table:style-name="ce4" office:value-type="float" office:value="0.15743" calcext:value-type="float">
            <text:p>0.15743 </text:p>
          </table:table-cell>
          <table:table-cell table:style-name="ce6" table:formula="of:=ATAN2([.A611];[.B611])" office:value-type="float" office:value="0.102477115520229" calcext:value-type="float">
            <text:p>0.10247711552022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28903" calcext:value-type="float">
            <text:p>0.72890 </text:p>
          </table:table-cell>
          <table:table-cell table:style-name="ce4" office:value-type="float" office:value="1.225257" calcext:value-type="float">
            <text:p>1.22526 </text:p>
          </table:table-cell>
          <table:table-cell table:style-name="ce6" table:formula="of:=ATAN2([.A612];[.B612])" office:value-type="float" office:value="1.03413670566225" calcext:value-type="float">
            <text:p>1.03413670566225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23625" calcext:value-type="float">
            <text:p>1.52363 </text:p>
          </table:table-cell>
          <table:table-cell table:style-name="ce4" office:value-type="float" office:value="1.211594" calcext:value-type="float">
            <text:p>1.21159 </text:p>
          </table:table-cell>
          <table:table-cell table:style-name="ce6" table:formula="of:=ATAN2([.A613];[.B613])" office:value-type="float" office:value="0.671810227595388" calcext:value-type="float">
            <text:p>0.67181022759538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4333" calcext:value-type="float">
            <text:p>1.14333 </text:p>
          </table:table-cell>
          <table:table-cell table:style-name="ce4" office:value-type="float" office:value="0.929237" calcext:value-type="float">
            <text:p>0.92924 </text:p>
          </table:table-cell>
          <table:table-cell table:style-name="ce6" table:formula="of:=ATAN2([.A614];[.B614])" office:value-type="float" office:value="0.68246477686332" calcext:value-type="float">
            <text:p>0.6824647768633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34032" calcext:value-type="float">
            <text:p>0.83403 </text:p>
          </table:table-cell>
          <table:table-cell table:style-name="ce4" office:value-type="float" office:value="0.926217" calcext:value-type="float">
            <text:p>0.92622 </text:p>
          </table:table-cell>
          <table:table-cell table:style-name="ce6" table:formula="of:=ATAN2([.A615];[.B615])" office:value-type="float" office:value="0.837720795581828" calcext:value-type="float">
            <text:p>0.83772079558182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68019" calcext:value-type="float">
            <text:p>1.06802 </text:p>
          </table:table-cell>
          <table:table-cell table:style-name="ce4" office:value-type="float" office:value="0.306422" calcext:value-type="float">
            <text:p>0.30642 </text:p>
          </table:table-cell>
          <table:table-cell table:style-name="ce6" table:formula="of:=ATAN2([.A616];[.B616])" office:value-type="float" office:value="0.27940189929943" calcext:value-type="float">
            <text:p>0.2794018992994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88249" calcext:value-type="float">
            <text:p>1.08825 </text:p>
          </table:table-cell>
          <table:table-cell table:style-name="ce4" office:value-type="float" office:value="0.23811" calcext:value-type="float">
            <text:p>0.23811 </text:p>
          </table:table-cell>
          <table:table-cell table:style-name="ce6" table:formula="of:=ATAN2([.A617];[.B617])" office:value-type="float" office:value="0.21540639698631" calcext:value-type="float">
            <text:p>0.2154063969863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84512" calcext:value-type="float">
            <text:p>0.58451 </text:p>
          </table:table-cell>
          <table:table-cell table:style-name="ce4" office:value-type="float" office:value="1.175017" calcext:value-type="float">
            <text:p>1.17502 </text:p>
          </table:table-cell>
          <table:table-cell table:style-name="ce6" table:formula="of:=ATAN2([.A618];[.B618])" office:value-type="float" office:value="1.10919093886283" calcext:value-type="float">
            <text:p>1.1091909388628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10447" calcext:value-type="float">
            <text:p>0.61045 </text:p>
          </table:table-cell>
          <table:table-cell table:style-name="ce4" office:value-type="float" office:value="1.110252" calcext:value-type="float">
            <text:p>1.11025 </text:p>
          </table:table-cell>
          <table:table-cell table:style-name="ce6" table:formula="of:=ATAN2([.A619];[.B619])" office:value-type="float" office:value="1.06808561952109" calcext:value-type="float">
            <text:p>1.0680856195210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78475" calcext:value-type="float">
            <text:p>0.07848 </text:p>
          </table:table-cell>
          <table:table-cell table:style-name="ce4" office:value-type="float" office:value="1.018307" calcext:value-type="float">
            <text:p>1.01831 </text:p>
          </table:table-cell>
          <table:table-cell table:style-name="ce6" table:formula="of:=ATAN2([.A620];[.B620])" office:value-type="float" office:value="1.49388415806804" calcext:value-type="float">
            <text:p>1.4938841580680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71997" calcext:value-type="float">
            <text:p>1.27200 </text:p>
          </table:table-cell>
          <table:table-cell table:style-name="ce4" office:value-type="float" office:value="1.075305" calcext:value-type="float">
            <text:p>1.07531 </text:p>
          </table:table-cell>
          <table:table-cell table:style-name="ce6" table:formula="of:=ATAN2([.A621];[.B621])" office:value-type="float" office:value="0.701798538678758" calcext:value-type="float">
            <text:p>0.70179853867875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66346" calcext:value-type="float">
            <text:p>0.26635 </text:p>
          </table:table-cell>
          <table:table-cell table:style-name="ce4" office:value-type="float" office:value="0.866678" calcext:value-type="float">
            <text:p>0.86668 </text:p>
          </table:table-cell>
          <table:table-cell table:style-name="ce6" table:formula="of:=ATAN2([.A622];[.B622])" office:value-type="float" office:value="1.27263910232662" calcext:value-type="float">
            <text:p>1.2726391023266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95541" calcext:value-type="float">
            <text:p>0.09554 </text:p>
          </table:table-cell>
          <table:table-cell table:style-name="ce4" office:value-type="float" office:value="1.331776" calcext:value-type="float">
            <text:p>1.33178 </text:p>
          </table:table-cell>
          <table:table-cell table:style-name="ce6" table:formula="of:=ATAN2([.A623];[.B623])" office:value-type="float" office:value="1.4991794770302" calcext:value-type="float">
            <text:p>1.4991794770302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87821" calcext:value-type="float">
            <text:p>0.48782 </text:p>
          </table:table-cell>
          <table:table-cell table:style-name="ce4" office:value-type="float" office:value="0.455079" calcext:value-type="float">
            <text:p>0.45508 </text:p>
          </table:table-cell>
          <table:table-cell table:style-name="ce6" table:formula="of:=ATAN2([.A624];[.B624])" office:value-type="float" office:value="0.750687325243922" calcext:value-type="float">
            <text:p>0.75068732524392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32256" calcext:value-type="float">
            <text:p>1.23226 </text:p>
          </table:table-cell>
          <table:table-cell table:style-name="ce4" office:value-type="float" office:value="0.635567" calcext:value-type="float">
            <text:p>0.63557 </text:p>
          </table:table-cell>
          <table:table-cell table:style-name="ce6" table:formula="of:=ATAN2([.A625];[.B625])" office:value-type="float" office:value="0.476187922328593" calcext:value-type="float">
            <text:p>0.47618792232859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33747" calcext:value-type="float">
            <text:p>0.33375 </text:p>
          </table:table-cell>
          <table:table-cell table:style-name="ce4" office:value-type="float" office:value="1.484172" calcext:value-type="float">
            <text:p>1.48417 </text:p>
          </table:table-cell>
          <table:table-cell table:style-name="ce6" table:formula="of:=ATAN2([.A626];[.B626])" office:value-type="float" office:value="1.34960482698081" calcext:value-type="float">
            <text:p>1.3496048269808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05654" calcext:value-type="float">
            <text:p>0.50565 </text:p>
          </table:table-cell>
          <table:table-cell table:style-name="ce4" office:value-type="float" office:value="0.863705" calcext:value-type="float">
            <text:p>0.86371 </text:p>
          </table:table-cell>
          <table:table-cell table:style-name="ce6" table:formula="of:=ATAN2([.A627];[.B627])" office:value-type="float" office:value="1.04114586269185" calcext:value-type="float">
            <text:p>1.0411458626918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61309" calcext:value-type="float">
            <text:p>0.76131 </text:p>
          </table:table-cell>
          <table:table-cell table:style-name="ce4" office:value-type="float" office:value="1.439973" calcext:value-type="float">
            <text:p>1.43997 </text:p>
          </table:table-cell>
          <table:table-cell table:style-name="ce6" table:formula="of:=ATAN2([.A628];[.B628])" office:value-type="float" office:value="1.0844557690855" calcext:value-type="float">
            <text:p>1.0844557690855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14382" calcext:value-type="float">
            <text:p>0.01438 </text:p>
          </table:table-cell>
          <table:table-cell table:style-name="ce4" office:value-type="float" office:value="0.304409" calcext:value-type="float">
            <text:p>0.30441 </text:p>
          </table:table-cell>
          <table:table-cell table:style-name="ce6" table:formula="of:=ATAN2([.A629];[.B629])" office:value-type="float" office:value="1.52358578644813" calcext:value-type="float">
            <text:p>1.5235857864481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90936" calcext:value-type="float">
            <text:p>0.69094 </text:p>
          </table:table-cell>
          <table:table-cell table:style-name="ce4" office:value-type="float" office:value="1.507038" calcext:value-type="float">
            <text:p>1.50704 </text:p>
          </table:table-cell>
          <table:table-cell table:style-name="ce6" table:formula="of:=ATAN2([.A630];[.B630])" office:value-type="float" office:value="1.14091876117126" calcext:value-type="float">
            <text:p>1.1409187611712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97742" calcext:value-type="float">
            <text:p>0.79774 </text:p>
          </table:table-cell>
          <table:table-cell table:style-name="ce4" office:value-type="float" office:value="0.285952" calcext:value-type="float">
            <text:p>0.28595 </text:p>
          </table:table-cell>
          <table:table-cell table:style-name="ce6" table:formula="of:=ATAN2([.A631];[.B631])" office:value-type="float" office:value="0.344184269180107" calcext:value-type="float">
            <text:p>0.34418426918010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51816" calcext:value-type="float">
            <text:p>0.95182 </text:p>
          </table:table-cell>
          <table:table-cell table:style-name="ce4" office:value-type="float" office:value="0.825547" calcext:value-type="float">
            <text:p>0.82555 </text:p>
          </table:table-cell>
          <table:table-cell table:style-name="ce6" table:formula="of:=ATAN2([.A632];[.B632])" office:value-type="float" office:value="0.714474435060534" calcext:value-type="float">
            <text:p>0.71447443506053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91508" calcext:value-type="float">
            <text:p>1.19151 </text:p>
          </table:table-cell>
          <table:table-cell table:style-name="ce4" office:value-type="float" office:value="0.394581" calcext:value-type="float">
            <text:p>0.39458 </text:p>
          </table:table-cell>
          <table:table-cell table:style-name="ce6" table:formula="of:=ATAN2([.A633];[.B633])" office:value-type="float" office:value="0.319794196453586" calcext:value-type="float">
            <text:p>0.31979419645358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30006" calcext:value-type="float">
            <text:p>0.63001 </text:p>
          </table:table-cell>
          <table:table-cell table:style-name="ce4" office:value-type="float" office:value="1.467441" calcext:value-type="float">
            <text:p>1.46744 </text:p>
          </table:table-cell>
          <table:table-cell table:style-name="ce6" table:formula="of:=ATAN2([.A634];[.B634])" office:value-type="float" office:value="1.16526986427872" calcext:value-type="float">
            <text:p>1.1652698642787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4947" calcext:value-type="float">
            <text:p>0.54947 </text:p>
          </table:table-cell>
          <table:table-cell table:style-name="ce4" office:value-type="float" office:value="0.659824" calcext:value-type="float">
            <text:p>0.65982 </text:p>
          </table:table-cell>
          <table:table-cell table:style-name="ce6" table:formula="of:=ATAN2([.A635];[.B635])" office:value-type="float" office:value="0.87640101198787" calcext:value-type="float">
            <text:p>0.8764010119878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23626" calcext:value-type="float">
            <text:p>1.32363 </text:p>
          </table:table-cell>
          <table:table-cell table:style-name="ce4" office:value-type="float" office:value="0.80709" calcext:value-type="float">
            <text:p>0.80709 </text:p>
          </table:table-cell>
          <table:table-cell table:style-name="ce6" table:formula="of:=ATAN2([.A636];[.B636])" office:value-type="float" office:value="0.547562773242809" calcext:value-type="float">
            <text:p>0.54756277324280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80193" calcext:value-type="float">
            <text:p>1.48019 </text:p>
          </table:table-cell>
          <table:table-cell table:style-name="ce4" office:value-type="float" office:value="0.960014" calcext:value-type="float">
            <text:p>0.96001 </text:p>
          </table:table-cell>
          <table:table-cell table:style-name="ce6" table:formula="of:=ATAN2([.A637];[.B637])" office:value-type="float" office:value="0.575371776439442" calcext:value-type="float">
            <text:p>0.57537177643944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79093" calcext:value-type="float">
            <text:p>0.97909 </text:p>
          </table:table-cell>
          <table:table-cell table:style-name="ce4" office:value-type="float" office:value="0.91917" calcext:value-type="float">
            <text:p>0.91917 </text:p>
          </table:table-cell>
          <table:table-cell table:style-name="ce6" table:formula="of:=ATAN2([.A638];[.B638])" office:value-type="float" office:value="0.753841362466644" calcext:value-type="float">
            <text:p>0.75384136246664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6653" calcext:value-type="float">
            <text:p>1.56653 </text:p>
          </table:table-cell>
          <table:table-cell table:style-name="ce4" office:value-type="float" office:value="0.250478" calcext:value-type="float">
            <text:p>0.25048 </text:p>
          </table:table-cell>
          <table:table-cell table:style-name="ce6" table:formula="of:=ATAN2([.A639];[.B639])" office:value-type="float" office:value="0.158551440870182" calcext:value-type="float">
            <text:p>0.15855144087018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83988" calcext:value-type="float">
            <text:p>0.08399 </text:p>
          </table:table-cell>
          <table:table-cell table:style-name="ce4" office:value-type="float" office:value="0.88638" calcext:value-type="float">
            <text:p>0.88638 </text:p>
          </table:table-cell>
          <table:table-cell table:style-name="ce6" table:formula="of:=ATAN2([.A640];[.B640])" office:value-type="float" office:value="1.4763244426447" calcext:value-type="float">
            <text:p>1.4763244426447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84127" calcext:value-type="float">
            <text:p>0.88413 </text:p>
          </table:table-cell>
          <table:table-cell table:style-name="ce4" office:value-type="float" office:value="0.968259" calcext:value-type="float">
            <text:p>0.96826 </text:p>
          </table:table-cell>
          <table:table-cell table:style-name="ce6" table:formula="of:=ATAN2([.A641];[.B641])" office:value-type="float" office:value="0.830785151866097" calcext:value-type="float">
            <text:p>0.83078515186609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56464" calcext:value-type="float">
            <text:p>1.35646 </text:p>
          </table:table-cell>
          <table:table-cell table:style-name="ce4" office:value-type="float" office:value="0.330823" calcext:value-type="float">
            <text:p>0.33082 </text:p>
          </table:table-cell>
          <table:table-cell table:style-name="ce6" table:formula="of:=ATAN2([.A642];[.B642])" office:value-type="float" office:value="0.239216376771813" calcext:value-type="float">
            <text:p>0.23921637677181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07523" calcext:value-type="float">
            <text:p>0.60752 </text:p>
          </table:table-cell>
          <table:table-cell table:style-name="ce4" office:value-type="float" office:value="0.039837" calcext:value-type="float">
            <text:p>0.03984 </text:p>
          </table:table-cell>
          <table:table-cell table:style-name="ce6" table:formula="of:=ATAN2([.A643];[.B643])" office:value-type="float" office:value="0.0654790845246266" calcext:value-type="float">
            <text:p>0.065479084524626600</text:p>
          </table:table-cell>
          <table:table-cell table:number-columns-repeated="1021"/>
        </table:table-row>
        <table:table-row table:style-name="ro2">
          <table:table-cell table:style-name="ce4" office:value-type="float" office:value="0.481301" calcext:value-type="float">
            <text:p>0.48130 </text:p>
          </table:table-cell>
          <table:table-cell table:style-name="ce4" office:value-type="float" office:value="1.165142" calcext:value-type="float">
            <text:p>1.16514 </text:p>
          </table:table-cell>
          <table:table-cell table:style-name="ce6" table:formula="of:=ATAN2([.A644];[.B644])" office:value-type="float" office:value="1.17906215150841" calcext:value-type="float">
            <text:p>1.1790621515084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4645" calcext:value-type="float">
            <text:p>0.44645 </text:p>
          </table:table-cell>
          <table:table-cell table:style-name="ce4" office:value-type="float" office:value="1.182591" calcext:value-type="float">
            <text:p>1.18259 </text:p>
          </table:table-cell>
          <table:table-cell table:style-name="ce6" table:formula="of:=ATAN2([.A645];[.B645])" office:value-type="float" office:value="1.20981947233356" calcext:value-type="float">
            <text:p>1.2098194723335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41946" calcext:value-type="float">
            <text:p>0.04195 </text:p>
          </table:table-cell>
          <table:table-cell table:style-name="ce4" office:value-type="float" office:value="1.276263" calcext:value-type="float">
            <text:p>1.27626 </text:p>
          </table:table-cell>
          <table:table-cell table:style-name="ce6" table:formula="of:=ATAN2([.A646];[.B646])" office:value-type="float" office:value="1.53794188649237" calcext:value-type="float">
            <text:p>1.5379418864923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62219" calcext:value-type="float">
            <text:p>0.96222 </text:p>
          </table:table-cell>
          <table:table-cell table:style-name="ce4" office:value-type="float" office:value="0.209778" calcext:value-type="float">
            <text:p>0.20978 </text:p>
          </table:table-cell>
          <table:table-cell table:style-name="ce6" table:formula="of:=ATAN2([.A647];[.B647])" office:value-type="float" office:value="0.214655983038663" calcext:value-type="float">
            <text:p>0.21465598303866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14474" calcext:value-type="float">
            <text:p>0.61447 </text:p>
          </table:table-cell>
          <table:table-cell table:style-name="ce4" office:value-type="float" office:value="1.309916" calcext:value-type="float">
            <text:p>1.30992 </text:p>
          </table:table-cell>
          <table:table-cell table:style-name="ce6" table:formula="of:=ATAN2([.A648];[.B648])" office:value-type="float" office:value="1.13217760867538" calcext:value-type="float">
            <text:p>1.1321776086753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29242" calcext:value-type="float">
            <text:p>0.02924 </text:p>
          </table:table-cell>
          <table:table-cell table:style-name="ce4" office:value-type="float" office:value="1.18053" calcext:value-type="float">
            <text:p>1.18053 </text:p>
          </table:table-cell>
          <table:table-cell table:style-name="ce6" table:formula="of:=ATAN2([.A649];[.B649])" office:value-type="float" office:value="1.54603116065352" calcext:value-type="float">
            <text:p>1.5460311606535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48753" calcext:value-type="float">
            <text:p>0.04875 </text:p>
          </table:table-cell>
          <table:table-cell table:style-name="ce4" office:value-type="float" office:value="0.65153" calcext:value-type="float">
            <text:p>0.65153 </text:p>
          </table:table-cell>
          <table:table-cell table:style-name="ce6" table:formula="of:=ATAN2([.A650];[.B650])" office:value-type="float" office:value="1.49610704121137" calcext:value-type="float">
            <text:p>1.4961070412113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15816" calcext:value-type="float">
            <text:p>0.71582 </text:p>
          </table:table-cell>
          <table:table-cell table:style-name="ce4" office:value-type="float" office:value="0.408818" calcext:value-type="float">
            <text:p>0.40882 </text:p>
          </table:table-cell>
          <table:table-cell table:style-name="ce6" table:formula="of:=ATAN2([.A651];[.B651])" office:value-type="float" office:value="0.518914696299603" calcext:value-type="float">
            <text:p>0.51891469629960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47643" calcext:value-type="float">
            <text:p>1.34764 </text:p>
          </table:table-cell>
          <table:table-cell table:style-name="ce4" office:value-type="float" office:value="0.734751" calcext:value-type="float">
            <text:p>0.73475 </text:p>
          </table:table-cell>
          <table:table-cell table:style-name="ce6" table:formula="of:=ATAN2([.A652];[.B652])" office:value-type="float" office:value="0.499159695282991" calcext:value-type="float">
            <text:p>0.49915969528299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71468" calcext:value-type="float">
            <text:p>1.47147 </text:p>
          </table:table-cell>
          <table:table-cell table:style-name="ce4" office:value-type="float" office:value="0.573103" calcext:value-type="float">
            <text:p>0.57310 </text:p>
          </table:table-cell>
          <table:table-cell table:style-name="ce6" table:formula="of:=ATAN2([.A653];[.B653])" office:value-type="float" office:value="0.371402073932388" calcext:value-type="float">
            <text:p>0.37140207393238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313" calcext:value-type="float">
            <text:p>0.63130 </text:p>
          </table:table-cell>
          <table:table-cell table:style-name="ce4" office:value-type="float" office:value="0.566248" calcext:value-type="float">
            <text:p>0.56625 </text:p>
          </table:table-cell>
          <table:table-cell table:style-name="ce6" table:formula="of:=ATAN2([.A654];[.B654])" office:value-type="float" office:value="0.731130502698796" calcext:value-type="float">
            <text:p>0.73113050269879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42419" calcext:value-type="float">
            <text:p>1.14242 </text:p>
          </table:table-cell>
          <table:table-cell table:style-name="ce4" office:value-type="float" office:value="0.119367" calcext:value-type="float">
            <text:p>0.11937 </text:p>
          </table:table-cell>
          <table:table-cell table:style-name="ce6" table:formula="of:=ATAN2([.A655];[.B655])" office:value-type="float" office:value="0.104108416010748" calcext:value-type="float">
            <text:p>0.10410841601074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60685" calcext:value-type="float">
            <text:p>0.96069 </text:p>
          </table:table-cell>
          <table:table-cell table:style-name="ce4" office:value-type="float" office:value="0.051006" calcext:value-type="float">
            <text:p>0.05101 </text:p>
          </table:table-cell>
          <table:table-cell table:style-name="ce6" table:formula="of:=ATAN2([.A656];[.B656])" office:value-type="float" office:value="0.0530435614871264" calcext:value-type="float">
            <text:p>0.053043561487126400</text:p>
          </table:table-cell>
          <table:table-cell table:number-columns-repeated="1021"/>
        </table:table-row>
        <table:table-row table:style-name="ro2">
          <table:table-cell table:style-name="ce4" office:value-type="float" office:value="1.269791" calcext:value-type="float">
            <text:p>1.26979 </text:p>
          </table:table-cell>
          <table:table-cell table:style-name="ce4" office:value-type="float" office:value="1.134797" calcext:value-type="float">
            <text:p>1.13480 </text:p>
          </table:table-cell>
          <table:table-cell table:style-name="ce6" table:formula="of:=ATAN2([.A657];[.B657])" office:value-type="float" office:value="0.729316852792689" calcext:value-type="float">
            <text:p>0.72931685279268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75112" calcext:value-type="float">
            <text:p>1.37511 </text:p>
          </table:table-cell>
          <table:table-cell table:style-name="ce4" office:value-type="float" office:value="1.364278" calcext:value-type="float">
            <text:p>1.36428 </text:p>
          </table:table-cell>
          <table:table-cell table:style-name="ce6" table:formula="of:=ATAN2([.A658];[.B658])" office:value-type="float" office:value="0.781443288949136" calcext:value-type="float">
            <text:p>0.78144328894913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15143" calcext:value-type="float">
            <text:p>0.91514 </text:p>
          </table:table-cell>
          <table:table-cell table:style-name="ce4" office:value-type="float" office:value="0.943187" calcext:value-type="float">
            <text:p>0.94319 </text:p>
          </table:table-cell>
          <table:table-cell table:style-name="ce6" table:formula="of:=ATAN2([.A659];[.B659])" office:value-type="float" office:value="0.800487986734643" calcext:value-type="float">
            <text:p>0.80048798673464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34654" calcext:value-type="float">
            <text:p>0.93465 </text:p>
          </table:table-cell>
          <table:table-cell table:style-name="ce4" office:value-type="float" office:value="1.477364" calcext:value-type="float">
            <text:p>1.47736 </text:p>
          </table:table-cell>
          <table:table-cell table:style-name="ce6" table:formula="of:=ATAN2([.A660];[.B660])" office:value-type="float" office:value="1.00671495369317" calcext:value-type="float">
            <text:p>1.0067149536931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24112" calcext:value-type="float">
            <text:p>0.12411 </text:p>
          </table:table-cell>
          <table:table-cell table:style-name="ce4" office:value-type="float" office:value="1.058287" calcext:value-type="float">
            <text:p>1.05829 </text:p>
          </table:table-cell>
          <table:table-cell table:style-name="ce6" table:formula="of:=ATAN2([.A661];[.B661])" office:value-type="float" office:value="1.45405328002044" calcext:value-type="float">
            <text:p>1.4540532800204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45918" calcext:value-type="float">
            <text:p>1.24592 </text:p>
          </table:table-cell>
          <table:table-cell table:style-name="ce4" office:value-type="float" office:value="0.991797" calcext:value-type="float">
            <text:p>0.99180 </text:p>
          </table:table-cell>
          <table:table-cell table:style-name="ce6" table:formula="of:=ATAN2([.A662];[.B662])" office:value-type="float" office:value="0.672319888066478" calcext:value-type="float">
            <text:p>0.67231988806647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26027" calcext:value-type="float">
            <text:p>0.72603 </text:p>
          </table:table-cell>
          <table:table-cell table:style-name="ce4" office:value-type="float" office:value="0.838634" calcext:value-type="float">
            <text:p>0.83863 </text:p>
          </table:table-cell>
          <table:table-cell table:style-name="ce6" table:formula="of:=ATAN2([.A663];[.B663])" office:value-type="float" office:value="0.857243237120301" calcext:value-type="float">
            <text:p>0.85724323712030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27751" calcext:value-type="float">
            <text:p>0.92775 </text:p>
          </table:table-cell>
          <table:table-cell table:style-name="ce4" office:value-type="float" office:value="0.403977" calcext:value-type="float">
            <text:p>0.40398 </text:p>
          </table:table-cell>
          <table:table-cell table:style-name="ce6" table:formula="of:=ATAN2([.A664];[.B664])" office:value-type="float" office:value="0.410677461706927" calcext:value-type="float">
            <text:p>0.41067746170692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25882" calcext:value-type="float">
            <text:p>0.92588 </text:p>
          </table:table-cell>
          <table:table-cell table:style-name="ce4" office:value-type="float" office:value="0.035858" calcext:value-type="float">
            <text:p>0.03586 </text:p>
          </table:table-cell>
          <table:table-cell table:style-name="ce6" table:formula="of:=ATAN2([.A665];[.B665])" office:value-type="float" office:value="0.0387091318031614" calcext:value-type="float">
            <text:p>0.038709131803161400</text:p>
          </table:table-cell>
          <table:table-cell table:number-columns-repeated="1021"/>
        </table:table-row>
        <table:table-row table:style-name="ro2">
          <table:table-cell table:style-name="ce4" office:value-type="float" office:value="0.894098" calcext:value-type="float">
            <text:p>0.89410 </text:p>
          </table:table-cell>
          <table:table-cell table:style-name="ce4" office:value-type="float" office:value="1.154883" calcext:value-type="float">
            <text:p>1.15488 </text:p>
          </table:table-cell>
          <table:table-cell table:style-name="ce6" table:formula="of:=ATAN2([.A666];[.B666])" office:value-type="float" office:value="0.91199298017689" calcext:value-type="float">
            <text:p>0.91199298017689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81872" calcext:value-type="float">
            <text:p>1.28187 </text:p>
          </table:table-cell>
          <table:table-cell table:style-name="ce4" office:value-type="float" office:value="0.977559" calcext:value-type="float">
            <text:p>0.97756 </text:p>
          </table:table-cell>
          <table:table-cell table:style-name="ce6" table:formula="of:=ATAN2([.A667];[.B667])" office:value-type="float" office:value="0.651518142632824" calcext:value-type="float">
            <text:p>0.65151814263282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56753" calcext:value-type="float">
            <text:p>1.05675 </text:p>
          </table:table-cell>
          <table:table-cell table:style-name="ce4" office:value-type="float" office:value="0.363708" calcext:value-type="float">
            <text:p>0.36371 </text:p>
          </table:table-cell>
          <table:table-cell table:style-name="ce6" table:formula="of:=ATAN2([.A668];[.B668])" office:value-type="float" office:value="0.331476145017215" calcext:value-type="float">
            <text:p>0.33147614501721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3969" calcext:value-type="float">
            <text:p>0.53969 </text:p>
          </table:table-cell>
          <table:table-cell table:style-name="ce4" office:value-type="float" office:value="0.098082" calcext:value-type="float">
            <text:p>0.09808 </text:p>
          </table:table-cell>
          <table:table-cell table:style-name="ce6" table:formula="of:=ATAN2([.A669];[.B669])" office:value-type="float" office:value="0.179775557647884" calcext:value-type="float">
            <text:p>0.17977555764788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16059" calcext:value-type="float">
            <text:p>0.01606 </text:p>
          </table:table-cell>
          <table:table-cell table:style-name="ce4" office:value-type="float" office:value="1.073484" calcext:value-type="float">
            <text:p>1.07348 </text:p>
          </table:table-cell>
          <table:table-cell table:style-name="ce6" table:formula="of:=ATAN2([.A670];[.B670])" office:value-type="float" office:value="1.5558377412932" calcext:value-type="float">
            <text:p>1.5558377412932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19892" calcext:value-type="float">
            <text:p>0.41989 </text:p>
          </table:table-cell>
          <table:table-cell table:style-name="ce4" office:value-type="float" office:value="1.117779" calcext:value-type="float">
            <text:p>1.11778 </text:p>
          </table:table-cell>
          <table:table-cell table:style-name="ce6" table:formula="of:=ATAN2([.A671];[.B671])" office:value-type="float" office:value="1.21145723350233" calcext:value-type="float">
            <text:p>1.2114572335023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36526" calcext:value-type="float">
            <text:p>0.53653 </text:p>
          </table:table-cell>
          <table:table-cell table:style-name="ce4" office:value-type="float" office:value="1.190789" calcext:value-type="float">
            <text:p>1.19079 </text:p>
          </table:table-cell>
          <table:table-cell table:style-name="ce6" table:formula="of:=ATAN2([.A672];[.B672])" office:value-type="float" office:value="1.14747393402928" calcext:value-type="float">
            <text:p>1.1474739340292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64571" calcext:value-type="float">
            <text:p>0.36457 </text:p>
          </table:table-cell>
          <table:table-cell table:style-name="ce4" office:value-type="float" office:value="0.491081" calcext:value-type="float">
            <text:p>0.49108 </text:p>
          </table:table-cell>
          <table:table-cell table:style-name="ce6" table:formula="of:=ATAN2([.A673];[.B673])" office:value-type="float" office:value="0.932186879117906" calcext:value-type="float">
            <text:p>0.93218687911790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11115" calcext:value-type="float">
            <text:p>1.21112 </text:p>
          </table:table-cell>
          <table:table-cell table:style-name="ce4" office:value-type="float" office:value="1.264183" calcext:value-type="float">
            <text:p>1.26418 </text:p>
          </table:table-cell>
          <table:table-cell table:style-name="ce6" table:formula="of:=ATAN2([.A674];[.B674])" office:value-type="float" office:value="0.806833914427858" calcext:value-type="float">
            <text:p>0.80683391442785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83937" calcext:value-type="float">
            <text:p>0.58394 </text:p>
          </table:table-cell>
          <table:table-cell table:style-name="ce4" office:value-type="float" office:value="1.017156" calcext:value-type="float">
            <text:p>1.01716 </text:p>
          </table:table-cell>
          <table:table-cell table:style-name="ce6" table:formula="of:=ATAN2([.A675];[.B675])" office:value-type="float" office:value="1.04964774902413" calcext:value-type="float">
            <text:p>1.0496477490241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66387" calcext:value-type="float">
            <text:p>1.36639 </text:p>
          </table:table-cell>
          <table:table-cell table:style-name="ce4" office:value-type="float" office:value="0.474015" calcext:value-type="float">
            <text:p>0.47402 </text:p>
          </table:table-cell>
          <table:table-cell table:style-name="ce6" table:formula="of:=ATAN2([.A676];[.B676])" office:value-type="float" office:value="0.333920488855192" calcext:value-type="float">
            <text:p>0.33392048885519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83556" calcext:value-type="float">
            <text:p>0.18356 </text:p>
          </table:table-cell>
          <table:table-cell table:style-name="ce4" office:value-type="float" office:value="1.368401" calcext:value-type="float">
            <text:p>1.36840 </text:p>
          </table:table-cell>
          <table:table-cell table:style-name="ce6" table:formula="of:=ATAN2([.A677];[.B677])" office:value-type="float" office:value="1.43745324249425" calcext:value-type="float">
            <text:p>1.43745324249425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39735" calcext:value-type="float">
            <text:p>1.13974 </text:p>
          </table:table-cell>
          <table:table-cell table:style-name="ce4" office:value-type="float" office:value="1.300951" calcext:value-type="float">
            <text:p>1.30095 </text:p>
          </table:table-cell>
          <table:table-cell table:style-name="ce6" table:formula="of:=ATAN2([.A678];[.B678])" office:value-type="float" office:value="0.851355908954009" calcext:value-type="float">
            <text:p>0.85135590895400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87914" calcext:value-type="float">
            <text:p>0.98791 </text:p>
          </table:table-cell>
          <table:table-cell table:style-name="ce4" office:value-type="float" office:value="1.064855" calcext:value-type="float">
            <text:p>1.06486 </text:p>
          </table:table-cell>
          <table:table-cell table:style-name="ce6" table:formula="of:=ATAN2([.A679];[.B679])" office:value-type="float" office:value="0.822862193540778" calcext:value-type="float">
            <text:p>0.82286219354077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04211" calcext:value-type="float">
            <text:p>1.40421 </text:p>
          </table:table-cell>
          <table:table-cell table:style-name="ce4" office:value-type="float" office:value="0.498175" calcext:value-type="float">
            <text:p>0.49818 </text:p>
          </table:table-cell>
          <table:table-cell table:style-name="ce6" table:formula="of:=ATAN2([.A680];[.B680])" office:value-type="float" office:value="0.340919864076619" calcext:value-type="float">
            <text:p>0.34091986407661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87486" calcext:value-type="float">
            <text:p>0.28749 </text:p>
          </table:table-cell>
          <table:table-cell table:style-name="ce4" office:value-type="float" office:value="0.44156" calcext:value-type="float">
            <text:p>0.44156 </text:p>
          </table:table-cell>
          <table:table-cell table:style-name="ce6" table:formula="of:=ATAN2([.A681];[.B681])" office:value-type="float" office:value="0.993670023361258" calcext:value-type="float">
            <text:p>0.99367002336125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4127" calcext:value-type="float">
            <text:p>0.84127 </text:p>
          </table:table-cell>
          <table:table-cell table:style-name="ce4" office:value-type="float" office:value="1.419838" calcext:value-type="float">
            <text:p>1.41984 </text:p>
          </table:table-cell>
          <table:table-cell table:style-name="ce6" table:formula="of:=ATAN2([.A682];[.B682])" office:value-type="float" office:value="1.03590145077015" calcext:value-type="float">
            <text:p>1.03590145077015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16866" calcext:value-type="float">
            <text:p>1.41687 </text:p>
          </table:table-cell>
          <table:table-cell table:style-name="ce4" office:value-type="float" office:value="0.805077" calcext:value-type="float">
            <text:p>0.80508 </text:p>
          </table:table-cell>
          <table:table-cell table:style-name="ce6" table:formula="of:=ATAN2([.A683];[.B683])" office:value-type="float" office:value="0.516716213340465" calcext:value-type="float">
            <text:p>0.51671621334046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25352" calcext:value-type="float">
            <text:p>1.22535 </text:p>
          </table:table-cell>
          <table:table-cell table:style-name="ce4" office:value-type="float" office:value="1.088105" calcext:value-type="float">
            <text:p>1.08811 </text:p>
          </table:table-cell>
          <table:table-cell table:style-name="ce6" table:formula="of:=ATAN2([.A684];[.B684])" office:value-type="float" office:value="0.726142112881855" calcext:value-type="float">
            <text:p>0.72614211288185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16147" calcext:value-type="float">
            <text:p>1.51615 </text:p>
          </table:table-cell>
          <table:table-cell table:style-name="ce4" office:value-type="float" office:value="0.507044" calcext:value-type="float">
            <text:p>0.50704 </text:p>
          </table:table-cell>
          <table:table-cell table:style-name="ce6" table:formula="of:=ATAN2([.A685];[.B685])" office:value-type="float" office:value="0.322736611794567" calcext:value-type="float">
            <text:p>0.32273661179456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10017" calcext:value-type="float">
            <text:p>0.31002 </text:p>
          </table:table-cell>
          <table:table-cell table:style-name="ce4" office:value-type="float" office:value="1.341028" calcext:value-type="float">
            <text:p>1.34103 </text:p>
          </table:table-cell>
          <table:table-cell table:style-name="ce6" table:formula="of:=ATAN2([.A686];[.B686])" office:value-type="float" office:value="1.34360882556073" calcext:value-type="float">
            <text:p>1.3436088255607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16147" calcext:value-type="float">
            <text:p>1.41615 </text:p>
          </table:table-cell>
          <table:table-cell table:style-name="ce4" office:value-type="float" office:value="1.096398" calcext:value-type="float">
            <text:p>1.09640 </text:p>
          </table:table-cell>
          <table:table-cell table:style-name="ce6" table:formula="of:=ATAN2([.A687];[.B687])" office:value-type="float" office:value="0.658817572260447" calcext:value-type="float">
            <text:p>0.65881757226044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52581" calcext:value-type="float">
            <text:p>1.25258 </text:p>
          </table:table-cell>
          <table:table-cell table:style-name="ce4" office:value-type="float" office:value="0.395971" calcext:value-type="float">
            <text:p>0.39597 </text:p>
          </table:table-cell>
          <table:table-cell table:style-name="ce6" table:formula="of:=ATAN2([.A688];[.B688])" office:value-type="float" office:value="0.306183094550008" calcext:value-type="float">
            <text:p>0.30618309455000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97594" calcext:value-type="float">
            <text:p>1.49759 </text:p>
          </table:table-cell>
          <table:table-cell table:style-name="ce4" office:value-type="float" office:value="0.997837" calcext:value-type="float">
            <text:p>0.99784 </text:p>
          </table:table-cell>
          <table:table-cell table:style-name="ce6" table:formula="of:=ATAN2([.A689];[.B689])" office:value-type="float" office:value="0.587744144530098" calcext:value-type="float">
            <text:p>0.58774414453009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3331" calcext:value-type="float">
            <text:p>1.33331 </text:p>
          </table:table-cell>
          <table:table-cell table:style-name="ce4" office:value-type="float" office:value="1.462552" calcext:value-type="float">
            <text:p>1.46255 </text:p>
          </table:table-cell>
          <table:table-cell table:style-name="ce6" table:formula="of:=ATAN2([.A690];[.B690])" office:value-type="float" office:value="0.831591452098979" calcext:value-type="float">
            <text:p>0.83159145209897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98554" calcext:value-type="float">
            <text:p>1.39855 </text:p>
          </table:table-cell>
          <table:table-cell table:style-name="ce4" office:value-type="float" office:value="0.727225" calcext:value-type="float">
            <text:p>0.72723 </text:p>
          </table:table-cell>
          <table:table-cell table:style-name="ce6" table:formula="of:=ATAN2([.A691];[.B691])" office:value-type="float" office:value="0.479506301697608" calcext:value-type="float">
            <text:p>0.47950630169760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87578" calcext:value-type="float">
            <text:p>0.98758 </text:p>
          </table:table-cell>
          <table:table-cell table:style-name="ce4" office:value-type="float" office:value="1.324153" calcext:value-type="float">
            <text:p>1.32415 </text:p>
          </table:table-cell>
          <table:table-cell table:style-name="ce6" table:formula="of:=ATAN2([.A692];[.B692])" office:value-type="float" office:value="0.929976658750078" calcext:value-type="float">
            <text:p>0.92997665875007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91321" calcext:value-type="float">
            <text:p>0.29132 </text:p>
          </table:table-cell>
          <table:table-cell table:style-name="ce4" office:value-type="float" office:value="0.902008" calcext:value-type="float">
            <text:p>0.90201 </text:p>
          </table:table-cell>
          <table:table-cell table:style-name="ce6" table:formula="of:=ATAN2([.A693];[.B693])" office:value-type="float" office:value="1.25840211330386" calcext:value-type="float">
            <text:p>1.2584021133038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69074" calcext:value-type="float">
            <text:p>0.96907 </text:p>
          </table:table-cell>
          <table:table-cell table:style-name="ce4" office:value-type="float" office:value="1.369311" calcext:value-type="float">
            <text:p>1.36931 </text:p>
          </table:table-cell>
          <table:table-cell table:style-name="ce6" table:formula="of:=ATAN2([.A694];[.B694])" office:value-type="float" office:value="0.954915115905581" calcext:value-type="float">
            <text:p>0.95491511590558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16249" calcext:value-type="float">
            <text:p>0.41625 </text:p>
          </table:table-cell>
          <table:table-cell table:style-name="ce4" office:value-type="float" office:value="1.084653" calcext:value-type="float">
            <text:p>1.08465 </text:p>
          </table:table-cell>
          <table:table-cell table:style-name="ce6" table:formula="of:=ATAN2([.A695];[.B695])" office:value-type="float" office:value="1.20436580007744" calcext:value-type="float">
            <text:p>1.2043658000774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93718" calcext:value-type="float">
            <text:p>0.39372 </text:p>
          </table:table-cell>
          <table:table-cell table:style-name="ce4" office:value-type="float" office:value="0.071093" calcext:value-type="float">
            <text:p>0.07109 </text:p>
          </table:table-cell>
          <table:table-cell table:style-name="ce6" table:formula="of:=ATAN2([.A696];[.B696])" office:value-type="float" office:value="0.17864337332096" calcext:value-type="float">
            <text:p>0.1786433733209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50137" calcext:value-type="float">
            <text:p>1.15014 </text:p>
          </table:table-cell>
          <table:table-cell table:style-name="ce4" office:value-type="float" office:value="0.334562" calcext:value-type="float">
            <text:p>0.33456 </text:p>
          </table:table-cell>
          <table:table-cell table:style-name="ce6" table:formula="of:=ATAN2([.A697];[.B697])" office:value-type="float" office:value="0.283077100120181" calcext:value-type="float">
            <text:p>0.28307710012018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3796" calcext:value-type="float">
            <text:p>1.23796 </text:p>
          </table:table-cell>
          <table:table-cell table:style-name="ce4" office:value-type="float" office:value="0.812076" calcext:value-type="float">
            <text:p>0.81208 </text:p>
          </table:table-cell>
          <table:table-cell table:style-name="ce6" table:formula="of:=ATAN2([.A698];[.B698])" office:value-type="float" office:value="0.58056704143297" calcext:value-type="float">
            <text:p>0.5805670414329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68503" calcext:value-type="float">
            <text:p>0.26850 </text:p>
          </table:table-cell>
          <table:table-cell table:style-name="ce4" office:value-type="float" office:value="0.272434" calcext:value-type="float">
            <text:p>0.27243 </text:p>
          </table:table-cell>
          <table:table-cell table:style-name="ce6" table:formula="of:=ATAN2([.A699];[.B699])" office:value-type="float" office:value="0.792665055482922" calcext:value-type="float">
            <text:p>0.79266505548292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21374" calcext:value-type="float">
            <text:p>1.12137 </text:p>
          </table:table-cell>
          <table:table-cell table:style-name="ce4" office:value-type="float" office:value="0.046644" calcext:value-type="float">
            <text:p>0.04664 </text:p>
          </table:table-cell>
          <table:table-cell table:style-name="ce6" table:formula="of:=ATAN2([.A700];[.B700])" office:value-type="float" office:value="0.0415714356627105" calcext:value-type="float">
            <text:p>0.041571435662710500</text:p>
          </table:table-cell>
          <table:table-cell table:number-columns-repeated="1021"/>
        </table:table-row>
        <table:table-row table:style-name="ro2">
          <table:table-cell table:style-name="ce4" office:value-type="float" office:value="0.755461" calcext:value-type="float">
            <text:p>0.75546 </text:p>
          </table:table-cell>
          <table:table-cell table:style-name="ce4" office:value-type="float" office:value="1.400615" calcext:value-type="float">
            <text:p>1.40062 </text:p>
          </table:table-cell>
          <table:table-cell table:style-name="ce6" table:formula="of:=ATAN2([.A701];[.B701])" office:value-type="float" office:value="1.07614471615246" calcext:value-type="float">
            <text:p>1.0761447161524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27995" calcext:value-type="float">
            <text:p>0.12800 </text:p>
          </table:table-cell>
          <table:table-cell table:style-name="ce4" office:value-type="float" office:value="1.241652" calcext:value-type="float">
            <text:p>1.24165 </text:p>
          </table:table-cell>
          <table:table-cell table:style-name="ce6" table:formula="of:=ATAN2([.A702];[.B702])" office:value-type="float" office:value="1.46807471601768" calcext:value-type="float">
            <text:p>1.46807471601768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66915" calcext:value-type="float">
            <text:p>1.26692 </text:p>
          </table:table-cell>
          <table:table-cell table:style-name="ce4" office:value-type="float" office:value="1.271613" calcext:value-type="float">
            <text:p>1.27161 </text:p>
          </table:table-cell>
          <table:table-cell table:style-name="ce6" table:formula="of:=ATAN2([.A703];[.B703])" office:value-type="float" office:value="0.787248840103178" calcext:value-type="float">
            <text:p>0.78724884010317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43568" calcext:value-type="float">
            <text:p>1.34357 </text:p>
          </table:table-cell>
          <table:table-cell table:style-name="ce4" office:value-type="float" office:value="0.938969" calcext:value-type="float">
            <text:p>0.93897 </text:p>
          </table:table-cell>
          <table:table-cell table:style-name="ce6" table:formula="of:=ATAN2([.A704];[.B704])" office:value-type="float" office:value="0.609961987814593" calcext:value-type="float">
            <text:p>0.60996198781459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9578" calcext:value-type="float">
            <text:p>0.19578 </text:p>
          </table:table-cell>
          <table:table-cell table:style-name="ce4" office:value-type="float" office:value="0.348128" calcext:value-type="float">
            <text:p>0.34813 </text:p>
          </table:table-cell>
          <table:table-cell table:style-name="ce6" table:formula="of:=ATAN2([.A705];[.B705])" office:value-type="float" office:value="1.05849851866171" calcext:value-type="float">
            <text:p>1.0584985186617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82979" calcext:value-type="float">
            <text:p>0.48298 </text:p>
          </table:table-cell>
          <table:table-cell table:style-name="ce4" office:value-type="float" office:value="0.486047" calcext:value-type="float">
            <text:p>0.48605 </text:p>
          </table:table-cell>
          <table:table-cell table:style-name="ce6" table:formula="of:=ATAN2([.A706];[.B706])" office:value-type="float" office:value="0.788564218538259" calcext:value-type="float">
            <text:p>0.78856421853825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0057" calcext:value-type="float">
            <text:p>0.90057 </text:p>
          </table:table-cell>
          <table:table-cell table:style-name="ce4" office:value-type="float" office:value="1.400903" calcext:value-type="float">
            <text:p>1.40090 </text:p>
          </table:table-cell>
          <table:table-cell table:style-name="ce6" table:formula="of:=ATAN2([.A707];[.B707])" office:value-type="float" office:value="0.999464150417839" calcext:value-type="float">
            <text:p>0.99946415041783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42949" calcext:value-type="float">
            <text:p>0.74295 </text:p>
          </table:table-cell>
          <table:table-cell table:style-name="ce4" office:value-type="float" office:value="1.46864" calcext:value-type="float">
            <text:p>1.46864 </text:p>
          </table:table-cell>
          <table:table-cell table:style-name="ce6" table:formula="of:=ATAN2([.A708];[.B708])" office:value-type="float" office:value="1.10245937006633" calcext:value-type="float">
            <text:p>1.1024593700663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97021" calcext:value-type="float">
            <text:p>1.19702 </text:p>
          </table:table-cell>
          <table:table-cell table:style-name="ce4" office:value-type="float" office:value="1.494814" calcext:value-type="float">
            <text:p>1.49481 </text:p>
          </table:table-cell>
          <table:table-cell table:style-name="ce6" table:formula="of:=ATAN2([.A709];[.B709])" office:value-type="float" office:value="0.895578388477803" calcext:value-type="float">
            <text:p>0.89557838847780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01388" calcext:value-type="float">
            <text:p>0.30139 </text:p>
          </table:table-cell>
          <table:table-cell table:style-name="ce4" office:value-type="float" office:value="0.647743" calcext:value-type="float">
            <text:p>0.64774 </text:p>
          </table:table-cell>
          <table:table-cell table:style-name="ce6" table:formula="of:=ATAN2([.A710];[.B710])" office:value-type="float" office:value="1.13530066973531" calcext:value-type="float">
            <text:p>1.13530066973531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43186" calcext:value-type="float">
            <text:p>1.14319 </text:p>
          </table:table-cell>
          <table:table-cell table:style-name="ce4" office:value-type="float" office:value="0.238206" calcext:value-type="float">
            <text:p>0.23821 </text:p>
          </table:table-cell>
          <table:table-cell table:style-name="ce6" table:formula="of:=ATAN2([.A711];[.B711])" office:value-type="float" office:value="0.20543080968447" calcext:value-type="float">
            <text:p>0.2054308096844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62982" calcext:value-type="float">
            <text:p>1.56298 </text:p>
          </table:table-cell>
          <table:table-cell table:style-name="ce4" office:value-type="float" office:value="0.16951" calcext:value-type="float">
            <text:p>0.16951 </text:p>
          </table:table-cell>
          <table:table-cell table:style-name="ce6" table:formula="of:=ATAN2([.A712];[.B712])" office:value-type="float" office:value="0.108030710918853" calcext:value-type="float">
            <text:p>0.10803071091885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24113" calcext:value-type="float">
            <text:p>0.02411 </text:p>
          </table:table-cell>
          <table:table-cell table:style-name="ce4" office:value-type="float" office:value="0.943906" calcext:value-type="float">
            <text:p>0.94391 </text:p>
          </table:table-cell>
          <table:table-cell table:style-name="ce6" table:formula="of:=ATAN2([.A713];[.B713])" office:value-type="float" office:value="1.54525590571838" calcext:value-type="float">
            <text:p>1.54525590571838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173" calcext:value-type="float">
            <text:p>1.01730 </text:p>
          </table:table-cell>
          <table:table-cell table:style-name="ce4" office:value-type="float" office:value="1.388007" calcext:value-type="float">
            <text:p>1.38801 </text:p>
          </table:table-cell>
          <table:table-cell table:style-name="ce6" table:formula="of:=ATAN2([.A714];[.B714])" office:value-type="float" office:value="0.938315435912594" calcext:value-type="float">
            <text:p>0.93831543591259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86427" calcext:value-type="float">
            <text:p>1.08643 </text:p>
          </table:table-cell>
          <table:table-cell table:style-name="ce4" office:value-type="float" office:value="1.113656" calcext:value-type="float">
            <text:p>1.11366 </text:p>
          </table:table-cell>
          <table:table-cell table:style-name="ce6" table:formula="of:=ATAN2([.A715];[.B715])" office:value-type="float" office:value="0.797773882799324" calcext:value-type="float">
            <text:p>0.79777388279932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73536" calcext:value-type="float">
            <text:p>0.27354 </text:p>
          </table:table-cell>
          <table:table-cell table:style-name="ce4" office:value-type="float" office:value="1.314853" calcext:value-type="float">
            <text:p>1.31485 </text:p>
          </table:table-cell>
          <table:table-cell table:style-name="ce6" table:formula="of:=ATAN2([.A716];[.B716])" office:value-type="float" office:value="1.36568647266597" calcext:value-type="float">
            <text:p>1.3656864726659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13278" calcext:value-type="float">
            <text:p>0.11328 </text:p>
          </table:table-cell>
          <table:table-cell table:style-name="ce4" office:value-type="float" office:value="0.418933" calcext:value-type="float">
            <text:p>0.41893 </text:p>
          </table:table-cell>
          <table:table-cell table:style-name="ce6" table:formula="of:=ATAN2([.A717];[.B717])" office:value-type="float" office:value="1.30671500775076" calcext:value-type="float">
            <text:p>1.3067150077507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31925" calcext:value-type="float">
            <text:p>0.43193 </text:p>
          </table:table-cell>
          <table:table-cell table:style-name="ce4" office:value-type="float" office:value="0.246116" calcext:value-type="float">
            <text:p>0.24612 </text:p>
          </table:table-cell>
          <table:table-cell table:style-name="ce6" table:formula="of:=ATAN2([.A718];[.B718])" office:value-type="float" office:value="0.517926535411472" calcext:value-type="float">
            <text:p>0.51792653541147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62841" calcext:value-type="float">
            <text:p>1.06284 </text:p>
          </table:table-cell>
          <table:table-cell table:style-name="ce4" office:value-type="float" office:value="0.923724" calcext:value-type="float">
            <text:p>0.92372 </text:p>
          </table:table-cell>
          <table:table-cell table:style-name="ce6" table:formula="of:=ATAN2([.A719];[.B719])" office:value-type="float" office:value="0.715483383569057" calcext:value-type="float">
            <text:p>0.71548338356905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17778" calcext:value-type="float">
            <text:p>1.31778 </text:p>
          </table:table-cell>
          <table:table-cell table:style-name="ce4" office:value-type="float" office:value="0.904261" calcext:value-type="float">
            <text:p>0.90426 </text:p>
          </table:table-cell>
          <table:table-cell table:style-name="ce6" table:formula="of:=ATAN2([.A720];[.B720])" office:value-type="float" office:value="0.601404947520416" calcext:value-type="float">
            <text:p>0.60140494752041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74396" calcext:value-type="float">
            <text:p>0.87440 </text:p>
          </table:table-cell>
          <table:table-cell table:style-name="ce4" office:value-type="float" office:value="0.803399" calcext:value-type="float">
            <text:p>0.80340 </text:p>
          </table:table-cell>
          <table:table-cell table:style-name="ce6" table:formula="of:=ATAN2([.A721];[.B721])" office:value-type="float" office:value="0.743107734964249" calcext:value-type="float">
            <text:p>0.74310773496424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83122" calcext:value-type="float">
            <text:p>0.58312 </text:p>
          </table:table-cell>
          <table:table-cell table:style-name="ce4" office:value-type="float" office:value="0.43552" calcext:value-type="float">
            <text:p>0.43552 </text:p>
          </table:table-cell>
          <table:table-cell table:style-name="ce6" table:formula="of:=ATAN2([.A722];[.B722])" office:value-type="float" office:value="0.64149893947201" calcext:value-type="float">
            <text:p>0.64149893947201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24442" calcext:value-type="float">
            <text:p>1.22444 </text:p>
          </table:table-cell>
          <table:table-cell table:style-name="ce4" office:value-type="float" office:value="1.497163" calcext:value-type="float">
            <text:p>1.49716 </text:p>
          </table:table-cell>
          <table:table-cell table:style-name="ce6" table:formula="of:=ATAN2([.A723];[.B723])" office:value-type="float" office:value="0.885270717326122" calcext:value-type="float">
            <text:p>0.88527071732612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65242" calcext:value-type="float">
            <text:p>0.36524 </text:p>
          </table:table-cell>
          <table:table-cell table:style-name="ce4" office:value-type="float" office:value="0.670897" calcext:value-type="float">
            <text:p>0.67090 </text:p>
          </table:table-cell>
          <table:table-cell table:style-name="ce6" table:formula="of:=ATAN2([.A724];[.B724])" office:value-type="float" office:value="1.07225618133753" calcext:value-type="float">
            <text:p>1.0722561813375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02535" calcext:value-type="float">
            <text:p>1.00254 </text:p>
          </table:table-cell>
          <table:table-cell table:style-name="ce4" office:value-type="float" office:value="1.156705" calcext:value-type="float">
            <text:p>1.15671 </text:p>
          </table:table-cell>
          <table:table-cell table:style-name="ce6" table:formula="of:=ATAN2([.A725];[.B725])" office:value-type="float" office:value="0.856677323374187" calcext:value-type="float">
            <text:p>0.85667732337418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639" calcext:value-type="float">
            <text:p>0.36390 </text:p>
          </table:table-cell>
          <table:table-cell table:style-name="ce4" office:value-type="float" office:value="0.639594" calcext:value-type="float">
            <text:p>0.63959 </text:p>
          </table:table-cell>
          <table:table-cell table:style-name="ce6" table:formula="of:=ATAN2([.A726];[.B726])" office:value-type="float" office:value="1.05351713298098" calcext:value-type="float">
            <text:p>1.0535171329809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21379" calcext:value-type="float">
            <text:p>0.32138 </text:p>
          </table:table-cell>
          <table:table-cell table:style-name="ce4" office:value-type="float" office:value="1.133215" calcext:value-type="float">
            <text:p>1.13322 </text:p>
          </table:table-cell>
          <table:table-cell table:style-name="ce6" table:formula="of:=ATAN2([.A727];[.B727])" office:value-type="float" office:value="1.29445310674617" calcext:value-type="float">
            <text:p>1.2944531067461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25303" calcext:value-type="float">
            <text:p>1.52530 </text:p>
          </table:table-cell>
          <table:table-cell table:style-name="ce4" office:value-type="float" office:value="1.462599" calcext:value-type="float">
            <text:p>1.46260 </text:p>
          </table:table-cell>
          <table:table-cell table:style-name="ce6" table:formula="of:=ATAN2([.A728];[.B728])" office:value-type="float" office:value="0.764415280671624" calcext:value-type="float">
            <text:p>0.76441528067162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42567" calcext:value-type="float">
            <text:p>0.44257 </text:p>
          </table:table-cell>
          <table:table-cell table:style-name="ce4" office:value-type="float" office:value="1.489013" calcext:value-type="float">
            <text:p>1.48901 </text:p>
          </table:table-cell>
          <table:table-cell table:style-name="ce6" table:formula="of:=ATAN2([.A729];[.B729])" office:value-type="float" office:value="1.28189036111" calcext:value-type="float">
            <text:p>1.2818903611100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35954" calcext:value-type="float">
            <text:p>0.03595 </text:p>
          </table:table-cell>
          <table:table-cell table:style-name="ce4" office:value-type="float" office:value="0.236863" calcext:value-type="float">
            <text:p>0.23686 </text:p>
          </table:table-cell>
          <table:table-cell table:style-name="ce6" table:formula="of:=ATAN2([.A730];[.B730])" office:value-type="float" office:value="1.4201538967283" calcext:value-type="float">
            <text:p>1.4201538967283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08286" calcext:value-type="float">
            <text:p>1.20829 </text:p>
          </table:table-cell>
          <table:table-cell table:style-name="ce4" office:value-type="float" office:value="1.114327" calcext:value-type="float">
            <text:p>1.11433 </text:p>
          </table:table-cell>
          <table:table-cell table:style-name="ce6" table:formula="of:=ATAN2([.A731];[.B731])" office:value-type="float" office:value="0.744966203874956" calcext:value-type="float">
            <text:p>0.74496620387495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38493" calcext:value-type="float">
            <text:p>0.23849 </text:p>
          </table:table-cell>
          <table:table-cell table:style-name="ce4" office:value-type="float" office:value="0.393143" calcext:value-type="float">
            <text:p>0.39314 </text:p>
          </table:table-cell>
          <table:table-cell table:style-name="ce6" table:formula="of:=ATAN2([.A732];[.B732])" office:value-type="float" office:value="1.02551485186624" calcext:value-type="float">
            <text:p>1.0255148518662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73777" calcext:value-type="float">
            <text:p>0.07378 </text:p>
          </table:table-cell>
          <table:table-cell table:style-name="ce4" office:value-type="float" office:value="0.506804" calcext:value-type="float">
            <text:p>0.50680 </text:p>
          </table:table-cell>
          <table:table-cell table:style-name="ce6" table:formula="of:=ATAN2([.A733];[.B733])" office:value-type="float" office:value="1.42623870888287" calcext:value-type="float">
            <text:p>1.4262387088828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14525" calcext:value-type="float">
            <text:p>0.01453 </text:p>
          </table:table-cell>
          <table:table-cell table:style-name="ce4" office:value-type="float" office:value="0.761357" calcext:value-type="float">
            <text:p>0.76136 </text:p>
          </table:table-cell>
          <table:table-cell table:style-name="ce6" table:formula="of:=ATAN2([.A734];[.B734])" office:value-type="float" office:value="1.55172086258577" calcext:value-type="float">
            <text:p>1.5517208625857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47552" calcext:value-type="float">
            <text:p>0.54755 </text:p>
          </table:table-cell>
          <table:table-cell table:style-name="ce4" office:value-type="float" office:value="1.520701" calcext:value-type="float">
            <text:p>1.52070 </text:p>
          </table:table-cell>
          <table:table-cell table:style-name="ce6" table:formula="of:=ATAN2([.A735];[.B735])" office:value-type="float" office:value="1.22518274245486" calcext:value-type="float">
            <text:p>1.2251827424548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11404" calcext:value-type="float">
            <text:p>1.01140 </text:p>
          </table:table-cell>
          <table:table-cell table:style-name="ce4" office:value-type="float" office:value="1.238727" calcext:value-type="float">
            <text:p>1.23873 </text:p>
          </table:table-cell>
          <table:table-cell table:style-name="ce6" table:formula="of:=ATAN2([.A736];[.B736])" office:value-type="float" office:value="0.886083110711416" calcext:value-type="float">
            <text:p>0.88608311071141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39163" calcext:value-type="float">
            <text:p>0.53916 </text:p>
          </table:table-cell>
          <table:table-cell table:style-name="ce4" office:value-type="float" office:value="0.749996" calcext:value-type="float">
            <text:p>0.75000 </text:p>
          </table:table-cell>
          <table:table-cell table:style-name="ce6" table:formula="of:=ATAN2([.A737];[.B737])" office:value-type="float" office:value="0.947506119290613" calcext:value-type="float">
            <text:p>0.94750611929061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51195" calcext:value-type="float">
            <text:p>0.65120 </text:p>
          </table:table-cell>
          <table:table-cell table:style-name="ce4" office:value-type="float" office:value="0.89918" calcext:value-type="float">
            <text:p>0.89918 </text:p>
          </table:table-cell>
          <table:table-cell table:style-name="ce6" table:formula="of:=ATAN2([.A738];[.B738])" office:value-type="float" office:value="0.944006257332973" calcext:value-type="float">
            <text:p>0.94400625733297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54263" calcext:value-type="float">
            <text:p>0.65426 </text:p>
          </table:table-cell>
          <table:table-cell table:style-name="ce4" office:value-type="float" office:value="0.72967" calcext:value-type="float">
            <text:p>0.72967 </text:p>
          </table:table-cell>
          <table:table-cell table:style-name="ce6" table:formula="of:=ATAN2([.A739];[.B739])" office:value-type="float" office:value="0.839831801281254" calcext:value-type="float">
            <text:p>0.83983180128125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42425" calcext:value-type="float">
            <text:p>0.14243 </text:p>
          </table:table-cell>
          <table:table-cell table:style-name="ce4" office:value-type="float" office:value="1.213224" calcext:value-type="float">
            <text:p>1.21322 </text:p>
          </table:table-cell>
          <table:table-cell table:style-name="ce6" table:formula="of:=ATAN2([.A740];[.B740])" office:value-type="float" office:value="1.4539373711003" calcext:value-type="float">
            <text:p>1.4539373711003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56371" calcext:value-type="float">
            <text:p>0.85637 </text:p>
          </table:table-cell>
          <table:table-cell table:style-name="ce4" office:value-type="float" office:value="1.336809" calcext:value-type="float">
            <text:p>1.33681 </text:p>
          </table:table-cell>
          <table:table-cell table:style-name="ce6" table:formula="of:=ATAN2([.A741];[.B741])" office:value-type="float" office:value="1.00105168267283" calcext:value-type="float">
            <text:p>1.0010516826728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98412" calcext:value-type="float">
            <text:p>1.09841 </text:p>
          </table:table-cell>
          <table:table-cell table:style-name="ce4" office:value-type="float" office:value="0.384705" calcext:value-type="float">
            <text:p>0.38471 </text:p>
          </table:table-cell>
          <table:table-cell table:style-name="ce6" table:formula="of:=ATAN2([.A742];[.B742])" office:value-type="float" office:value="0.336886325931822" calcext:value-type="float">
            <text:p>0.33688632593182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30917" calcext:value-type="float">
            <text:p>0.53092 </text:p>
          </table:table-cell>
          <table:table-cell table:style-name="ce4" office:value-type="float" office:value="1.201623" calcext:value-type="float">
            <text:p>1.20162 </text:p>
          </table:table-cell>
          <table:table-cell table:style-name="ce6" table:formula="of:=ATAN2([.A743];[.B743])" office:value-type="float" office:value="1.15475458764285" calcext:value-type="float">
            <text:p>1.15475458764285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32832" calcext:value-type="float">
            <text:p>1.03283 </text:p>
          </table:table-cell>
          <table:table-cell table:style-name="ce4" office:value-type="float" office:value="1.296924" calcext:value-type="float">
            <text:p>1.29692 </text:p>
          </table:table-cell>
          <table:table-cell table:style-name="ce6" table:formula="of:=ATAN2([.A744];[.B744])" office:value-type="float" office:value="0.89827242269532" calcext:value-type="float">
            <text:p>0.89827242269532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76406" calcext:value-type="float">
            <text:p>1.37641 </text:p>
          </table:table-cell>
          <table:table-cell table:style-name="ce4" office:value-type="float" office:value="0.161504" calcext:value-type="float">
            <text:p>0.16150 </text:p>
          </table:table-cell>
          <table:table-cell table:style-name="ce6" table:formula="of:=ATAN2([.A745];[.B745])" office:value-type="float" office:value="0.11680337287568" calcext:value-type="float">
            <text:p>0.1168033728756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41127" calcext:value-type="float">
            <text:p>0.84113 </text:p>
          </table:table-cell>
          <table:table-cell table:style-name="ce4" office:value-type="float" office:value="0.672959" calcext:value-type="float">
            <text:p>0.67296 </text:p>
          </table:table-cell>
          <table:table-cell table:style-name="ce6" table:formula="of:=ATAN2([.A746];[.B746])" office:value-type="float" office:value="0.674782551677196" calcext:value-type="float">
            <text:p>0.67478255167719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95393" calcext:value-type="float">
            <text:p>0.89539 </text:p>
          </table:table-cell>
          <table:table-cell table:style-name="ce4" office:value-type="float" office:value="1.376406" calcext:value-type="float">
            <text:p>1.37641 </text:p>
          </table:table-cell>
          <table:table-cell table:style-name="ce6" table:formula="of:=ATAN2([.A747];[.B747])" office:value-type="float" office:value="0.994048814688406" calcext:value-type="float">
            <text:p>0.99404881468840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84803" calcext:value-type="float">
            <text:p>0.08480 </text:p>
          </table:table-cell>
          <table:table-cell table:style-name="ce4" office:value-type="float" office:value="0.111457" calcext:value-type="float">
            <text:p>0.11146 </text:p>
          </table:table-cell>
          <table:table-cell table:style-name="ce6" table:formula="of:=ATAN2([.A748];[.B748])" office:value-type="float" office:value="0.920381954524473" calcext:value-type="float">
            <text:p>0.92038195452447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31635" calcext:value-type="float">
            <text:p>0.73164 </text:p>
          </table:table-cell>
          <table:table-cell table:style-name="ce4" office:value-type="float" office:value="1.470413" calcext:value-type="float">
            <text:p>1.47041 </text:p>
          </table:table-cell>
          <table:table-cell table:style-name="ce6" table:formula="of:=ATAN2([.A749];[.B749])" office:value-type="float" office:value="1.10909373259274" calcext:value-type="float">
            <text:p>1.1090937325927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08387" calcext:value-type="float">
            <text:p>0.40839 </text:p>
          </table:table-cell>
          <table:table-cell table:style-name="ce4" office:value-type="float" office:value="0.472624" calcext:value-type="float">
            <text:p>0.47262 </text:p>
          </table:table-cell>
          <table:table-cell table:style-name="ce6" table:formula="of:=ATAN2([.A750];[.B750])" office:value-type="float" office:value="0.858182189673297" calcext:value-type="float">
            <text:p>0.85818218967329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70418" calcext:value-type="float">
            <text:p>0.67042 </text:p>
          </table:table-cell>
          <table:table-cell table:style-name="ce4" office:value-type="float" office:value="1.416387" calcext:value-type="float">
            <text:p>1.41639 </text:p>
          </table:table-cell>
          <table:table-cell table:style-name="ce6" table:formula="of:=ATAN2([.A751];[.B751])" office:value-type="float" office:value="1.12871170668441" calcext:value-type="float">
            <text:p>1.12871170668441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56128" calcext:value-type="float">
            <text:p>1.35613 </text:p>
          </table:table-cell>
          <table:table-cell table:style-name="ce4" office:value-type="float" office:value="1.235707" calcext:value-type="float">
            <text:p>1.23571 </text:p>
          </table:table-cell>
          <table:table-cell table:style-name="ce6" table:formula="of:=ATAN2([.A752];[.B752])" office:value-type="float" office:value="0.738969875475631" calcext:value-type="float">
            <text:p>0.73896987547563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64329" calcext:value-type="float">
            <text:p>0.76433 </text:p>
          </table:table-cell>
          <table:table-cell table:style-name="ce4" office:value-type="float" office:value="0.393814" calcext:value-type="float">
            <text:p>0.39381 </text:p>
          </table:table-cell>
          <table:table-cell table:style-name="ce6" table:formula="of:=ATAN2([.A753];[.B753])" office:value-type="float" office:value="0.475766307948242" calcext:value-type="float">
            <text:p>0.47576630794824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37343" calcext:value-type="float">
            <text:p>0.13734 </text:p>
          </table:table-cell>
          <table:table-cell table:style-name="ce4" office:value-type="float" office:value="0.719603" calcext:value-type="float">
            <text:p>0.71960 </text:p>
          </table:table-cell>
          <table:table-cell table:style-name="ce6" table:formula="of:=ATAN2([.A754];[.B754])" office:value-type="float" office:value="1.38220505028815" calcext:value-type="float">
            <text:p>1.3822050502881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88777" calcext:value-type="float">
            <text:p>0.88878 </text:p>
          </table:table-cell>
          <table:table-cell table:style-name="ce4" office:value-type="float" office:value="1.048891" calcext:value-type="float">
            <text:p>1.04889 </text:p>
          </table:table-cell>
          <table:table-cell table:style-name="ce6" table:formula="of:=ATAN2([.A755];[.B755])" office:value-type="float" office:value="0.867843175105738" calcext:value-type="float">
            <text:p>0.86784317510573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14327" calcext:value-type="float">
            <text:p>1.11433 </text:p>
          </table:table-cell>
          <table:table-cell table:style-name="ce4" office:value-type="float" office:value="0.238973" calcext:value-type="float">
            <text:p>0.23897 </text:p>
          </table:table-cell>
          <table:table-cell table:style-name="ce6" table:formula="of:=ATAN2([.A756];[.B756])" office:value-type="float" office:value="0.211255184024799" calcext:value-type="float">
            <text:p>0.21125518402479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22812" calcext:value-type="float">
            <text:p>1.22281 </text:p>
          </table:table-cell>
          <table:table-cell table:style-name="ce4" office:value-type="float" office:value="0.051006" calcext:value-type="float">
            <text:p>0.05101 </text:p>
          </table:table-cell>
          <table:table-cell table:style-name="ce6" table:formula="of:=ATAN2([.A757];[.B757])" office:value-type="float" office:value="0.0416878875419083" calcext:value-type="float">
            <text:p>0.041687887541908300</text:p>
          </table:table-cell>
          <table:table-cell table:number-columns-repeated="1021"/>
        </table:table-row>
        <table:table-row table:style-name="ro2">
          <table:table-cell table:style-name="ce4" office:value-type="float" office:value="1.357519" calcext:value-type="float">
            <text:p>1.35752 </text:p>
          </table:table-cell>
          <table:table-cell table:style-name="ce4" office:value-type="float" office:value="1.367969" calcext:value-type="float">
            <text:p>1.36797 </text:p>
          </table:table-cell>
          <table:table-cell table:style-name="ce6" table:formula="of:=ATAN2([.A758];[.B758])" office:value-type="float" office:value="0.789232320360276" calcext:value-type="float">
            <text:p>0.78923232036027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36042" calcext:value-type="float">
            <text:p>1.33604 </text:p>
          </table:table-cell>
          <table:table-cell table:style-name="ce4" office:value-type="float" office:value="1.535514" calcext:value-type="float">
            <text:p>1.53551 </text:p>
          </table:table-cell>
          <table:table-cell table:style-name="ce6" table:formula="of:=ATAN2([.A759];[.B759])" office:value-type="float" office:value="0.854751533005286" calcext:value-type="float">
            <text:p>0.85475153300528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60256" calcext:value-type="float">
            <text:p>0.46026 </text:p>
          </table:table-cell>
          <table:table-cell table:style-name="ce4" office:value-type="float" office:value="0.176126" calcext:value-type="float">
            <text:p>0.17613 </text:p>
          </table:table-cell>
          <table:table-cell table:style-name="ce6" table:formula="of:=ATAN2([.A760];[.B760])" office:value-type="float" office:value="0.365477729495289" calcext:value-type="float">
            <text:p>0.36547772949528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57758" calcext:value-type="float">
            <text:p>1.35776 </text:p>
          </table:table-cell>
          <table:table-cell table:style-name="ce4" office:value-type="float" office:value="1.390308" calcext:value-type="float">
            <text:p>1.39031 </text:p>
          </table:table-cell>
          <table:table-cell table:style-name="ce6" table:formula="of:=ATAN2([.A761];[.B761])" office:value-type="float" office:value="0.797242303206385" calcext:value-type="float">
            <text:p>0.79724230320638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13033" calcext:value-type="float">
            <text:p>1.01303 </text:p>
          </table:table-cell>
          <table:table-cell table:style-name="ce4" office:value-type="float" office:value="1.436137" calcext:value-type="float">
            <text:p>1.43614 </text:p>
          </table:table-cell>
          <table:table-cell table:style-name="ce6" table:formula="of:=ATAN2([.A762];[.B762])" office:value-type="float" office:value="0.956463775748304" calcext:value-type="float">
            <text:p>0.95646377574830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73148" calcext:value-type="float">
            <text:p>1.17315 </text:p>
          </table:table-cell>
          <table:table-cell table:style-name="ce4" office:value-type="float" office:value="1.016964" calcext:value-type="float">
            <text:p>1.01696 </text:p>
          </table:table-cell>
          <table:table-cell table:style-name="ce6" table:formula="of:=ATAN2([.A763];[.B763])" office:value-type="float" office:value="0.714205437675036" calcext:value-type="float">
            <text:p>0.71420543767503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01622" calcext:value-type="float">
            <text:p>1.30162 </text:p>
          </table:table-cell>
          <table:table-cell table:style-name="ce4" office:value-type="float" office:value="1.400567" calcext:value-type="float">
            <text:p>1.40057 </text:p>
          </table:table-cell>
          <table:table-cell table:style-name="ce6" table:formula="of:=ATAN2([.A764];[.B764])" office:value-type="float" office:value="0.821998421377042" calcext:value-type="float">
            <text:p>0.82199842137704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0263" calcext:value-type="float">
            <text:p>1.20263 </text:p>
          </table:table-cell>
          <table:table-cell table:style-name="ce4" office:value-type="float" office:value="0.959103" calcext:value-type="float">
            <text:p>0.95910 </text:p>
          </table:table-cell>
          <table:table-cell table:style-name="ce6" table:formula="of:=ATAN2([.A765];[.B765])" office:value-type="float" office:value="0.673217525406425" calcext:value-type="float">
            <text:p>0.67321752540642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69599" calcext:value-type="float">
            <text:p>1.36960 </text:p>
          </table:table-cell>
          <table:table-cell table:style-name="ce4" office:value-type="float" office:value="0.39391" calcext:value-type="float">
            <text:p>0.39391 </text:p>
          </table:table-cell>
          <table:table-cell table:style-name="ce6" table:formula="of:=ATAN2([.A766];[.B766])" office:value-type="float" office:value="0.280051173091629" calcext:value-type="float">
            <text:p>0.28005117309162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26789" calcext:value-type="float">
            <text:p>1.42679 </text:p>
          </table:table-cell>
          <table:table-cell table:style-name="ce4" office:value-type="float" office:value="1.544862" calcext:value-type="float">
            <text:p>1.54486 </text:p>
          </table:table-cell>
          <table:table-cell table:style-name="ce6" table:formula="of:=ATAN2([.A767];[.B767])" office:value-type="float" office:value="0.825110405509947" calcext:value-type="float">
            <text:p>0.82511040550994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33405" calcext:value-type="float">
            <text:p>1.43341 </text:p>
          </table:table-cell>
          <table:table-cell table:style-name="ce4" office:value-type="float" office:value="0.301916" calcext:value-type="float">
            <text:p>0.30192 </text:p>
          </table:table-cell>
          <table:table-cell table:style-name="ce6" table:formula="of:=ATAN2([.A768];[.B768])" office:value-type="float" office:value="0.207594108611259" calcext:value-type="float">
            <text:p>0.20759410861125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1989" calcext:value-type="float">
            <text:p>0.81989 </text:p>
          </table:table-cell>
          <table:table-cell table:style-name="ce4" office:value-type="float" office:value="1.170847" calcext:value-type="float">
            <text:p>1.17085 </text:p>
          </table:table-cell>
          <table:table-cell table:style-name="ce6" table:formula="of:=ATAN2([.A769];[.B769])" office:value-type="float" office:value="0.959900082083853" calcext:value-type="float">
            <text:p>0.95990008208385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91415" calcext:value-type="float">
            <text:p>0.69142 </text:p>
          </table:table-cell>
          <table:table-cell table:style-name="ce4" office:value-type="float" office:value="1.331967" calcext:value-type="float">
            <text:p>1.33197 </text:p>
          </table:table-cell>
          <table:table-cell table:style-name="ce6" table:formula="of:=ATAN2([.A770];[.B770])" office:value-type="float" office:value="1.09199109793877" calcext:value-type="float">
            <text:p>1.0919910979387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69079" calcext:value-type="float">
            <text:p>0.16908 </text:p>
          </table:table-cell>
          <table:table-cell table:style-name="ce4" office:value-type="float" office:value="1.340213" calcext:value-type="float">
            <text:p>1.34021 </text:p>
          </table:table-cell>
          <table:table-cell table:style-name="ce6" table:formula="of:=ATAN2([.A771];[.B771])" office:value-type="float" office:value="1.4453010106921" calcext:value-type="float">
            <text:p>1.4453010106921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56085" calcext:value-type="float">
            <text:p>0.55609 </text:p>
          </table:table-cell>
          <table:table-cell table:style-name="ce4" office:value-type="float" office:value="0.944625" calcext:value-type="float">
            <text:p>0.94463 </text:p>
          </table:table-cell>
          <table:table-cell table:style-name="ce6" table:formula="of:=ATAN2([.A772];[.B772])" office:value-type="float" office:value="1.0387394577574" calcext:value-type="float">
            <text:p>1.0387394577574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9285" calcext:value-type="float">
            <text:p>1.29285 </text:p>
          </table:table-cell>
          <table:table-cell table:style-name="ce4" office:value-type="float" office:value="0.718213" calcext:value-type="float">
            <text:p>0.71821 </text:p>
          </table:table-cell>
          <table:table-cell table:style-name="ce6" table:formula="of:=ATAN2([.A773];[.B773])" office:value-type="float" office:value="0.507076634934614" calcext:value-type="float">
            <text:p>0.50707663493461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71856" calcext:value-type="float">
            <text:p>0.67186 </text:p>
          </table:table-cell>
          <table:table-cell table:style-name="ce4" office:value-type="float" office:value="1.432638" calcext:value-type="float">
            <text:p>1.43264 </text:p>
          </table:table-cell>
          <table:table-cell table:style-name="ce6" table:formula="of:=ATAN2([.A774];[.B774])" office:value-type="float" office:value="1.13228413024769" calcext:value-type="float">
            <text:p>1.1322841302476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66777" calcext:value-type="float">
            <text:p>0.26678 </text:p>
          </table:table-cell>
          <table:table-cell table:style-name="ce4" office:value-type="float" office:value="0.014669" calcext:value-type="float">
            <text:p>0.01467 </text:p>
          </table:table-cell>
          <table:table-cell table:style-name="ce6" table:formula="of:=ATAN2([.A775];[.B775])" office:value-type="float" office:value="0.0549306838621925" calcext:value-type="float">
            <text:p>0.054930683862192500</text:p>
          </table:table-cell>
          <table:table-cell table:number-columns-repeated="1021"/>
        </table:table-row>
        <table:table-row table:style-name="ro2">
          <table:table-cell table:style-name="ce4" office:value-type="float" office:value="0.001342" calcext:value-type="float">
            <text:p>0.00134 </text:p>
          </table:table-cell>
          <table:table-cell table:style-name="ce4" office:value-type="float" office:value="0.386287" calcext:value-type="float">
            <text:p>0.38629 </text:p>
          </table:table-cell>
          <table:table-cell table:style-name="ce6" table:formula="of:=ATAN2([.A776];[.B776])" office:value-type="float" office:value="1.56732223990871" calcext:value-type="float">
            <text:p>1.56732223990871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32736" calcext:value-type="float">
            <text:p>1.03274 </text:p>
          </table:table-cell>
          <table:table-cell table:style-name="ce4" office:value-type="float" office:value="1.115094" calcext:value-type="float">
            <text:p>1.11509 </text:p>
          </table:table-cell>
          <table:table-cell table:style-name="ce6" table:formula="of:=ATAN2([.A777];[.B777])" office:value-type="float" office:value="0.823724134901296" calcext:value-type="float">
            <text:p>0.82372413490129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15094" calcext:value-type="float">
            <text:p>1.21509 </text:p>
          </table:table-cell>
          <table:table-cell table:style-name="ce4" office:value-type="float" office:value="0.029818" calcext:value-type="float">
            <text:p>0.02982 </text:p>
          </table:table-cell>
          <table:table-cell table:style-name="ce6" table:formula="of:=ATAN2([.A778];[.B778])" office:value-type="float" office:value="0.0245347411337518" calcext:value-type="float">
            <text:p>0.024534741133751800</text:p>
          </table:table-cell>
          <table:table-cell table:number-columns-repeated="1021"/>
        </table:table-row>
        <table:table-row table:style-name="ro2">
          <table:table-cell table:style-name="ce4" office:value-type="float" office:value="0.100095" calcext:value-type="float">
            <text:p>0.10010 </text:p>
          </table:table-cell>
          <table:table-cell table:style-name="ce4" office:value-type="float" office:value="1.291459" calcext:value-type="float">
            <text:p>1.29146 </text:p>
          </table:table-cell>
          <table:table-cell table:style-name="ce6" table:formula="of:=ATAN2([.A779];[.B779])" office:value-type="float" office:value="1.49344559941757" calcext:value-type="float">
            <text:p>1.4934455994175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41083" calcext:value-type="float">
            <text:p>0.14108 </text:p>
          </table:table-cell>
          <table:table-cell table:style-name="ce4" office:value-type="float" office:value="0.34693" calcext:value-type="float">
            <text:p>0.34693 </text:p>
          </table:table-cell>
          <table:table-cell table:style-name="ce6" table:formula="of:=ATAN2([.A780];[.B780])" office:value-type="float" office:value="1.18456068455831" calcext:value-type="float">
            <text:p>1.1845606845583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05797" calcext:value-type="float">
            <text:p>0.60580 </text:p>
          </table:table-cell>
          <table:table-cell table:style-name="ce4" office:value-type="float" office:value="0.159683" calcext:value-type="float">
            <text:p>0.15968 </text:p>
          </table:table-cell>
          <table:table-cell table:style-name="ce6" table:formula="of:=ATAN2([.A781];[.B781])" office:value-type="float" office:value="0.257729286421968" calcext:value-type="float">
            <text:p>0.25772928642196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74251" calcext:value-type="float">
            <text:p>1.07425 </text:p>
          </table:table-cell>
          <table:table-cell table:style-name="ce4" office:value-type="float" office:value="0.351916" calcext:value-type="float">
            <text:p>0.35192 </text:p>
          </table:table-cell>
          <table:table-cell table:style-name="ce6" table:formula="of:=ATAN2([.A782];[.B782])" office:value-type="float" office:value="0.316574457041704" calcext:value-type="float">
            <text:p>0.31657445704170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68593" calcext:value-type="float">
            <text:p>1.26859 </text:p>
          </table:table-cell>
          <table:table-cell table:style-name="ce4" office:value-type="float" office:value="0.118839" calcext:value-type="float">
            <text:p>0.11884 </text:p>
          </table:table-cell>
          <table:table-cell table:style-name="ce6" table:formula="of:=ATAN2([.A783];[.B783])" office:value-type="float" office:value="0.0934052086766046" calcext:value-type="float">
            <text:p>0.093405208676604600</text:p>
          </table:table-cell>
          <table:table-cell table:number-columns-repeated="1021"/>
        </table:table-row>
        <table:table-row table:style-name="ro2">
          <table:table-cell table:style-name="ce4" office:value-type="float" office:value="0.242041" calcext:value-type="float">
            <text:p>0.24204 </text:p>
          </table:table-cell>
          <table:table-cell table:style-name="ce4" office:value-type="float" office:value="1.295678" calcext:value-type="float">
            <text:p>1.29568 </text:p>
          </table:table-cell>
          <table:table-cell table:style-name="ce6" table:formula="of:=ATAN2([.A784];[.B784])" office:value-type="float" office:value="1.38611846195931" calcext:value-type="float">
            <text:p>1.3861184619593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24399" calcext:value-type="float">
            <text:p>0.22440 </text:p>
          </table:table-cell>
          <table:table-cell table:style-name="ce4" office:value-type="float" office:value="0.445971" calcext:value-type="float">
            <text:p>0.44597 </text:p>
          </table:table-cell>
          <table:table-cell table:style-name="ce6" table:formula="of:=ATAN2([.A785];[.B785])" office:value-type="float" office:value="1.10461634286843" calcext:value-type="float">
            <text:p>1.1046163428684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76126" calcext:value-type="float">
            <text:p>0.07613 </text:p>
          </table:table-cell>
          <table:table-cell table:style-name="ce4" office:value-type="float" office:value="0.67689" calcext:value-type="float">
            <text:p>0.67689 </text:p>
          </table:table-cell>
          <table:table-cell table:style-name="ce6" table:formula="of:=ATAN2([.A786];[.B786])" office:value-type="float" office:value="1.45880256001126" calcext:value-type="float">
            <text:p>1.4588025600112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43717" calcext:value-type="float">
            <text:p>0.54372 </text:p>
          </table:table-cell>
          <table:table-cell table:style-name="ce4" office:value-type="float" office:value="1.547402" calcext:value-type="float">
            <text:p>1.54740 </text:p>
          </table:table-cell>
          <table:table-cell table:style-name="ce6" table:formula="of:=ATAN2([.A787];[.B787])" office:value-type="float" office:value="1.23289788116135" calcext:value-type="float">
            <text:p>1.2328978811613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29147" calcext:value-type="float">
            <text:p>0.02915 </text:p>
          </table:table-cell>
          <table:table-cell table:style-name="ce4" office:value-type="float" office:value="0.20973" calcext:value-type="float">
            <text:p>0.20973 </text:p>
          </table:table-cell>
          <table:table-cell table:style-name="ce6" table:formula="of:=ATAN2([.A788];[.B788])" office:value-type="float" office:value="1.43270688334174" calcext:value-type="float">
            <text:p>1.4327068833417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36904" calcext:value-type="float">
            <text:p>1.53690 </text:p>
          </table:table-cell>
          <table:table-cell table:style-name="ce4" office:value-type="float" office:value="0.575117" calcext:value-type="float">
            <text:p>0.57512 </text:p>
          </table:table-cell>
          <table:table-cell table:style-name="ce6" table:formula="of:=ATAN2([.A789];[.B789])" office:value-type="float" office:value="0.358073409791766" calcext:value-type="float">
            <text:p>0.35807340979176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173" calcext:value-type="float">
            <text:p>1.01730 </text:p>
          </table:table-cell>
          <table:table-cell table:style-name="ce4" office:value-type="float" office:value="1.259868" calcext:value-type="float">
            <text:p>1.25987 </text:p>
          </table:table-cell>
          <table:table-cell table:style-name="ce6" table:formula="of:=ATAN2([.A790];[.B790])" office:value-type="float" office:value="0.891519772275268" calcext:value-type="float">
            <text:p>0.89151977227526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84276" calcext:value-type="float">
            <text:p>0.08428 </text:p>
          </table:table-cell>
          <table:table-cell table:style-name="ce4" office:value-type="float" office:value="0.142665" calcext:value-type="float">
            <text:p>0.14267 </text:p>
          </table:table-cell>
          <table:table-cell table:style-name="ce6" table:formula="of:=ATAN2([.A791];[.B791])" office:value-type="float" office:value="1.03722346120557" calcext:value-type="float">
            <text:p>1.0372234612055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35946" calcext:value-type="float">
            <text:p>1.43595 </text:p>
          </table:table-cell>
          <table:table-cell table:style-name="ce4" office:value-type="float" office:value="1.479953" calcext:value-type="float">
            <text:p>1.47995 </text:p>
          </table:table-cell>
          <table:table-cell table:style-name="ce6" table:formula="of:=ATAN2([.A792];[.B792])" office:value-type="float" office:value="0.800489104229978" calcext:value-type="float">
            <text:p>0.80048910422997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01337" calcext:value-type="float">
            <text:p>1.00134 </text:p>
          </table:table-cell>
          <table:table-cell table:style-name="ce4" office:value-type="float" office:value="0.334849" calcext:value-type="float">
            <text:p>0.33485 </text:p>
          </table:table-cell>
          <table:table-cell table:style-name="ce6" table:formula="of:=ATAN2([.A793];[.B793])" office:value-type="float" office:value="0.322711960089303" calcext:value-type="float">
            <text:p>0.32271196008930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78136" calcext:value-type="float">
            <text:p>0.67814 </text:p>
          </table:table-cell>
          <table:table-cell table:style-name="ce4" office:value-type="float" office:value="0.771568" calcext:value-type="float">
            <text:p>0.77157 </text:p>
          </table:table-cell>
          <table:table-cell table:style-name="ce6" table:formula="of:=ATAN2([.A794];[.B794])" office:value-type="float" office:value="0.849758170239079" calcext:value-type="float">
            <text:p>0.84975817023907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33077" calcext:value-type="float">
            <text:p>0.03308 </text:p>
          </table:table-cell>
          <table:table-cell table:style-name="ce4" office:value-type="float" office:value="0.292136" calcext:value-type="float">
            <text:p>0.29214 </text:p>
          </table:table-cell>
          <table:table-cell table:style-name="ce6" table:formula="of:=ATAN2([.A795];[.B795])" office:value-type="float" office:value="1.45805181649412" calcext:value-type="float">
            <text:p>1.4580518164941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81062" calcext:value-type="float">
            <text:p>0.38106 </text:p>
          </table:table-cell>
          <table:table-cell table:style-name="ce4" office:value-type="float" office:value="0.95546" calcext:value-type="float">
            <text:p>0.95546 </text:p>
          </table:table-cell>
          <table:table-cell table:style-name="ce6" table:formula="of:=ATAN2([.A796];[.B796])" office:value-type="float" office:value="1.19130269001114" calcext:value-type="float">
            <text:p>1.1913026900111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15672" calcext:value-type="float">
            <text:p>0.61567 </text:p>
          </table:table-cell>
          <table:table-cell table:style-name="ce4" office:value-type="float" office:value="0.065628" calcext:value-type="float">
            <text:p>0.06563 </text:p>
          </table:table-cell>
          <table:table-cell table:style-name="ce6" table:formula="of:=ATAN2([.A797];[.B797])" office:value-type="float" office:value="0.106194713635161" calcext:value-type="float">
            <text:p>0.10619471363516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27319" calcext:value-type="float">
            <text:p>1.02732 </text:p>
          </table:table-cell>
          <table:table-cell table:style-name="ce4" office:value-type="float" office:value="0.753255" calcext:value-type="float">
            <text:p>0.75326 </text:p>
          </table:table-cell>
          <table:table-cell table:style-name="ce6" table:formula="of:=ATAN2([.A798];[.B798])" office:value-type="float" office:value="0.632677766925922" calcext:value-type="float">
            <text:p>0.63267776692592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28181" calcext:value-type="float">
            <text:p>1.22818 </text:p>
          </table:table-cell>
          <table:table-cell table:style-name="ce4" office:value-type="float" office:value="1.465667" calcext:value-type="float">
            <text:p>1.46567 </text:p>
          </table:table-cell>
          <table:table-cell table:style-name="ce6" table:formula="of:=ATAN2([.A799];[.B799])" office:value-type="float" office:value="0.873329483298211" calcext:value-type="float">
            <text:p>0.87332948329821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35858" calcext:value-type="float">
            <text:p>0.03586 </text:p>
          </table:table-cell>
          <table:table-cell table:style-name="ce4" office:value-type="float" office:value="1.298171" calcext:value-type="float">
            <text:p>1.29817 </text:p>
          </table:table-cell>
          <table:table-cell table:style-name="ce6" table:formula="of:=ATAN2([.A800];[.B800])" office:value-type="float" office:value="1.5431814096319" calcext:value-type="float">
            <text:p>1.5431814096319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97548" calcext:value-type="float">
            <text:p>1.29755 </text:p>
          </table:table-cell>
          <table:table-cell table:style-name="ce4" office:value-type="float" office:value="0.348608" calcext:value-type="float">
            <text:p>0.34861 </text:p>
          </table:table-cell>
          <table:table-cell table:style-name="ce6" table:formula="of:=ATAN2([.A801];[.B801])" office:value-type="float" office:value="0.262468754979431" calcext:value-type="float">
            <text:p>0.26246875497943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17448" calcext:value-type="float">
            <text:p>0.21745 </text:p>
          </table:table-cell>
          <table:table-cell table:style-name="ce4" office:value-type="float" office:value="1.251" calcext:value-type="float">
            <text:p>1.25100 </text:p>
          </table:table-cell>
          <table:table-cell table:style-name="ce6" table:formula="of:=ATAN2([.A802];[.B802])" office:value-type="float" office:value="1.39869646186917" calcext:value-type="float">
            <text:p>1.3986964618691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96303" calcext:value-type="float">
            <text:p>0.99630 </text:p>
          </table:table-cell>
          <table:table-cell table:style-name="ce4" office:value-type="float" office:value="0.512988" calcext:value-type="float">
            <text:p>0.51299 </text:p>
          </table:table-cell>
          <table:table-cell table:style-name="ce6" table:formula="of:=ATAN2([.A803];[.B803])" office:value-type="float" office:value="0.475489756175611" calcext:value-type="float">
            <text:p>0.47548975617561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64568" calcext:value-type="float">
            <text:p>0.86457 </text:p>
          </table:table-cell>
          <table:table-cell table:style-name="ce4" office:value-type="float" office:value="1.359676" calcext:value-type="float">
            <text:p>1.35968 </text:p>
          </table:table-cell>
          <table:table-cell table:style-name="ce6" table:formula="of:=ATAN2([.A804];[.B804])" office:value-type="float" office:value="1.00442334750984" calcext:value-type="float">
            <text:p>1.0044233475098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44862" calcext:value-type="float">
            <text:p>1.54486 </text:p>
          </table:table-cell>
          <table:table-cell table:style-name="ce4" office:value-type="float" office:value="1.083071" calcext:value-type="float">
            <text:p>1.08307 </text:p>
          </table:table-cell>
          <table:table-cell table:style-name="ce6" table:formula="of:=ATAN2([.A805];[.B805])" office:value-type="float" office:value="0.611450059585317" calcext:value-type="float">
            <text:p>0.61145005958531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27944" calcext:value-type="float">
            <text:p>0.72794 </text:p>
          </table:table-cell>
          <table:table-cell table:style-name="ce4" office:value-type="float" office:value="1.423386" calcext:value-type="float">
            <text:p>1.42339 </text:p>
          </table:table-cell>
          <table:table-cell table:style-name="ce6" table:formula="of:=ATAN2([.A806];[.B806])" office:value-type="float" office:value="1.09805677750568" calcext:value-type="float">
            <text:p>1.0980567775056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3739" calcext:value-type="float">
            <text:p>0.33739 </text:p>
          </table:table-cell>
          <table:table-cell table:style-name="ce4" office:value-type="float" office:value="1.032736" calcext:value-type="float">
            <text:p>1.03274 </text:p>
          </table:table-cell>
          <table:table-cell table:style-name="ce6" table:formula="of:=ATAN2([.A807];[.B807])" office:value-type="float" office:value="1.25503184945134" calcext:value-type="float">
            <text:p>1.2550318494513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72337" calcext:value-type="float">
            <text:p>0.47234 </text:p>
          </table:table-cell>
          <table:table-cell table:style-name="ce4" office:value-type="float" office:value="0.472289" calcext:value-type="float">
            <text:p>0.47229 </text:p>
          </table:table-cell>
          <table:table-cell table:style-name="ce6" table:formula="of:=ATAN2([.A808];[.B808])" office:value-type="float" office:value="0.785347349636279" calcext:value-type="float">
            <text:p>0.78534734963627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28612" calcext:value-type="float">
            <text:p>1.22861 </text:p>
          </table:table-cell>
          <table:table-cell table:style-name="ce4" office:value-type="float" office:value="1.376838" calcext:value-type="float">
            <text:p>1.37684 </text:p>
          </table:table-cell>
          <table:table-cell table:style-name="ce6" table:formula="of:=ATAN2([.A809];[.B809])" office:value-type="float" office:value="0.842227653830481" calcext:value-type="float">
            <text:p>0.84222765383048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3806" calcext:value-type="float">
            <text:p>0.53806 </text:p>
          </table:table-cell>
          <table:table-cell table:style-name="ce4" office:value-type="float" office:value="0.851865" calcext:value-type="float">
            <text:p>0.85187 </text:p>
          </table:table-cell>
          <table:table-cell table:style-name="ce6" table:formula="of:=ATAN2([.A810];[.B810])" office:value-type="float" office:value="1.00744649959332" calcext:value-type="float">
            <text:p>1.0074464995933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54933" calcext:value-type="float">
            <text:p>0.75493 </text:p>
          </table:table-cell>
          <table:table-cell table:style-name="ce4" office:value-type="float" office:value="0.213326" calcext:value-type="float">
            <text:p>0.21333 </text:p>
          </table:table-cell>
          <table:table-cell table:style-name="ce6" table:formula="of:=ATAN2([.A811];[.B811])" office:value-type="float" office:value="0.275395890488398" calcext:value-type="float">
            <text:p>0.27539589048839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55076" calcext:value-type="float">
            <text:p>0.95508 </text:p>
          </table:table-cell>
          <table:table-cell table:style-name="ce4" office:value-type="float" office:value="1.208574" calcext:value-type="float">
            <text:p>1.20857 </text:p>
          </table:table-cell>
          <table:table-cell table:style-name="ce6" table:formula="of:=ATAN2([.A812];[.B812])" office:value-type="float" office:value="0.90202864422326" calcext:value-type="float">
            <text:p>0.9020286442232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61025" calcext:value-type="float">
            <text:p>0.16103 </text:p>
          </table:table-cell>
          <table:table-cell table:style-name="ce4" office:value-type="float" office:value="0.888202" calcext:value-type="float">
            <text:p>0.88820 </text:p>
          </table:table-cell>
          <table:table-cell table:style-name="ce6" table:formula="of:=ATAN2([.A813];[.B813])" office:value-type="float" office:value="1.39145103759746" calcext:value-type="float">
            <text:p>1.3914510375974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46348" calcext:value-type="float">
            <text:p>1.54635 </text:p>
          </table:table-cell>
          <table:table-cell table:style-name="ce4" office:value-type="float" office:value="1.20982" calcext:value-type="float">
            <text:p>1.20982 </text:p>
          </table:table-cell>
          <table:table-cell table:style-name="ce6" table:formula="of:=ATAN2([.A814];[.B814])" office:value-type="float" office:value="0.663899605539355" calcext:value-type="float">
            <text:p>0.66389960553935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87241" calcext:value-type="float">
            <text:p>1.18724 </text:p>
          </table:table-cell>
          <table:table-cell table:style-name="ce4" office:value-type="float" office:value="1.300664" calcext:value-type="float">
            <text:p>1.30066 </text:p>
          </table:table-cell>
          <table:table-cell table:style-name="ce6" table:formula="of:=ATAN2([.A815];[.B815])" office:value-type="float" office:value="0.830956381011099" calcext:value-type="float">
            <text:p>0.83095638101109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37007" calcext:value-type="float">
            <text:p>0.23701 </text:p>
          </table:table-cell>
          <table:table-cell table:style-name="ce4" office:value-type="float" office:value="1.234796" calcext:value-type="float">
            <text:p>1.23480 </text:p>
          </table:table-cell>
          <table:table-cell table:style-name="ce6" table:formula="of:=ATAN2([.A816];[.B816])" office:value-type="float" office:value="1.38116244244604" calcext:value-type="float">
            <text:p>1.3811624424460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16918" calcext:value-type="float">
            <text:p>0.71692 </text:p>
          </table:table-cell>
          <table:table-cell table:style-name="ce4" office:value-type="float" office:value="0.900474" calcext:value-type="float">
            <text:p>0.90047 </text:p>
          </table:table-cell>
          <table:table-cell table:style-name="ce6" table:formula="of:=ATAN2([.A817];[.B817])" office:value-type="float" office:value="0.898403535123627" calcext:value-type="float">
            <text:p>0.89840353512362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17827" calcext:value-type="float">
            <text:p>1.11783 </text:p>
          </table:table-cell>
          <table:table-cell table:style-name="ce4" office:value-type="float" office:value="0.878375" calcext:value-type="float">
            <text:p>0.87838 </text:p>
          </table:table-cell>
          <table:table-cell table:style-name="ce6" table:formula="of:=ATAN2([.A818];[.B818])" office:value-type="float" office:value="0.666014789430633" calcext:value-type="float">
            <text:p>0.66601478943063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68831" calcext:value-type="float">
            <text:p>1.56883 </text:p>
          </table:table-cell>
          <table:table-cell table:style-name="ce4" office:value-type="float" office:value="0.10139" calcext:value-type="float">
            <text:p>0.10139 </text:p>
          </table:table-cell>
          <table:table-cell table:style-name="ce6" table:formula="of:=ATAN2([.A819];[.B819])" office:value-type="float" office:value="0.0645379857079581" calcext:value-type="float">
            <text:p>0.064537985707958100</text:p>
          </table:table-cell>
          <table:table-cell table:number-columns-repeated="1021"/>
        </table:table-row>
        <table:table-row table:style-name="ro2">
          <table:table-cell table:style-name="ce4" office:value-type="float" office:value="1.218162" calcext:value-type="float">
            <text:p>1.21816 </text:p>
          </table:table-cell>
          <table:table-cell table:style-name="ce4" office:value-type="float" office:value="0.224687" calcext:value-type="float">
            <text:p>0.22469 </text:p>
          </table:table-cell>
          <table:table-cell table:style-name="ce6" table:formula="of:=ATAN2([.A820];[.B820])" office:value-type="float" office:value="0.182397548252074" calcext:value-type="float">
            <text:p>0.18239754825207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07904" calcext:value-type="float">
            <text:p>1.00790 </text:p>
          </table:table-cell>
          <table:table-cell table:style-name="ce4" office:value-type="float" office:value="1.055747" calcext:value-type="float">
            <text:p>1.05575 </text:p>
          </table:table-cell>
          <table:table-cell table:style-name="ce6" table:formula="of:=ATAN2([.A821];[.B821])" office:value-type="float" office:value="0.80857767930005" calcext:value-type="float">
            <text:p>0.8085776793000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75785" calcext:value-type="float">
            <text:p>0.97579 </text:p>
          </table:table-cell>
          <table:table-cell table:style-name="ce4" office:value-type="float" office:value="1.015191" calcext:value-type="float">
            <text:p>1.01519 </text:p>
          </table:table-cell>
          <table:table-cell table:style-name="ce6" table:formula="of:=ATAN2([.A822];[.B822])" office:value-type="float" office:value="0.805187882427692" calcext:value-type="float">
            <text:p>0.80518788242769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86137" calcext:value-type="float">
            <text:p>1.48614 </text:p>
          </table:table-cell>
          <table:table-cell table:style-name="ce4" office:value-type="float" office:value="1.531151" calcext:value-type="float">
            <text:p>1.53115 </text:p>
          </table:table-cell>
          <table:table-cell table:style-name="ce6" table:formula="of:=ATAN2([.A823];[.B823])" office:value-type="float" office:value="0.800315751938963" calcext:value-type="float">
            <text:p>0.80031575193896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80962" calcext:value-type="float">
            <text:p>1.08096 </text:p>
          </table:table-cell>
          <table:table-cell table:style-name="ce4" office:value-type="float" office:value="1.462647" calcext:value-type="float">
            <text:p>1.46265 </text:p>
          </table:table-cell>
          <table:table-cell table:style-name="ce6" table:formula="of:=ATAN2([.A824];[.B824])" office:value-type="float" office:value="0.934343342700769" calcext:value-type="float">
            <text:p>0.93434334270076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55223" calcext:value-type="float">
            <text:p>0.45522 </text:p>
          </table:table-cell>
          <table:table-cell table:style-name="ce4" office:value-type="float" office:value="1.024443" calcext:value-type="float">
            <text:p>1.02444 </text:p>
          </table:table-cell>
          <table:table-cell table:style-name="ce6" table:formula="of:=ATAN2([.A825];[.B825])" office:value-type="float" office:value="1.15264128517714" calcext:value-type="float">
            <text:p>1.1526412851771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90887" calcext:value-type="float">
            <text:p>0.89089 </text:p>
          </table:table-cell>
          <table:table-cell table:style-name="ce4" office:value-type="float" office:value="1.526405" calcext:value-type="float">
            <text:p>1.52641 </text:p>
          </table:table-cell>
          <table:table-cell table:style-name="ce6" table:formula="of:=ATAN2([.A826];[.B826])" office:value-type="float" office:value="1.04248528880445" calcext:value-type="float">
            <text:p>1.0424852888044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56134" calcext:value-type="float">
            <text:p>0.45613 </text:p>
          </table:table-cell>
          <table:table-cell table:style-name="ce4" office:value-type="float" office:value="0.478856" calcext:value-type="float">
            <text:p>0.47886 </text:p>
          </table:table-cell>
          <table:table-cell table:style-name="ce6" table:formula="of:=ATAN2([.A827];[.B827])" office:value-type="float" office:value="0.809695245213151" calcext:value-type="float">
            <text:p>0.80969524521315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61165" calcext:value-type="float">
            <text:p>0.86117 </text:p>
          </table:table-cell>
          <table:table-cell table:style-name="ce4" office:value-type="float" office:value="1.116772" calcext:value-type="float">
            <text:p>1.11677 </text:p>
          </table:table-cell>
          <table:table-cell table:style-name="ce6" table:formula="of:=ATAN2([.A828];[.B828])" office:value-type="float" office:value="0.913914995431909" calcext:value-type="float">
            <text:p>0.91391499543190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18977" calcext:value-type="float">
            <text:p>1.11898 </text:p>
          </table:table-cell>
          <table:table-cell table:style-name="ce4" office:value-type="float" office:value="1.467058" calcext:value-type="float">
            <text:p>1.46706 </text:p>
          </table:table-cell>
          <table:table-cell table:style-name="ce6" table:formula="of:=ATAN2([.A829];[.B829])" office:value-type="float" office:value="0.919194291743025" calcext:value-type="float">
            <text:p>0.91919429174302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87102" calcext:value-type="float">
            <text:p>0.38710 </text:p>
          </table:table-cell>
          <table:table-cell table:style-name="ce4" office:value-type="float" office:value="0.735279" calcext:value-type="float">
            <text:p>0.73528 </text:p>
          </table:table-cell>
          <table:table-cell table:style-name="ce6" table:formula="of:=ATAN2([.A830];[.B830])" office:value-type="float" office:value="1.08619800308589" calcext:value-type="float">
            <text:p>1.0861980030858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5872" calcext:value-type="float">
            <text:p>0.85872 </text:p>
          </table:table-cell>
          <table:table-cell table:style-name="ce4" office:value-type="float" office:value="0.275694" calcext:value-type="float">
            <text:p>0.27569 </text:p>
          </table:table-cell>
          <table:table-cell table:style-name="ce6" table:formula="of:=ATAN2([.A831];[.B831])" office:value-type="float" office:value="0.31065717368152" calcext:value-type="float">
            <text:p>0.3106571736815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73821" calcext:value-type="float">
            <text:p>0.77382 </text:p>
          </table:table-cell>
          <table:table-cell table:style-name="ce4" office:value-type="float" office:value="1.359196" calcext:value-type="float">
            <text:p>1.35920 </text:p>
          </table:table-cell>
          <table:table-cell table:style-name="ce6" table:formula="of:=ATAN2([.A832];[.B832])" office:value-type="float" office:value="1.05323923156171" calcext:value-type="float">
            <text:p>1.05323923156171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95485" calcext:value-type="float">
            <text:p>1.49549 </text:p>
          </table:table-cell>
          <table:table-cell table:style-name="ce4" office:value-type="float" office:value="0.997358" calcext:value-type="float">
            <text:p>0.99736 </text:p>
          </table:table-cell>
          <table:table-cell table:style-name="ce6" table:formula="of:=ATAN2([.A833];[.B833])" office:value-type="float" office:value="0.588172943134244" calcext:value-type="float">
            <text:p>0.58817294313424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52151" calcext:value-type="float">
            <text:p>1.05215 </text:p>
          </table:table-cell>
          <table:table-cell table:style-name="ce4" office:value-type="float" office:value="0.760926" calcext:value-type="float">
            <text:p>0.76093 </text:p>
          </table:table-cell>
          <table:table-cell table:style-name="ce6" table:formula="of:=ATAN2([.A834];[.B834])" office:value-type="float" office:value="0.626133826465145" calcext:value-type="float">
            <text:p>0.62613382646514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01911" calcext:value-type="float">
            <text:p>1.20191 </text:p>
          </table:table-cell>
          <table:table-cell table:style-name="ce4" office:value-type="float" office:value="1.468352" calcext:value-type="float">
            <text:p>1.46835 </text:p>
          </table:table-cell>
          <table:table-cell table:style-name="ce6" table:formula="of:=ATAN2([.A835];[.B835])" office:value-type="float" office:value="0.884849789506496" calcext:value-type="float">
            <text:p>0.88484978950649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79189" calcext:value-type="float">
            <text:p>0.97919 </text:p>
          </table:table-cell>
          <table:table-cell table:style-name="ce4" office:value-type="float" office:value="1.044385" calcext:value-type="float">
            <text:p>1.04439 </text:p>
          </table:table-cell>
          <table:table-cell table:style-name="ce6" table:formula="of:=ATAN2([.A836];[.B836])" office:value-type="float" office:value="0.817605266222592" calcext:value-type="float">
            <text:p>0.81760526622259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00188" calcext:value-type="float">
            <text:p>0.70019 </text:p>
          </table:table-cell>
          <table:table-cell table:style-name="ce4" office:value-type="float" office:value="0.782546" calcext:value-type="float">
            <text:p>0.78255 </text:p>
          </table:table-cell>
          <table:table-cell table:style-name="ce6" table:formula="of:=ATAN2([.A837];[.B837])" office:value-type="float" office:value="0.840885836256421" calcext:value-type="float">
            <text:p>0.84088583625642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54691" calcext:value-type="float">
            <text:p>1.25469 </text:p>
          </table:table-cell>
          <table:table-cell table:style-name="ce4" office:value-type="float" office:value="0.983264" calcext:value-type="float">
            <text:p>0.98326 </text:p>
          </table:table-cell>
          <table:table-cell table:style-name="ce6" table:formula="of:=ATAN2([.A838];[.B838])" office:value-type="float" office:value="0.664704156880572" calcext:value-type="float">
            <text:p>0.664704156880572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71086" calcext:value-type="float">
            <text:p>1.17109 </text:p>
          </table:table-cell>
          <table:table-cell table:style-name="ce4" office:value-type="float" office:value="1.198986" calcext:value-type="float">
            <text:p>1.19899 </text:p>
          </table:table-cell>
          <table:table-cell table:style-name="ce6" table:formula="of:=ATAN2([.A839];[.B839])" office:value-type="float" office:value="0.797169413957911" calcext:value-type="float">
            <text:p>0.79716941395791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53395" calcext:value-type="float">
            <text:p>1.55340 </text:p>
          </table:table-cell>
          <table:table-cell table:style-name="ce4" office:value-type="float" office:value="0.122483" calcext:value-type="float">
            <text:p>0.12248 </text:p>
          </table:table-cell>
          <table:table-cell table:style-name="ce6" table:formula="of:=ATAN2([.A840];[.B840])" office:value-type="float" office:value="0.0786857901540563" calcext:value-type="float">
            <text:p>0.078685790154056300</text:p>
          </table:table-cell>
          <table:table-cell table:number-columns-repeated="1021"/>
        </table:table-row>
        <table:table-row table:style-name="ro2">
          <table:table-cell table:style-name="ce4" office:value-type="float" office:value="0.321427" calcext:value-type="float">
            <text:p>0.32143 </text:p>
          </table:table-cell>
          <table:table-cell table:style-name="ce4" office:value-type="float" office:value="0.924012" calcext:value-type="float">
            <text:p>0.92401 </text:p>
          </table:table-cell>
          <table:table-cell table:style-name="ce6" table:formula="of:=ATAN2([.A841];[.B841])" office:value-type="float" office:value="1.23602905758701" calcext:value-type="float">
            <text:p>1.2360290575870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88777" calcext:value-type="float">
            <text:p>0.98878 </text:p>
          </table:table-cell>
          <table:table-cell table:style-name="ce4" office:value-type="float" office:value="0.458051" calcext:value-type="float">
            <text:p>0.45805 </text:p>
          </table:table-cell>
          <table:table-cell table:style-name="ce6" table:formula="of:=ATAN2([.A842];[.B842])" office:value-type="float" office:value="0.433817877577095" calcext:value-type="float">
            <text:p>0.43381787757709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29138" calcext:value-type="float">
            <text:p>1.42914 </text:p>
          </table:table-cell>
          <table:table-cell table:style-name="ce4" office:value-type="float" office:value="0.294725" calcext:value-type="float">
            <text:p>0.29473 </text:p>
          </table:table-cell>
          <table:table-cell table:style-name="ce6" table:formula="of:=ATAN2([.A843];[.B843])" office:value-type="float" office:value="0.203374590573255" calcext:value-type="float">
            <text:p>0.20337459057325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28806" calcext:value-type="float">
            <text:p>0.92881 </text:p>
          </table:table-cell>
          <table:table-cell table:style-name="ce4" office:value-type="float" office:value="1.343856" calcext:value-type="float">
            <text:p>1.34386 </text:p>
          </table:table-cell>
          <table:table-cell table:style-name="ce6" table:formula="of:=ATAN2([.A844];[.B844])" office:value-type="float" office:value="0.966034724738434" calcext:value-type="float">
            <text:p>0.96603472473843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42609" calcext:value-type="float">
            <text:p>1.44261 </text:p>
          </table:table-cell>
          <table:table-cell table:style-name="ce4" office:value-type="float" office:value="0.252348" calcext:value-type="float">
            <text:p>0.25235 </text:p>
          </table:table-cell>
          <table:table-cell table:style-name="ce6" table:formula="of:=ATAN2([.A845];[.B845])" office:value-type="float" office:value="0.17317263901227" calcext:value-type="float">
            <text:p>0.1731726390122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94099" calcext:value-type="float">
            <text:p>0.79410 </text:p>
          </table:table-cell>
          <table:table-cell table:style-name="ce4" office:value-type="float" office:value="1.083119" calcext:value-type="float">
            <text:p>1.08312 </text:p>
          </table:table-cell>
          <table:table-cell table:style-name="ce6" table:formula="of:=ATAN2([.A846];[.B846])" office:value-type="float" office:value="0.938160533752174" calcext:value-type="float">
            <text:p>0.93816053375217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6874" calcext:value-type="float">
            <text:p>0.76874 </text:p>
          </table:table-cell>
          <table:table-cell table:style-name="ce4" office:value-type="float" office:value="0.248225" calcext:value-type="float">
            <text:p>0.24823 </text:p>
          </table:table-cell>
          <table:table-cell table:style-name="ce6" table:formula="of:=ATAN2([.A847];[.B847])" office:value-type="float" office:value="0.312329999991213" calcext:value-type="float">
            <text:p>0.31232999999121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0642" calcext:value-type="float">
            <text:p>0.70642 </text:p>
          </table:table-cell>
          <table:table-cell table:style-name="ce4" office:value-type="float" office:value="1.449321" calcext:value-type="float">
            <text:p>1.44932 </text:p>
          </table:table-cell>
          <table:table-cell table:style-name="ce6" table:formula="of:=ATAN2([.A848];[.B848])" office:value-type="float" office:value="1.11726775453613" calcext:value-type="float">
            <text:p>1.1172677545361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96972" calcext:value-type="float">
            <text:p>1.39697 </text:p>
          </table:table-cell>
          <table:table-cell table:style-name="ce4" office:value-type="float" office:value="0.961548" calcext:value-type="float">
            <text:p>0.96155 </text:p>
          </table:table-cell>
          <table:table-cell table:style-name="ce6" table:formula="of:=ATAN2([.A849];[.B849])" office:value-type="float" office:value="0.602836291706997" calcext:value-type="float">
            <text:p>0.60283629170699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77173" calcext:value-type="float">
            <text:p>1.47717 </text:p>
          </table:table-cell>
          <table:table-cell table:style-name="ce4" office:value-type="float" office:value="0.962411" calcext:value-type="float">
            <text:p>0.96241 </text:p>
          </table:table-cell>
          <table:table-cell table:style-name="ce6" table:formula="of:=ATAN2([.A850];[.B850])" office:value-type="float" office:value="0.577444562964721" calcext:value-type="float">
            <text:p>0.57744456296472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87343" calcext:value-type="float">
            <text:p>0.28734 </text:p>
          </table:table-cell>
          <table:table-cell table:style-name="ce4" office:value-type="float" office:value="1.330146" calcext:value-type="float">
            <text:p>1.33015 </text:p>
          </table:table-cell>
          <table:table-cell table:style-name="ce6" table:formula="of:=ATAN2([.A851];[.B851])" office:value-type="float" office:value="1.3580419460984" calcext:value-type="float">
            <text:p>1.3580419460984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95779" calcext:value-type="float">
            <text:p>0.39578 </text:p>
          </table:table-cell>
          <table:table-cell table:style-name="ce4" office:value-type="float" office:value="0.956035" calcext:value-type="float">
            <text:p>0.95604 </text:p>
          </table:table-cell>
          <table:table-cell table:style-name="ce6" table:formula="of:=ATAN2([.A852];[.B852])" office:value-type="float" office:value="1.17829694928029" calcext:value-type="float">
            <text:p>1.1782969492802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18886" calcext:value-type="float">
            <text:p>0.31889 </text:p>
          </table:table-cell>
          <table:table-cell table:style-name="ce4" office:value-type="float" office:value="1.439589" calcext:value-type="float">
            <text:p>1.43959 </text:p>
          </table:table-cell>
          <table:table-cell table:style-name="ce6" table:formula="of:=ATAN2([.A853];[.B853])" office:value-type="float" office:value="1.352804440592" calcext:value-type="float">
            <text:p>1.3528044405920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47453" calcext:value-type="float">
            <text:p>1.14745 </text:p>
          </table:table-cell>
          <table:table-cell table:style-name="ce4" office:value-type="float" office:value="1.186618" calcext:value-type="float">
            <text:p>1.18662 </text:p>
          </table:table-cell>
          <table:table-cell table:style-name="ce6" table:formula="of:=ATAN2([.A854];[.B854])" office:value-type="float" office:value="0.802176284062546" calcext:value-type="float">
            <text:p>0.80217628406254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78323" calcext:value-type="float">
            <text:p>1.47832 </text:p>
          </table:table-cell>
          <table:table-cell table:style-name="ce4" office:value-type="float" office:value="1.294" calcext:value-type="float">
            <text:p>1.29400 </text:p>
          </table:table-cell>
          <table:table-cell table:style-name="ce6" table:formula="of:=ATAN2([.A855];[.B855])" office:value-type="float" office:value="0.719009031196304" calcext:value-type="float">
            <text:p>0.71900903119630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81874" calcext:value-type="float">
            <text:p>0.98187 </text:p>
          </table:table-cell>
          <table:table-cell table:style-name="ce4" office:value-type="float" office:value="1.170895" calcext:value-type="float">
            <text:p>1.17090 </text:p>
          </table:table-cell>
          <table:table-cell table:style-name="ce6" table:formula="of:=ATAN2([.A856];[.B856])" office:value-type="float" office:value="0.87297722238837" calcext:value-type="float">
            <text:p>0.8729772223883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64956" calcext:value-type="float">
            <text:p>0.06496 </text:p>
          </table:table-cell>
          <table:table-cell table:style-name="ce4" office:value-type="float" office:value="0.712076" calcext:value-type="float">
            <text:p>0.71208 </text:p>
          </table:table-cell>
          <table:table-cell table:style-name="ce6" table:formula="of:=ATAN2([.A857];[.B857])" office:value-type="float" office:value="1.47982749249573" calcext:value-type="float">
            <text:p>1.4798274924957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07425" calcext:value-type="float">
            <text:p>1.00743 </text:p>
          </table:table-cell>
          <table:table-cell table:style-name="ce4" office:value-type="float" office:value="1.338583" calcext:value-type="float">
            <text:p>1.33858 </text:p>
          </table:table-cell>
          <table:table-cell table:style-name="ce6" table:formula="of:=ATAN2([.A858];[.B858])" office:value-type="float" office:value="0.925629748068386" calcext:value-type="float">
            <text:p>0.92562974806838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54218" calcext:value-type="float">
            <text:p>0.05422 </text:p>
          </table:table-cell>
          <table:table-cell table:style-name="ce4" office:value-type="float" office:value="1.201719" calcext:value-type="float">
            <text:p>1.20172 </text:p>
          </table:table-cell>
          <table:table-cell table:style-name="ce6" table:formula="of:=ATAN2([.A859];[.B859])" office:value-type="float" office:value="1.52570986556512" calcext:value-type="float">
            <text:p>1.5257098655651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73916" calcext:value-type="float">
            <text:p>0.87392 </text:p>
          </table:table-cell>
          <table:table-cell table:style-name="ce4" office:value-type="float" office:value="0.261887" calcext:value-type="float">
            <text:p>0.26189 </text:p>
          </table:table-cell>
          <table:table-cell table:style-name="ce6" table:formula="of:=ATAN2([.A860];[.B860])" office:value-type="float" office:value="0.291154636577743" calcext:value-type="float">
            <text:p>0.29115463657774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55268" calcext:value-type="float">
            <text:p>0.85527 </text:p>
          </table:table-cell>
          <table:table-cell table:style-name="ce4" office:value-type="float" office:value="0.998844" calcext:value-type="float">
            <text:p>0.99884 </text:p>
          </table:table-cell>
          <table:table-cell table:style-name="ce6" table:formula="of:=ATAN2([.A861];[.B861])" office:value-type="float" office:value="0.862680467608706" calcext:value-type="float">
            <text:p>0.86268046760870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01099" calcext:value-type="float">
            <text:p>0.70110 </text:p>
          </table:table-cell>
          <table:table-cell table:style-name="ce4" office:value-type="float" office:value="0.659488" calcext:value-type="float">
            <text:p>0.65949 </text:p>
          </table:table-cell>
          <table:table-cell table:style-name="ce6" table:formula="of:=ATAN2([.A862];[.B862])" office:value-type="float" office:value="0.754824569814341" calcext:value-type="float">
            <text:p>0.75482456981434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96404" calcext:value-type="float">
            <text:p>0.09640 </text:p>
          </table:table-cell>
          <table:table-cell table:style-name="ce4" office:value-type="float" office:value="0.55086" calcext:value-type="float">
            <text:p>0.55086 </text:p>
          </table:table-cell>
          <table:table-cell table:style-name="ce6" table:formula="of:=ATAN2([.A863];[.B863])" office:value-type="float" office:value="1.3975444954478" calcext:value-type="float">
            <text:p>1.3975444954478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64564" calcext:value-type="float">
            <text:p>1.56456 </text:p>
          </table:table-cell>
          <table:table-cell table:style-name="ce4" office:value-type="float" office:value="1.003925" calcext:value-type="float">
            <text:p>1.00393 </text:p>
          </table:table-cell>
          <table:table-cell table:style-name="ce6" table:formula="of:=ATAN2([.A864];[.B864])" office:value-type="float" office:value="0.57049305024084" calcext:value-type="float">
            <text:p>0.5704930502408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0067" calcext:value-type="float">
            <text:p>0.20067 </text:p>
          </table:table-cell>
          <table:table-cell table:style-name="ce4" office:value-type="float" office:value="0.382261" calcext:value-type="float">
            <text:p>0.38226 </text:p>
          </table:table-cell>
          <table:table-cell table:style-name="ce6" table:formula="of:=ATAN2([.A865];[.B865])" office:value-type="float" office:value="1.08738424022939" calcext:value-type="float">
            <text:p>1.0873842402293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43906" calcext:value-type="float">
            <text:p>0.94391 </text:p>
          </table:table-cell>
          <table:table-cell table:style-name="ce4" office:value-type="float" office:value="0.604647" calcext:value-type="float">
            <text:p>0.60465 </text:p>
          </table:table-cell>
          <table:table-cell table:style-name="ce6" table:formula="of:=ATAN2([.A866];[.B866])" office:value-type="float" office:value="0.569724317525495" calcext:value-type="float">
            <text:p>0.56972431752549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79098" calcext:value-type="float">
            <text:p>0.07910 </text:p>
          </table:table-cell>
          <table:table-cell table:style-name="ce4" office:value-type="float" office:value="0.799612" calcext:value-type="float">
            <text:p>0.79961 </text:p>
          </table:table-cell>
          <table:table-cell table:style-name="ce6" table:formula="of:=ATAN2([.A867];[.B867])" office:value-type="float" office:value="1.47219662336644" calcext:value-type="float">
            <text:p>1.4721966233664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71427" calcext:value-type="float">
            <text:p>0.27143 </text:p>
          </table:table-cell>
          <table:table-cell table:style-name="ce4" office:value-type="float" office:value="1.186474" calcext:value-type="float">
            <text:p>1.18647 </text:p>
          </table:table-cell>
          <table:table-cell table:style-name="ce6" table:formula="of:=ATAN2([.A868];[.B868])" office:value-type="float" office:value="1.34589858236337" calcext:value-type="float">
            <text:p>1.3458985823633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37099" calcext:value-type="float">
            <text:p>1.03710 </text:p>
          </table:table-cell>
          <table:table-cell table:style-name="ce4" office:value-type="float" office:value="1.358861" calcext:value-type="float">
            <text:p>1.35886 </text:p>
          </table:table-cell>
          <table:table-cell table:style-name="ce6" table:formula="of:=ATAN2([.A869];[.B869])" office:value-type="float" office:value="0.918893031709674" calcext:value-type="float">
            <text:p>0.91889303170967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22193" calcext:value-type="float">
            <text:p>0.52219 </text:p>
          </table:table-cell>
          <table:table-cell table:style-name="ce4" office:value-type="float" office:value="0.591272" calcext:value-type="float">
            <text:p>0.59127 </text:p>
          </table:table-cell>
          <table:table-cell table:style-name="ce6" table:formula="of:=ATAN2([.A870];[.B870])" office:value-type="float" office:value="0.847358420416656" calcext:value-type="float">
            <text:p>0.84735842041665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96306" calcext:value-type="float">
            <text:p>0.49631 </text:p>
          </table:table-cell>
          <table:table-cell table:style-name="ce4" office:value-type="float" office:value="1.039927" calcext:value-type="float">
            <text:p>1.03993 </text:p>
          </table:table-cell>
          <table:table-cell table:style-name="ce6" table:formula="of:=ATAN2([.A871];[.B871])" office:value-type="float" office:value="1.12551313648558" calcext:value-type="float">
            <text:p>1.12551313648558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26648" calcext:value-type="float">
            <text:p>1.02665 </text:p>
          </table:table-cell>
          <table:table-cell table:style-name="ce4" office:value-type="float" office:value="1.291699" calcext:value-type="float">
            <text:p>1.29170 </text:p>
          </table:table-cell>
          <table:table-cell table:style-name="ce6" table:formula="of:=ATAN2([.A872];[.B872])" office:value-type="float" office:value="0.899231495394271" calcext:value-type="float">
            <text:p>0.89923149539427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44867" calcext:value-type="float">
            <text:p>0.64487 </text:p>
          </table:table-cell>
          <table:table-cell table:style-name="ce4" office:value-type="float" office:value="0.568501" calcext:value-type="float">
            <text:p>0.56850 </text:p>
          </table:table-cell>
          <table:table-cell table:style-name="ce6" table:formula="of:=ATAN2([.A873];[.B873])" office:value-type="float" office:value="0.722543853717218" calcext:value-type="float">
            <text:p>0.72254385371721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71521" calcext:value-type="float">
            <text:p>0.67152 </text:p>
          </table:table-cell>
          <table:table-cell table:style-name="ce4" office:value-type="float" office:value="1.517968" calcext:value-type="float">
            <text:p>1.51797 </text:p>
          </table:table-cell>
          <table:table-cell table:style-name="ce6" table:formula="of:=ATAN2([.A874];[.B874])" office:value-type="float" office:value="1.15429595878698" calcext:value-type="float">
            <text:p>1.15429595878698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48128" calcext:value-type="float">
            <text:p>0.34813 </text:p>
          </table:table-cell>
          <table:table-cell table:style-name="ce4" office:value-type="float" office:value="0.202923" calcext:value-type="float">
            <text:p>0.20292 </text:p>
          </table:table-cell>
          <table:table-cell table:style-name="ce6" table:formula="of:=ATAN2([.A875];[.B875])" office:value-type="float" office:value="0.527749332150686" calcext:value-type="float">
            <text:p>0.52774933215068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65814" calcext:value-type="float">
            <text:p>1.06581 </text:p>
          </table:table-cell>
          <table:table-cell table:style-name="ce4" office:value-type="float" office:value="0.430918" calcext:value-type="float">
            <text:p>0.43092 </text:p>
          </table:table-cell>
          <table:table-cell table:style-name="ce6" table:formula="of:=ATAN2([.A876];[.B876])" office:value-type="float" office:value="0.38421534874073" calcext:value-type="float">
            <text:p>0.3842153487407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61456" calcext:value-type="float">
            <text:p>0.26146 </text:p>
          </table:table-cell>
          <table:table-cell table:style-name="ce4" office:value-type="float" office:value="1.18101" calcext:value-type="float">
            <text:p>1.18101 </text:p>
          </table:table-cell>
          <table:table-cell table:style-name="ce6" table:formula="of:=ATAN2([.A877];[.B877])" office:value-type="float" office:value="1.35292687845515" calcext:value-type="float">
            <text:p>1.3529268784551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81539" calcext:value-type="float">
            <text:p>0.78154 </text:p>
          </table:table-cell>
          <table:table-cell table:style-name="ce4" office:value-type="float" office:value="1.003062" calcext:value-type="float">
            <text:p>1.00306 </text:p>
          </table:table-cell>
          <table:table-cell table:style-name="ce6" table:formula="of:=ATAN2([.A878];[.B878])" office:value-type="float" office:value="0.908896714746433" calcext:value-type="float">
            <text:p>0.90889671474643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97407" calcext:value-type="float">
            <text:p>0.79741 </text:p>
          </table:table-cell>
          <table:table-cell table:style-name="ce4" office:value-type="float" office:value="0.543765" calcext:value-type="float">
            <text:p>0.54377 </text:p>
          </table:table-cell>
          <table:table-cell table:style-name="ce6" table:formula="of:=ATAN2([.A879];[.B879])" office:value-type="float" office:value="0.598486015592317" calcext:value-type="float">
            <text:p>0.598486015592317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60923" calcext:value-type="float">
            <text:p>1.26092 </text:p>
          </table:table-cell>
          <table:table-cell table:style-name="ce4" office:value-type="float" office:value="1.009917" calcext:value-type="float">
            <text:p>1.00992 </text:p>
          </table:table-cell>
          <table:table-cell table:style-name="ce6" table:formula="of:=ATAN2([.A880];[.B880])" office:value-type="float" office:value="0.675310628818795" calcext:value-type="float">
            <text:p>0.67531062881879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83409" calcext:value-type="float">
            <text:p>0.68341 </text:p>
          </table:table-cell>
          <table:table-cell table:style-name="ce4" office:value-type="float" office:value="0.667925" calcext:value-type="float">
            <text:p>0.66793 </text:p>
          </table:table-cell>
          <table:table-cell table:style-name="ce6" table:formula="of:=ATAN2([.A881];[.B881])" office:value-type="float" office:value="0.773940357697702" calcext:value-type="float">
            <text:p>0.77394035769770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07095" calcext:value-type="float">
            <text:p>0.00710 </text:p>
          </table:table-cell>
          <table:table-cell table:style-name="ce4" office:value-type="float" office:value="1.205554" calcext:value-type="float">
            <text:p>1.20555 </text:p>
          </table:table-cell>
          <table:table-cell table:style-name="ce6" table:formula="of:=ATAN2([.A882];[.B882])" office:value-type="float" office:value="1.56491113369126" calcext:value-type="float">
            <text:p>1.5649111336912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33266" calcext:value-type="float">
            <text:p>0.53327 </text:p>
          </table:table-cell>
          <table:table-cell table:style-name="ce4" office:value-type="float" office:value="0.084419" calcext:value-type="float">
            <text:p>0.08442 </text:p>
          </table:table-cell>
          <table:table-cell table:style-name="ce6" table:formula="of:=ATAN2([.A883];[.B883])" office:value-type="float" office:value="0.157002731590705" calcext:value-type="float">
            <text:p>0.15700273159070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90457" calcext:value-type="float">
            <text:p>0.59046 </text:p>
          </table:table-cell>
          <table:table-cell table:style-name="ce4" office:value-type="float" office:value="0.965287" calcext:value-type="float">
            <text:p>0.96529 </text:p>
          </table:table-cell>
          <table:table-cell table:style-name="ce6" table:formula="of:=ATAN2([.A884];[.B884])" office:value-type="float" office:value="1.02182510121949" calcext:value-type="float">
            <text:p>1.0218251012194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01964" calcext:value-type="float">
            <text:p>0.20196 </text:p>
          </table:table-cell>
          <table:table-cell table:style-name="ce4" office:value-type="float" office:value="0.151677" calcext:value-type="float">
            <text:p>0.15168 </text:p>
          </table:table-cell>
          <table:table-cell table:style-name="ce6" table:formula="of:=ATAN2([.A885];[.B885])" office:value-type="float" office:value="0.644147247273165" calcext:value-type="float">
            <text:p>0.64414724727316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99561" calcext:value-type="float">
            <text:p>1.29956 </text:p>
          </table:table-cell>
          <table:table-cell table:style-name="ce4" office:value-type="float" office:value="0.608625" calcext:value-type="float">
            <text:p>0.60863 </text:p>
          </table:table-cell>
          <table:table-cell table:style-name="ce6" table:formula="of:=ATAN2([.A886];[.B886])" office:value-type="float" office:value="0.437993172555821" calcext:value-type="float">
            <text:p>0.43799317255582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51863" calcext:value-type="float">
            <text:p>1.15186 </text:p>
          </table:table-cell>
          <table:table-cell table:style-name="ce4" office:value-type="float" office:value="0.178762" calcext:value-type="float">
            <text:p>0.17876 </text:p>
          </table:table-cell>
          <table:table-cell table:style-name="ce6" table:formula="of:=ATAN2([.A887];[.B887])" office:value-type="float" office:value="0.153965551106958" calcext:value-type="float">
            <text:p>0.15396555110695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998" calcext:value-type="float">
            <text:p>1.39980 </text:p>
          </table:table-cell>
          <table:table-cell table:style-name="ce4" office:value-type="float" office:value="0.325789" calcext:value-type="float">
            <text:p>0.32579 </text:p>
          </table:table-cell>
          <table:table-cell table:style-name="ce6" table:formula="of:=ATAN2([.A888];[.B888])" office:value-type="float" office:value="0.228668855559246" calcext:value-type="float">
            <text:p>0.22866885555924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10541" calcext:value-type="float">
            <text:p>1.01054 </text:p>
          </table:table-cell>
          <table:table-cell table:style-name="ce4" office:value-type="float" office:value="0.62689" calcext:value-type="float">
            <text:p>0.62689 </text:p>
          </table:table-cell>
          <table:table-cell table:style-name="ce6" table:formula="of:=ATAN2([.A889];[.B889])" office:value-type="float" office:value="0.55524914125276" calcext:value-type="float">
            <text:p>0.5552491412527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2195" calcext:value-type="float">
            <text:p>1.02195 </text:p>
          </table:table-cell>
          <table:table-cell table:style-name="ce4" office:value-type="float" office:value="0.055081" calcext:value-type="float">
            <text:p>0.05508 </text:p>
          </table:table-cell>
          <table:table-cell table:style-name="ce6" table:formula="of:=ATAN2([.A890];[.B890])" office:value-type="float" office:value="0.0538458400366851" calcext:value-type="float">
            <text:p>0.053845840036685100</text:p>
          </table:table-cell>
          <table:table-cell table:number-columns-repeated="1021"/>
        </table:table-row>
        <table:table-row table:style-name="ro2">
          <table:table-cell table:style-name="ce4" office:value-type="float" office:value="0.808145" calcext:value-type="float">
            <text:p>0.80815 </text:p>
          </table:table-cell>
          <table:table-cell table:style-name="ce4" office:value-type="float" office:value="0.170709" calcext:value-type="float">
            <text:p>0.17071 </text:p>
          </table:table-cell>
          <table:table-cell table:style-name="ce6" table:formula="of:=ATAN2([.A891];[.B891])" office:value-type="float" office:value="0.208175318346564" calcext:value-type="float">
            <text:p>0.20817531834656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52918" calcext:value-type="float">
            <text:p>1.15292 </text:p>
          </table:table-cell>
          <table:table-cell table:style-name="ce4" office:value-type="float" office:value="0.940838" calcext:value-type="float">
            <text:p>0.94084 </text:p>
          </table:table-cell>
          <table:table-cell table:style-name="ce6" table:formula="of:=ATAN2([.A892];[.B892])" office:value-type="float" office:value="0.684450813715203" calcext:value-type="float">
            <text:p>0.68445081371520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57951" calcext:value-type="float">
            <text:p>1.15795 </text:p>
          </table:table-cell>
          <table:table-cell table:style-name="ce4" office:value-type="float" office:value="0.828998" calcext:value-type="float">
            <text:p>0.82900 </text:p>
          </table:table-cell>
          <table:table-cell table:style-name="ce6" table:formula="of:=ATAN2([.A893];[.B893])" office:value-type="float" office:value="0.621329510152611" calcext:value-type="float">
            <text:p>0.62132951015261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03395" calcext:value-type="float">
            <text:p>1.50340 </text:p>
          </table:table-cell>
          <table:table-cell table:style-name="ce4" office:value-type="float" office:value="0.69803" calcext:value-type="float">
            <text:p>0.69803 </text:p>
          </table:table-cell>
          <table:table-cell table:style-name="ce6" table:formula="of:=ATAN2([.A894];[.B894])" office:value-type="float" office:value="0.434683992901399" calcext:value-type="float">
            <text:p>0.43468399290139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31731" calcext:value-type="float">
            <text:p>0.73173 </text:p>
          </table:table-cell>
          <table:table-cell table:style-name="ce4" office:value-type="float" office:value="0.596545" calcext:value-type="float">
            <text:p>0.59655 </text:p>
          </table:table-cell>
          <table:table-cell table:style-name="ce6" table:formula="of:=ATAN2([.A895];[.B895])" office:value-type="float" office:value="0.683971866650312" calcext:value-type="float">
            <text:p>0.68397186665031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7061" calcext:value-type="float">
            <text:p>0.57061 </text:p>
          </table:table-cell>
          <table:table-cell table:style-name="ce4" office:value-type="float" office:value="0.996686" calcext:value-type="float">
            <text:p>0.99669 </text:p>
          </table:table-cell>
          <table:table-cell table:style-name="ce6" table:formula="of:=ATAN2([.A896];[.B896])" office:value-type="float" office:value="1.05083740321229" calcext:value-type="float">
            <text:p>1.0508374032122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76221" calcext:value-type="float">
            <text:p>0.17622 </text:p>
          </table:table-cell>
          <table:table-cell table:style-name="ce4" office:value-type="float" office:value="1.315572" calcext:value-type="float">
            <text:p>1.31557 </text:p>
          </table:table-cell>
          <table:table-cell table:style-name="ce6" table:formula="of:=ATAN2([.A897];[.B897])" office:value-type="float" office:value="1.43763885079716" calcext:value-type="float">
            <text:p>1.43763885079716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21037" calcext:value-type="float">
            <text:p>1.42104 </text:p>
          </table:table-cell>
          <table:table-cell table:style-name="ce4" office:value-type="float" office:value="0.592231" calcext:value-type="float">
            <text:p>0.59223 </text:p>
          </table:table-cell>
          <table:table-cell table:style-name="ce6" table:formula="of:=ATAN2([.A898];[.B898])" office:value-type="float" office:value="0.394870415782224" calcext:value-type="float">
            <text:p>0.39487041578222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89973" calcext:value-type="float">
            <text:p>1.28997 </text:p>
          </table:table-cell>
          <table:table-cell table:style-name="ce4" office:value-type="float" office:value="1.039831" calcext:value-type="float">
            <text:p>1.03983 </text:p>
          </table:table-cell>
          <table:table-cell table:style-name="ce6" table:formula="of:=ATAN2([.A899];[.B899])" office:value-type="float" office:value="0.678441773714927" calcext:value-type="float">
            <text:p>0.67844177371492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14377" calcext:value-type="float">
            <text:p>0.71438 </text:p>
          </table:table-cell>
          <table:table-cell table:style-name="ce4" office:value-type="float" office:value="0.862843" calcext:value-type="float">
            <text:p>0.86284 </text:p>
          </table:table-cell>
          <table:table-cell table:style-name="ce6" table:formula="of:=ATAN2([.A900];[.B900])" office:value-type="float" office:value="0.879253054255749" calcext:value-type="float">
            <text:p>0.87925305425574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70709" calcext:value-type="float">
            <text:p>0.17071 </text:p>
          </table:table-cell>
          <table:table-cell table:style-name="ce4" office:value-type="float" office:value="1.261402" calcext:value-type="float">
            <text:p>1.26140 </text:p>
          </table:table-cell>
          <table:table-cell table:style-name="ce6" table:formula="of:=ATAN2([.A901];[.B901])" office:value-type="float" office:value="1.43628082027441" calcext:value-type="float">
            <text:p>1.43628082027441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65716" calcext:value-type="float">
            <text:p>1.36572 </text:p>
          </table:table-cell>
          <table:table-cell table:style-name="ce4" office:value-type="float" office:value="0.579047" calcext:value-type="float">
            <text:p>0.57905 </text:p>
          </table:table-cell>
          <table:table-cell table:style-name="ce6" table:formula="of:=ATAN2([.A902];[.B902])" office:value-type="float" office:value="0.401013040883266" calcext:value-type="float">
            <text:p>0.40101304088326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95966" calcext:value-type="float">
            <text:p>1.19597 </text:p>
          </table:table-cell>
          <table:table-cell table:style-name="ce4" office:value-type="float" office:value="1.523865" calcext:value-type="float">
            <text:p>1.52387 </text:p>
          </table:table-cell>
          <table:table-cell table:style-name="ce6" table:formula="of:=ATAN2([.A903];[.B903])" office:value-type="float" office:value="0.90537771694395" calcext:value-type="float">
            <text:p>0.9053777169439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61457" calcext:value-type="float">
            <text:p>0.06146 </text:p>
          </table:table-cell>
          <table:table-cell table:style-name="ce4" office:value-type="float" office:value="1.467489" calcext:value-type="float">
            <text:p>1.46749 </text:p>
          </table:table-cell>
          <table:table-cell table:style-name="ce6" table:formula="of:=ATAN2([.A904];[.B904])" office:value-type="float" office:value="1.5289417650718" calcext:value-type="float">
            <text:p>1.5289417650718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54502" calcext:value-type="float">
            <text:p>0.65450 </text:p>
          </table:table-cell>
          <table:table-cell table:style-name="ce4" office:value-type="float" office:value="0.385904" calcext:value-type="float">
            <text:p>0.38590 </text:p>
          </table:table-cell>
          <table:table-cell table:style-name="ce6" table:formula="of:=ATAN2([.A905];[.B905])" office:value-type="float" office:value="0.532748251893545" calcext:value-type="float">
            <text:p>0.53274825189354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70461" calcext:value-type="float">
            <text:p>1.47046 </text:p>
          </table:table-cell>
          <table:table-cell table:style-name="ce4" office:value-type="float" office:value="1.05589" calcext:value-type="float">
            <text:p>1.05589 </text:p>
          </table:table-cell>
          <table:table-cell table:style-name="ce6" table:formula="of:=ATAN2([.A906];[.B906])" office:value-type="float" office:value="0.622749051018071" calcext:value-type="float">
            <text:p>0.62274905101807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06423" calcext:value-type="float">
            <text:p>0.10642 </text:p>
          </table:table-cell>
          <table:table-cell table:style-name="ce4" office:value-type="float" office:value="1.4033" calcext:value-type="float">
            <text:p>1.40330 </text:p>
          </table:table-cell>
          <table:table-cell table:style-name="ce6" table:formula="of:=ATAN2([.A907];[.B907])" office:value-type="float" office:value="1.49510354848825" calcext:value-type="float">
            <text:p>1.4951035484882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58963" calcext:value-type="float">
            <text:p>0.25896 </text:p>
          </table:table-cell>
          <table:table-cell table:style-name="ce4" office:value-type="float" office:value="0.749756" calcext:value-type="float">
            <text:p>0.74976 </text:p>
          </table:table-cell>
          <table:table-cell table:style-name="ce6" table:formula="of:=ATAN2([.A908];[.B908])" office:value-type="float" office:value="1.23822861014116" calcext:value-type="float">
            <text:p>1.2382286101411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31877" calcext:value-type="float">
            <text:p>0.33188 </text:p>
          </table:table-cell>
          <table:table-cell table:style-name="ce4" office:value-type="float" office:value="0.368742" calcext:value-type="float">
            <text:p>0.36874 </text:p>
          </table:table-cell>
          <table:table-cell table:style-name="ce6" table:formula="of:=ATAN2([.A909];[.B909])" office:value-type="float" office:value="0.837967440818168" calcext:value-type="float">
            <text:p>0.83796744081816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83652" calcext:value-type="float">
            <text:p>0.18365 </text:p>
          </table:table-cell>
          <table:table-cell table:style-name="ce4" office:value-type="float" office:value="0.282836" calcext:value-type="float">
            <text:p>0.28284 </text:p>
          </table:table-cell>
          <table:table-cell table:style-name="ce6" table:formula="of:=ATAN2([.A910];[.B910])" office:value-type="float" office:value="0.994896977218174" calcext:value-type="float">
            <text:p>0.99489697721817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28518" calcext:value-type="float">
            <text:p>0.92852 </text:p>
          </table:table-cell>
          <table:table-cell table:style-name="ce4" office:value-type="float" office:value="1.498985" calcext:value-type="float">
            <text:p>1.49899 </text:p>
          </table:table-cell>
          <table:table-cell table:style-name="ce6" table:formula="of:=ATAN2([.A911];[.B911])" office:value-type="float" office:value="1.0162116053176" calcext:value-type="float">
            <text:p>1.0162116053176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85905" calcext:value-type="float">
            <text:p>0.18591 </text:p>
          </table:table-cell>
          <table:table-cell table:style-name="ce4" office:value-type="float" office:value="0.803687" calcext:value-type="float">
            <text:p>0.80369 </text:p>
          </table:table-cell>
          <table:table-cell table:style-name="ce6" table:formula="of:=ATAN2([.A912];[.B912])" office:value-type="float" office:value="1.34347919935157" calcext:value-type="float">
            <text:p>1.3434791993515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71183" calcext:value-type="float">
            <text:p>0.97118 </text:p>
          </table:table-cell>
          <table:table-cell table:style-name="ce4" office:value-type="float" office:value="0.892756" calcext:value-type="float">
            <text:p>0.89276 </text:p>
          </table:table-cell>
          <table:table-cell table:style-name="ce6" table:formula="of:=ATAN2([.A913];[.B913])" office:value-type="float" office:value="0.743347019505203" calcext:value-type="float">
            <text:p>0.74334701950520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11212" calcext:value-type="float">
            <text:p>0.91121 </text:p>
          </table:table-cell>
          <table:table-cell table:style-name="ce4" office:value-type="float" office:value="0.951529" calcext:value-type="float">
            <text:p>0.95153 </text:p>
          </table:table-cell>
          <table:table-cell table:style-name="ce6" table:formula="of:=ATAN2([.A914];[.B914])" office:value-type="float" office:value="0.807038695360909" calcext:value-type="float">
            <text:p>0.80703869536090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84318" calcext:value-type="float">
            <text:p>1.08432 </text:p>
          </table:table-cell>
          <table:table-cell table:style-name="ce4" office:value-type="float" office:value="0.296259" calcext:value-type="float">
            <text:p>0.29626 </text:p>
          </table:table-cell>
          <table:table-cell table:style-name="ce6" table:formula="of:=ATAN2([.A915];[.B915])" office:value-type="float" office:value="0.266712011158941" calcext:value-type="float">
            <text:p>0.26671201115894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4913" calcext:value-type="float">
            <text:p>1.14913 </text:p>
          </table:table-cell>
          <table:table-cell table:style-name="ce4" office:value-type="float" office:value="1.41562" calcext:value-type="float">
            <text:p>1.41562 </text:p>
          </table:table-cell>
          <table:table-cell table:style-name="ce6" table:formula="of:=ATAN2([.A916];[.B916])" office:value-type="float" office:value="0.888931504475436" calcext:value-type="float">
            <text:p>0.88893150447543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38295" calcext:value-type="float">
            <text:p>1.43830 </text:p>
          </table:table-cell>
          <table:table-cell table:style-name="ce4" office:value-type="float" office:value="0.378425" calcext:value-type="float">
            <text:p>0.37843 </text:p>
          </table:table-cell>
          <table:table-cell table:style-name="ce6" table:formula="of:=ATAN2([.A917];[.B917])" office:value-type="float" office:value="0.257275802139624" calcext:value-type="float">
            <text:p>0.25727580213962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52007" calcext:value-type="float">
            <text:p>1.05201 </text:p>
          </table:table-cell>
          <table:table-cell table:style-name="ce4" office:value-type="float" office:value="1.110157" calcext:value-type="float">
            <text:p>1.11016 </text:p>
          </table:table-cell>
          <table:table-cell table:style-name="ce6" table:formula="of:=ATAN2([.A918];[.B918])" office:value-type="float" office:value="0.812286034066193" calcext:value-type="float">
            <text:p>0.81228603406619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68885" calcext:value-type="float">
            <text:p>0.46889 </text:p>
          </table:table-cell>
          <table:table-cell table:style-name="ce4" office:value-type="float" office:value="0.945488" calcext:value-type="float">
            <text:p>0.94549 </text:p>
          </table:table-cell>
          <table:table-cell table:style-name="ce6" table:formula="of:=ATAN2([.A919];[.B919])" office:value-type="float" office:value="1.11041923774504" calcext:value-type="float">
            <text:p>1.1104192377450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70558" calcext:value-type="float">
            <text:p>1.27056 </text:p>
          </table:table-cell>
          <table:table-cell table:style-name="ce4" office:value-type="float" office:value="0.464858" calcext:value-type="float">
            <text:p>0.46486 </text:p>
          </table:table-cell>
          <table:table-cell table:style-name="ce6" table:formula="of:=ATAN2([.A920];[.B920])" office:value-type="float" office:value="0.350741627919203" calcext:value-type="float">
            <text:p>0.35074162791920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94052" calcext:value-type="float">
            <text:p>0.59405 </text:p>
          </table:table-cell>
          <table:table-cell table:style-name="ce4" office:value-type="float" office:value="1.261642" calcext:value-type="float">
            <text:p>1.26164 </text:p>
          </table:table-cell>
          <table:table-cell table:style-name="ce6" table:formula="of:=ATAN2([.A921];[.B921])" office:value-type="float" office:value="1.13073435743297" calcext:value-type="float">
            <text:p>1.13073435743297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66865" calcext:value-type="float">
            <text:p>1.56687 </text:p>
          </table:table-cell>
          <table:table-cell table:style-name="ce4" office:value-type="float" office:value="1.302773" calcext:value-type="float">
            <text:p>1.30277 </text:p>
          </table:table-cell>
          <table:table-cell table:style-name="ce6" table:formula="of:=ATAN2([.A922];[.B922])" office:value-type="float" office:value="0.693626938993129" calcext:value-type="float">
            <text:p>0.69362693899312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13464" calcext:value-type="float">
            <text:p>1.21346 </text:p>
          </table:table-cell>
          <table:table-cell table:style-name="ce4" office:value-type="float" office:value="1.035708" calcext:value-type="float">
            <text:p>1.03571 </text:p>
          </table:table-cell>
          <table:table-cell table:style-name="ce6" table:formula="of:=ATAN2([.A923];[.B923])" office:value-type="float" office:value="0.706530343702467" calcext:value-type="float">
            <text:p>0.70653034370246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21091" calcext:value-type="float">
            <text:p>0.32109 </text:p>
          </table:table-cell>
          <table:table-cell table:style-name="ce4" office:value-type="float" office:value="0.450956" calcext:value-type="float">
            <text:p>0.45096 </text:p>
          </table:table-cell>
          <table:table-cell table:style-name="ce6" table:formula="of:=ATAN2([.A924];[.B924])" office:value-type="float" office:value="0.952046793384536" calcext:value-type="float">
            <text:p>0.95204679338453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67928" calcext:value-type="float">
            <text:p>0.26793 </text:p>
          </table:table-cell>
          <table:table-cell table:style-name="ce4" office:value-type="float" office:value="0.032838" calcext:value-type="float">
            <text:p>0.03284 </text:p>
          </table:table-cell>
          <table:table-cell table:style-name="ce6" table:formula="of:=ATAN2([.A925];[.B925])" office:value-type="float" office:value="0.12195455288752" calcext:value-type="float">
            <text:p>0.1219545528875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09872" calcext:value-type="float">
            <text:p>0.60987 </text:p>
          </table:table-cell>
          <table:table-cell table:style-name="ce4" office:value-type="float" office:value="0.875834" calcext:value-type="float">
            <text:p>0.87583 </text:p>
          </table:table-cell>
          <table:table-cell table:style-name="ce6" table:formula="of:=ATAN2([.A926];[.B926])" office:value-type="float" office:value="0.962535768123532" calcext:value-type="float">
            <text:p>0.96253576812353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84658" calcext:value-type="float">
            <text:p>0.28466 </text:p>
          </table:table-cell>
          <table:table-cell table:style-name="ce4" office:value-type="float" office:value="0.730581" calcext:value-type="float">
            <text:p>0.73058 </text:p>
          </table:table-cell>
          <table:table-cell table:style-name="ce6" table:formula="of:=ATAN2([.A927];[.B927])" office:value-type="float" office:value="1.19925939594827" calcext:value-type="float">
            <text:p>1.1992593959482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12603" calcext:value-type="float">
            <text:p>0.91260 </text:p>
          </table:table-cell>
          <table:table-cell table:style-name="ce4" office:value-type="float" office:value="0.77641" calcext:value-type="float">
            <text:p>0.77641 </text:p>
          </table:table-cell>
          <table:table-cell table:style-name="ce6" table:formula="of:=ATAN2([.A928];[.B928])" office:value-type="float" office:value="0.704937579099613" calcext:value-type="float">
            <text:p>0.70493757909961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07285" calcext:value-type="float">
            <text:p>0.30729 </text:p>
          </table:table-cell>
          <table:table-cell table:style-name="ce4" office:value-type="float" office:value="1.16078" calcext:value-type="float">
            <text:p>1.16078 </text:p>
          </table:table-cell>
          <table:table-cell table:style-name="ce6" table:formula="of:=ATAN2([.A929];[.B929])" office:value-type="float" office:value="1.31200957011602" calcext:value-type="float">
            <text:p>1.31200957011602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08189" calcext:value-type="float">
            <text:p>1.50819 </text:p>
          </table:table-cell>
          <table:table-cell table:style-name="ce4" office:value-type="float" office:value="1.172093" calcext:value-type="float">
            <text:p>1.17209 </text:p>
          </table:table-cell>
          <table:table-cell table:style-name="ce6" table:formula="of:=ATAN2([.A930];[.B930])" office:value-type="float" office:value="0.660653515879217" calcext:value-type="float">
            <text:p>0.66065351587921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98848" calcext:value-type="float">
            <text:p>0.29885 </text:p>
          </table:table-cell>
          <table:table-cell table:style-name="ce4" office:value-type="float" office:value="1.23681" calcext:value-type="float">
            <text:p>1.23681 </text:p>
          </table:table-cell>
          <table:table-cell table:style-name="ce6" table:formula="of:=ATAN2([.A931];[.B931])" office:value-type="float" office:value="1.33371252541729" calcext:value-type="float">
            <text:p>1.3337125254172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99613" calcext:value-type="float">
            <text:p>0.59961 </text:p>
          </table:table-cell>
          <table:table-cell table:style-name="ce4" office:value-type="float" office:value="0.181207" calcext:value-type="float">
            <text:p>0.18121 </text:p>
          </table:table-cell>
          <table:table-cell table:style-name="ce6" table:formula="of:=ATAN2([.A932];[.B932])" office:value-type="float" office:value="0.293479957431269" calcext:value-type="float">
            <text:p>0.29347995743126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77514" calcext:value-type="float">
            <text:p>0.47751 </text:p>
          </table:table-cell>
          <table:table-cell table:style-name="ce4" office:value-type="float" office:value="0.559585" calcext:value-type="float">
            <text:p>0.55959 </text:p>
          </table:table-cell>
          <table:table-cell table:style-name="ce6" table:formula="of:=ATAN2([.A933];[.B933])" office:value-type="float" office:value="0.864368754520237" calcext:value-type="float">
            <text:p>0.86436875452023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89788" calcext:value-type="float">
            <text:p>0.18979 </text:p>
          </table:table-cell>
          <table:table-cell table:style-name="ce4" office:value-type="float" office:value="1.131154" calcext:value-type="float">
            <text:p>1.13115 </text:p>
          </table:table-cell>
          <table:table-cell table:style-name="ce6" table:formula="of:=ATAN2([.A934];[.B934])" office:value-type="float" office:value="1.4045620381318" calcext:value-type="float">
            <text:p>1.4045620381318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11264" calcext:value-type="float">
            <text:p>0.31126 </text:p>
          </table:table-cell>
          <table:table-cell table:style-name="ce4" office:value-type="float" office:value="0.919362" calcext:value-type="float">
            <text:p>0.91936 </text:p>
          </table:table-cell>
          <table:table-cell table:style-name="ce6" table:formula="of:=ATAN2([.A935];[.B935])" office:value-type="float" office:value="1.24434448590803" calcext:value-type="float">
            <text:p>1.2443444859080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72627" calcext:value-type="float">
            <text:p>0.07263 </text:p>
          </table:table-cell>
          <table:table-cell table:style-name="ce4" office:value-type="float" office:value="1.52468" calcext:value-type="float">
            <text:p>1.52468 </text:p>
          </table:table-cell>
          <table:table-cell table:style-name="ce6" table:formula="of:=ATAN2([.A936];[.B936])" office:value-type="float" office:value="1.52319804787953" calcext:value-type="float">
            <text:p>1.5231980478795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11354" calcext:value-type="float">
            <text:p>1.21135 </text:p>
          </table:table-cell>
          <table:table-cell table:style-name="ce4" office:value-type="float" office:value="1.286234" calcext:value-type="float">
            <text:p>1.28623 </text:p>
          </table:table-cell>
          <table:table-cell table:style-name="ce6" table:formula="of:=ATAN2([.A937];[.B937])" office:value-type="float" office:value="0.815370110991975" calcext:value-type="float">
            <text:p>0.81537011099197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95439" calcext:value-type="float">
            <text:p>1.19544 </text:p>
          </table:table-cell>
          <table:table-cell table:style-name="ce4" office:value-type="float" office:value="1.446972" calcext:value-type="float">
            <text:p>1.44697 </text:p>
          </table:table-cell>
          <table:table-cell table:style-name="ce6" table:formula="of:=ATAN2([.A938];[.B938])" office:value-type="float" office:value="0.880302918027085" calcext:value-type="float">
            <text:p>0.88030291802708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83933" calcext:value-type="float">
            <text:p>1.38393 </text:p>
          </table:table-cell>
          <table:table-cell table:style-name="ce4" office:value-type="float" office:value="0.30508" calcext:value-type="float">
            <text:p>0.30508 </text:p>
          </table:table-cell>
          <table:table-cell table:style-name="ce6" table:formula="of:=ATAN2([.A939];[.B939])" office:value-type="float" office:value="0.21697395661389" calcext:value-type="float">
            <text:p>0.2169739566138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0278" calcext:value-type="float">
            <text:p>0.00278 </text:p>
          </table:table-cell>
          <table:table-cell table:style-name="ce4" office:value-type="float" office:value="0.898605" calcext:value-type="float">
            <text:p>0.89861 </text:p>
          </table:table-cell>
          <table:table-cell table:style-name="ce6" table:formula="of:=ATAN2([.A940];[.B940])" office:value-type="float" office:value="1.56770265256536" calcext:value-type="float">
            <text:p>1.5677026525653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04694" calcext:value-type="float">
            <text:p>0.70469 </text:p>
          </table:table-cell>
          <table:table-cell table:style-name="ce4" office:value-type="float" office:value="0.842517" calcext:value-type="float">
            <text:p>0.84252 </text:p>
          </table:table-cell>
          <table:table-cell table:style-name="ce6" table:formula="of:=ATAN2([.A941];[.B941])" office:value-type="float" office:value="0.874242016079444" calcext:value-type="float">
            <text:p>0.87424201607944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69747" calcext:value-type="float">
            <text:p>0.66975 </text:p>
          </table:table-cell>
          <table:table-cell table:style-name="ce4" office:value-type="float" office:value="1.229955" calcext:value-type="float">
            <text:p>1.22996 </text:p>
          </table:table-cell>
          <table:table-cell table:style-name="ce6" table:formula="of:=ATAN2([.A942];[.B942])" office:value-type="float" office:value="1.07216267823701" calcext:value-type="float">
            <text:p>1.07216267823701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59053" calcext:value-type="float">
            <text:p>1.25905 </text:p>
          </table:table-cell>
          <table:table-cell table:style-name="ce4" office:value-type="float" office:value="1.296397" calcext:value-type="float">
            <text:p>1.29640 </text:p>
          </table:table-cell>
          <table:table-cell table:style-name="ce6" table:formula="of:=ATAN2([.A943];[.B943])" office:value-type="float" office:value="0.800010596442656" calcext:value-type="float">
            <text:p>0.80001059644265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24684" calcext:value-type="float">
            <text:p>0.72468 </text:p>
          </table:table-cell>
          <table:table-cell table:style-name="ce4" office:value-type="float" office:value="0.392232" calcext:value-type="float">
            <text:p>0.39223 </text:p>
          </table:table-cell>
          <table:table-cell table:style-name="ce6" table:formula="of:=ATAN2([.A944];[.B944])" office:value-type="float" office:value="0.49609711830343" calcext:value-type="float">
            <text:p>0.4960971183034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77321" calcext:value-type="float">
            <text:p>0.77732 </text:p>
          </table:table-cell>
          <table:table-cell table:style-name="ce4" office:value-type="float" office:value="0.202252" calcext:value-type="float">
            <text:p>0.20225 </text:p>
          </table:table-cell>
          <table:table-cell table:style-name="ce6" table:formula="of:=ATAN2([.A945];[.B945])" office:value-type="float" office:value="0.25454704256512" calcext:value-type="float">
            <text:p>0.25454704256512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77126" calcext:value-type="float">
            <text:p>1.17713 </text:p>
          </table:table-cell>
          <table:table-cell table:style-name="ce4" office:value-type="float" office:value="0.182453" calcext:value-type="float">
            <text:p>0.18245 </text:p>
          </table:table-cell>
          <table:table-cell table:style-name="ce6" table:formula="of:=ATAN2([.A946];[.B946])" office:value-type="float" office:value="0.153775030837849" calcext:value-type="float">
            <text:p>0.153775030837849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74638" calcext:value-type="float">
            <text:p>0.37464 </text:p>
          </table:table-cell>
          <table:table-cell table:style-name="ce4" office:value-type="float" office:value="0.841606" calcext:value-type="float">
            <text:p>0.84161 </text:p>
          </table:table-cell>
          <table:table-cell table:style-name="ce6" table:formula="of:=ATAN2([.A947];[.B947])" office:value-type="float" office:value="1.15198586298507" calcext:value-type="float">
            <text:p>1.1519858629850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7871" calcext:value-type="float">
            <text:p>0.87871 </text:p>
          </table:table-cell>
          <table:table-cell table:style-name="ce4" office:value-type="float" office:value="1.359388" calcext:value-type="float">
            <text:p>1.35939 </text:p>
          </table:table-cell>
          <table:table-cell table:style-name="ce6" table:formula="of:=ATAN2([.A948];[.B948])" office:value-type="float" office:value="0.996955197936686" calcext:value-type="float">
            <text:p>0.99695519793668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45685" calcext:value-type="float">
            <text:p>0.14569 </text:p>
          </table:table-cell>
          <table:table-cell table:style-name="ce4" office:value-type="float" office:value="0.643093" calcext:value-type="float">
            <text:p>0.64309 </text:p>
          </table:table-cell>
          <table:table-cell table:style-name="ce6" table:formula="of:=ATAN2([.A949];[.B949])" office:value-type="float" office:value="1.3480184799696" calcext:value-type="float">
            <text:p>1.3480184799696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48314" calcext:value-type="float">
            <text:p>1.44831 </text:p>
          </table:table-cell>
          <table:table-cell table:style-name="ce4" office:value-type="float" office:value="1.231201" calcext:value-type="float">
            <text:p>1.23120 </text:p>
          </table:table-cell>
          <table:table-cell table:style-name="ce6" table:formula="of:=ATAN2([.A950];[.B950])" office:value-type="float" office:value="0.704547815295066" calcext:value-type="float">
            <text:p>0.70454781529506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04019" calcext:value-type="float">
            <text:p>1.40402 </text:p>
          </table:table-cell>
          <table:table-cell table:style-name="ce4" office:value-type="float" office:value="0.512701" calcext:value-type="float">
            <text:p>0.51270 </text:p>
          </table:table-cell>
          <table:table-cell table:style-name="ce6" table:formula="of:=ATAN2([.A951];[.B951])" office:value-type="float" office:value="0.350121959174589" calcext:value-type="float">
            <text:p>0.35012195917458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46205" calcext:value-type="float">
            <text:p>1.34621 </text:p>
          </table:table-cell>
          <table:table-cell table:style-name="ce4" office:value-type="float" office:value="0.229337" calcext:value-type="float">
            <text:p>0.22934 </text:p>
          </table:table-cell>
          <table:table-cell table:style-name="ce6" table:formula="of:=ATAN2([.A952];[.B952])" office:value-type="float" office:value="0.168738231551357" calcext:value-type="float">
            <text:p>0.16873823155135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93672" calcext:value-type="float">
            <text:p>0.09367 </text:p>
          </table:table-cell>
          <table:table-cell table:style-name="ce4" office:value-type="float" office:value="0.802009" calcext:value-type="float">
            <text:p>0.80201 </text:p>
          </table:table-cell>
          <table:table-cell table:style-name="ce6" table:formula="of:=ATAN2([.A953];[.B953])" office:value-type="float" office:value="1.45452642025554" calcext:value-type="float">
            <text:p>1.45452642025554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71089" calcext:value-type="float">
            <text:p>0.77109 </text:p>
          </table:table-cell>
          <table:table-cell table:style-name="ce4" office:value-type="float" office:value="1.492369" calcext:value-type="float">
            <text:p>1.49237 </text:p>
          </table:table-cell>
          <table:table-cell table:style-name="ce6" table:formula="of:=ATAN2([.A954];[.B954])" office:value-type="float" office:value="1.09388770224333" calcext:value-type="float">
            <text:p>1.09388770224333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92803" calcext:value-type="float">
            <text:p>0.99280 </text:p>
          </table:table-cell>
          <table:table-cell table:style-name="ce4" office:value-type="float" office:value="0.819602" calcext:value-type="float">
            <text:p>0.81960 </text:p>
          </table:table-cell>
          <table:table-cell table:style-name="ce6" table:formula="of:=ATAN2([.A955];[.B955])" office:value-type="float" office:value="0.690123312064964" calcext:value-type="float">
            <text:p>0.690123312064964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73723" calcext:value-type="float">
            <text:p>1.17372 </text:p>
          </table:table-cell>
          <table:table-cell table:style-name="ce4" office:value-type="float" office:value="0.262271" calcext:value-type="float">
            <text:p>0.26227 </text:p>
          </table:table-cell>
          <table:table-cell table:style-name="ce6" table:formula="of:=ATAN2([.A956];[.B956])" office:value-type="float" office:value="0.219840747518489" calcext:value-type="float">
            <text:p>0.219840747518489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87625" calcext:value-type="float">
            <text:p>1.18763 </text:p>
          </table:table-cell>
          <table:table-cell table:style-name="ce4" office:value-type="float" office:value="0.876553" calcext:value-type="float">
            <text:p>0.87655 </text:p>
          </table:table-cell>
          <table:table-cell table:style-name="ce6" table:formula="of:=ATAN2([.A957];[.B957])" office:value-type="float" office:value="0.635823511785856" calcext:value-type="float">
            <text:p>0.63582351178585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01723" calcext:value-type="float">
            <text:p>0.40172 </text:p>
          </table:table-cell>
          <table:table-cell table:style-name="ce4" office:value-type="float" office:value="1.070607" calcext:value-type="float">
            <text:p>1.07061 </text:p>
          </table:table-cell>
          <table:table-cell table:style-name="ce6" table:formula="of:=ATAN2([.A958];[.B958])" office:value-type="float" office:value="1.21182473585385" calcext:value-type="float">
            <text:p>1.21182473585385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29282" calcext:value-type="float">
            <text:p>1.42928 </text:p>
          </table:table-cell>
          <table:table-cell table:style-name="ce4" office:value-type="float" office:value="0.141945" calcext:value-type="float">
            <text:p>0.14195 </text:p>
          </table:table-cell>
          <table:table-cell table:style-name="ce6" table:formula="of:=ATAN2([.A959];[.B959])" office:value-type="float" office:value="0.0989875192354765" calcext:value-type="float">
            <text:p>0.098987519235476500</text:p>
          </table:table-cell>
          <table:table-cell table:number-columns-repeated="1021"/>
        </table:table-row>
        <table:table-row table:style-name="ro2">
          <table:table-cell table:style-name="ce4" office:value-type="float" office:value="1.244048" calcext:value-type="float">
            <text:p>1.24405 </text:p>
          </table:table-cell>
          <table:table-cell table:style-name="ce4" office:value-type="float" office:value="0.027469" calcext:value-type="float">
            <text:p>0.02747 </text:p>
          </table:table-cell>
          <table:table-cell table:style-name="ce6" table:formula="of:=ATAN2([.A960];[.B960])" office:value-type="float" office:value="0.0220767504265212" calcext:value-type="float">
            <text:p>0.022076750426521200</text:p>
          </table:table-cell>
          <table:table-cell table:number-columns-repeated="1021"/>
        </table:table-row>
        <table:table-row table:style-name="ro2">
          <table:table-cell table:style-name="ce4" office:value-type="float" office:value="0.313565" calcext:value-type="float">
            <text:p>0.31357 </text:p>
          </table:table-cell>
          <table:table-cell table:style-name="ce4" office:value-type="float" office:value="1.257327" calcext:value-type="float">
            <text:p>1.25733 </text:p>
          </table:table-cell>
          <table:table-cell table:style-name="ce6" table:formula="of:=ATAN2([.A961];[.B961])" office:value-type="float" office:value="1.32639169933445" calcext:value-type="float">
            <text:p>1.32639169933445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68403" calcext:value-type="float">
            <text:p>0.86840 </text:p>
          </table:table-cell>
          <table:table-cell table:style-name="ce4" office:value-type="float" office:value="0.28902" calcext:value-type="float">
            <text:p>0.28902 </text:p>
          </table:table-cell>
          <table:table-cell table:style-name="ce6" table:formula="of:=ATAN2([.A962];[.B962])" office:value-type="float" office:value="0.321286527568216" calcext:value-type="float">
            <text:p>0.32128652756821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80489" calcext:value-type="float">
            <text:p>0.08049 </text:p>
          </table:table-cell>
          <table:table-cell table:style-name="ce4" office:value-type="float" office:value="0.094582" calcext:value-type="float">
            <text:p>0.09458 </text:p>
          </table:table-cell>
          <table:table-cell table:style-name="ce6" table:formula="of:=ATAN2([.A963];[.B963])" office:value-type="float" office:value="0.865723726669007" calcext:value-type="float">
            <text:p>0.86572372666900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20225" calcext:value-type="float">
            <text:p>0.82023 </text:p>
          </table:table-cell>
          <table:table-cell table:style-name="ce4" office:value-type="float" office:value="0.280248" calcext:value-type="float">
            <text:p>0.28025 </text:p>
          </table:table-cell>
          <table:table-cell table:style-name="ce6" table:formula="of:=ATAN2([.A964];[.B964])" office:value-type="float" office:value="0.3292365788854" calcext:value-type="float">
            <text:p>0.3292365788854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41508" calcext:value-type="float">
            <text:p>1.24151 </text:p>
          </table:table-cell>
          <table:table-cell table:style-name="ce4" office:value-type="float" office:value="0.942804" calcext:value-type="float">
            <text:p>0.94280 </text:p>
          </table:table-cell>
          <table:table-cell table:style-name="ce6" table:formula="of:=ATAN2([.A965];[.B965])" office:value-type="float" office:value="0.649491458008145" calcext:value-type="float">
            <text:p>0.64949145800814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06082" calcext:value-type="float">
            <text:p>1.10608 </text:p>
          </table:table-cell>
          <table:table-cell table:style-name="ce4" office:value-type="float" office:value="0.713898" calcext:value-type="float">
            <text:p>0.71390 </text:p>
          </table:table-cell>
          <table:table-cell table:style-name="ce6" table:formula="of:=ATAN2([.A966];[.B966])" office:value-type="float" office:value="0.573155532684373" calcext:value-type="float">
            <text:p>0.57315553268437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37775" calcext:value-type="float">
            <text:p>0.03778 </text:p>
          </table:table-cell>
          <table:table-cell table:style-name="ce4" office:value-type="float" office:value="1.078326" calcext:value-type="float">
            <text:p>1.07833 </text:p>
          </table:table-cell>
          <table:table-cell table:style-name="ce6" table:formula="of:=ATAN2([.A967];[.B967])" office:value-type="float" office:value="1.53577949597793" calcext:value-type="float">
            <text:p>1.53577949597793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49418" calcext:value-type="float">
            <text:p>1.14942 </text:p>
          </table:table-cell>
          <table:table-cell table:style-name="ce4" office:value-type="float" office:value="1.012602" calcext:value-type="float">
            <text:p>1.01260 </text:p>
          </table:table-cell>
          <table:table-cell table:style-name="ce6" table:formula="of:=ATAN2([.A968];[.B968])" office:value-type="float" office:value="0.722200871767556" calcext:value-type="float">
            <text:p>0.722200871767556000</text:p>
          </table:table-cell>
          <table:table-cell table:number-columns-repeated="1021"/>
        </table:table-row>
        <table:table-row table:style-name="ro2">
          <table:table-cell table:style-name="ce4" office:value-type="float" office:value="0.869218" calcext:value-type="float">
            <text:p>0.86922 </text:p>
          </table:table-cell>
          <table:table-cell table:style-name="ce4" office:value-type="float" office:value="0.301628" calcext:value-type="float">
            <text:p>0.30163 </text:p>
          </table:table-cell>
          <table:table-cell table:style-name="ce6" table:formula="of:=ATAN2([.A969];[.B969])" office:value-type="float" office:value="0.334009322499645" calcext:value-type="float">
            <text:p>0.33400932249964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36042" calcext:value-type="float">
            <text:p>1.43604 </text:p>
          </table:table-cell>
          <table:table-cell table:style-name="ce4" office:value-type="float" office:value="0.991845" calcext:value-type="float">
            <text:p>0.99185 </text:p>
          </table:table-cell>
          <table:table-cell table:style-name="ce6" table:formula="of:=ATAN2([.A970];[.B970])" office:value-type="float" office:value="0.604443274896841" calcext:value-type="float">
            <text:p>0.60444327489684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75304" calcext:value-type="float">
            <text:p>1.37530 </text:p>
          </table:table-cell>
          <table:table-cell table:style-name="ce4" office:value-type="float" office:value="0.828087" calcext:value-type="float">
            <text:p>0.82809 </text:p>
          </table:table-cell>
          <table:table-cell table:style-name="ce6" table:formula="of:=ATAN2([.A971];[.B971])" office:value-type="float" office:value="0.541970972134673" calcext:value-type="float">
            <text:p>0.54197097213467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51814" calcext:value-type="float">
            <text:p>1.25181 </text:p>
          </table:table-cell>
          <table:table-cell table:style-name="ce4" office:value-type="float" office:value="0.506708" calcext:value-type="float">
            <text:p>0.50671 </text:p>
          </table:table-cell>
          <table:table-cell table:style-name="ce6" table:formula="of:=ATAN2([.A972];[.B972])" office:value-type="float" office:value="0.384619390369078" calcext:value-type="float">
            <text:p>0.384619390369078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79767" calcext:value-type="float">
            <text:p>0.47977 </text:p>
          </table:table-cell>
          <table:table-cell table:style-name="ce4" office:value-type="float" office:value="0.965958" calcext:value-type="float">
            <text:p>0.96596 </text:p>
          </table:table-cell>
          <table:table-cell table:style-name="ce6" table:formula="of:=ATAN2([.A973];[.B973])" office:value-type="float" office:value="1.10981241149126" calcext:value-type="float">
            <text:p>1.10981241149126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2037" calcext:value-type="float">
            <text:p>0.62037 </text:p>
          </table:table-cell>
          <table:table-cell table:style-name="ce4" office:value-type="float" office:value="1.292179" calcext:value-type="float">
            <text:p>1.29218 </text:p>
          </table:table-cell>
          <table:table-cell table:style-name="ce6" table:formula="of:=ATAN2([.A974];[.B974])" office:value-type="float" office:value="1.12319831177189" calcext:value-type="float">
            <text:p>1.12319831177189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56947" calcext:value-type="float">
            <text:p>0.75695 </text:p>
          </table:table-cell>
          <table:table-cell table:style-name="ce4" office:value-type="float" office:value="0.131159" calcext:value-type="float">
            <text:p>0.13116 </text:p>
          </table:table-cell>
          <table:table-cell table:style-name="ce6" table:formula="of:=ATAN2([.A975];[.B975])" office:value-type="float" office:value="0.171570164374637" calcext:value-type="float">
            <text:p>0.17157016437463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82598" calcext:value-type="float">
            <text:p>0.08260 </text:p>
          </table:table-cell>
          <table:table-cell table:style-name="ce4" office:value-type="float" office:value="1.153589" calcext:value-type="float">
            <text:p>1.15359 </text:p>
          </table:table-cell>
          <table:table-cell table:style-name="ce6" table:formula="of:=ATAN2([.A976];[.B976])" office:value-type="float" office:value="1.4993174194717" calcext:value-type="float">
            <text:p>1.4993174194717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24107" calcext:value-type="float">
            <text:p>1.02411 </text:p>
          </table:table-cell>
          <table:table-cell table:style-name="ce4" office:value-type="float" office:value="1.138584" calcext:value-type="float">
            <text:p>1.13858 </text:p>
          </table:table-cell>
          <table:table-cell table:style-name="ce6" table:formula="of:=ATAN2([.A977];[.B977])" office:value-type="float" office:value="0.838281475407043" calcext:value-type="float">
            <text:p>0.83828147540704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01342" calcext:value-type="float">
            <text:p>0.00134 </text:p>
          </table:table-cell>
          <table:table-cell table:style-name="ce4" office:value-type="float" office:value="1.08916" calcext:value-type="float">
            <text:p>1.08916 </text:p>
          </table:table-cell>
          <table:table-cell table:style-name="ce6" table:formula="of:=ATAN2([.A978];[.B978])" office:value-type="float" office:value="1.5695641852171" calcext:value-type="float">
            <text:p>1.56956418521710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0728" calcext:value-type="float">
            <text:p>1.20728 </text:p>
          </table:table-cell>
          <table:table-cell table:style-name="ce4" office:value-type="float" office:value="0.252779" calcext:value-type="float">
            <text:p>0.25278 </text:p>
          </table:table-cell>
          <table:table-cell table:style-name="ce6" table:formula="of:=ATAN2([.A979];[.B979])" office:value-type="float" office:value="0.206397286593566" calcext:value-type="float">
            <text:p>0.206397286593566000</text:p>
          </table:table-cell>
          <table:table-cell table:number-columns-repeated="1021"/>
        </table:table-row>
        <table:table-row table:style-name="ro2">
          <table:table-cell table:style-name="ce4" office:value-type="float" office:value="1.187817" calcext:value-type="float">
            <text:p>1.18782 </text:p>
          </table:table-cell>
          <table:table-cell table:style-name="ce4" office:value-type="float" office:value="0.879765" calcext:value-type="float">
            <text:p>0.87977 </text:p>
          </table:table-cell>
          <table:table-cell table:style-name="ce6" table:formula="of:=ATAN2([.A980];[.B980])" office:value-type="float" office:value="0.637494737401175" calcext:value-type="float">
            <text:p>0.637494737401175000</text:p>
          </table:table-cell>
          <table:table-cell table:number-columns-repeated="1021"/>
        </table:table-row>
        <table:table-row table:style-name="ro2">
          <table:table-cell table:style-name="ce4" office:value-type="float" office:value="0.345156" calcext:value-type="float">
            <text:p>0.34516 </text:p>
          </table:table-cell>
          <table:table-cell table:style-name="ce4" office:value-type="float" office:value="1.088632" calcext:value-type="float">
            <text:p>1.08863 </text:p>
          </table:table-cell>
          <table:table-cell table:style-name="ce6" table:formula="of:=ATAN2([.A981];[.B981])" office:value-type="float" office:value="1.26376728826772" calcext:value-type="float">
            <text:p>1.2637672882677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43095" calcext:value-type="float">
            <text:p>0.24310 </text:p>
          </table:table-cell>
          <table:table-cell table:style-name="ce4" office:value-type="float" office:value="0.935373" calcext:value-type="float">
            <text:p>0.93537 </text:p>
          </table:table-cell>
          <table:table-cell table:style-name="ce6" table:formula="of:=ATAN2([.A982];[.B982])" office:value-type="float" office:value="1.31653039349402" calcext:value-type="float">
            <text:p>1.31653039349402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090364" calcext:value-type="float">
            <text:p>0.09036 </text:p>
          </table:table-cell>
          <table:table-cell table:style-name="ce4" office:value-type="float" office:value="0.953254" calcext:value-type="float">
            <text:p>0.95325 </text:p>
          </table:table-cell>
          <table:table-cell table:style-name="ce6" table:formula="of:=ATAN2([.A983];[.B983])" office:value-type="float" office:value="1.47628345268262" calcext:value-type="float">
            <text:p>1.47628345268262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53398" calcext:value-type="float">
            <text:p>1.05340 </text:p>
          </table:table-cell>
          <table:table-cell table:style-name="ce4" office:value-type="float" office:value="0.076749" calcext:value-type="float">
            <text:p>0.07675 </text:p>
          </table:table-cell>
          <table:table-cell table:style-name="ce6" table:formula="of:=ATAN2([.A984];[.B984])" office:value-type="float" office:value="0.0727299910362784" calcext:value-type="float">
            <text:p>0.072729991036278400</text:p>
          </table:table-cell>
          <table:table-cell table:number-columns-repeated="1021"/>
        </table:table-row>
        <table:table-row table:style-name="ro2">
          <table:table-cell table:style-name="ce4" office:value-type="float" office:value="0.051342" calcext:value-type="float">
            <text:p>0.05134 </text:p>
          </table:table-cell>
          <table:table-cell table:style-name="ce4" office:value-type="float" office:value="1.409819" calcext:value-type="float">
            <text:p>1.40982 </text:p>
          </table:table-cell>
          <table:table-cell table:style-name="ce6" table:formula="of:=ATAN2([.A985];[.B985])" office:value-type="float" office:value="1.53439497247657" calcext:value-type="float">
            <text:p>1.5343949724765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43285" calcext:value-type="float">
            <text:p>0.54329 </text:p>
          </table:table-cell>
          <table:table-cell table:style-name="ce4" office:value-type="float" office:value="0.814473" calcext:value-type="float">
            <text:p>0.81447 </text:p>
          </table:table-cell>
          <table:table-cell table:style-name="ce6" table:formula="of:=ATAN2([.A986];[.B986])" office:value-type="float" office:value="0.982536215368435" calcext:value-type="float">
            <text:p>0.982536215368435000</text:p>
          </table:table-cell>
          <table:table-cell table:number-columns-repeated="1021"/>
        </table:table-row>
        <table:table-row table:style-name="ro2">
          <table:table-cell table:style-name="ce4" office:value-type="float" office:value="1.096207" calcext:value-type="float">
            <text:p>1.09621 </text:p>
          </table:table-cell>
          <table:table-cell table:style-name="ce4" office:value-type="float" office:value="0.914041" calcext:value-type="float">
            <text:p>0.91404 </text:p>
          </table:table-cell>
          <table:table-cell table:style-name="ce6" table:formula="of:=ATAN2([.A987];[.B987])" office:value-type="float" office:value="0.695026324205471" calcext:value-type="float">
            <text:p>0.695026324205471000</text:p>
          </table:table-cell>
          <table:table-cell table:number-columns-repeated="1021"/>
        </table:table-row>
        <table:table-row table:style-name="ro2">
          <table:table-cell table:style-name="ce4" office:value-type="float" office:value="1.253732" calcext:value-type="float">
            <text:p>1.25373 </text:p>
          </table:table-cell>
          <table:table-cell table:style-name="ce4" office:value-type="float" office:value="1.304786" calcext:value-type="float">
            <text:p>1.30479 </text:p>
          </table:table-cell>
          <table:table-cell table:style-name="ce6" table:formula="of:=ATAN2([.A988];[.B988])" office:value-type="float" office:value="0.805350036060463" calcext:value-type="float">
            <text:p>0.80535003606046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685279" calcext:value-type="float">
            <text:p>0.68528 </text:p>
          </table:table-cell>
          <table:table-cell table:style-name="ce4" office:value-type="float" office:value="0.962842" calcext:value-type="float">
            <text:p>0.96284 </text:p>
          </table:table-cell>
          <table:table-cell table:style-name="ce6" table:formula="of:=ATAN2([.A989];[.B989])" office:value-type="float" office:value="0.952244312074713" calcext:value-type="float">
            <text:p>0.952244312074713000</text:p>
          </table:table-cell>
          <table:table-cell table:number-columns-repeated="1021"/>
        </table:table-row>
        <table:table-row table:style-name="ro2">
          <table:table-cell table:style-name="ce4" office:value-type="float" office:value="1.542081" calcext:value-type="float">
            <text:p>1.54208 </text:p>
          </table:table-cell>
          <table:table-cell table:style-name="ce4" office:value-type="float" office:value="1.012698" calcext:value-type="float">
            <text:p>1.01270 </text:p>
          </table:table-cell>
          <table:table-cell table:style-name="ce6" table:formula="of:=ATAN2([.A990];[.B990])" office:value-type="float" office:value="0.581076902462173" calcext:value-type="float">
            <text:p>0.581076902462173000</text:p>
          </table:table-cell>
          <table:table-cell table:number-columns-repeated="1021"/>
        </table:table-row>
        <table:table-row table:style-name="ro2">
          <table:table-cell table:style-name="ce4" office:value-type="float" office:value="0.998316" calcext:value-type="float">
            <text:p>0.99832 </text:p>
          </table:table-cell>
          <table:table-cell table:style-name="ce4" office:value-type="float" office:value="0.032119" calcext:value-type="float">
            <text:p>0.03212 </text:p>
          </table:table-cell>
          <table:table-cell table:style-name="ce6" table:formula="of:=ATAN2([.A991];[.B991])" office:value-type="float" office:value="0.032162085559804" calcext:value-type="float">
            <text:p>0.032162085559804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63852" calcext:value-type="float">
            <text:p>0.46385 </text:p>
          </table:table-cell>
          <table:table-cell table:style-name="ce4" office:value-type="float" office:value="0.250478" calcext:value-type="float">
            <text:p>0.25048 </text:p>
          </table:table-cell>
          <table:table-cell table:style-name="ce6" table:formula="of:=ATAN2([.A992];[.B992])" office:value-type="float" office:value="0.495129791652572" calcext:value-type="float">
            <text:p>0.495129791652572000</text:p>
          </table:table-cell>
          <table:table-cell table:number-columns-repeated="1021"/>
        </table:table-row>
        <table:table-row table:style-name="ro2">
          <table:table-cell table:style-name="ce4" office:value-type="float" office:value="0.749229" calcext:value-type="float">
            <text:p>0.74923 </text:p>
          </table:table-cell>
          <table:table-cell table:style-name="ce4" office:value-type="float" office:value="0.637772" calcext:value-type="float">
            <text:p>0.63777 </text:p>
          </table:table-cell>
          <table:table-cell table:style-name="ce6" table:formula="of:=ATAN2([.A993];[.B993])" office:value-type="float" office:value="0.705212196792608" calcext:value-type="float">
            <text:p>0.705212196792608000</text:p>
          </table:table-cell>
          <table:table-cell table:number-columns-repeated="1021"/>
        </table:table-row>
        <table:table-row table:style-name="ro2">
          <table:table-cell table:style-name="ce4" office:value-type="float" office:value="1.373434" calcext:value-type="float">
            <text:p>1.37343 </text:p>
          </table:table-cell>
          <table:table-cell table:style-name="ce4" office:value-type="float" office:value="1.238392" calcext:value-type="float">
            <text:p>1.23839 </text:p>
          </table:table-cell>
          <table:table-cell table:style-name="ce6" table:formula="of:=ATAN2([.A994];[.B994])" office:value-type="float" office:value="0.733740106430267" calcext:value-type="float">
            <text:p>0.733740106430267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24544" calcext:value-type="float">
            <text:p>0.12454 </text:p>
          </table:table-cell>
          <table:table-cell table:style-name="ce4" office:value-type="float" office:value="0.686286" calcext:value-type="float">
            <text:p>0.68629 </text:p>
          </table:table-cell>
          <table:table-cell table:style-name="ce6" table:formula="of:=ATAN2([.A995];[.B995])" office:value-type="float" office:value="1.3912746970008" calcext:value-type="float">
            <text:p>1.39127469700080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158628" calcext:value-type="float">
            <text:p>0.15863 </text:p>
          </table:table-cell>
          <table:table-cell table:style-name="ce4" office:value-type="float" office:value="0.187775" calcext:value-type="float">
            <text:p>0.18778 </text:p>
          </table:table-cell>
          <table:table-cell table:style-name="ce6" table:formula="of:=ATAN2([.A996];[.B996])" office:value-type="float" office:value="0.869342312850951" calcext:value-type="float">
            <text:p>0.86934231285095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24975" calcext:value-type="float">
            <text:p>0.22498 </text:p>
          </table:table-cell>
          <table:table-cell table:style-name="ce4" office:value-type="float" office:value="1.007808" calcext:value-type="float">
            <text:p>1.00781 </text:p>
          </table:table-cell>
          <table:table-cell table:style-name="ce6" table:formula="of:=ATAN2([.A997];[.B997])" office:value-type="float" office:value="1.35116532382037" calcext:value-type="float">
            <text:p>1.35116532382037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224639" calcext:value-type="float">
            <text:p>0.22464 </text:p>
          </table:table-cell>
          <table:table-cell table:style-name="ce4" office:value-type="float" office:value="0.788107" calcext:value-type="float">
            <text:p>0.78811 </text:p>
          </table:table-cell>
          <table:table-cell table:style-name="ce6" table:formula="of:=ATAN2([.A998];[.B998])" office:value-type="float" office:value="1.29312371817184" calcext:value-type="float">
            <text:p>1.293123718171840000</text:p>
          </table:table-cell>
          <table:table-cell table:number-columns-repeated="1021"/>
        </table:table-row>
        <table:table-row table:style-name="ro2">
          <table:table-cell table:style-name="ce4" office:value-type="float" office:value="1.441986" calcext:value-type="float">
            <text:p>1.44199 </text:p>
          </table:table-cell>
          <table:table-cell table:style-name="ce4" office:value-type="float" office:value="1.152822" calcext:value-type="float">
            <text:p>1.15282 </text:p>
          </table:table-cell>
          <table:table-cell table:style-name="ce6" table:formula="of:=ATAN2([.A999];[.B999])" office:value-type="float" office:value="0.674416610173711" calcext:value-type="float">
            <text:p>0.674416610173711000</text:p>
          </table:table-cell>
          <table:table-cell table:number-columns-repeated="1021"/>
        </table:table-row>
        <table:table-row table:style-name="ro2">
          <table:table-cell table:style-name="ce4" office:value-type="float" office:value="0.484944" calcext:value-type="float">
            <text:p>0.48494 </text:p>
          </table:table-cell>
          <table:table-cell table:style-name="ce4" office:value-type="float" office:value="1.29702" calcext:value-type="float">
            <text:p>1.29702 </text:p>
          </table:table-cell>
          <table:table-cell table:style-name="ce6" table:formula="of:=ATAN2([.A1000];[.B1000])" office:value-type="float" office:value="1.21299835571731" calcext:value-type="float">
            <text:p>1.212998355717310000</text:p>
          </table:table-cell>
          <table:table-cell table:number-columns-repeated="1021"/>
        </table:table-row>
        <table:table-row table:style-name="ro2">
          <table:table-cell table:style-name="ce4" office:value-type="float" office:value="0.587197" calcext:value-type="float">
            <text:p>0.58720 </text:p>
          </table:table-cell>
          <table:table-cell table:style-name="ce4" office:value-type="float" office:value="0.011026" calcext:value-type="float">
            <text:p>0.01103 </text:p>
          </table:table-cell>
          <table:table-cell table:style-name="ce6" table:formula="of:=ATAN2([.A1001];[.B1001])" office:value-type="float" office:value="0.0187751374637202" calcext:value-type="float">
            <text:p>0.018775137463720200</text:p>
          </table:table-cell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0-30T13:29:31.412000000</dc:date>
    <meta:editing-duration>PT8M41S</meta:editing-duration>
    <meta:editing-cycles>10</meta:editing-cycles>
    <meta:document-statistic meta:table-count="1" meta:cell-count="3003" meta:object-count="0"/>
  </office:meta>
</office:document-meta>
</file>